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3cm"/>
    </style:style>
    <style:style style:name="co3" style:family="table-column">
      <style:table-column-properties fo:break-before="auto" style:column-width="3.002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2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Generation</text:p>
          </table:table-cell>
          <table:table-cell office:value-type="string">
            <text:p>Bevölkerung Elfen</text:p>
          </table:table-cell>
          <table:table-cell office:value-type="string">
            <text:p>Bevölkerung Menschen</text:p>
          </table:table-cell>
          <table:table-cell office:value-type="string">
            <text:p>Bevölkerung Zwerge</text:p>
          </table:table-cell>
          <table:table-cell office:value-type="string">
            <text:p>Bevölkerung Orks</text:p>
          </table:table-cell>
          <table:table-cell>
            <draw:frame table:end-cell-address="Tabelle1.U39" table:end-x="0.187cm" table:end-y="0.42cm" draw:z-index="0" draw:style-name="gr1" draw:text-style-name="P1" svg:width="31.708cm" svg:height="17.032cm" svg:x="0.093cm" svg:y="0.098cm">
              <draw:object draw:notify-on-update-of-ranges="Tabelle1.C2:Tabelle1.C2 Tabelle1.C3:Tabelle1.C302 Tabelle1.D2:Tabelle1.D2 Tabelle1.D3:Tabelle1.D302 Tabelle1.E2:Tabelle1.E2 Tabelle1.E3:Tabelle1.E302 Tabelle1.F2:Tabelle1.F2 Tabelle1.F3:Tabelle1.F3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4"/>
          <table:table-cell>
            <draw:frame table:end-cell-address="Tabelle1.AU60" table:end-x="2.075cm" table:end-y="0.194cm" draw:z-index="2" draw:style-name="gr1" draw:text-style-name="P1" svg:width="60.533cm" svg:height="25.613cm" svg:x="0.253cm" svg:y="0.323cm">
              <draw:object draw:notify-on-update-of-ranges="Tabelle1.D2:Tabelle1.D2 Tabelle1.D3:Tabelle1.D502 Tabelle1.E2:Tabelle1.E2 Tabelle1.E3:Tabelle1.E502 Tabelle1.F2:Tabelle1.F2 Tabelle1.F3:Tabelle1.F5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3]*1+[.C3]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4]*1+[.C4]"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5]*1+[.C5]" office:value-type="float" office:value="80">
            <text:p>80</text:p>
          </table:table-cell>
          <table:table-cell office:value-type="float" office:value="16">
            <text:p>16</text:p>
          </table:table-cell>
          <table:table-cell table:formula="of:=[.E5]*2.035-[.E4]*1.5" office:value-type="float" office:value="30.84">
            <text:p>30,84</text:p>
          </table:table-cell>
          <table:table-cell table:formula="of:=[.F5]*2.035-[.F5]" office:value-type="float" office:value="20.7">
            <text:p>20,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6]*1+[.C6]" office:value-type="float" office:value="160">
            <text:p>160</text:p>
          </table:table-cell>
          <table:table-cell table:formula="of:=[.D6]*2-SUM([.D3:.D4])" office:value-type="float" office:value="26">
            <text:p>26</text:p>
          </table:table-cell>
          <table:table-cell table:formula="of:=[.E6]*2.035-[.E6]" office:value-type="float" office:value="31.9194">
            <text:p>31,9194</text:p>
          </table:table-cell>
          <table:table-cell table:formula="of:=[.F6]*2.035-[.F6]" office:value-type="float" office:value="21.4245">
            <text:p>21,42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7]*1+[.C7]" office:value-type="float" office:value="320">
            <text:p>320</text:p>
          </table:table-cell>
          <table:table-cell table:formula="of:=[.D7]*2-SUM([.D4:.D5])" office:value-type="float" office:value="40">
            <text:p>40</text:p>
          </table:table-cell>
          <table:table-cell table:formula="of:=[.E7]*2.035-[.E7]" office:value-type="float" office:value="33.036579">
            <text:p>33,036579</text:p>
          </table:table-cell>
          <table:table-cell table:formula="of:=[.F7]*2.035-[.F7]" office:value-type="float" office:value="22.1743575">
            <text:p>22,17435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8]*1+[.C8]" office:value-type="float" office:value="640">
            <text:p>640</text:p>
          </table:table-cell>
          <table:table-cell table:formula="of:=[.D8]*2-SUM([.D5:.D6])" office:value-type="float" office:value="56">
            <text:p>56</text:p>
          </table:table-cell>
          <table:table-cell table:formula="of:=[.E8]*2.035-[.E8]" office:value-type="float" office:value="34.192859265">
            <text:p>34,192859265</text:p>
          </table:table-cell>
          <table:table-cell table:formula="of:=[.F8]*2.035-[.F8]" office:value-type="float" office:value="22.9504600125">
            <text:p>22,95046001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9]*1+[.C9]" office:value-type="float" office:value="1280">
            <text:p>1280</text:p>
          </table:table-cell>
          <table:table-cell table:formula="of:=[.D9]*2-SUM([.D6:.D7])" office:value-type="float" office:value="70">
            <text:p>70</text:p>
          </table:table-cell>
          <table:table-cell table:formula="of:=[.E9]*2.035-[.E9]" office:value-type="float" office:value="35.389609339275">
            <text:p>35,3896093393</text:p>
          </table:table-cell>
          <table:table-cell table:formula="of:=[.F9]*2.035-[.F9]" office:value-type="float" office:value="23.7537261129375">
            <text:p>23,7537261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0]*1+[.C10]" office:value-type="float" office:value="2560">
            <text:p>2560</text:p>
          </table:table-cell>
          <table:table-cell table:formula="of:=[.D10]*2-SUM([.D7:.D8])" office:value-type="float" office:value="74">
            <text:p>74</text:p>
          </table:table-cell>
          <table:table-cell table:formula="of:=[.E10]*2.035-[.E10]" office:value-type="float" office:value="36.6282456661497">
            <text:p>36,6282456661</text:p>
          </table:table-cell>
          <table:table-cell table:formula="of:=[.F10]*2.035-[.F10]" office:value-type="float" office:value="24.5851065268903">
            <text:p>24,58510652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1]*1+[.C11]" office:value-type="float" office:value="5120">
            <text:p>5120</text:p>
          </table:table-cell>
          <table:table-cell table:formula="of:=[.D11]*2.001-[.D10]" office:value-type="float" office:value="78.074">
            <text:p>78,074</text:p>
          </table:table-cell>
          <table:table-cell table:formula="of:=[.E11]*2.035-[.E11]" office:value-type="float" office:value="37.9102342644649">
            <text:p>37,9102342645</text:p>
          </table:table-cell>
          <table:table-cell table:formula="of:=[.F11]*2.035-[.F11]" office:value-type="float" office:value="25.4455852553315">
            <text:p>25,44558525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12]*1.5-[.C12]*0.435" office:value-type="float" office:value="5452.8">
            <text:p>5452,8</text:p>
          </table:table-cell>
          <table:table-cell table:formula="of:=[.D12]*2.001-[.D11]" office:value-type="float" office:value="82.226074">
            <text:p>82,226074</text:p>
          </table:table-cell>
          <table:table-cell table:formula="of:=[.E12]*2.035-[.E12]" office:value-type="float" office:value="39.2370924637212">
            <text:p>39,2370924637</text:p>
          </table:table-cell>
          <table:table-cell table:formula="of:=[.F12]*2.035-[.F12]" office:value-type="float" office:value="26.3361807392681">
            <text:p>26,33618073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13]*1.5-[.C13]*0.435" office:value-type="float" office:value="5807.232">
            <text:p>5807,232</text:p>
          </table:table-cell>
          <table:table-cell table:formula="of:=[.D13]*2.001-[.D12]" office:value-type="float" office:value="86.4603740739999">
            <text:p>86,460374074</text:p>
          </table:table-cell>
          <table:table-cell table:formula="of:=[.E13]*2.035-[.E13]" office:value-type="float" office:value="40.6103906999514">
            <text:p>40,6103907</text:p>
          </table:table-cell>
          <table:table-cell table:formula="of:=[.F13]*2.035-[.F13]" office:value-type="float" office:value="27.2579470651425">
            <text:p>27,25794706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14]*1.5-[.C14]*0.435" office:value-type="float" office:value="6184.70208">
            <text:p>6184,70208</text:p>
          </table:table-cell>
          <table:table-cell table:formula="of:=[.D14]*2.001-[.D13]" office:value-type="float" office:value="90.7811345220739">
            <text:p>90,7811345221</text:p>
          </table:table-cell>
          <table:table-cell table:formula="of:=[.E14]*2.035-[.E14]" office:value-type="float" office:value="42.0317543744497">
            <text:p>42,0317543744</text:p>
          </table:table-cell>
          <table:table-cell table:formula="of:=[.F14]*2.035-[.F14]" office:value-type="float" office:value="28.2119752124225">
            <text:p>28,2119752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15]*1.5-[.C15]*0.435" office:value-type="float" office:value="6586.7077152">
            <text:p>6586,7077152</text:p>
          </table:table-cell>
          <table:table-cell table:formula="of:=[.D15]*2.001-[.D14]" office:value-type="float" office:value="95.1926761046699">
            <text:p>95,1926761047</text:p>
          </table:table-cell>
          <table:table-cell table:formula="of:=[.E15]*2.035-[.E15]" office:value-type="float" office:value="43.5028657775555">
            <text:p>43,5028657776</text:p>
          </table:table-cell>
          <table:table-cell table:formula="of:=[.F15]*2.035-[.F15]" office:value-type="float" office:value="29.1993943448573">
            <text:p>29,19939434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16]*1.5-[.C16]*0.435" office:value-type="float" office:value="7014.843716688">
            <text:p>7014,843716688</text:p>
          </table:table-cell>
          <table:table-cell table:formula="of:=[.D16]*2.001-[.D15]" office:value-type="float" office:value="99.6994103633707">
            <text:p>99,6994103634</text:p>
          </table:table-cell>
          <table:table-cell table:formula="of:=[.E16]*2.035-[.E16]" office:value-type="float" office:value="45.0254660797699">
            <text:p>45,0254660798</text:p>
          </table:table-cell>
          <table:table-cell table:formula="of:=[.F16]*2.035-[.F16]" office:value-type="float" office:value="30.2213731469273">
            <text:p>30,22137314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17]*1.5-[.C17]*0.435" office:value-type="float" office:value="7470.80855827272">
            <text:p>7470,8085582727</text:p>
          </table:table-cell>
          <table:table-cell table:formula="of:=[.D17]*2.001-[.D16]" office:value-type="float" office:value="104.305844032435">
            <text:p>104,3058440324</text:p>
          </table:table-cell>
          <table:table-cell table:formula="of:=[.E17]*2.035-[.E17]" office:value-type="float" office:value="46.6013573925619">
            <text:p>46,6013573926</text:p>
          </table:table-cell>
          <table:table-cell table:formula="of:=[.F17]*2.035-[.F17]" office:value-type="float" office:value="31.2791212070697">
            <text:p>31,27912120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18]*1.5-[.C18]*0.435" office:value-type="float" office:value="7956.41111456045">
            <text:p>7956,4111145605</text:p>
          </table:table-cell>
          <table:table-cell table:formula="of:=[.D18]*2.001-[.D17]" office:value-type="float" office:value="109.016583545531">
            <text:p>109,0165835455</text:p>
          </table:table-cell>
          <table:table-cell table:formula="of:=[.E18]*2.035-[.E18]" office:value-type="float" office:value="48.2324049013015">
            <text:p>48,2324049013</text:p>
          </table:table-cell>
          <table:table-cell table:formula="of:=[.F18]*2.035-[.F18]" office:value-type="float" office:value="32.3738904493172">
            <text:p>32,37389044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19]*1.5-[.C19]*0.435" office:value-type="float" office:value="8473.57783700687">
            <text:p>8473,5778370069</text:p>
          </table:table-cell>
          <table:table-cell table:formula="of:=[.D19]*2.001-[.D18]" office:value-type="float" office:value="113.836339642173">
            <text:p>113,8363396422</text:p>
          </table:table-cell>
          <table:table-cell table:formula="of:=[.E19]*2.035-[.E19]" office:value-type="float" office:value="49.9205390728471">
            <text:p>49,9205390728</text:p>
          </table:table-cell>
          <table:table-cell table:formula="of:=[.F19]*2.035-[.F19]" office:value-type="float" office:value="33.5069766150433">
            <text:p>33,5069766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0]*1.5-[.C20]*0.435" office:value-type="float" office:value="9024.36039641232">
            <text:p>9024,3603964123</text:p>
          </table:table-cell>
          <table:table-cell table:formula="of:=[.D20]*2.001-[.D19]" office:value-type="float" office:value="118.769932078457">
            <text:p>118,7699320785</text:p>
          </table:table-cell>
          <table:table-cell table:formula="of:=[.E20]*2.035-[.E20]" office:value-type="float" office:value="51.6677579403967">
            <text:p>51,6677579404</text:p>
          </table:table-cell>
          <table:table-cell table:formula="of:=[.F20]*2.035-[.F20]" office:value-type="float" office:value="34.6797207965698">
            <text:p>34,67972079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1]*1.5-[.C21]*0.435" office:value-type="float" office:value="9610.94382217912">
            <text:p>9610,9438221791</text:p>
          </table:table-cell>
          <table:table-cell table:formula="of:=[.D21]*2.001-[.D20]" office:value-type="float" office:value="123.82229444682">
            <text:p>123,8222944468</text:p>
          </table:table-cell>
          <table:table-cell table:formula="of:=[.E21]*2.035-[.E21]" office:value-type="float" office:value="53.4761294683106">
            <text:p>53,4761294683</text:p>
          </table:table-cell>
          <table:table-cell table:formula="of:=[.F21]*2.035-[.F21]" office:value-type="float" office:value="35.8935110244498">
            <text:p>35,89351102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22]*1.5-[.C22]*0.435" office:value-type="float" office:value="10235.6551706208">
            <text:p>10235,6551706208</text:p>
          </table:table-cell>
          <table:table-cell table:formula="of:=[.D22]*2.001-[.D21]" office:value-type="float" office:value="128.998479109629">
            <text:p>128,9984791096</text:p>
          </table:table-cell>
          <table:table-cell table:formula="of:=[.E22]*2.035-[.E22]" office:value-type="float" office:value="55.3477939997015">
            <text:p>55,3477939997</text:p>
          </table:table-cell>
          <table:table-cell table:formula="of:=[.F22]*2.035-[.F22]" office:value-type="float" office:value="37.1497839103055">
            <text:p>37,14978391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23]*1.5-[.C23]*0.435" office:value-type="float" office:value="10900.9727567111">
            <text:p>10900,9727567111</text:p>
          </table:table-cell>
          <table:table-cell table:formula="of:=[.D23]*2.001-[.D22]" office:value-type="float" office:value="134.303662251548">
            <text:p>134,3036622515</text:p>
          </table:table-cell>
          <table:table-cell table:formula="of:=[.E23]*2.035-[.E23]" office:value-type="float" office:value="57.2849667896911">
            <text:p>57,2849667897</text:p>
          </table:table-cell>
          <table:table-cell table:formula="of:=[.F23]*2.035-[.F23]" office:value-type="float" office:value="38.4500263471662">
            <text:p>38,45002634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24]*1.5-[.C24]*0.435" office:value-type="float" office:value="11609.5359858973">
            <text:p>11609,5359858973</text:p>
          </table:table-cell>
          <table:table-cell table:formula="of:=[.D24]*2.001-[.D23]" office:value-type="float" office:value="139.743149055719">
            <text:p>139,7431490557</text:p>
          </table:table-cell>
          <table:table-cell table:formula="of:=[.E24]*2.035-[.E24]" office:value-type="float" office:value="59.2899406273303">
            <text:p>59,2899406273</text:p>
          </table:table-cell>
          <table:table-cell table:formula="of:=[.F24]*2.035-[.F24]" office:value-type="float" office:value="39.7957772693171">
            <text:p>39,79577726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25]*1.5-[.C25]*0.435" office:value-type="float" office:value="12364.1558249807">
            <text:p>12364,1558249807</text:p>
          </table:table-cell>
          <table:table-cell table:formula="of:=[.D25]*2.001-[.D24]" office:value-type="float" office:value="145.322379008945">
            <text:p>145,3223790089</text:p>
          </table:table-cell>
          <table:table-cell table:formula="of:=[.E25]*2.035-[.E25]" office:value-type="float" office:value="61.3650885492868">
            <text:p>61,3650885493</text:p>
          </table:table-cell>
          <table:table-cell table:formula="of:=[.F25]*2.035-[.F25]" office:value-type="float" office:value="41.1886294737432">
            <text:p>41,18862947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26]*1.5-[.C26]*0.435" office:value-type="float" office:value="13167.8259536044">
            <text:p>13167,8259536044</text:p>
          </table:table-cell>
          <table:table-cell table:formula="of:=[.D26]*2.001-[.D25]" office:value-type="float" office:value="151.04693134118">
            <text:p>151,0469313412</text:p>
          </table:table-cell>
          <table:table-cell table:formula="of:=[.E26]*2.035-[.E26]" office:value-type="float" office:value="63.5128666485119">
            <text:p>63,5128666485</text:p>
          </table:table-cell>
          <table:table-cell table:formula="of:=[.F26]*2.035-[.F26]" office:value-type="float" office:value="42.6302315053242">
            <text:p>42,63023150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27]*1.5-[.C27]*0.435" office:value-type="float" office:value="14023.7346405887">
            <text:p>14023,7346405887</text:p>
          </table:table-cell>
          <table:table-cell table:formula="of:=[.D27]*2.001-[.D26]" office:value-type="float" office:value="156.922530604756">
            <text:p>156,9225306048</text:p>
          </table:table-cell>
          <table:table-cell table:formula="of:=[.E27]*2.035-[.E27]" office:value-type="float" office:value="65.7358169812098">
            <text:p>65,7358169812</text:p>
          </table:table-cell>
          <table:table-cell table:formula="of:=[.F27]*2.035-[.F27]" office:value-type="float" office:value="44.1222896080105">
            <text:p>44,1222896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28]*1.5-[.C28]*0.435" office:value-type="float" office:value="14935.277392227">
            <text:p>14935,277392227</text:p>
          </table:table-cell>
          <table:table-cell table:formula="of:=[.D28]*2.001-[.D27]" office:value-type="float" office:value="162.955052398937">
            <text:p>162,9550523989</text:p>
          </table:table-cell>
          <table:table-cell table:formula="of:=[.E28]*2.035-[.E28]" office:value-type="float" office:value="68.0365705755522">
            <text:p>68,0365705756</text:p>
          </table:table-cell>
          <table:table-cell table:formula="of:=[.F28]*2.035-[.F28]" office:value-type="float" office:value="45.6665697442909">
            <text:p>45,66656974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29]*1.5-[.C29]*0.435" office:value-type="float" office:value="15906.0704227217">
            <text:p>15906,0704227217</text:p>
          </table:table-cell>
          <table:table-cell table:formula="of:=[.D29]*2.001-[.D28]" office:value-type="float" office:value="169.150529245517">
            <text:p>169,1505292455</text:p>
          </table:table-cell>
          <table:table-cell table:formula="of:=[.E29]*2.035-[.E29]" office:value-type="float" office:value="70.4178505456965">
            <text:p>70,4178505457</text:p>
          </table:table-cell>
          <table:table-cell table:formula="of:=[.F29]*2.035-[.F29]" office:value-type="float" office:value="47.2648996853411">
            <text:p>47,26489968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0]*1.5-[.C30]*0.435" office:value-type="float" office:value="16939.9650001986">
            <text:p>16939,9650001986</text:p>
          </table:table-cell>
          <table:table-cell table:formula="of:=[.D30]*2.001-[.D29]" office:value-type="float" office:value="175.515156621343">
            <text:p>175,5151566213</text:p>
          </table:table-cell>
          <table:table-cell table:formula="of:=[.E30]*2.035-[.E30]" office:value-type="float" office:value="72.8824753147959">
            <text:p>72,8824753148</text:p>
          </table:table-cell>
          <table:table-cell table:formula="of:=[.F30]*2.035-[.F30]" office:value-type="float" office:value="48.919171174328">
            <text:p>48,91917117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1]*1.5-[.C31]*0.435" office:value-type="float" office:value="18041.0627252115">
            <text:p>18041,0627252115</text:p>
          </table:table-cell>
          <table:table-cell table:formula="of:=[.D31]*2.001-[.D30]" office:value-type="float" office:value="182.055299153789">
            <text:p>182,0552991538</text:p>
          </table:table-cell>
          <table:table-cell table:formula="of:=[.E31]*2.035-[.E31]" office:value-type="float" office:value="75.4333619508138">
            <text:p>75,4333619508</text:p>
          </table:table-cell>
          <table:table-cell table:formula="of:=[.F31]*2.035-[.F31]" office:value-type="float" office:value="50.6313421654295">
            <text:p>50,63134216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32]*1.5-[.C32]*0.435" office:value-type="float" office:value="19213.7318023503">
            <text:p>19213,7318023503</text:p>
          </table:table-cell>
          <table:table-cell table:formula="of:=[.D32]*2.001-[.D31]" office:value-type="float" office:value="188.77749698539">
            <text:p>188,7774969854</text:p>
          </table:table-cell>
          <table:table-cell table:formula="of:=[.E32]*2.035-[.E32]" office:value-type="float" office:value="78.0735296190923">
            <text:p>78,0735296191</text:p>
          </table:table-cell>
          <table:table-cell table:formula="of:=[.F32]*2.035-[.F32]" office:value-type="float" office:value="52.4034391412196">
            <text:p>52,40343914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33]*1.5-[.C33]*0.435" office:value-type="float" office:value="20462.6243695031">
            <text:p>20462,6243695031</text:p>
          </table:table-cell>
          <table:table-cell table:formula="of:=[.D33]*2.001-[.D32]" office:value-type="float" office:value="195.688472313976">
            <text:p>195,688472314</text:p>
          </table:table-cell>
          <table:table-cell table:formula="of:=[.E33]*2.035-[.E33]" office:value-type="float" office:value="80.8061031557605">
            <text:p>80,8061031558</text:p>
          </table:table-cell>
          <table:table-cell table:formula="of:=[.F33]*2.035-[.F33]" office:value-type="float" office:value="54.2375595111623">
            <text:p>54,23755951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34]*1.5-[.C34]*0.435" office:value-type="float" office:value="21792.6949535208">
            <text:p>21792,6949535208</text:p>
          </table:table-cell>
          <table:table-cell table:formula="of:=[.D34]*2.001-[.D33]" office:value-type="float" office:value="202.795136114876">
            <text:p>202,7951361149</text:p>
          </table:table-cell>
          <table:table-cell table:formula="of:=[.E34]*2.035-[.E34]" office:value-type="float" office:value="83.6343167662121">
            <text:p>83,6343167662</text:p>
          </table:table-cell>
          <table:table-cell table:formula="of:=[.F34]*2.035-[.F34]" office:value-type="float" office:value="56.135874094053">
            <text:p>56,13587409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35]*1.5-[.C35]*0.435" office:value-type="float" office:value="23209.2201254996">
            <text:p>23209,2201254996</text:p>
          </table:table-cell>
          <table:table-cell table:formula="of:=[.D35]*2.001-[.D34]" office:value-type="float" office:value="210.10459505189">
            <text:p>210,1045950519</text:p>
          </table:table-cell>
          <table:table-cell table:formula="of:=[.E35]*2.035-[.E35]" office:value-type="float" office:value="86.5615178530296">
            <text:p>86,561517853</text:p>
          </table:table-cell>
          <table:table-cell table:formula="of:=[.F35]*2.035-[.F35]" office:value-type="float" office:value="58.1006296873448">
            <text:p>58,10062968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36]*1.5-[.C36]*0.435" office:value-type="float" office:value="24717.8194336571">
            <text:p>24717,8194336571</text:p>
          </table:table-cell>
          <table:table-cell table:formula="of:=[.D36]*2.001-[.D35]" office:value-type="float" office:value="217.624158583957">
            <text:p>217,624158584</text:p>
          </table:table-cell>
          <table:table-cell table:formula="of:=[.E36]*2.035-[.E36]" office:value-type="float" office:value="89.5911709778856">
            <text:p>89,5911709779</text:p>
          </table:table-cell>
          <table:table-cell table:formula="of:=[.F36]*2.035-[.F36]" office:value-type="float" office:value="60.1341517264019">
            <text:p>60,13415172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37]*1.5-[.C37]*0.435" office:value-type="float" office:value="26324.4776968448">
            <text:p>26324,4776968448</text:p>
          </table:table-cell>
          <table:table-cell table:formula="of:=[.D37]*2.001-[.D36]" office:value-type="float" office:value="225.361346274607">
            <text:p>225,3613462746</text:p>
          </table:table-cell>
          <table:table-cell table:formula="of:=[.E37]*2.035-[.E37]" office:value-type="float" office:value="92.7268619621117">
            <text:p>92,7268619621</text:p>
          </table:table-cell>
          <table:table-cell table:formula="of:=[.F37]*2.035-[.F37]" office:value-type="float" office:value="62.238847036826">
            <text:p>62,238847036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38]*1.5-[.C38]*0.435" office:value-type="float" office:value="28035.5687471397">
            <text:p>28035,5687471397</text:p>
          </table:table-cell>
          <table:table-cell table:formula="of:=[.D38]*2.001-[.D37]" office:value-type="float" office:value="233.323895311532">
            <text:p>233,3238953115</text:p>
          </table:table-cell>
          <table:table-cell table:formula="of:=[.E38]*2.035-[.E38]" office:value-type="float" office:value="95.9723021307856">
            <text:p>95,9723021308</text:p>
          </table:table-cell>
          <table:table-cell table:formula="of:=[.F38]*2.035-[.F38]" office:value-type="float" office:value="64.4172066831149">
            <text:p>64,41720668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39]*1.5-[.C39]*0.435" office:value-type="float" office:value="29857.8807157038">
            <text:p>29857,8807157038</text:p>
          </table:table-cell>
          <table:table-cell table:formula="of:=[.D39]*2.001-[.D38]" office:value-type="float" office:value="241.519768243769">
            <text:p>241,5197682438</text:p>
          </table:table-cell>
          <table:table-cell table:formula="of:=[.E39]*2.035-[.E39]" office:value-type="float" office:value="99.3313327053631">
            <text:p>99,3313327054</text:p>
          </table:table-cell>
          <table:table-cell table:formula="of:=[.F39]*2.035-[.F39]" office:value-type="float" office:value="66.6718089170239">
            <text:p>66,671808917</text:p>
          </table:table-cell>
          <table:table-cell>
            <draw:frame table:end-cell-address="Tabelle1.T74" table:end-x="1.955cm" table:end-y="0.323cm" draw:z-index="1" draw:style-name="gr1" draw:text-style-name="P1" svg:width="30.725cm" svg:height="15.581cm" svg:x="0.585cm" svg:y="0.097cm">
              <draw:object draw:notify-on-update-of-ranges="Tabelle1.C2:Tabelle1.C2 Tabelle1.C3:Tabelle1.C342 Tabelle1.D2:Tabelle1.D2 Tabelle1.D3:Tabelle1.D342 Tabelle1.E2:Tabelle1.E2 Tabelle1.E3:Tabelle1.E342 Tabelle1.F2:Tabelle1.F2 Tabelle1.F3:Tabelle1.F34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0]*1.5-[.C40]*0.435" office:value-type="float" office:value="31798.6429622245">
            <text:p>31798,6429622245</text:p>
          </table:table-cell>
          <table:table-cell table:formula="of:=[.D40]*2.001-[.D39]" office:value-type="float" office:value="249.957160944249">
            <text:p>249,9571609443</text:p>
          </table:table-cell>
          <table:table-cell table:formula="of:=[.E40]*2.035-[.E40]" office:value-type="float" office:value="102.807929350051">
            <text:p>102,8079293501</text:p>
          </table:table-cell>
          <table:table-cell table:formula="of:=[.F40]*2.035-[.F40]" office:value-type="float" office:value="69.0053222291197">
            <text:p>69,00532222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1]*1.5-[.C41]*0.435" office:value-type="float" office:value="33865.5547547691">
            <text:p>33865,5547547691</text:p>
          </table:table-cell>
          <table:table-cell table:formula="of:=[.D41]*2.001-[.D40]" office:value-type="float" office:value="258.644510805674">
            <text:p>258,6445108057</text:p>
          </table:table-cell>
          <table:table-cell table:formula="of:=[.E41]*2.035-[.E41]" office:value-type="float" office:value="106.406206877303">
            <text:p>106,4062068773</text:p>
          </table:table-cell>
          <table:table-cell table:formula="of:=[.F41]*2.035-[.F41]" office:value-type="float" office:value="71.420508507139">
            <text:p>71,42050850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42]*1.5-[.C42]*0.435" office:value-type="float" office:value="36066.8158138291">
            <text:p>36066,8158138291</text:p>
          </table:table-cell>
          <table:table-cell table:formula="of:=[.D42]*2.001-[.D41]" office:value-type="float" office:value="267.590505177904">
            <text:p>267,5905051779</text:p>
          </table:table-cell>
          <table:table-cell table:formula="of:=[.E42]*2.035-[.E42]" office:value-type="float" office:value="110.130424118008">
            <text:p>110,130424118</text:p>
          </table:table-cell>
          <table:table-cell table:formula="of:=[.F42]*2.035-[.F42]" office:value-type="float" office:value="73.9202263048888">
            <text:p>73,92022630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43]*1.5-[.C43]*0.435" office:value-type="float" office:value="38411.158841728">
            <text:p>38411,158841728</text:p>
          </table:table-cell>
          <table:table-cell table:formula="of:=[.D43]*2.001-[.D42]" office:value-type="float" office:value="276.804090055312">
            <text:p>276,8040900553</text:p>
          </table:table-cell>
          <table:table-cell table:formula="of:=[.E43]*2.035-[.E43]" office:value-type="float" office:value="113.984988962138">
            <text:p>113,9849889621</text:p>
          </table:table-cell>
          <table:table-cell table:formula="of:=[.F43]*2.035-[.F43]" office:value-type="float" office:value="76.5074342255599">
            <text:p>76,50743422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44]*1.5-[.C44]*0.435" office:value-type="float" office:value="40907.8841664403">
            <text:p>40907,8841664403</text:p>
          </table:table-cell>
          <table:table-cell table:formula="of:=[.D44]*2.001-[.D43]" office:value-type="float" office:value="286.294479022775">
            <text:p>286,2944790228</text:p>
          </table:table-cell>
          <table:table-cell table:formula="of:=[.E44]*2.035-[.E44]" office:value-type="float" office:value="117.974463575813">
            <text:p>117,9744635758</text:p>
          </table:table-cell>
          <table:table-cell table:formula="of:=[.F44]*2.035-[.F44]" office:value-type="float" office:value="79.1851944234545">
            <text:p>79,18519442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45]*1.5-[.C45]*0.435" office:value-type="float" office:value="43566.896637259">
            <text:p>43566,896637259</text:p>
          </table:table-cell>
          <table:table-cell table:formula="of:=[.D45]*2.001-[.D44]" office:value-type="float" office:value="296.071162469262">
            <text:p>296,0711624693</text:p>
          </table:table-cell>
          <table:table-cell table:formula="of:=[.E45]*2.035-[.E45]" office:value-type="float" office:value="122.103569800967">
            <text:p>122,103569801</text:p>
          </table:table-cell>
          <table:table-cell table:formula="of:=[.F45]*2.035-[.F45]" office:value-type="float" office:value="81.9566762282755">
            <text:p>81,95667622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46]*1.5-[.C46]*0.435" office:value-type="float" office:value="46398.7449186808">
            <text:p>46398,7449186808</text:p>
          </table:table-cell>
          <table:table-cell table:formula="of:=[.D46]*2.001-[.D45]" office:value-type="float" office:value="306.143917078217">
            <text:p>306,1439170782</text:p>
          </table:table-cell>
          <table:table-cell table:formula="of:=[.E46]*2.035-[.E46]" office:value-type="float" office:value="126.377194744001">
            <text:p>126,377194744</text:p>
          </table:table-cell>
          <table:table-cell table:formula="of:=[.F46]*2.035-[.F46]" office:value-type="float" office:value="84.8251598962651">
            <text:p>84,82515989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47]*1.5-[.C47]*0.435" office:value-type="float" office:value="49414.663338395">
            <text:p>49414,663338395</text:p>
          </table:table-cell>
          <table:table-cell table:formula="of:=[.D47]*2.001-[.D46]" office:value-type="float" office:value="316.522815604251">
            <text:p>316,5228156043</text:p>
          </table:table-cell>
          <table:table-cell table:formula="of:=[.E47]*2.035-[.E47]" office:value-type="float" office:value="130.800396560041">
            <text:p>130,80039656</text:p>
          </table:table-cell>
          <table:table-cell table:formula="of:=[.F47]*2.035-[.F47]" office:value-type="float" office:value="87.7940404926344">
            <text:p>87,794040492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48]*1.5-[.C48]*0.435" office:value-type="float" office:value="52626.6164553907">
            <text:p>52626,6164553907</text:p>
          </table:table-cell>
          <table:table-cell table:formula="of:=[.D48]*2.001-[.D47]" office:value-type="float" office:value="327.218236945888">
            <text:p>327,2182369459</text:p>
          </table:table-cell>
          <table:table-cell table:formula="of:=[.E48]*2.035-[.E48]" office:value-type="float" office:value="135.378410439642">
            <text:p>135,3784104396</text:p>
          </table:table-cell>
          <table:table-cell table:formula="of:=[.F48]*2.035-[.F48]" office:value-type="float" office:value="90.8668319098767">
            <text:p>90,86683190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49]*1.5-[.C49]*0.435" office:value-type="float" office:value="56047.3465249911">
            <text:p>56047,3465249911</text:p>
          </table:table-cell>
          <table:table-cell table:formula="of:=[.D49]*2.001-[.D48]" office:value-type="float" office:value="338.240876524472">
            <text:p>338,2408765245</text:p>
          </table:table-cell>
          <table:table-cell table:formula="of:=[.E49]*2.035-[.E49]" office:value-type="float" office:value="140.11665480503">
            <text:p>140,116654805</text:p>
          </table:table-cell>
          <table:table-cell table:formula="of:=[.F49]*2.035-[.F49]" office:value-type="float" office:value="94.0471710267223">
            <text:p>94,04717102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0]*1.5-[.C50]*0.435" office:value-type="float" office:value="59690.4240491155">
            <text:p>59690,4240491155</text:p>
          </table:table-cell>
          <table:table-cell table:formula="of:=[.D50]*2.001-[.D49]" office:value-type="float" office:value="349.60175697958">
            <text:p>349,6017569796</text:p>
          </table:table-cell>
          <table:table-cell table:formula="of:=[.E50]*2.035-[.E50]" office:value-type="float" office:value="145.020737723206">
            <text:p>145,0207377232</text:p>
          </table:table-cell>
          <table:table-cell table:formula="of:=[.F50]*2.035-[.F50]" office:value-type="float" office:value="97.3388220126576">
            <text:p>97,3388220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1]*1.5-[.C51]*0.435" office:value-type="float" office:value="63570.301612308">
            <text:p>63570,301612308</text:p>
          </table:table-cell>
          <table:table-cell table:formula="of:=[.D51]*2.001-[.D50]" office:value-type="float" office:value="361.312239191668">
            <text:p>361,3122391917</text:p>
          </table:table-cell>
          <table:table-cell table:formula="of:=[.E51]*2.035-[.E51]" office:value-type="float" office:value="150.096463543518">
            <text:p>150,0964635435</text:p>
          </table:table-cell>
          <table:table-cell table:formula="of:=[.F51]*2.035-[.F51]" office:value-type="float" office:value="100.745680783101">
            <text:p>100,74568078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52]*1.5-[.C52]*0.435" office:value-type="float" office:value="67702.3712171081">
            <text:p>67702,3712171081</text:p>
          </table:table-cell>
          <table:table-cell table:formula="of:=[.D52]*2.001-[.D51]" office:value-type="float" office:value="373.384033642947">
            <text:p>373,3840336429</text:p>
          </table:table-cell>
          <table:table-cell table:formula="of:=[.E52]*2.035-[.E52]" office:value-type="float" office:value="155.349839767541">
            <text:p>155,3498397675</text:p>
          </table:table-cell>
          <table:table-cell table:formula="of:=[.F52]*2.035-[.F52]" office:value-type="float" office:value="104.271779610509">
            <text:p>104,27177961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53]*1.5-[.C53]*0.435" office:value-type="float" office:value="72103.0253462201">
            <text:p>72103,0253462201</text:p>
          </table:table-cell>
          <table:table-cell table:formula="of:=[.D53]*2.001-[.D52]" office:value-type="float" office:value="385.829212127869">
            <text:p>385,8292121279</text:p>
          </table:table-cell>
          <table:table-cell table:formula="of:=[.E53]*2.035-[.E53]" office:value-type="float" office:value="160.787084159405">
            <text:p>160,7870841594</text:p>
          </table:table-cell>
          <table:table-cell table:formula="of:=[.F53]*2.035-[.F53]" office:value-type="float" office:value="107.921291896877">
            <text:p>107,92129189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54]*1.5-[.C54]*0.435" office:value-type="float" office:value="76789.7219937244">
            <text:p>76789,7219937244</text:p>
          </table:table-cell>
          <table:table-cell table:formula="of:=[.D54]*2.001-[.D53]" office:value-type="float" office:value="398.660219824919">
            <text:p>398,6602198249</text:p>
          </table:table-cell>
          <table:table-cell table:formula="of:=[.E54]*2.035-[.E54]" office:value-type="float" office:value="166.414632104984">
            <text:p>166,414632105</text:p>
          </table:table-cell>
          <table:table-cell table:formula="of:=[.F54]*2.035-[.F54]" office:value-type="float" office:value="111.698537113268">
            <text:p>111,69853711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55]*1.5-[.C55]*0.435" office:value-type="float" office:value="81781.0539233165">
            <text:p>81781,0539233165</text:p>
          </table:table-cell>
          <table:table-cell table:formula="of:=[.D55]*2.001-[.D54]" office:value-type="float" office:value="411.889887741794">
            <text:p>411,8898877418</text:p>
          </table:table-cell>
          <table:table-cell table:formula="of:=[.E55]*2.035-[.E55]" office:value-type="float" office:value="172.239144228659">
            <text:p>172,2391442287</text:p>
          </table:table-cell>
          <table:table-cell table:formula="of:=[.F55]*2.035-[.F55]" office:value-type="float" office:value="115.607985912232">
            <text:p>115,60798591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56]*1.5-[.C56]*0.435" office:value-type="float" office:value="87096.8224283321">
            <text:p>87096,8224283321</text:p>
          </table:table-cell>
          <table:table-cell table:formula="of:=[.D56]*2.001-[.D55]" office:value-type="float" office:value="425.531445546411">
            <text:p>425,5314455464</text:p>
          </table:table-cell>
          <table:table-cell table:formula="of:=[.E56]*2.035-[.E56]" office:value-type="float" office:value="178.267514276662">
            <text:p>178,2675142767</text:p>
          </table:table-cell>
          <table:table-cell table:formula="of:=[.F56]*2.035-[.F56]" office:value-type="float" office:value="119.65426541916">
            <text:p>119,65426541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57]*1.5-[.C57]*0.435" office:value-type="float" office:value="92758.1158861736">
            <text:p>92758,1158861736</text:p>
          </table:table-cell>
          <table:table-cell table:formula="of:=[.D57]*2.001-[.D56]" office:value-type="float" office:value="439.598534796574">
            <text:p>439,5985347966</text:p>
          </table:table-cell>
          <table:table-cell table:formula="of:=[.E57]*2.035-[.E57]" office:value-type="float" office:value="184.506877276345">
            <text:p>184,5068772763</text:p>
          </table:table-cell>
          <table:table-cell table:formula="of:=[.F57]*2.035-[.F57]" office:value-type="float" office:value="123.842164708831">
            <text:p>123,842164708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58]*1.5-[.C58]*0.435" office:value-type="float" office:value="98787.3934187749">
            <text:p>98787,3934187749</text:p>
          </table:table-cell>
          <table:table-cell table:formula="of:=[.D58]*2.001-[.D57]" office:value-type="float" office:value="454.105222581533">
            <text:p>454,1052225815</text:p>
          </table:table-cell>
          <table:table-cell table:formula="of:=[.E58]*2.035-[.E58]" office:value-type="float" office:value="190.964617981017">
            <text:p>190,964617981</text:p>
          </table:table-cell>
          <table:table-cell table:formula="of:=[.F58]*2.035-[.F58]" office:value-type="float" office:value="128.17664047364">
            <text:p>128,17664047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59]*1.5-[.C59]*0.435" office:value-type="float" office:value="105208.573990995">
            <text:p>105208,573990995</text:p>
          </table:table-cell>
          <table:table-cell table:formula="of:=[.D59]*2.001-[.D58]" office:value-type="float" office:value="469.066015589074">
            <text:p>469,0660155891</text:p>
          </table:table-cell>
          <table:table-cell table:formula="of:=[.E59]*2.035-[.E59]" office:value-type="float" office:value="197.648379610353">
            <text:p>197,6483796104</text:p>
          </table:table-cell>
          <table:table-cell table:formula="of:=[.F59]*2.035-[.F59]" office:value-type="float" office:value="132.662822890217">
            <text:p>132,66282289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60]*1.5-[.C60]*0.435" office:value-type="float" office:value="112047.13130041">
            <text:p>112047,13130041</text:p>
          </table:table-cell>
          <table:table-cell table:formula="of:=[.D60]*2.001-[.D59]" office:value-type="float" office:value="484.495874612204">
            <text:p>484,4958746122</text:p>
          </table:table-cell>
          <table:table-cell table:formula="of:=[.E60]*2.035-[.E60]" office:value-type="float" office:value="204.566072896715">
            <text:p>204,5660728967</text:p>
          </table:table-cell>
          <table:table-cell table:formula="of:=[.F60]*2.035-[.F60]" office:value-type="float" office:value="137.306021691375">
            <text:p>137,30602169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61]*1.5-[.C61]*0.435" office:value-type="float" office:value="119330.194834937">
            <text:p>119330,194834937</text:p>
          </table:table-cell>
          <table:table-cell table:formula="of:=[.D61]*2.001-[.D60]" office:value-type="float" office:value="500.410229509946">
            <text:p>500,4102295099</text:p>
          </table:table-cell>
          <table:table-cell table:formula="of:=[.E61]*2.035-[.E61]" office:value-type="float" office:value="211.7258854481">
            <text:p>211,7258854481</text:p>
          </table:table-cell>
          <table:table-cell table:formula="of:=[.F61]*2.035-[.F61]" office:value-type="float" office:value="142.111732450573">
            <text:p>142,11173245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62]*1.5-[.C62]*0.435" office:value-type="float" office:value="127086.657499208">
            <text:p>127086,657499208</text:p>
          </table:table-cell>
          <table:table-cell table:formula="of:=[.D62]*2.001-[.D61]" office:value-type="float" office:value="516.824994637198">
            <text:p>516,8249946372</text:p>
          </table:table-cell>
          <table:table-cell table:formula="of:=[.E62]*2.035-[.E62]" office:value-type="float" office:value="219.136291438784">
            <text:p>219,1362914388</text:p>
          </table:table-cell>
          <table:table-cell table:formula="of:=[.F62]*2.035-[.F62]" office:value-type="float" office:value="147.085643086343">
            <text:p>147,08564308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63]*1.5-[.C63]*0.435" office:value-type="float" office:value="135347.290236656">
            <text:p>135347,290236656</text:p>
          </table:table-cell>
          <table:table-cell table:formula="of:=[.D63]*2.001-[.D62]" office:value-type="float" office:value="533.756584759088">
            <text:p>533,7565847591</text:p>
          </table:table-cell>
          <table:table-cell table:formula="of:=[.E63]*2.035-[.E63]" office:value-type="float" office:value="226.806061639141">
            <text:p>226,8060616391</text:p>
          </table:table-cell>
          <table:table-cell table:formula="of:=[.F63]*2.035-[.F63]" office:value-type="float" office:value="152.233640594365">
            <text:p>152,23364059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64]*1.5-[.C64]*0.435" office:value-type="float" office:value="144144.864102039">
            <text:p>144144,864102039</text:p>
          </table:table-cell>
          <table:table-cell table:formula="of:=[.D64]*2.001-[.D63]" office:value-type="float" office:value="551.221931465736">
            <text:p>551,2219314657</text:p>
          </table:table-cell>
          <table:table-cell table:formula="of:=[.E64]*2.035-[.E64]" office:value-type="float" office:value="234.744273796511">
            <text:p>234,7442737965</text:p>
          </table:table-cell>
          <table:table-cell table:formula="of:=[.F64]*2.035-[.F64]" office:value-type="float" office:value="157.561818015168">
            <text:p>157,56181801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65]*1.5-[.C65]*0.435" office:value-type="float" office:value="153514.280268671">
            <text:p>153514,280268671</text:p>
          </table:table-cell>
          <table:table-cell table:formula="of:=[.D65]*2.001-[.D64]" office:value-type="float" office:value="569.23850010385">
            <text:p>569,2385001039</text:p>
          </table:table-cell>
          <table:table-cell table:formula="of:=[.E65]*2.035-[.E65]" office:value-type="float" office:value="242.960323379389">
            <text:p>242,9603233794</text:p>
          </table:table-cell>
          <table:table-cell table:formula="of:=[.F65]*2.035-[.F65]" office:value-type="float" office:value="163.076481645699">
            <text:p>163,07648164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66]*1.5-[.C66]*0.435" office:value-type="float" office:value="163492.708486135">
            <text:p>163492,708486135</text:p>
          </table:table-cell>
          <table:table-cell table:formula="of:=[.D66]*2.001-[.D65]" office:value-type="float" office:value="587.824307242067">
            <text:p>587,8243072421</text:p>
          </table:table-cell>
          <table:table-cell table:formula="of:=[.E66]*2.035-[.E66]" office:value-type="float" office:value="251.463934697668">
            <text:p>251,4639346977</text:p>
          </table:table-cell>
          <table:table-cell table:formula="of:=[.F66]*2.035-[.F66]" office:value-type="float" office:value="168.784158503299">
            <text:p>168,78415850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67]*1.5-[.C67]*0.435" office:value-type="float" office:value="174119.734537733">
            <text:p>174119,734537733</text:p>
          </table:table-cell>
          <table:table-cell table:formula="of:=[.D67]*2.001-[.D66]" office:value-type="float" office:value="606.997938687527">
            <text:p>606,9979386875</text:p>
          </table:table-cell>
          <table:table-cell table:formula="of:=[.E67]*2.035-[.E67]" office:value-type="float" office:value="260.265172412086">
            <text:p>260,2651724121</text:p>
          </table:table-cell>
          <table:table-cell table:formula="of:=[.F67]*2.035-[.F67]" office:value-type="float" office:value="174.691604050914">
            <text:p>174,69160405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68]*1.5-[.C68]*0.435" office:value-type="float" office:value="185437.517282686">
            <text:p>185437,517282686</text:p>
          </table:table-cell>
          <table:table-cell table:formula="of:=[.D68]*2.001-[.D67]" office:value-type="float" office:value="626.778568071675">
            <text:p>626,7785680717</text:p>
          </table:table-cell>
          <table:table-cell table:formula="of:=[.E68]*2.035-[.E68]" office:value-type="float" office:value="269.374453446509">
            <text:p>269,3744534465</text:p>
          </table:table-cell>
          <table:table-cell table:formula="of:=[.F68]*2.035-[.F68]" office:value-type="float" office:value="180.805810192696">
            <text:p>180,80581019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69]*1.5-[.C69]*0.435" office:value-type="float" office:value="197490.955906061">
            <text:p>197490,955906061</text:p>
          </table:table-cell>
          <table:table-cell table:formula="of:=[.D69]*2.001-[.D68]" office:value-type="float" office:value="647.185976023893">
            <text:p>647,1859760239</text:p>
          </table:table-cell>
          <table:table-cell table:formula="of:=[.E69]*2.035-[.E69]" office:value-type="float" office:value="278.802559317137">
            <text:p>278,8025593171</text:p>
          </table:table-cell>
          <table:table-cell table:formula="of:=[.F69]*2.035-[.F69]" office:value-type="float" office:value="187.13401354944">
            <text:p>187,13401354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70]*1.5-[.C70]*0.435" office:value-type="float" office:value="210327.868039955">
            <text:p>210327,868039955</text:p>
          </table:table-cell>
          <table:table-cell table:formula="of:=[.D70]*2.001-[.D69]" office:value-type="float" office:value="668.240569952136">
            <text:p>668,2405699521</text:p>
          </table:table-cell>
          <table:table-cell table:formula="of:=[.E70]*2.035-[.E70]" office:value-type="float" office:value="288.560648893237">
            <text:p>288,5606488932</text:p>
          </table:table-cell>
          <table:table-cell table:formula="of:=[.F70]*2.035-[.F70]" office:value-type="float" office:value="193.683704023671">
            <text:p>193,68370402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71]*1.5-[.C71]*0.435" office:value-type="float" office:value="223999.179462552">
            <text:p>223999,179462552</text:p>
          </table:table-cell>
          <table:table-cell table:formula="of:=[.D71]*2.001-[.D70]" office:value-type="float" office:value="689.963404450331">
            <text:p>689,9634044503</text:p>
          </table:table-cell>
          <table:table-cell table:formula="of:=[.E71]*2.035-[.E71]" office:value-type="float" office:value="298.6602716045">
            <text:p>298,6602716045</text:p>
          </table:table-cell>
          <table:table-cell table:formula="of:=[.F71]*2.035-[.F71]" office:value-type="float" office:value="200.462633664499">
            <text:p>200,46263366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72]*1.5-[.C72]*0.435" office:value-type="float" office:value="238559.126127618">
            <text:p>238559,126127618</text:p>
          </table:table-cell>
          <table:table-cell table:formula="of:=[.D72]*2.001-[.D71]" office:value-type="float" office:value="712.376202352976">
            <text:p>712,376202353</text:p>
          </table:table-cell>
          <table:table-cell table:formula="of:=[.E72]*2.035-[.E72]" office:value-type="float" office:value="309.113381110658">
            <text:p>309,1133811107</text:p>
          </table:table-cell>
          <table:table-cell table:formula="of:=[.F72]*2.035-[.F72]" office:value-type="float" office:value="207.478825842757">
            <text:p>207,47882584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73]*1.5-[.C73]*0.435" office:value-type="float" office:value="254065.469325913">
            <text:p>254065,469325913</text:p>
          </table:table-cell>
          <table:table-cell table:formula="of:=[.D73]*2.001-[.D72]" office:value-type="float" office:value="735.501376457974">
            <text:p>735,501376458</text:p>
          </table:table-cell>
          <table:table-cell table:formula="of:=[.E73]*2.035-[.E73]" office:value-type="float" office:value="319.932349449531">
            <text:p>319,9323494495</text:p>
          </table:table-cell>
          <table:table-cell table:formula="of:=[.F73]*2.035-[.F73]" office:value-type="float" office:value="214.740584747253">
            <text:p>214,74058474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74]*1.5-[.C74]*0.435" office:value-type="float" office:value="270579.724832097">
            <text:p>270579,724832097</text:p>
          </table:table-cell>
          <table:table-cell table:formula="of:=[.D74]*2.001-[.D73]" office:value-type="float" office:value="759.36205193943">
            <text:p>759,3620519394</text:p>
          </table:table-cell>
          <table:table-cell table:formula="of:=[.E74]*2.035-[.E74]" office:value-type="float" office:value="331.129981680264">
            <text:p>331,1299816803</text:p>
          </table:table-cell>
          <table:table-cell table:formula="of:=[.F74]*2.035-[.F74]" office:value-type="float" office:value="222.256505213407">
            <text:p>222,2565052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75]*1.5-[.C75]*0.435" office:value-type="float" office:value="288167.406946183">
            <text:p>288167,406946183</text:p>
          </table:table-cell>
          <table:table-cell table:formula="of:=[.D75]*2.001-[.D74]" office:value-type="float" office:value="783.982089472826">
            <text:p>783,9820894728</text:p>
          </table:table-cell>
          <table:table-cell table:formula="of:=[.E75]*2.035-[.E75]" office:value-type="float" office:value="342.719531039074">
            <text:p>342,7195310391</text:p>
          </table:table-cell>
          <table:table-cell table:formula="of:=[.F75]*2.035-[.F75]" office:value-type="float" office:value="230.035482895876">
            <text:p>230,035482895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76]*1.5-[.C76]*0.435" office:value-type="float" office:value="306898.288397685">
            <text:p>306898,288397685</text:p>
          </table:table-cell>
          <table:table-cell table:formula="of:=[.D76]*2.001-[.D75]" office:value-type="float" office:value="809.386109095694">
            <text:p>809,3861090957</text:p>
          </table:table-cell>
          <table:table-cell table:formula="of:=[.E76]*2.035-[.E76]" office:value-type="float" office:value="354.714714625441">
            <text:p>354,7147146254</text:p>
          </table:table-cell>
          <table:table-cell table:formula="of:=[.F76]*2.035-[.F76]" office:value-type="float" office:value="238.086724797232">
            <text:p>238,08672479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77]*1.5-[.C77]*0.435" office:value-type="float" office:value="326846.677143535">
            <text:p>326846,677143535</text:p>
          </table:table-cell>
          <table:table-cell table:formula="of:=[.D77]*2.001-[.D76]" office:value-type="float" office:value="835.599514827658">
            <text:p>835,5995148277</text:p>
          </table:table-cell>
          <table:table-cell table:formula="of:=[.E77]*2.035-[.E77]" office:value-type="float" office:value="367.129729637332">
            <text:p>367,1297296373</text:p>
          </table:table-cell>
          <table:table-cell table:formula="of:=[.F77]*2.035-[.F77]" office:value-type="float" office:value="246.419760165135">
            <text:p>246,41976016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78]*1.5-[.C78]*0.435" office:value-type="float" office:value="348091.711157865">
            <text:p>348091,711157865</text:p>
          </table:table-cell>
          <table:table-cell table:formula="of:=[.D78]*2.001-[.D77]" office:value-type="float" office:value="862.64852007445">
            <text:p>862,6485200745</text:p>
          </table:table-cell>
          <table:table-cell table:formula="of:=[.E78]*2.035-[.E78]" office:value-type="float" office:value="379.979270174639">
            <text:p>379,9792701746</text:p>
          </table:table-cell>
          <table:table-cell table:formula="of:=[.F78]*2.035-[.F78]" office:value-type="float" office:value="255.044451770915">
            <text:p>255,04445177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79]*1.5-[.C79]*0.435" office:value-type="float" office:value="370717.672383126">
            <text:p>370717,672383126</text:p>
          </table:table-cell>
          <table:table-cell table:formula="of:=[.D79]*2.001-[.D78]" office:value-type="float" office:value="890.560173841316">
            <text:p>890,5601738413</text:p>
          </table:table-cell>
          <table:table-cell table:formula="of:=[.E79]*2.035-[.E79]" office:value-type="float" office:value="393.278544630751">
            <text:p>393,2785446308</text:p>
          </table:table-cell>
          <table:table-cell table:formula="of:=[.F79]*2.035-[.F79]" office:value-type="float" office:value="263.971007582897">
            <text:p>263,97100758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80]*1.5-[.C80]*0.435" office:value-type="float" office:value="394814.321088029">
            <text:p>394814,321088029</text:p>
          </table:table-cell>
          <table:table-cell table:formula="of:=[.D80]*2.001-[.D79]" office:value-type="float" office:value="919.362387782023">
            <text:p>919,362387782</text:p>
          </table:table-cell>
          <table:table-cell table:formula="of:=[.E80]*2.035-[.E80]" office:value-type="float" office:value="407.043293692827">
            <text:p>407,0432936928</text:p>
          </table:table-cell>
          <table:table-cell table:formula="of:=[.F80]*2.035-[.F80]" office:value-type="float" office:value="273.209992848299">
            <text:p>273,20999284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81]*1.5-[.C81]*0.435" office:value-type="float" office:value="420477.251958751">
            <text:p>420477,251958751</text:p>
          </table:table-cell>
          <table:table-cell table:formula="of:=[.D81]*2.001-[.D80]" office:value-type="float" office:value="949.083964110512">
            <text:p>949,0839641105</text:p>
          </table:table-cell>
          <table:table-cell table:formula="of:=[.E81]*2.035-[.E81]" office:value-type="float" office:value="421.289808972076">
            <text:p>421,2898089721</text:p>
          </table:table-cell>
          <table:table-cell table:formula="of:=[.F81]*2.035-[.F81]" office:value-type="float" office:value="282.772342597989">
            <text:p>282,7723425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82]*1.5-[.C82]*0.435" office:value-type="float" office:value="447808.27333607">
            <text:p>447808,27333607</text:p>
          </table:table-cell>
          <table:table-cell table:formula="of:=[.D82]*2.001-[.D81]" office:value-type="float" office:value="979.754624403112">
            <text:p>979,7546244031</text:p>
          </table:table-cell>
          <table:table-cell table:formula="of:=[.E82]*2.035-[.E82]" office:value-type="float" office:value="436.034952286099">
            <text:p>436,0349522861</text:p>
          </table:table-cell>
          <table:table-cell table:formula="of:=[.F82]*2.035-[.F82]" office:value-type="float" office:value="292.669374588919">
            <text:p>292,66937458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83]*1.5-[.C83]*0.435" office:value-type="float" office:value="476915.811102914">
            <text:p>476915,811102914</text:p>
          </table:table-cell>
          <table:table-cell table:formula="of:=[.D83]*2.001-[.D82]" office:value-type="float" office:value="1011.40503932011">
            <text:p>1011,4050393201</text:p>
          </table:table-cell>
          <table:table-cell table:formula="of:=[.E83]*2.035-[.E83]" office:value-type="float" office:value="451.296175616113">
            <text:p>451,2961756161</text:p>
          </table:table-cell>
          <table:table-cell table:formula="of:=[.F83]*2.035-[.F83]" office:value-type="float" office:value="302.912802699531">
            <text:p>302,91280269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84]*1.5-[.C84]*0.435" office:value-type="float" office:value="507915.338824603">
            <text:p>507915,338824603</text:p>
          </table:table-cell>
          <table:table-cell table:formula="of:=[.D84]*2.001-[.D83]" office:value-type="float" office:value="1044.06685927644">
            <text:p>1044,0668592764</text:p>
          </table:table-cell>
          <table:table-cell table:formula="of:=[.E84]*2.035-[.E84]" office:value-type="float" office:value="467.091541762677">
            <text:p>467,0915417627</text:p>
          </table:table-cell>
          <table:table-cell table:formula="of:=[.F84]*2.035-[.F84]" office:value-type="float" office:value="313.514750794015">
            <text:p>313,5147507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85]*1.5-[.C85]*0.435" office:value-type="float" office:value="540929.835848203">
            <text:p>540929,835848203</text:p>
          </table:table-cell>
          <table:table-cell table:formula="of:=[.D85]*2.001-[.D84]" office:value-type="float" office:value="1077.77274609204">
            <text:p>1077,772746092</text:p>
          </table:table-cell>
          <table:table-cell table:formula="of:=[.E85]*2.035-[.E85]" office:value-type="float" office:value="483.43974572437">
            <text:p>483,4397457244</text:p>
          </table:table-cell>
          <table:table-cell table:formula="of:=[.F85]*2.035-[.F85]" office:value-type="float" office:value="324.487767071805">
            <text:p>324,48776707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86]*1.5-[.C86]*0.435" office:value-type="float" office:value="576090.275178336">
            <text:p>576090,275178336</text:p>
          </table:table-cell>
          <table:table-cell table:formula="of:=[.D86]*2.001-[.D85]" office:value-type="float" office:value="1112.55640565373">
            <text:p>1112,5564056537</text:p>
          </table:table-cell>
          <table:table-cell table:formula="of:=[.E86]*2.035-[.E86]" office:value-type="float" office:value="500.360136824723">
            <text:p>500,3601368247</text:p>
          </table:table-cell>
          <table:table-cell table:formula="of:=[.F86]*2.035-[.F86]" office:value-type="float" office:value="335.844838919318">
            <text:p>335,84483891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6">
            <text:p>86</text:p>
          </table:table-cell>
          <table:table-cell/>
          <table:table-cell table:formula="of:=[.D87]*2.001-[.D86]" office:value-type="float" office:value="1148.45262162107">
            <text:p>1148,4526216211</text:p>
          </table:table-cell>
          <table:table-cell table:formula="of:=[.E87]*2.035-[.E87]" office:value-type="float" office:value="517.872741613589">
            <text:p>517,8727416136</text:p>
          </table:table-cell>
          <table:table-cell table:formula="of:=[.F87]*2.035-[.F87]" office:value-type="float" office:value="347.599408281495">
            <text:p>347,59940828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7">
            <text:p>87</text:p>
          </table:table-cell>
          <table:table-cell/>
          <table:table-cell table:formula="of:=[.D88]*2.001-[.D87]" office:value-type="float" office:value="1185.49729021004">
            <text:p>1185,49729021</text:p>
          </table:table-cell>
          <table:table-cell table:formula="of:=[.E88]*2.035-[.E88]" office:value-type="float" office:value="535.998287570065">
            <text:p>535,9982875701</text:p>
          </table:table-cell>
          <table:table-cell table:formula="of:=[.F88]*2.035-[.F88]" office:value-type="float" office:value="359.765387571347">
            <text:p>359,76538757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table:formula="of:=[.D89]*2.001-[.D88]" office:value-type="float" office:value="1223.72745608921">
            <text:p>1223,7274560892</text:p>
          </table:table-cell>
          <table:table-cell table:formula="of:=[.E89]*2.035-[.E89]" office:value-type="float" office:value="554.758227635017">
            <text:p>554,758227635</text:p>
          </table:table-cell>
          <table:table-cell table:formula="of:=[.F89]*2.035-[.F89]" office:value-type="float" office:value="372.357176136344">
            <text:p>372,35717613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9">
            <text:p>89</text:p>
          </table:table-cell>
          <table:table-cell/>
          <table:table-cell table:formula="of:=[.D90]*2.001-[.D89]" office:value-type="float" office:value="1263.18134942448">
            <text:p>1263,1813494245</text:p>
          </table:table-cell>
          <table:table-cell table:formula="of:=[.E90]*2.035-[.E90]" office:value-type="float" office:value="574.174765602243">
            <text:p>574,1747656022</text:p>
          </table:table-cell>
          <table:table-cell table:formula="of:=[.F90]*2.035-[.F90]" office:value-type="float" office:value="385.389677301116">
            <text:p>385,389677301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table:formula="of:=[.D91]*2.001-[.D90]" office:value-type="float" office:value="1303.89842410917">
            <text:p>1303,8984241092</text:p>
          </table:table-cell>
          <table:table-cell table:formula="of:=[.E91]*2.035-[.E91]" office:value-type="float" office:value="594.270882398321">
            <text:p>594,2708823983</text:p>
          </table:table-cell>
          <table:table-cell table:formula="of:=[.F91]*2.035-[.F91]" office:value-type="float" office:value="398.878316006655">
            <text:p>398,87831600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1">
            <text:p>91</text:p>
          </table:table-cell>
          <table:table-cell/>
          <table:table-cell table:formula="of:=[.D92]*2.001-[.D91]" office:value-type="float" office:value="1345.91939721797">
            <text:p>1345,919397218</text:p>
          </table:table-cell>
          <table:table-cell table:formula="of:=[.E92]*2.035-[.E92]" office:value-type="float" office:value="615.070363282262">
            <text:p>615,0703632823</text:p>
          </table:table-cell>
          <table:table-cell table:formula="of:=[.F92]*2.035-[.F92]" office:value-type="float" office:value="412.839057066888">
            <text:p>412,83905706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2">
            <text:p>92</text:p>
          </table:table-cell>
          <table:table-cell/>
          <table:table-cell table:formula="of:=[.D93]*2.001-[.D92]" office:value-type="float" office:value="1389.28628972398">
            <text:p>1389,286289724</text:p>
          </table:table-cell>
          <table:table-cell table:formula="of:=[.E93]*2.035-[.E93]" office:value-type="float" office:value="636.597825997142">
            <text:p>636,5978259971</text:p>
          </table:table-cell>
          <table:table-cell table:formula="of:=[.F93]*2.035-[.F93]" office:value-type="float" office:value="427.288424064229">
            <text:p>427,28842406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3">
            <text:p>93</text:p>
          </table:table-cell>
          <table:table-cell/>
          <table:table-cell table:formula="of:=[.D94]*2.001-[.D93]" office:value-type="float" office:value="1434.04246851972">
            <text:p>1434,0424685197</text:p>
          </table:table-cell>
          <table:table-cell table:formula="of:=[.E94]*2.035-[.E94]" office:value-type="float" office:value="658.878749907042">
            <text:p>658,878749907</text:p>
          </table:table-cell>
          <table:table-cell table:formula="of:=[.F94]*2.035-[.F94]" office:value-type="float" office:value="442.243518906477">
            <text:p>442,24351890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4">
            <text:p>94</text:p>
          </table:table-cell>
          <table:table-cell/>
          <table:table-cell table:formula="of:=[.D95]*2.001-[.D94]" office:value-type="float" office:value="1480.23268978398">
            <text:p>1480,232689784</text:p>
          </table:table-cell>
          <table:table-cell table:formula="of:=[.E95]*2.035-[.E95]" office:value-type="float" office:value="681.939506153788">
            <text:p>681,9395061538</text:p>
          </table:table-cell>
          <table:table-cell table:formula="of:=[.F95]*2.035-[.F95]" office:value-type="float" office:value="457.722042068204">
            <text:p>457,72204206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5">
            <text:p>95</text:p>
          </table:table-cell>
          <table:table-cell/>
          <table:table-cell table:formula="of:=[.D96]*2.001-[.D95]" office:value-type="float" office:value="1527.90314373802">
            <text:p>1527,903143738</text:p>
          </table:table-cell>
          <table:table-cell table:formula="of:=[.E96]*2.035-[.E96]" office:value-type="float" office:value="705.807388869171">
            <text:p>705,8073888692</text:p>
          </table:table-cell>
          <table:table-cell table:formula="of:=[.F96]*2.035-[.F96]" office:value-type="float" office:value="473.742313540591">
            <text:p>473,74231354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6">
            <text:p>96</text:p>
          </table:table-cell>
          <table:table-cell/>
          <table:table-cell table:formula="of:=[.D97]*2.001-[.D96]" office:value-type="float" office:value="1577.1015008358">
            <text:p>1577,1015008358</text:p>
          </table:table-cell>
          <table:table-cell table:formula="of:=[.E97]*2.035-[.E97]" office:value-type="float" office:value="730.510647479592">
            <text:p>730,5106474796</text:p>
          </table:table-cell>
          <table:table-cell table:formula="of:=[.F97]*2.035-[.F97]" office:value-type="float" office:value="490.323294514512">
            <text:p>490,32329451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7">
            <text:p>97</text:p>
          </table:table-cell>
          <table:table-cell/>
          <table:table-cell table:formula="of:=[.D98]*2.001-[.D97]" office:value-type="float" office:value="1627.87695943442">
            <text:p>1627,8769594344</text:p>
          </table:table-cell>
          <table:table-cell table:formula="of:=[.E98]*2.035-[.E98]" office:value-type="float" office:value="756.078520141377">
            <text:p>756,0785201414</text:p>
          </table:table-cell>
          <table:table-cell table:formula="of:=[.F98]*2.035-[.F98]" office:value-type="float" office:value="507.48460982252">
            <text:p>507,48460982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8">
            <text:p>98</text:p>
          </table:table-cell>
          <table:table-cell/>
          <table:table-cell table:formula="of:=[.D99]*2.001-[.D98]" office:value-type="float" office:value="1680.28029499247">
            <text:p>1680,2802949925</text:p>
          </table:table-cell>
          <table:table-cell table:formula="of:=[.E99]*2.035-[.E99]" office:value-type="float" office:value="782.541268346326">
            <text:p>782,5412683463</text:p>
          </table:table-cell>
          <table:table-cell table:formula="of:=[.F99]*2.035-[.F99]" office:value-type="float" office:value="525.246571166308">
            <text:p>525,24657116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9">
            <text:p>99</text:p>
          </table:table-cell>
          <table:table-cell/>
          <table:table-cell table:formula="of:=[.D100]*2.001-[.D99]" office:value-type="float" office:value="1734.36391084552">
            <text:p>1734,3639108455</text:p>
          </table:table-cell>
          <table:table-cell table:formula="of:=[.E100]*2.035-[.E100]" office:value-type="float" office:value="809.930212738447">
            <text:p>809,9302127384</text:p>
          </table:table-cell>
          <table:table-cell table:formula="of:=[.F100]*2.035-[.F100]" office:value-type="float" office:value="543.630201157129">
            <text:p>543,63020115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table:formula="of:=[.D101]*2.001-[.D100]" office:value-type="float" office:value="1790.1818906094">
            <text:p>1790,1818906094</text:p>
          </table:table-cell>
          <table:table-cell table:formula="of:=[.E101]*2.035-[.E101]" office:value-type="float" office:value="838.277770184293">
            <text:p>838,2777701843</text:p>
          </table:table-cell>
          <table:table-cell table:formula="of:=[.F101]*2.035-[.F101]" office:value-type="float" office:value="562.657258197629">
            <text:p>562,65725819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1">
            <text:p>101</text:p>
          </table:table-cell>
          <table:table-cell/>
          <table:table-cell table:formula="of:=[.D102]*2.001-[.D101]" office:value-type="float" office:value="1847.7900522639">
            <text:p>1847,7900522639</text:p>
          </table:table-cell>
          <table:table-cell table:formula="of:=[.E102]*2.035-[.E102]" office:value-type="float" office:value="867.617492140744">
            <text:p>867,6174921407</text:p>
          </table:table-cell>
          <table:table-cell table:formula="of:=[.F102]*2.035-[.F102]" office:value-type="float" office:value="582.350262234546">
            <text:p>582,35026223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2">
            <text:p>102</text:p>
          </table:table-cell>
          <table:table-cell/>
          <table:table-cell table:formula="of:=[.D103]*2.001-[.D102]" office:value-type="float" office:value="1907.24600397066">
            <text:p>1907,2460039707</text:p>
          </table:table-cell>
          <table:table-cell table:formula="of:=[.E103]*2.035-[.E103]" office:value-type="float" office:value="897.98410436567">
            <text:p>897,9841043657</text:p>
          </table:table-cell>
          <table:table-cell table:formula="of:=[.F103]*2.035-[.F103]" office:value-type="float" office:value="602.732521412755">
            <text:p>602,73252141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3">
            <text:p>103</text:p>
          </table:table-cell>
          <table:table-cell/>
          <table:table-cell table:formula="of:=[.D104]*2.001-[.D103]" office:value-type="float" office:value="1968.6092016814">
            <text:p>1968,6092016814</text:p>
          </table:table-cell>
          <table:table-cell table:formula="of:=[.E104]*2.035-[.E104]" office:value-type="float" office:value="929.413548018469">
            <text:p>929,4135480185</text:p>
          </table:table-cell>
          <table:table-cell table:formula="of:=[.F104]*2.035-[.F104]" office:value-type="float" office:value="623.828159662201">
            <text:p>623,82815966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4">
            <text:p>104</text:p>
          </table:table-cell>
          <table:table-cell/>
          <table:table-cell table:formula="of:=[.D105]*2.001-[.D104]" office:value-type="float" office:value="2031.94100859381">
            <text:p>2031,9410085938</text:p>
          </table:table-cell>
          <table:table-cell table:formula="of:=[.E105]*2.035-[.E105]" office:value-type="float" office:value="961.943022199115">
            <text:p>961,9430221991</text:p>
          </table:table-cell>
          <table:table-cell table:formula="of:=[.F105]*2.035-[.F105]" office:value-type="float" office:value="645.662145250379">
            <text:p>645,66214525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5">
            <text:p>105</text:p>
          </table:table-cell>
          <table:table-cell/>
          <table:table-cell table:formula="of:=[.D106]*2.001-[.D105]" office:value-type="float" office:value="2097.30475651482">
            <text:p>2097,3047565148</text:p>
          </table:table-cell>
          <table:table-cell table:formula="of:=[.E106]*2.035-[.E106]" office:value-type="float" office:value="995.611027976084">
            <text:p>995,6110279761</text:p>
          </table:table-cell>
          <table:table-cell table:formula="of:=[.F106]*2.035-[.F106]" office:value-type="float" office:value="668.260320334142">
            <text:p>668,26032033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6">
            <text:p>106</text:p>
          </table:table-cell>
          <table:table-cell/>
          <table:table-cell table:formula="of:=[.D107]*2.001-[.D106]" office:value-type="float" office:value="2164.76580919234">
            <text:p>2164,7658091924</text:p>
          </table:table-cell>
          <table:table-cell table:formula="of:=[.E107]*2.035-[.E107]" office:value-type="float" office:value="1030.45741395525">
            <text:p>1030,4574139553</text:p>
          </table:table-cell>
          <table:table-cell table:formula="of:=[.F107]*2.035-[.F107]" office:value-type="float" office:value="691.649431545837">
            <text:p>691,64943154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7">
            <text:p>107</text:p>
          </table:table-cell>
          <table:table-cell/>
          <table:table-cell table:formula="of:=[.D108]*2.001-[.D107]" office:value-type="float" office:value="2234.39162767906">
            <text:p>2234,3916276791</text:p>
          </table:table-cell>
          <table:table-cell table:formula="of:=[.E108]*2.035-[.E108]" office:value-type="float" office:value="1066.52342344368">
            <text:p>1066,5234234437</text:p>
          </table:table-cell>
          <table:table-cell table:formula="of:=[.F108]*2.035-[.F108]" office:value-type="float" office:value="715.857161649941">
            <text:p>715,85716164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8">
            <text:p>108</text:p>
          </table:table-cell>
          <table:table-cell/>
          <table:table-cell table:formula="of:=[.D109]*2.001-[.D108]" office:value-type="float" office:value="2306.25183779345">
            <text:p>2306,2518377935</text:p>
          </table:table-cell>
          <table:table-cell table:formula="of:=[.E109]*2.035-[.E109]" office:value-type="float" office:value="1103.85174326421">
            <text:p>1103,8517432642</text:p>
          </table:table-cell>
          <table:table-cell table:formula="of:=[.F109]*2.035-[.F109]" office:value-type="float" office:value="740.912162307689">
            <text:p>740,91216230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9">
            <text:p>109</text:p>
          </table:table-cell>
          <table:table-cell/>
          <table:table-cell table:formula="of:=[.D110]*2.001-[.D109]" office:value-type="float" office:value="2380.41829974564">
            <text:p>2380,4182997456</text:p>
          </table:table-cell>
          <table:table-cell table:formula="of:=[.E110]*2.035-[.E110]" office:value-type="float" office:value="1142.48655427846">
            <text:p>1142,4865542785</text:p>
          </table:table-cell>
          <table:table-cell table:formula="of:=[.F110]*2.035-[.F110]" office:value-type="float" office:value="766.844087988459">
            <text:p>766,84408798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  <table:table-cell table:formula="of:=[.D111]*2.001-[.D110]" office:value-type="float" office:value="2456.96517999757">
            <text:p>2456,9651799976</text:p>
          </table:table-cell>
          <table:table-cell table:formula="of:=[.E111]*2.035-[.E111]" office:value-type="float" office:value="1182.4735836782">
            <text:p>1182,4735836782</text:p>
          </table:table-cell>
          <table:table-cell table:formula="of:=[.F111]*2.035-[.F111]" office:value-type="float" office:value="793.683631068055">
            <text:p>793,68363106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1">
            <text:p>111</text:p>
          </table:table-cell>
          <table:table-cell/>
          <table:table-cell table:formula="of:=[.D112]*2.001-[.D111]" office:value-type="float" office:value="2535.9690254295">
            <text:p>2535,9690254295</text:p>
          </table:table-cell>
          <table:table-cell table:formula="of:=[.E112]*2.035-[.E112]" office:value-type="float" office:value="1223.86015910694">
            <text:p>1223,8601591069</text:p>
          </table:table-cell>
          <table:table-cell table:formula="of:=[.F112]*2.035-[.F112]" office:value-type="float" office:value="821.462558155437">
            <text:p>821,46255815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2">
            <text:p>112</text:p>
          </table:table-cell>
          <table:table-cell/>
          <table:table-cell table:formula="of:=[.D113]*2.001-[.D112]" office:value-type="float" office:value="2617.50883988685">
            <text:p>2617,5088398869</text:p>
          </table:table-cell>
          <table:table-cell table:formula="of:=[.E113]*2.035-[.E113]" office:value-type="float" office:value="1266.69526467568">
            <text:p>1266,6952646757</text:p>
          </table:table-cell>
          <table:table-cell table:formula="of:=[.F113]*2.035-[.F113]" office:value-type="float" office:value="850.213747690877">
            <text:p>850,21374769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3">
            <text:p>113</text:p>
          </table:table-cell>
          <table:table-cell/>
          <table:table-cell table:formula="of:=[.D114]*2.001-[.D113]" office:value-type="float" office:value="2701.6661631841">
            <text:p>2701,6661631841</text:p>
          </table:table-cell>
          <table:table-cell table:formula="of:=[.E114]*2.035-[.E114]" office:value-type="float" office:value="1311.02959893933">
            <text:p>1311,0295989393</text:p>
          </table:table-cell>
          <table:table-cell table:formula="of:=[.F114]*2.035-[.F114]" office:value-type="float" office:value="879.971228860058">
            <text:p>879,971228860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4">
            <text:p>114</text:p>
          </table:table-cell>
          <table:table-cell/>
          <table:table-cell table:formula="of:=[.D115]*2.001-[.D114]" office:value-type="float" office:value="2788.52515264453">
            <text:p>2788,5251526445</text:p>
          </table:table-cell>
          <table:table-cell table:formula="of:=[.E115]*2.035-[.E115]" office:value-type="float" office:value="1356.91563490221">
            <text:p>1356,9156349022</text:p>
          </table:table-cell>
          <table:table-cell table:formula="of:=[.F115]*2.035-[.F115]" office:value-type="float" office:value="910.77022187016">
            <text:p>910,77022187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5">
            <text:p>115</text:p>
          </table:table-cell>
          <table:table-cell/>
          <table:table-cell table:formula="of:=[.D116]*2.001-[.D115]" office:value-type="float" office:value="2878.1726672576">
            <text:p>2878,1726672576</text:p>
          </table:table-cell>
          <table:table-cell table:formula="of:=[.E116]*2.035-[.E116]" office:value-type="float" office:value="1404.40768212379">
            <text:p>1404,4076821238</text:p>
          </table:table-cell>
          <table:table-cell table:formula="of:=[.F116]*2.035-[.F116]" office:value-type="float" office:value="942.647179635616">
            <text:p>942,64717963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6">
            <text:p>116</text:p>
          </table:table-cell>
          <table:table-cell/>
          <table:table-cell table:formula="of:=[.D117]*2.001-[.D116]" office:value-type="float" office:value="2970.69835453793">
            <text:p>2970,6983545379</text:p>
          </table:table-cell>
          <table:table-cell table:formula="of:=[.E117]*2.035-[.E117]" office:value-type="float" office:value="1453.56195099812">
            <text:p>1453,5619509981</text:p>
          </table:table-cell>
          <table:table-cell table:formula="of:=[.F117]*2.035-[.F117]" office:value-type="float" office:value="975.639830922862">
            <text:p>975,63983092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7">
            <text:p>117</text:p>
          </table:table-cell>
          <table:table-cell/>
          <table:table-cell table:formula="of:=[.D118]*2.001-[.D117]" office:value-type="float" office:value="3066.1947401728">
            <text:p>3066,1947401728</text:p>
          </table:table-cell>
          <table:table-cell table:formula="of:=[.E118]*2.035-[.E118]" office:value-type="float" office:value="1504.43661928306">
            <text:p>1504,4366192831</text:p>
          </table:table-cell>
          <table:table-cell table:formula="of:=[.F118]*2.035-[.F118]" office:value-type="float" office:value="1009.78722500516">
            <text:p>1009,78722500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8">
            <text:p>118</text:p>
          </table:table-cell>
          <table:table-cell/>
          <table:table-cell table:formula="of:=[.D119]*2.001-[.D118]" office:value-type="float" office:value="3164.75732054784">
            <text:p>3164,7573205478</text:p>
          </table:table-cell>
          <table:table-cell table:formula="of:=[.E119]*2.035-[.E119]" office:value-type="float" office:value="1557.09190095796">
            <text:p>1557,091900958</text:p>
          </table:table-cell>
          <table:table-cell table:formula="of:=[.F119]*2.035-[.F119]" office:value-type="float" office:value="1045.12977788034">
            <text:p>1045,12977788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9">
            <text:p>119</text:p>
          </table:table-cell>
          <table:table-cell/>
          <table:table-cell table:formula="of:=[.D120]*2.001-[.D119]" office:value-type="float" office:value="3266.48465824343">
            <text:p>3266,4846582434</text:p>
          </table:table-cell>
          <table:table-cell table:formula="of:=[.E120]*2.035-[.E120]" office:value-type="float" office:value="1611.59011749149">
            <text:p>1611,5901174915</text:p>
          </table:table-cell>
          <table:table-cell table:formula="of:=[.F120]*2.035-[.F120]" office:value-type="float" office:value="1081.70932010616">
            <text:p>1081,709320106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table:formula="of:=[.D121]*2.001-[.D120]" office:value-type="float" office:value="3371.47848059726">
            <text:p>3371,4784805973</text:p>
          </table:table-cell>
          <table:table-cell table:formula="of:=[.E121]*2.035-[.E121]" office:value-type="float" office:value="1667.99577160369">
            <text:p>1667,9957716037</text:p>
          </table:table-cell>
          <table:table-cell table:formula="of:=[.F121]*2.035-[.F121]" office:value-type="float" office:value="1119.56914630987">
            <text:p>1119,56914630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1">
            <text:p>121</text:p>
          </table:table-cell>
          <table:table-cell/>
          <table:table-cell table:formula="of:=[.D122]*2.001-[.D121]" office:value-type="float" office:value="3479.84378143168">
            <text:p>3479,8437814317</text:p>
          </table:table-cell>
          <table:table-cell table:formula="of:=[.E122]*2.035-[.E122]" office:value-type="float" office:value="1726.37562360982">
            <text:p>1726,3756236098</text:p>
          </table:table-cell>
          <table:table-cell table:formula="of:=[.F122]*2.035-[.F122]" office:value-type="float" office:value="1158.75406643072">
            <text:p>1158,75406643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2">
            <text:p>122</text:p>
          </table:table-cell>
          <table:table-cell/>
          <table:table-cell table:formula="of:=[.D123]*2.001-[.D122]" office:value-type="float" office:value="3591.68892604754">
            <text:p>3591,6889260476</text:p>
          </table:table-cell>
          <table:table-cell table:formula="of:=[.E123]*2.035-[.E123]" office:value-type="float" office:value="1786.79877043617">
            <text:p>1786,7987704362</text:p>
          </table:table-cell>
          <table:table-cell table:formula="of:=[.F123]*2.035-[.F123]" office:value-type="float" office:value="1199.31045875579">
            <text:p>1199,31045875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3">
            <text:p>123</text:p>
          </table:table-cell>
          <table:table-cell/>
          <table:table-cell table:formula="of:=[.D124]*2.001-[.D123]" office:value-type="float" office:value="3707.12575958945">
            <text:p>3707,1257595895</text:p>
          </table:table-cell>
          <table:table-cell table:formula="of:=[.E124]*2.035-[.E124]" office:value-type="float" office:value="1849.33672740143">
            <text:p>1849,3367274014</text:p>
          </table:table-cell>
          <table:table-cell table:formula="of:=[.F124]*2.035-[.F124]" office:value-type="float" office:value="1241.28632481225">
            <text:p>1241,28632481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4">
            <text:p>124</text:p>
          </table:table-cell>
          <table:table-cell/>
          <table:table-cell table:formula="of:=[.D125]*2.001-[.D124]" office:value-type="float" office:value="3826.26971889094">
            <text:p>3826,269718891</text:p>
          </table:table-cell>
          <table:table-cell table:formula="of:=[.E125]*2.035-[.E125]" office:value-type="float" office:value="1914.06351286048">
            <text:p>1914,0635128605</text:p>
          </table:table-cell>
          <table:table-cell table:formula="of:=[.F125]*2.035-[.F125]" office:value-type="float" office:value="1284.73134618067">
            <text:p>1284,73134618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5">
            <text:p>125</text:p>
          </table:table-cell>
          <table:table-cell/>
          <table:table-cell table:formula="of:=[.D126]*2.001-[.D125]" office:value-type="float" office:value="3949.23994791133">
            <text:p>3949,2399479113</text:p>
          </table:table-cell>
          <table:table-cell table:formula="of:=[.E126]*2.035-[.E126]" office:value-type="float" office:value="1981.0557358106">
            <text:p>1981,0557358106</text:p>
          </table:table-cell>
          <table:table-cell table:formula="of:=[.F126]*2.035-[.F126]" office:value-type="float" office:value="1329.696943297">
            <text:p>1329,6969432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6">
            <text:p>126</text:p>
          </table:table-cell>
          <table:table-cell/>
          <table:table-cell table:formula="of:=[.D127]*2.001-[.D126]" office:value-type="float" office:value="4076.15941687963">
            <text:p>4076,1594168796</text:p>
          </table:table-cell>
          <table:table-cell table:formula="of:=[.E127]*2.035-[.E127]" office:value-type="float" office:value="2050.39268656397">
            <text:p>2050,392686564</text:p>
          </table:table-cell>
          <table:table-cell table:formula="of:=[.F127]*2.035-[.F127]" office:value-type="float" office:value="1376.23633631239">
            <text:p>1376,23633631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7">
            <text:p>127</text:p>
          </table:table-cell>
          <table:table-cell/>
          <table:table-cell table:formula="of:=[.D128]*2.001-[.D127]" office:value-type="float" office:value="4207.1550452648">
            <text:p>4207,1550452648</text:p>
          </table:table-cell>
          <table:table-cell table:formula="of:=[.E128]*2.035-[.E128]" office:value-type="float" office:value="2122.15643059371">
            <text:p>2122,1564305937</text:p>
          </table:table-cell>
          <table:table-cell table:formula="of:=[.F128]*2.035-[.F128]" office:value-type="float" office:value="1424.40460808333">
            <text:p>1424,40460808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8">
            <text:p>128</text:p>
          </table:table-cell>
          <table:table-cell/>
          <table:table-cell table:formula="of:=[.D129]*2.001-[.D128]" office:value-type="float" office:value="4342.35782869524">
            <text:p>4342,3578286952</text:p>
          </table:table-cell>
          <table:table-cell table:formula="of:=[.E129]*2.035-[.E129]" office:value-type="float" office:value="2196.43190566449">
            <text:p>2196,4319056645</text:p>
          </table:table-cell>
          <table:table-cell table:formula="of:=[.F129]*2.035-[.F129]" office:value-type="float" office:value="1474.25876936624">
            <text:p>1474,25876936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9">
            <text:p>129</text:p>
          </table:table-cell>
          <table:table-cell/>
          <table:table-cell table:formula="of:=[.D130]*2.001-[.D129]" office:value-type="float" office:value="4481.90296995437">
            <text:p>4481,9029699544</text:p>
          </table:table-cell>
          <table:table-cell table:formula="of:=[.E130]*2.035-[.E130]" office:value-type="float" office:value="2273.30702236275">
            <text:p>2273,3070223628</text:p>
          </table:table-cell>
          <table:table-cell table:formula="of:=[.F130]*2.035-[.F130]" office:value-type="float" office:value="1525.85782629406">
            <text:p>1525,85782629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0">
            <text:p>130</text:p>
          </table:table-cell>
          <table:table-cell/>
          <table:table-cell table:formula="of:=[.D131]*2.001-[.D130]" office:value-type="float" office:value="4625.93001418346">
            <text:p>4625,9300141835</text:p>
          </table:table-cell>
          <table:table-cell table:formula="of:=[.E131]*2.035-[.E131]" office:value-type="float" office:value="2352.87276814545">
            <text:p>2352,8727681455</text:p>
          </table:table-cell>
          <table:table-cell table:formula="of:=[.F131]*2.035-[.F131]" office:value-type="float" office:value="1579.26285021435">
            <text:p>1579,262850214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1">
            <text:p>131</text:p>
          </table:table-cell>
          <table:table-cell/>
          <table:table-cell table:formula="of:=[.D132]*2.001-[.D131]" office:value-type="float" office:value="4774.58298842673">
            <text:p>4774,5829884267</text:p>
          </table:table-cell>
          <table:table-cell table:formula="of:=[.E132]*2.035-[.E132]" office:value-type="float" office:value="2435.22331503054">
            <text:p>2435,2233150305</text:p>
          </table:table-cell>
          <table:table-cell table:formula="of:=[.F132]*2.035-[.F132]" office:value-type="float" office:value="1634.53704997186">
            <text:p>1634,53704997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2">
            <text:p>132</text:p>
          </table:table-cell>
          <table:table-cell/>
          <table:table-cell table:formula="of:=[.D133]*2.001-[.D132]" office:value-type="float" office:value="4928.01054565843">
            <text:p>4928,0105456584</text:p>
          </table:table-cell>
          <table:table-cell table:formula="of:=[.E133]*2.035-[.E133]" office:value-type="float" office:value="2520.45613105661">
            <text:p>2520,4561310566</text:p>
          </table:table-cell>
          <table:table-cell table:formula="of:=[.F133]*2.035-[.F133]" office:value-type="float" office:value="1691.74584672087">
            <text:p>1691,74584672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3">
            <text:p>133</text:p>
          </table:table-cell>
          <table:table-cell/>
          <table:table-cell table:formula="of:=[.D134]*2.001-[.D133]" office:value-type="float" office:value="5086.36611343578">
            <text:p>5086,3661134358</text:p>
          </table:table-cell>
          <table:table-cell table:formula="of:=[.E134]*2.035-[.E134]" office:value-type="float" office:value="2608.67209564359">
            <text:p>2608,6720956436</text:p>
          </table:table-cell>
          <table:table-cell table:formula="of:=[.F134]*2.035-[.F134]" office:value-type="float" office:value="1750.9569513561">
            <text:p>1750,95695135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4">
            <text:p>134</text:p>
          </table:table-cell>
          <table:table-cell/>
          <table:table-cell table:formula="of:=[.D135]*2.001-[.D134]" office:value-type="float" office:value="5249.80804732657">
            <text:p>5249,8080473266</text:p>
          </table:table-cell>
          <table:table-cell table:formula="of:=[.E135]*2.035-[.E135]" office:value-type="float" office:value="2699.97561899111">
            <text:p>2699,9756189911</text:p>
          </table:table-cell>
          <table:table-cell table:formula="of:=[.F135]*2.035-[.F135]" office:value-type="float" office:value="1812.24044465357">
            <text:p>1812,24044465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table:formula="of:=[.D136]*2.001-[.D135]" office:value-type="float" office:value="5418.49978926469">
            <text:p>5418,4997892647</text:p>
          </table:table-cell>
          <table:table-cell table:formula="of:=[.E136]*2.035-[.E136]" office:value-type="float" office:value="2794.4747656558">
            <text:p>2794,4747656558</text:p>
          </table:table-cell>
          <table:table-cell table:formula="of:=[.F136]*2.035-[.F136]" office:value-type="float" office:value="1875.66886021644">
            <text:p>1875,66886021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6">
            <text:p>136</text:p>
          </table:table-cell>
          <table:table-cell/>
          <table:table-cell table:formula="of:=[.D137]*2.001-[.D136]" office:value-type="float" office:value="5592.61003099207">
            <text:p>5592,6100309921</text:p>
          </table:table-cell>
          <table:table-cell table:formula="of:=[.E137]*2.035-[.E137]" office:value-type="float" office:value="2892.28138245376">
            <text:p>2892,2813824538</text:p>
          </table:table-cell>
          <table:table-cell table:formula="of:=[.F137]*2.035-[.F137]" office:value-type="float" office:value="1941.31727032402">
            <text:p>1941,3172703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7">
            <text:p>137</text:p>
          </table:table-cell>
          <table:table-cell/>
          <table:table-cell table:formula="of:=[.D138]*2.001-[.D137]" office:value-type="float" office:value="5772.31288275044">
            <text:p>5772,3128827504</text:p>
          </table:table-cell>
          <table:table-cell table:formula="of:=[.E138]*2.035-[.E138]" office:value-type="float" office:value="2993.51123083964">
            <text:p>2993,5112308396</text:p>
          </table:table-cell>
          <table:table-cell table:formula="of:=[.F138]*2.035-[.F138]" office:value-type="float" office:value="2009.26337478536">
            <text:p>2009,26337478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8">
            <text:p>138</text:p>
          </table:table-cell>
          <table:table-cell/>
          <table:table-cell table:formula="of:=[.D139]*2.001-[.D138]" office:value-type="float" office:value="5957.78804739156">
            <text:p>5957,7880473916</text:p>
          </table:table-cell>
          <table:table-cell table:formula="of:=[.E139]*2.035-[.E139]" office:value-type="float" office:value="3098.28412391903">
            <text:p>3098,284123919</text:p>
          </table:table-cell>
          <table:table-cell table:formula="of:=[.F139]*2.035-[.F139]" office:value-type="float" office:value="2079.58759290285">
            <text:p>2079,58759290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9">
            <text:p>139</text:p>
          </table:table-cell>
          <table:table-cell/>
          <table:table-cell table:formula="of:=[.D140]*2.001-[.D139]" office:value-type="float" office:value="6149.22100008007">
            <text:p>6149,2210000801</text:p>
          </table:table-cell>
          <table:table-cell table:formula="of:=[.E140]*2.035-[.E140]" office:value-type="float" office:value="3206.72406825619">
            <text:p>3206,7240682562</text:p>
          </table:table-cell>
          <table:table-cell table:formula="of:=[.F140]*2.035-[.F140]" office:value-type="float" office:value="2152.37315865445">
            <text:p>2152,37315865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0">
            <text:p>140</text:p>
          </table:table-cell>
          <table:table-cell/>
          <table:table-cell table:formula="of:=[.D141]*2.001-[.D140]" office:value-type="float" office:value="6346.80317376866">
            <text:p>6346,8031737687</text:p>
          </table:table-cell>
          <table:table-cell table:formula="of:=[.E141]*2.035-[.E141]" office:value-type="float" office:value="3318.95941064516">
            <text:p>3318,9594106452</text:p>
          </table:table-cell>
          <table:table-cell table:formula="of:=[.F141]*2.035-[.F141]" office:value-type="float" office:value="2227.70621920735">
            <text:p>2227,70621920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1">
            <text:p>141</text:p>
          </table:table-cell>
          <table:table-cell/>
          <table:table-cell table:formula="of:=[.D142]*2.001-[.D141]" office:value-type="float" office:value="6550.73215063102">
            <text:p>6550,732150631</text:p>
          </table:table-cell>
          <table:table-cell table:formula="of:=[.E142]*2.035-[.E142]" office:value-type="float" office:value="3435.12299001774">
            <text:p>3435,1229900177</text:p>
          </table:table-cell>
          <table:table-cell table:formula="of:=[.F142]*2.035-[.F142]" office:value-type="float" office:value="2305.67593687961">
            <text:p>2305,67593687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2">
            <text:p>142</text:p>
          </table:table-cell>
          <table:table-cell/>
          <table:table-cell table:formula="of:=[.D143]*2.001-[.D142]" office:value-type="float" office:value="6761.21185964401">
            <text:p>6761,211859644</text:p>
          </table:table-cell>
          <table:table-cell table:formula="of:=[.E143]*2.035-[.E143]" office:value-type="float" office:value="3555.35229466836">
            <text:p>3555,3522946684</text:p>
          </table:table-cell>
          <table:table-cell table:formula="of:=[.F143]*2.035-[.F143]" office:value-type="float" office:value="2386.3745946704">
            <text:p>2386,37459467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3">
            <text:p>143</text:p>
          </table:table-cell>
          <table:table-cell/>
          <table:table-cell table:formula="of:=[.D144]*2.001-[.D143]" office:value-type="float" office:value="6978.45278051665">
            <text:p>6978,4527805167</text:p>
          </table:table-cell>
          <table:table-cell table:formula="of:=[.E144]*2.035-[.E144]" office:value-type="float" office:value="3679.78962498175">
            <text:p>3679,7896249818</text:p>
          </table:table-cell>
          <table:table-cell table:formula="of:=[.F144]*2.035-[.F144]" office:value-type="float" office:value="2469.89770548386">
            <text:p>2469,89770548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4">
            <text:p>144</text:p>
          </table:table-cell>
          <table:table-cell/>
          <table:table-cell table:formula="of:=[.D145]*2.001-[.D144]" office:value-type="float" office:value="7202.6721541698">
            <text:p>7202,6721541698</text:p>
          </table:table-cell>
          <table:table-cell table:formula="of:=[.E145]*2.035-[.E145]" office:value-type="float" office:value="3808.58226185612">
            <text:p>3808,5822618561</text:p>
          </table:table-cell>
          <table:table-cell table:formula="of:=[.F145]*2.035-[.F145]" office:value-type="float" office:value="2556.3441251758">
            <text:p>2556,34412517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5">
            <text:p>145</text:p>
          </table:table-cell>
          <table:table-cell/>
          <table:table-cell table:formula="of:=[.D146]*2.001-[.D145]" office:value-type="float" office:value="7434.09419997711">
            <text:p>7434,0941999771</text:p>
          </table:table-cell>
          <table:table-cell table:formula="of:=[.E146]*2.035-[.E146]" office:value-type="float" office:value="3941.88264102108">
            <text:p>3941,8826410211</text:p>
          </table:table-cell>
          <table:table-cell table:formula="of:=[.F146]*2.035-[.F146]" office:value-type="float" office:value="2645.81616955695">
            <text:p>2645,8161695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6">
            <text:p>146</text:p>
          </table:table-cell>
          <table:table-cell/>
          <table:table-cell table:formula="of:=[.D147]*2.001-[.D146]" office:value-type="float" office:value="7672.95033998441">
            <text:p>7672,9503399844</text:p>
          </table:table-cell>
          <table:table-cell table:formula="of:=[.E147]*2.035-[.E147]" office:value-type="float" office:value="4079.84853345682">
            <text:p>4079,8485334568</text:p>
          </table:table-cell>
          <table:table-cell table:formula="of:=[.F147]*2.035-[.F147]" office:value-type="float" office:value="2738.41973549144">
            <text:p>2738,41973549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7">
            <text:p>147</text:p>
          </table:table-cell>
          <table:table-cell/>
          <table:table-cell table:formula="of:=[.D148]*2.001-[.D147]" office:value-type="float" office:value="7919.47943033169">
            <text:p>7919,4794303317</text:p>
          </table:table-cell>
          <table:table-cell table:formula="of:=[.E148]*2.035-[.E148]" office:value-type="float" office:value="4222.64323212781">
            <text:p>4222,6432321278</text:p>
          </table:table-cell>
          <table:table-cell table:formula="of:=[.F148]*2.035-[.F148]" office:value-type="float" office:value="2834.26442623364">
            <text:p>2834,26442623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8">
            <text:p>148</text:p>
          </table:table-cell>
          <table:table-cell/>
          <table:table-cell table:formula="of:=[.D149]*2.001-[.D148]" office:value-type="float" office:value="8173.92800010929">
            <text:p>8173,9280001093</text:p>
          </table:table-cell>
          <table:table-cell table:formula="of:=[.E149]*2.035-[.E149]" office:value-type="float" office:value="4370.43574525228">
            <text:p>4370,4357452523</text:p>
          </table:table-cell>
          <table:table-cell table:formula="of:=[.F149]*2.035-[.F149]" office:value-type="float" office:value="2933.46368115182">
            <text:p>2933,46368115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9">
            <text:p>149</text:p>
          </table:table-cell>
          <table:table-cell/>
          <table:table-cell table:formula="of:=[.D150]*2.001-[.D149]" office:value-type="float" office:value="8436.55049788701">
            <text:p>8436,550497887</text:p>
          </table:table-cell>
          <table:table-cell table:formula="of:=[.E150]*2.035-[.E150]" office:value-type="float" office:value="4523.40099633611">
            <text:p>4523,4009963361</text:p>
          </table:table-cell>
          <table:table-cell table:formula="of:=[.F150]*2.035-[.F150]" office:value-type="float" office:value="3036.13490999214">
            <text:p>3036,134909992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table:formula="of:=[.D151]*2.001-[.D150]" office:value-type="float" office:value="8707.60954616262">
            <text:p>8707,6095461626</text:p>
          </table:table-cell>
          <table:table-cell table:formula="of:=[.E151]*2.035-[.E151]" office:value-type="float" office:value="4681.72003120788">
            <text:p>4681,7200312079</text:p>
          </table:table-cell>
          <table:table-cell table:formula="of:=[.F151]*2.035-[.F151]" office:value-type="float" office:value="3142.39963184186">
            <text:p>3142,399631841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1">
            <text:p>151</text:p>
          </table:table-cell>
          <table:table-cell/>
          <table:table-cell table:formula="of:=[.D152]*2.001-[.D151]" office:value-type="float" office:value="8987.37620398438">
            <text:p>8987,3762039844</text:p>
          </table:table-cell>
          <table:table-cell table:formula="of:=[.E152]*2.035-[.E152]" office:value-type="float" office:value="4845.58023230016">
            <text:p>4845,5802323002</text:p>
          </table:table-cell>
          <table:table-cell table:formula="of:=[.F152]*2.035-[.F152]" office:value-type="float" office:value="3252.38361895633">
            <text:p>3252,38361895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2">
            <text:p>152</text:p>
          </table:table-cell>
          <table:table-cell/>
          <table:table-cell table:formula="of:=[.D153]*2.001-[.D152]" office:value-type="float" office:value="9276.13023801013">
            <text:p>9276,1302380101</text:p>
          </table:table-cell>
          <table:table-cell table:formula="of:=[.E153]*2.035-[.E153]" office:value-type="float" office:value="5015.17554043066">
            <text:p>5015,1755404307</text:p>
          </table:table-cell>
          <table:table-cell table:formula="of:=[.F153]*2.035-[.F153]" office:value-type="float" office:value="3366.2170456198">
            <text:p>3366,21704561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3">
            <text:p>153</text:p>
          </table:table-cell>
          <table:table-cell/>
          <table:table-cell table:formula="of:=[.D154]*2.001-[.D153]" office:value-type="float" office:value="9574.16040227389">
            <text:p>9574,1604022739</text:p>
          </table:table-cell>
          <table:table-cell table:formula="of:=[.E154]*2.035-[.E154]" office:value-type="float" office:value="5190.70668434574">
            <text:p>5190,7066843457</text:p>
          </table:table-cell>
          <table:table-cell table:formula="of:=[.F154]*2.035-[.F154]" office:value-type="float" office:value="3484.03464221649">
            <text:p>3484,03464221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4">
            <text:p>154</text:p>
          </table:table-cell>
          <table:table-cell/>
          <table:table-cell table:formula="of:=[.D155]*2.001-[.D154]" office:value-type="float" office:value="9881.76472693992">
            <text:p>9881,7647269399</text:p>
          </table:table-cell>
          <table:table-cell table:formula="of:=[.E155]*2.035-[.E155]" office:value-type="float" office:value="5372.38141829784">
            <text:p>5372,3814182978</text:p>
          </table:table-cell>
          <table:table-cell table:formula="of:=[.F155]*2.035-[.F155]" office:value-type="float" office:value="3605.97585469407">
            <text:p>3605,975854694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5">
            <text:p>155</text:p>
          </table:table-cell>
          <table:table-cell/>
          <table:table-cell table:formula="of:=[.D156]*2.001-[.D155]" office:value-type="float" office:value="10199.2508163329">
            <text:p>10199,2508163329</text:p>
          </table:table-cell>
          <table:table-cell table:formula="of:=[.E156]*2.035-[.E156]" office:value-type="float" office:value="5560.41476793826">
            <text:p>5560,4147679383</text:p>
          </table:table-cell>
          <table:table-cell table:formula="of:=[.F156]*2.035-[.F156]" office:value-type="float" office:value="3732.18500960836">
            <text:p>3732,18500960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6">
            <text:p>156</text:p>
          </table:table-cell>
          <table:table-cell/>
          <table:table-cell table:formula="of:=[.D157]*2.001-[.D156]" office:value-type="float" office:value="10526.9361565422">
            <text:p>10526,9361565422</text:p>
          </table:table-cell>
          <table:table-cell table:formula="of:=[.E157]*2.035-[.E157]" office:value-type="float" office:value="5755.0292848161">
            <text:p>5755,0292848161</text:p>
          </table:table-cell>
          <table:table-cell table:formula="of:=[.F157]*2.035-[.F157]" office:value-type="float" office:value="3862.81148494466">
            <text:p>3862,811484944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7">
            <text:p>157</text:p>
          </table:table-cell>
          <table:table-cell/>
          <table:table-cell table:formula="of:=[.D158]*2.001-[.D157]" office:value-type="float" office:value="10865.148432908">
            <text:p>10865,148432908</text:p>
          </table:table-cell>
          <table:table-cell table:formula="of:=[.E158]*2.035-[.E158]" office:value-type="float" office:value="5956.45530978467">
            <text:p>5956,4553097847</text:p>
          </table:table-cell>
          <table:table-cell table:formula="of:=[.F158]*2.035-[.F158]" office:value-type="float" office:value="3998.00988691772">
            <text:p>3998,00988691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8">
            <text:p>158</text:p>
          </table:table-cell>
          <table:table-cell/>
          <table:table-cell table:formula="of:=[.D159]*2.001-[.D158]" office:value-type="float" office:value="11214.2258577068">
            <text:p>11214,2258577068</text:p>
          </table:table-cell>
          <table:table-cell table:formula="of:=[.E159]*2.035-[.E159]" office:value-type="float" office:value="6164.93124562713">
            <text:p>6164,9312456271</text:p>
          </table:table-cell>
          <table:table-cell table:formula="of:=[.F159]*2.035-[.F159]" office:value-type="float" office:value="4137.94023295984">
            <text:p>4137,94023295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9">
            <text:p>159</text:p>
          </table:table-cell>
          <table:table-cell/>
          <table:table-cell table:formula="of:=[.D160]*2.001-[.D159]" office:value-type="float" office:value="11574.5175083632">
            <text:p>11574,5175083632</text:p>
          </table:table-cell>
          <table:table-cell table:formula="of:=[.E160]*2.035-[.E160]" office:value-type="float" office:value="6380.70383922408">
            <text:p>6380,7038392241</text:p>
          </table:table-cell>
          <table:table-cell table:formula="of:=[.F160]*2.035-[.F160]" office:value-type="float" office:value="4282.76814111343">
            <text:p>4282,76814111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0">
            <text:p>160</text:p>
          </table:table-cell>
          <table:table-cell/>
          <table:table-cell table:formula="of:=[.D161]*2.001-[.D160]" office:value-type="float" office:value="11946.3836765281">
            <text:p>11946,3836765281</text:p>
          </table:table-cell>
          <table:table-cell table:formula="of:=[.E161]*2.035-[.E161]" office:value-type="float" office:value="6604.02847359693">
            <text:p>6604,0284735969</text:p>
          </table:table-cell>
          <table:table-cell table:formula="of:=[.F161]*2.035-[.F161]" office:value-type="float" office:value="4432.66502605241">
            <text:p>4432,665026052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1">
            <text:p>161</text:p>
          </table:table-cell>
          <table:table-cell/>
          <table:table-cell table:formula="of:=[.D162]*2.001-[.D161]" office:value-type="float" office:value="12330.1962283694">
            <text:p>12330,1962283694</text:p>
          </table:table-cell>
          <table:table-cell table:formula="of:=[.E162]*2.035-[.E162]" office:value-type="float" office:value="6835.16947017282">
            <text:p>6835,1694701728</text:p>
          </table:table-cell>
          <table:table-cell table:formula="of:=[.F162]*2.035-[.F162]" office:value-type="float" office:value="4587.80830196424">
            <text:p>4587,80830196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2">
            <text:p>162</text:p>
          </table:table-cell>
          <table:table-cell/>
          <table:table-cell table:formula="of:=[.D163]*2.001-[.D162]" office:value-type="float" office:value="12726.3389764391">
            <text:p>12726,3389764391</text:p>
          </table:table-cell>
          <table:table-cell table:formula="of:=[.E163]*2.035-[.E163]" office:value-type="float" office:value="7074.40040162887">
            <text:p>7074,4004016289</text:p>
          </table:table-cell>
          <table:table-cell table:formula="of:=[.F163]*2.035-[.F163]" office:value-type="float" office:value="4748.38159253299">
            <text:p>4748,38159253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3">
            <text:p>163</text:p>
          </table:table-cell>
          <table:table-cell/>
          <table:table-cell table:formula="of:=[.D164]*2.001-[.D163]" office:value-type="float" office:value="13135.2080634853">
            <text:p>13135,2080634853</text:p>
          </table:table-cell>
          <table:table-cell table:formula="of:=[.E164]*2.035-[.E164]" office:value-type="float" office:value="7322.00441568588">
            <text:p>7322,0044156859</text:p>
          </table:table-cell>
          <table:table-cell table:formula="of:=[.F164]*2.035-[.F164]" office:value-type="float" office:value="4914.57494827164">
            <text:p>4914,57494827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4">
            <text:p>164</text:p>
          </table:table-cell>
          <table:table-cell/>
          <table:table-cell table:formula="of:=[.D165]*2.001-[.D164]" office:value-type="float" office:value="13557.2123585949">
            <text:p>13557,2123585949</text:p>
          </table:table-cell>
          <table:table-cell table:formula="of:=[.E165]*2.035-[.E165]" office:value-type="float" office:value="7578.27457023489">
            <text:p>7578,2745702349</text:p>
          </table:table-cell>
          <table:table-cell table:formula="of:=[.F165]*2.035-[.F165]" office:value-type="float" office:value="5086.58507146115">
            <text:p>5086,58507146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5">
            <text:p>165</text:p>
          </table:table-cell>
          <table:table-cell/>
          <table:table-cell table:formula="of:=[.D166]*2.001-[.D165]" office:value-type="float" office:value="13992.7738660631">
            <text:p>13992,7738660631</text:p>
          </table:table-cell>
          <table:table-cell table:formula="of:=[.E166]*2.035-[.E166]" office:value-type="float" office:value="7843.51418019311">
            <text:p>7843,5141801931</text:p>
          </table:table-cell>
          <table:table-cell table:formula="of:=[.F166]*2.035-[.F166]" office:value-type="float" office:value="5264.61554896229">
            <text:p>5264,61554896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6">
            <text:p>166</text:p>
          </table:table-cell>
          <table:table-cell/>
          <table:table-cell table:formula="of:=[.D167]*2.001-[.D166]" office:value-type="float" office:value="14442.3281473974">
            <text:p>14442,3281473974</text:p>
          </table:table-cell>
          <table:table-cell table:formula="of:=[.E167]*2.035-[.E167]" office:value-type="float" office:value="8118.03717649987">
            <text:p>8118,0371764999</text:p>
          </table:table-cell>
          <table:table-cell table:formula="of:=[.F167]*2.035-[.F167]" office:value-type="float" office:value="5448.87709317597">
            <text:p>5448,8770931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7">
            <text:p>167</text:p>
          </table:table-cell>
          <table:table-cell/>
          <table:table-cell table:formula="of:=[.D168]*2.001-[.D167]" office:value-type="float" office:value="14906.3247568791">
            <text:p>14906,3247568791</text:p>
          </table:table-cell>
          <table:table-cell table:formula="of:=[.E168]*2.035-[.E168]" office:value-type="float" office:value="8402.16847767737">
            <text:p>8402,1684776774</text:p>
          </table:table-cell>
          <table:table-cell table:formula="of:=[.F168]*2.035-[.F168]" office:value-type="float" office:value="5639.58779143713">
            <text:p>5639,58779143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8">
            <text:p>168</text:p>
          </table:table-cell>
          <table:table-cell/>
          <table:table-cell table:formula="of:=[.D169]*2.001-[.D168]" office:value-type="float" office:value="15385.2276911176">
            <text:p>15385,2276911176</text:p>
          </table:table-cell>
          <table:table-cell table:formula="of:=[.E169]*2.035-[.E169]" office:value-type="float" office:value="8696.24437439608">
            <text:p>8696,2443743961</text:p>
          </table:table-cell>
          <table:table-cell table:formula="of:=[.F169]*2.035-[.F169]" office:value-type="float" office:value="5836.97336413744">
            <text:p>5836,97336413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9">
            <text:p>169</text:p>
          </table:table-cell>
          <table:table-cell/>
          <table:table-cell table:formula="of:=[.D170]*2.001-[.D169]" office:value-type="float" office:value="15879.5158530473">
            <text:p>15879,5158530473</text:p>
          </table:table-cell>
          <table:table-cell table:formula="of:=[.E170]*2.035-[.E170]" office:value-type="float" office:value="9000.61292749994">
            <text:p>9000,6129275</text:p>
          </table:table-cell>
          <table:table-cell table:formula="of:=[.F170]*2.035-[.F170]" office:value-type="float" office:value="6041.26743188225">
            <text:p>6041,26743188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0">
            <text:p>170</text:p>
          </table:table-cell>
          <table:table-cell/>
          <table:table-cell table:formula="of:=[.D171]*2.001-[.D170]" office:value-type="float" office:value="16389.68353083">
            <text:p>16389,68353083</text:p>
          </table:table-cell>
          <table:table-cell table:formula="of:=[.E171]*2.035-[.E171]" office:value-type="float" office:value="9315.63437996244">
            <text:p>9315,6343799625</text:p>
          </table:table-cell>
          <table:table-cell table:formula="of:=[.F171]*2.035-[.F171]" office:value-type="float" office:value="6252.71179199813">
            <text:p>6252,71179199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1">
            <text:p>171</text:p>
          </table:table-cell>
          <table:table-cell/>
          <table:table-cell table:formula="of:=[.D172]*2.001-[.D171]" office:value-type="float" office:value="16916.2408921436">
            <text:p>16916,2408921436</text:p>
          </table:table-cell>
          <table:table-cell table:formula="of:=[.E172]*2.035-[.E172]" office:value-type="float" office:value="9641.68158326113">
            <text:p>9641,6815832611</text:p>
          </table:table-cell>
          <table:table-cell table:formula="of:=[.F172]*2.035-[.F172]" office:value-type="float" office:value="6471.55670471806">
            <text:p>6471,55670471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2">
            <text:p>172</text:p>
          </table:table-cell>
          <table:table-cell/>
          <table:table-cell table:formula="of:=[.D173]*2.001-[.D172]" office:value-type="float" office:value="17459.7144943493">
            <text:p>17459,7144943493</text:p>
          </table:table-cell>
          <table:table-cell table:formula="of:=[.E173]*2.035-[.E173]" office:value-type="float" office:value="9979.14043867527">
            <text:p>9979,1404386753</text:p>
          </table:table-cell>
          <table:table-cell table:formula="of:=[.F173]*2.035-[.F173]" office:value-type="float" office:value="6698.06118938319">
            <text:p>6698,06118938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3">
            <text:p>173</text:p>
          </table:table-cell>
          <table:table-cell/>
          <table:table-cell table:formula="of:=[.D174]*2.001-[.D173]" office:value-type="float" office:value="18020.6478110493">
            <text:p>18020,6478110493</text:p>
          </table:table-cell>
          <table:table-cell table:formula="of:=[.E174]*2.035-[.E174]" office:value-type="float" office:value="10328.4103540289">
            <text:p>10328,4103540289</text:p>
          </table:table-cell>
          <table:table-cell table:formula="of:=[.F174]*2.035-[.F174]" office:value-type="float" office:value="6932.49333101161">
            <text:p>6932,4933310116</text:p>
          </table:table-cell>
          <table:table-cell table:number-columns-repeated="2"/>
          <table:table-cell table:formula="of:=[.B175]*20" office:value-type="float" office:value="3460">
            <text:p>3460</text:p>
          </table:table-cell>
          <table:table-cell table:formula="of:=340*20-[.I175]" office:value-type="float" office:value="3340">
            <text:p>33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4">
            <text:p>174</text:p>
          </table:table-cell>
          <table:table-cell/>
          <table:table-cell table:formula="of:=[.D175]*2.001-[.D174]" office:value-type="float" office:value="18599.6017755604">
            <text:p>18599,6017755604</text:p>
          </table:table-cell>
          <table:table-cell table:formula="of:=[.E175]*2.035-[.E175]" office:value-type="float" office:value="10689.9047164199">
            <text:p>10689,9047164199</text:p>
          </table:table-cell>
          <table:table-cell table:formula="of:=[.F175]*2.035-[.F175]" office:value-type="float" office:value="7175.13059759701">
            <text:p>7175,1305975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5">
            <text:p>175</text:p>
          </table:table-cell>
          <table:table-cell/>
          <table:table-cell table:formula="of:=[.D176]*2.001-[.D175]" office:value-type="float" office:value="19197.155341847">
            <text:p>19197,155341847</text:p>
          </table:table-cell>
          <table:table-cell table:formula="of:=[.E176]*2.035-[.E176]" office:value-type="float" office:value="11064.0513814946">
            <text:p>11064,0513814946</text:p>
          </table:table-cell>
          <table:table-cell table:formula="of:=[.F176]*2.035-[.F176]" office:value-type="float" office:value="7426.26016851291">
            <text:p>7426,260168512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6">
            <text:p>176</text:p>
          </table:table-cell>
          <table:table-cell/>
          <table:table-cell table:formula="of:=[.D177]*2.001-[.D176]" office:value-type="float" office:value="19813.9060634755">
            <text:p>19813,9060634755</text:p>
          </table:table-cell>
          <table:table-cell table:formula="of:=[.E177]*2.035-[.E177]" office:value-type="float" office:value="11451.2931798469">
            <text:p>11451,2931798469</text:p>
          </table:table-cell>
          <table:table-cell table:formula="of:=[.F177]*2.035-[.F177]" office:value-type="float" office:value="7686.17927441086">
            <text:p>7686,17927441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7">
            <text:p>177</text:p>
          </table:table-cell>
          <table:table-cell/>
          <table:table-cell table:formula="of:=[.D178]*2.001-[.D177]" office:value-type="float" office:value="20450.4706911675">
            <text:p>20450,4706911675</text:p>
          </table:table-cell>
          <table:table-cell table:formula="of:=[.E178]*2.035-[.E178]" office:value-type="float" office:value="11852.0884411416">
            <text:p>11852,0884411416</text:p>
          </table:table-cell>
          <table:table-cell table:formula="of:=[.F178]*2.035-[.F178]" office:value-type="float" office:value="7955.19554901524">
            <text:p>7955,195549015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8">
            <text:p>178</text:p>
          </table:table-cell>
          <table:table-cell/>
          <table:table-cell table:formula="of:=[.D179]*2.001-[.D178]" office:value-type="float" office:value="21107.4857895506">
            <text:p>21107,4857895506</text:p>
          </table:table-cell>
          <table:table-cell table:formula="of:=[.E179]*2.035-[.E179]" office:value-type="float" office:value="12266.9115365815">
            <text:p>12266,9115365815</text:p>
          </table:table-cell>
          <table:table-cell table:formula="of:=[.F179]*2.035-[.F179]" office:value-type="float" office:value="8233.62739323078">
            <text:p>8233,62739323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9">
            <text:p>179</text:p>
          </table:table-cell>
          <table:table-cell/>
          <table:table-cell table:formula="of:=[.D180]*2.001-[.D179]" office:value-type="float" office:value="21785.6083737233">
            <text:p>21785,6083737233</text:p>
          </table:table-cell>
          <table:table-cell table:formula="of:=[.E180]*2.035-[.E180]" office:value-type="float" office:value="12696.2534403619">
            <text:p>12696,2534403619</text:p>
          </table:table-cell>
          <table:table-cell table:formula="of:=[.F180]*2.035-[.F180]" office:value-type="float" office:value="8521.80435199385">
            <text:p>8521,80435199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table:formula="of:=[.D181]*2.001-[.D180]" office:value-type="float" office:value="22485.5165662697">
            <text:p>22485,5165662697</text:p>
          </table:table-cell>
          <table:table-cell table:formula="of:=[.E181]*2.035-[.E181]" office:value-type="float" office:value="13140.6223107746">
            <text:p>13140,6223107746</text:p>
          </table:table-cell>
          <table:table-cell table:formula="of:=[.F181]*2.035-[.F181]" office:value-type="float" office:value="8820.06750431364">
            <text:p>8820,06750431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1">
            <text:p>181</text:p>
          </table:table-cell>
          <table:table-cell/>
          <table:table-cell table:formula="of:=[.D182]*2.001-[.D181]" office:value-type="float" office:value="23207.9102753824">
            <text:p>23207,9102753824</text:p>
          </table:table-cell>
          <table:table-cell table:formula="of:=[.E182]*2.035-[.E182]" office:value-type="float" office:value="13600.5440916517">
            <text:p>13600,5440916517</text:p>
          </table:table-cell>
          <table:table-cell table:formula="of:=[.F182]*2.035-[.F182]" office:value-type="float" office:value="9128.76986696462">
            <text:p>9128,76986696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2">
            <text:p>182</text:p>
          </table:table-cell>
          <table:table-cell/>
          <table:table-cell table:formula="of:=[.D183]*2.001-[.D182]" office:value-type="float" office:value="23953.5118947704">
            <text:p>23953,5118947704</text:p>
          </table:table-cell>
          <table:table-cell table:formula="of:=[.E183]*2.035-[.E183]" office:value-type="float" office:value="14076.5631348595">
            <text:p>14076,5631348595</text:p>
          </table:table-cell>
          <table:table-cell table:formula="of:=[.F183]*2.035-[.F183]" office:value-type="float" office:value="9448.27681230838">
            <text:p>9448,27681230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3">
            <text:p>183</text:p>
          </table:table-cell>
          <table:table-cell/>
          <table:table-cell table:formula="of:=[.D184]*2.001-[.D183]" office:value-type="float" office:value="24723.0670260533">
            <text:p>24723,0670260533</text:p>
          </table:table-cell>
          <table:table-cell table:formula="of:=[.E184]*2.035-[.E184]" office:value-type="float" office:value="14569.2428445796">
            <text:p>14569,2428445796</text:p>
          </table:table-cell>
          <table:table-cell table:formula="of:=[.F184]*2.035-[.F184]" office:value-type="float" office:value="9778.96650073918">
            <text:p>9778,96650073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4">
            <text:p>184</text:p>
          </table:table-cell>
          <table:table-cell/>
          <table:table-cell table:formula="of:=[.D185]*2.001-[.D184]" office:value-type="float" office:value="25517.3452243621">
            <text:p>25517,3452243621</text:p>
          </table:table-cell>
          <table:table-cell table:formula="of:=[.E185]*2.035-[.E185]" office:value-type="float" office:value="15079.1663441398">
            <text:p>15079,1663441398</text:p>
          </table:table-cell>
          <table:table-cell table:formula="of:=[.F185]*2.035-[.F185]" office:value-type="float" office:value="10121.2303282651">
            <text:p>10121,23032826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5">
            <text:p>185</text:p>
          </table:table-cell>
          <table:table-cell/>
          <table:table-cell table:formula="of:=[.D186]*2.001-[.D185]" office:value-type="float" office:value="26337.1407678954">
            <text:p>26337,1407678954</text:p>
          </table:table-cell>
          <table:table-cell table:formula="of:=[.E186]*2.035-[.E186]" office:value-type="float" office:value="15606.9371661847">
            <text:p>15606,9371661847</text:p>
          </table:table-cell>
          <table:table-cell table:formula="of:=[.F186]*2.035-[.F186]" office:value-type="float" office:value="10475.4733897543">
            <text:p>10475,47338975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6">
            <text:p>186</text:p>
          </table:table-cell>
          <table:table-cell/>
          <table:table-cell table:formula="of:=[.D187]*2.001-[.D186]" office:value-type="float" office:value="27183.2734521965">
            <text:p>27183,2734521965</text:p>
          </table:table-cell>
          <table:table-cell table:formula="of:=[.E187]*2.035-[.E187]" office:value-type="float" office:value="16153.1799670012">
            <text:p>16153,1799670012</text:p>
          </table:table-cell>
          <table:table-cell table:formula="of:=[.F187]*2.035-[.F187]" office:value-type="float" office:value="10842.1149583957">
            <text:p>10842,11495839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7">
            <text:p>187</text:p>
          </table:table-cell>
          <table:table-cell/>
          <table:table-cell table:formula="of:=[.D188]*2.001-[.D187]" office:value-type="float" office:value="28056.5894099498">
            <text:p>28056,5894099498</text:p>
          </table:table-cell>
          <table:table-cell table:formula="of:=[.E188]*2.035-[.E188]" office:value-type="float" office:value="16718.5412658462">
            <text:p>16718,5412658462</text:p>
          </table:table-cell>
          <table:table-cell table:formula="of:=[.F188]*2.035-[.F188]" office:value-type="float" office:value="11221.5889819396">
            <text:p>11221,58898193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8">
            <text:p>188</text:p>
          </table:table-cell>
          <table:table-cell/>
          <table:table-cell table:formula="of:=[.D189]*2.001-[.D188]" office:value-type="float" office:value="28957.9619571131">
            <text:p>28957,9619571131</text:p>
          </table:table-cell>
          <table:table-cell table:formula="of:=[.E189]*2.035-[.E189]" office:value-type="float" office:value="17303.6902101509">
            <text:p>17303,6902101509</text:p>
          </table:table-cell>
          <table:table-cell table:formula="of:=[.F189]*2.035-[.F189]" office:value-type="float" office:value="11614.3445963075">
            <text:p>11614,34459630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9">
            <text:p>189</text:p>
          </table:table-cell>
          <table:table-cell/>
          <table:table-cell table:formula="of:=[.D190]*2.001-[.D189]" office:value-type="float" office:value="29888.2924662334">
            <text:p>29888,2924662334</text:p>
          </table:table-cell>
          <table:table-cell table:formula="of:=[.E190]*2.035-[.E190]" office:value-type="float" office:value="17909.3193675061">
            <text:p>17909,3193675061</text:p>
          </table:table-cell>
          <table:table-cell table:formula="of:=[.F190]*2.035-[.F190]" office:value-type="float" office:value="12020.8466571782">
            <text:p>12020,84665717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0">
            <text:p>190</text:p>
          </table:table-cell>
          <table:table-cell/>
          <table:table-cell table:formula="of:=[.D191]*2.001-[.D190]" office:value-type="float" office:value="30848.51126782">
            <text:p>30848,51126782</text:p>
          </table:table-cell>
          <table:table-cell table:formula="of:=[.E191]*2.035-[.E191]" office:value-type="float" office:value="18536.1455453689">
            <text:p>18536,1455453689</text:p>
          </table:table-cell>
          <table:table-cell table:formula="of:=[.F191]*2.035-[.F191]" office:value-type="float" office:value="12441.5762901795">
            <text:p>12441,576290179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1">
            <text:p>191</text:p>
          </table:table-cell>
          <table:table-cell/>
          <table:table-cell table:formula="of:=[.D192]*2.001-[.D191]" office:value-type="float" office:value="31839.5785806745">
            <text:p>31839,5785806745</text:p>
          </table:table-cell>
          <table:table-cell table:formula="of:=[.E192]*2.035-[.E192]" office:value-type="float" office:value="19184.9106394568">
            <text:p>19184,9106394568</text:p>
          </table:table-cell>
          <table:table-cell table:formula="of:=[.F192]*2.035-[.F192]" office:value-type="float" office:value="12877.0314603358">
            <text:p>12877,03146033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2">
            <text:p>192</text:p>
          </table:table-cell>
          <table:table-cell/>
          <table:table-cell table:formula="of:=[.D193]*2.001-[.D192]" office:value-type="float" office:value="32862.4854721095">
            <text:p>32862,4854721095</text:p>
          </table:table-cell>
          <table:table-cell table:formula="of:=[.E193]*2.035-[.E193]" office:value-type="float" office:value="19856.3825118378">
            <text:p>19856,3825118378</text:p>
          </table:table-cell>
          <table:table-cell table:formula="of:=[.F193]*2.035-[.F193]" office:value-type="float" office:value="13327.7275614475">
            <text:p>13327,72756144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3">
            <text:p>193</text:p>
          </table:table-cell>
          <table:table-cell/>
          <table:table-cell table:formula="of:=[.D194]*2.001-[.D193]" office:value-type="float" office:value="33918.2548490168">
            <text:p>33918,2548490168</text:p>
          </table:table-cell>
          <table:table-cell table:formula="of:=[.E194]*2.035-[.E194]" office:value-type="float" office:value="20551.3558997521">
            <text:p>20551,3558997521</text:p>
          </table:table-cell>
          <table:table-cell table:formula="of:=[.F194]*2.035-[.F194]" office:value-type="float" office:value="13794.1980260982">
            <text:p>13794,19802609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4">
            <text:p>194</text:p>
          </table:table-cell>
          <table:table-cell/>
          <table:table-cell table:formula="of:=[.D195]*2.001-[.D194]" office:value-type="float" office:value="35007.942480773">
            <text:p>35007,942480773</text:p>
          </table:table-cell>
          <table:table-cell table:formula="of:=[.E195]*2.035-[.E195]" office:value-type="float" office:value="21270.6533562434">
            <text:p>21270,6533562434</text:p>
          </table:table-cell>
          <table:table-cell table:formula="of:=[.F195]*2.035-[.F195]" office:value-type="float" office:value="14276.9949570116">
            <text:p>14276,9949570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5">
            <text:p>195</text:p>
          </table:table-cell>
          <table:table-cell/>
          <table:table-cell table:formula="of:=[.D196]*2.001-[.D195]" office:value-type="float" office:value="36132.6380550099">
            <text:p>36132,6380550099</text:p>
          </table:table-cell>
          <table:table-cell table:formula="of:=[.E196]*2.035-[.E196]" office:value-type="float" office:value="22015.1262237119">
            <text:p>22015,1262237119</text:p>
          </table:table-cell>
          <table:table-cell table:formula="of:=[.F196]*2.035-[.F196]" office:value-type="float" office:value="14776.689780507">
            <text:p>14776,6897805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6">
            <text:p>196</text:p>
          </table:table-cell>
          <table:table-cell/>
          <table:table-cell table:formula="of:=[.D197]*2.001-[.D196]" office:value-type="float" office:value="37293.4662673019">
            <text:p>37293,4662673019</text:p>
          </table:table-cell>
          <table:table-cell table:formula="of:=[.E197]*2.035-[.E197]" office:value-type="float" office:value="22785.6556415419">
            <text:p>22785,6556415419</text:p>
          </table:table-cell>
          <table:table-cell table:formula="of:=[.F197]*2.035-[.F197]" office:value-type="float" office:value="15293.8739228248">
            <text:p>15293,87392282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7">
            <text:p>197</text:p>
          </table:table-cell>
          <table:table-cell/>
          <table:table-cell table:formula="of:=[.D198]*2.001-[.D197]" office:value-type="float" office:value="38491.5879458612">
            <text:p>38491,5879458612</text:p>
          </table:table-cell>
          <table:table-cell table:formula="of:=[.E198]*2.035-[.E198]" office:value-type="float" office:value="23583.1535889958">
            <text:p>23583,1535889958</text:p>
          </table:table-cell>
          <table:table-cell table:formula="of:=[.F198]*2.035-[.F198]" office:value-type="float" office:value="15829.1595101236">
            <text:p>15829,15951012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8">
            <text:p>198</text:p>
          </table:table-cell>
          <table:table-cell/>
          <table:table-cell table:formula="of:=[.D199]*2.001-[.D198]" office:value-type="float" office:value="39728.2012123663">
            <text:p>39728,2012123663</text:p>
          </table:table-cell>
          <table:table-cell table:formula="of:=[.E199]*2.035-[.E199]" office:value-type="float" office:value="24408.5639646107">
            <text:p>24408,5639646107</text:p>
          </table:table-cell>
          <table:table-cell table:formula="of:=[.F199]*2.035-[.F199]" office:value-type="float" office:value="16383.180092978">
            <text:p>16383,1800929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9">
            <text:p>199</text:p>
          </table:table-cell>
          <table:table-cell/>
          <table:table-cell table:formula="of:=[.D200]*2.001-[.D199]" office:value-type="float" office:value="41004.5426800838">
            <text:p>41004,5426800838</text:p>
          </table:table-cell>
          <table:table-cell table:formula="of:=[.E200]*2.035-[.E200]" office:value-type="float" office:value="25262.8637033721">
            <text:p>25262,8637033721</text:p>
          </table:table-cell>
          <table:table-cell table:formula="of:=[.F200]*2.035-[.F200]" office:value-type="float" office:value="16956.5913962322">
            <text:p>16956,59139623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0">
            <text:p>200</text:p>
          </table:table-cell>
          <table:table-cell/>
          <table:table-cell table:formula="of:=[.D201]*2.001-[.D200]" office:value-type="float" office:value="42321.8886904814">
            <text:p>42321,8886904814</text:p>
          </table:table-cell>
          <table:table-cell table:formula="of:=[.E201]*2.035-[.E201]" office:value-type="float" office:value="26147.0639329901">
            <text:p>26147,0639329901</text:p>
          </table:table-cell>
          <table:table-cell table:formula="of:=[.F201]*2.035-[.F201]" office:value-type="float" office:value="17550.0720951003">
            <text:p>17550,07209510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1">
            <text:p>201</text:p>
          </table:table-cell>
          <table:table-cell/>
          <table:table-cell table:formula="of:=[.D202]*2.001-[.D201]" office:value-type="float" office:value="43681.5565895694">
            <text:p>43681,5565895694</text:p>
          </table:table-cell>
          <table:table-cell table:formula="of:=[.E202]*2.035-[.E202]" office:value-type="float" office:value="27062.2111706448">
            <text:p>27062,2111706448</text:p>
          </table:table-cell>
          <table:table-cell table:formula="of:=[.F202]*2.035-[.F202]" office:value-type="float" office:value="18164.3246184288">
            <text:p>18164,324618428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2">
            <text:p>202</text:p>
          </table:table-cell>
          <table:table-cell/>
          <table:table-cell table:formula="of:=[.D203]*2.001-[.D202]" office:value-type="float" office:value="45084.906045247">
            <text:p>45084,906045247</text:p>
          </table:table-cell>
          <table:table-cell table:formula="of:=[.E203]*2.035-[.E203]" office:value-type="float" office:value="28009.3885616173">
            <text:p>28009,3885616173</text:p>
          </table:table-cell>
          <table:table-cell table:formula="of:=[.F203]*2.035-[.F203]" office:value-type="float" office:value="18800.0759800739">
            <text:p>18800,07598007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3">
            <text:p>203</text:p>
          </table:table-cell>
          <table:table-cell/>
          <table:table-cell table:formula="of:=[.D204]*2.001-[.D203]" office:value-type="float" office:value="46533.3404069699">
            <text:p>46533,3404069699</text:p>
          </table:table-cell>
          <table:table-cell table:formula="of:=[.E204]*2.035-[.E204]" office:value-type="float" office:value="28989.7171612739">
            <text:p>28989,7171612739</text:p>
          </table:table-cell>
          <table:table-cell table:formula="of:=[.F204]*2.035-[.F204]" office:value-type="float" office:value="19458.0786393764">
            <text:p>19458,07863937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4">
            <text:p>204</text:p>
          </table:table-cell>
          <table:table-cell/>
          <table:table-cell table:formula="of:=[.D205]*2.001-[.D204]" office:value-type="float" office:value="48028.3081090997">
            <text:p>48028,3081090997</text:p>
          </table:table-cell>
          <table:table-cell table:formula="of:=[.E205]*2.035-[.E205]" office:value-type="float" office:value="30004.3572619185">
            <text:p>30004,3572619185</text:p>
          </table:table-cell>
          <table:table-cell table:formula="of:=[.F205]*2.035-[.F205]" office:value-type="float" office:value="20139.1113917546">
            <text:p>20139,11139175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5">
            <text:p>205</text:p>
          </table:table-cell>
          <table:table-cell/>
          <table:table-cell table:formula="of:=[.D206]*2.001-[.D205]" office:value-type="float" office:value="49571.3041193386">
            <text:p>49571,3041193386</text:p>
          </table:table-cell>
          <table:table-cell table:formula="of:=[.E206]*2.035-[.E206]" office:value-type="float" office:value="31054.5097660857">
            <text:p>31054,5097660857</text:p>
          </table:table-cell>
          <table:table-cell table:formula="of:=[.F206]*2.035-[.F206]" office:value-type="float" office:value="20843.980290466">
            <text:p>20843,9802904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6">
            <text:p>206</text:p>
          </table:table-cell>
          <table:table-cell/>
          <table:table-cell table:formula="of:=[.D207]*2.001-[.D206]" office:value-type="float" office:value="51163.8714336969">
            <text:p>51163,8714336969</text:p>
          </table:table-cell>
          <table:table-cell table:formula="of:=[.E207]*2.035-[.E207]" office:value-type="float" office:value="32141.4176078987">
            <text:p>32141,4176078987</text:p>
          </table:table-cell>
          <table:table-cell table:formula="of:=[.F207]*2.035-[.F207]" office:value-type="float" office:value="21573.5196006323">
            <text:p>21573,51960063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7">
            <text:p>207</text:p>
          </table:table-cell>
          <table:table-cell/>
          <table:table-cell table:formula="of:=[.D208]*2.001-[.D207]" office:value-type="float" office:value="52807.6026194888">
            <text:p>52807,6026194888</text:p>
          </table:table-cell>
          <table:table-cell table:formula="of:=[.E208]*2.035-[.E208]" office:value-type="float" office:value="33266.3672241751">
            <text:p>33266,3672241751</text:p>
          </table:table-cell>
          <table:table-cell table:formula="of:=[.F208]*2.035-[.F208]" office:value-type="float" office:value="22328.5927866545">
            <text:p>22328,59278665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8">
            <text:p>208</text:p>
          </table:table-cell>
          <table:table-cell/>
          <table:table-cell table:formula="of:=[.D209]*2.001-[.D208]" office:value-type="float" office:value="54504.1414079002">
            <text:p>54504,1414079002</text:p>
          </table:table-cell>
          <table:table-cell table:formula="of:=[.E209]*2.035-[.E209]" office:value-type="float" office:value="34430.6900770213">
            <text:p>34430,6900770213</text:p>
          </table:table-cell>
          <table:table-cell table:formula="of:=[.F209]*2.035-[.F209]" office:value-type="float" office:value="23110.0935341874">
            <text:p>23110,09353418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9">
            <text:p>209</text:p>
          </table:table-cell>
          <table:table-cell/>
          <table:table-cell table:formula="of:=[.D210]*2.001-[.D209]" office:value-type="float" office:value="56255.1843377196">
            <text:p>56255,1843377196</text:p>
          </table:table-cell>
          <table:table-cell table:formula="of:=[.E210]*2.035-[.E210]" office:value-type="float" office:value="35635.764229717">
            <text:p>35635,764229717</text:p>
          </table:table-cell>
          <table:table-cell table:formula="of:=[.F210]*2.035-[.F210]" office:value-type="float" office:value="23918.946807884">
            <text:p>23918,9468078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0">
            <text:p>210</text:p>
          </table:table-cell>
          <table:table-cell/>
          <table:table-cell table:formula="of:=[.D211]*2.001-[.D210]" office:value-type="float" office:value="58062.4824518766">
            <text:p>58062,4824518766</text:p>
          </table:table-cell>
          <table:table-cell table:formula="of:=[.E211]*2.035-[.E211]" office:value-type="float" office:value="36883.0159777571">
            <text:p>36883,0159777571</text:p>
          </table:table-cell>
          <table:table-cell table:formula="of:=[.F211]*2.035-[.F211]" office:value-type="float" office:value="24756.1099461599">
            <text:p>24756,109946159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1">
            <text:p>211</text:p>
          </table:table-cell>
          <table:table-cell/>
          <table:table-cell table:formula="of:=[.D212]*2.001-[.D211]" office:value-type="float" office:value="59927.8430484855">
            <text:p>59927,8430484855</text:p>
          </table:table-cell>
          <table:table-cell table:formula="of:=[.E212]*2.035-[.E212]" office:value-type="float" office:value="38173.9215369786">
            <text:p>38173,9215369786</text:p>
          </table:table-cell>
          <table:table-cell table:formula="of:=[.F212]*2.035-[.F212]" office:value-type="float" office:value="25622.5737942755">
            <text:p>25622,57379427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2">
            <text:p>212</text:p>
          </table:table-cell>
          <table:table-cell/>
          <table:table-cell table:formula="of:=[.D213]*2.001-[.D212]" office:value-type="float" office:value="61853.1314881428">
            <text:p>61853,1314881428</text:p>
          </table:table-cell>
          <table:table-cell table:formula="of:=[.E213]*2.035-[.E213]" office:value-type="float" office:value="39510.0087907729">
            <text:p>39510,0087907729</text:p>
          </table:table-cell>
          <table:table-cell table:formula="of:=[.F213]*2.035-[.F213]" office:value-type="float" office:value="26519.3638770752">
            <text:p>26519,36387707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3">
            <text:p>213</text:p>
          </table:table-cell>
          <table:table-cell/>
          <table:table-cell table:formula="of:=[.D214]*2.001-[.D213]" office:value-type="float" office:value="63840.2730592884">
            <text:p>63840,2730592884</text:p>
          </table:table-cell>
          <table:table-cell table:formula="of:=[.E214]*2.035-[.E214]" office:value-type="float" office:value="40892.8590984499">
            <text:p>40892,8590984499</text:p>
          </table:table-cell>
          <table:table-cell table:formula="of:=[.F214]*2.035-[.F214]" office:value-type="float" office:value="27447.5416127728">
            <text:p>27447,54161277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4">
            <text:p>214</text:p>
          </table:table-cell>
          <table:table-cell/>
          <table:table-cell table:formula="of:=[.D215]*2.001-[.D214]" office:value-type="float" office:value="65891.2549034932">
            <text:p>65891,2549034932</text:p>
          </table:table-cell>
          <table:table-cell table:formula="of:=[.E215]*2.035-[.E215]" office:value-type="float" office:value="42324.1091668957">
            <text:p>42324,1091668957</text:p>
          </table:table-cell>
          <table:table-cell table:formula="of:=[.F215]*2.035-[.F215]" office:value-type="float" office:value="28408.2055692198">
            <text:p>28408,205569219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5">
            <text:p>215</text:p>
          </table:table-cell>
          <table:table-cell/>
          <table:table-cell table:formula="of:=[.D216]*2.001-[.D215]" office:value-type="float" office:value="68008.1280026014">
            <text:p>68008,1280026014</text:p>
          </table:table-cell>
          <table:table-cell table:formula="of:=[.E216]*2.035-[.E216]" office:value-type="float" office:value="43805.452987737">
            <text:p>43805,452987737</text:p>
          </table:table-cell>
          <table:table-cell table:formula="of:=[.F216]*2.035-[.F216]" office:value-type="float" office:value="29402.4927641425">
            <text:p>29402,49276414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6">
            <text:p>216</text:p>
          </table:table-cell>
          <table:table-cell/>
          <table:table-cell table:formula="of:=[.D217]*2.001-[.D216]" office:value-type="float" office:value="70193.0092297123">
            <text:p>70193,0092297123</text:p>
          </table:table-cell>
          <table:table-cell table:formula="of:=[.E217]*2.035-[.E217]" office:value-type="float" office:value="45338.6438423078">
            <text:p>45338,6438423078</text:p>
          </table:table-cell>
          <table:table-cell table:formula="of:=[.F217]*2.035-[.F217]" office:value-type="float" office:value="30431.5800108875">
            <text:p>30431,58001088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7">
            <text:p>217</text:p>
          </table:table-cell>
          <table:table-cell/>
          <table:table-cell table:formula="of:=[.D218]*2.001-[.D217]" office:value-type="float" office:value="72448.0834660529">
            <text:p>72448,0834660529</text:p>
          </table:table-cell>
          <table:table-cell table:formula="of:=[.E218]*2.035-[.E218]" office:value-type="float" office:value="46925.4963767886">
            <text:p>46925,4963767886</text:p>
          </table:table-cell>
          <table:table-cell table:formula="of:=[.F218]*2.035-[.F218]" office:value-type="float" office:value="31496.6853112686">
            <text:p>31496,68531126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8">
            <text:p>218</text:p>
          </table:table-cell>
          <table:table-cell/>
          <table:table-cell table:formula="of:=[.D219]*2.001-[.D218]" office:value-type="float" office:value="74775.6057858596">
            <text:p>74775,6057858596</text:p>
          </table:table-cell>
          <table:table-cell table:formula="of:=[.E219]*2.035-[.E219]" office:value-type="float" office:value="48567.8887499762">
            <text:p>48567,8887499762</text:p>
          </table:table-cell>
          <table:table-cell table:formula="of:=[.F219]*2.035-[.F219]" office:value-type="float" office:value="32599.069297163">
            <text:p>32599,0692971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9">
            <text:p>219</text:p>
          </table:table-cell>
          <table:table-cell/>
          <table:table-cell table:formula="of:=[.D220]*2.001-[.D219]" office:value-type="float" office:value="77177.903711452">
            <text:p>77177,903711452</text:p>
          </table:table-cell>
          <table:table-cell table:formula="of:=[.E220]*2.035-[.E220]" office:value-type="float" office:value="50267.7648562254">
            <text:p>50267,7648562254</text:p>
          </table:table-cell>
          <table:table-cell table:formula="of:=[.F220]*2.035-[.F220]" office:value-type="float" office:value="33740.0367225637">
            <text:p>33740,036722563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0">
            <text:p>220</text:p>
          </table:table-cell>
          <table:table-cell/>
          <table:table-cell table:formula="of:=[.D221]*2.001-[.D220]" office:value-type="float" office:value="79657.379540756">
            <text:p>79657,379540756</text:p>
          </table:table-cell>
          <table:table-cell table:formula="of:=[.E221]*2.035-[.E221]" office:value-type="float" office:value="52027.1366261933">
            <text:p>52027,1366261933</text:p>
          </table:table-cell>
          <table:table-cell table:formula="of:=[.F221]*2.035-[.F221]" office:value-type="float" office:value="34920.9380078534">
            <text:p>34920,93800785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1">
            <text:p>221</text:p>
          </table:table-cell>
          <table:table-cell/>
          <table:table-cell table:formula="of:=[.D222]*2.001-[.D221]" office:value-type="float" office:value="82216.5127496007">
            <text:p>82216,5127496007</text:p>
          </table:table-cell>
          <table:table-cell table:formula="of:=[.E222]*2.035-[.E222]" office:value-type="float" office:value="53848.0864081101">
            <text:p>53848,0864081101</text:p>
          </table:table-cell>
          <table:table-cell table:formula="of:=[.F222]*2.035-[.F222]" office:value-type="float" office:value="36143.1708381283">
            <text:p>36143,17083812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2">
            <text:p>222</text:p>
          </table:table-cell>
          <table:table-cell/>
          <table:table-cell table:formula="of:=[.D223]*2.001-[.D222]" office:value-type="float" office:value="84857.8624711949">
            <text:p>84857,8624711949</text:p>
          </table:table-cell>
          <table:table-cell table:formula="of:=[.E223]*2.035-[.E223]" office:value-type="float" office:value="55732.7694323939">
            <text:p>55732,7694323939</text:p>
          </table:table-cell>
          <table:table-cell table:formula="of:=[.F223]*2.035-[.F223]" office:value-type="float" office:value="37408.1818174628">
            <text:p>37408,18181746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3">
            <text:p>223</text:p>
          </table:table-cell>
          <table:table-cell/>
          <table:table-cell table:formula="of:=[.D224]*2.001-[.D223]" office:value-type="float" office:value="87584.0700552604">
            <text:p>87584,0700552604</text:p>
          </table:table-cell>
          <table:table-cell table:formula="of:=[.E224]*2.035-[.E224]" office:value-type="float" office:value="57683.4163625277">
            <text:p>57683,4163625277</text:p>
          </table:table-cell>
          <table:table-cell table:formula="of:=[.F224]*2.035-[.F224]" office:value-type="float" office:value="38717.468181074">
            <text:p>38717,4681810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4">
            <text:p>224</text:p>
          </table:table-cell>
          <table:table-cell/>
          <table:table-cell table:formula="of:=[.D225]*2.001-[.D224]" office:value-type="float" office:value="90397.8617093811">
            <text:p>90397,8617093811</text:p>
          </table:table-cell>
          <table:table-cell table:formula="of:=[.E225]*2.035-[.E225]" office:value-type="float" office:value="59702.3359352162">
            <text:p>59702,3359352162</text:p>
          </table:table-cell>
          <table:table-cell table:formula="of:=[.F225]*2.035-[.F225]" office:value-type="float" office:value="40072.5795674116">
            <text:p>40072,57956741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5">
            <text:p>225</text:p>
          </table:table-cell>
          <table:table-cell/>
          <table:table-cell table:formula="of:=[.D226]*2.001-[.D225]" office:value-type="float" office:value="93302.0512252112">
            <text:p>93302,0512252112</text:p>
          </table:table-cell>
          <table:table-cell table:formula="of:=[.E226]*2.035-[.E226]" office:value-type="float" office:value="61791.9176929488">
            <text:p>61791,9176929488</text:p>
          </table:table-cell>
          <table:table-cell table:formula="of:=[.F226]*2.035-[.F226]" office:value-type="float" office:value="41475.119852271">
            <text:p>41475,1198522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6">
            <text:p>226</text:p>
          </table:table-cell>
          <table:table-cell/>
          <table:table-cell table:formula="of:=[.D227]*2.001-[.D226]" office:value-type="float" office:value="96299.5427922666">
            <text:p>96299,5427922666</text:p>
          </table:table-cell>
          <table:table-cell table:formula="of:=[.E227]*2.035-[.E227]" office:value-type="float" office:value="63954.634812202">
            <text:p>63954,634812202</text:p>
          </table:table-cell>
          <table:table-cell table:formula="of:=[.F227]*2.035-[.F227]" office:value-type="float" office:value="42926.7490471005">
            <text:p>42926,749047100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7">
            <text:p>227</text:p>
          </table:table-cell>
          <table:table-cell/>
          <table:table-cell table:formula="of:=[.D228]*2.001-[.D227]" office:value-type="float" office:value="99393.3339021141">
            <text:p>99393,3339021141</text:p>
          </table:table-cell>
          <table:table-cell table:formula="of:=[.E228]*2.035-[.E228]" office:value-type="float" office:value="66193.0470306291">
            <text:p>66193,0470306291</text:p>
          </table:table-cell>
          <table:table-cell table:formula="of:=[.F228]*2.035-[.F228]" office:value-type="float" office:value="44429.185263749">
            <text:p>44429,1852637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8">
            <text:p>228</text:p>
          </table:table-cell>
          <table:table-cell/>
          <table:table-cell table:formula="of:=[.D229]*2.001-[.D228]" office:value-type="float" office:value="102586.518345864">
            <text:p>102586,518345864</text:p>
          </table:table-cell>
          <table:table-cell table:formula="of:=[.E229]*2.035-[.E229]" office:value-type="float" office:value="68509.8036767011">
            <text:p>68509,8036767011</text:p>
          </table:table-cell>
          <table:table-cell table:formula="of:=[.F229]*2.035-[.F229]" office:value-type="float" office:value="45984.2067479803">
            <text:p>45984,20674798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9">
            <text:p>229</text:p>
          </table:table-cell>
          <table:table-cell/>
          <table:table-cell table:formula="of:=[.D230]*2.001-[.D229]" office:value-type="float" office:value="105882.289307959">
            <text:p>105882,289307959</text:p>
          </table:table-cell>
          <table:table-cell table:formula="of:=[.E230]*2.035-[.E230]" office:value-type="float" office:value="70907.6468053857">
            <text:p>70907,6468053857</text:p>
          </table:table-cell>
          <table:table-cell table:formula="of:=[.F230]*2.035-[.F230]" office:value-type="float" office:value="47593.6539841596">
            <text:p>47593,65398415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0">
            <text:p>230</text:p>
          </table:table-cell>
          <table:table-cell/>
          <table:table-cell table:formula="of:=[.D231]*2.001-[.D230]" office:value-type="float" office:value="109283.942559363">
            <text:p>109283,942559363</text:p>
          </table:table-cell>
          <table:table-cell table:formula="of:=[.E231]*2.035-[.E231]" office:value-type="float" office:value="73389.4144435742">
            <text:p>73389,4144435742</text:p>
          </table:table-cell>
          <table:table-cell table:formula="of:=[.F231]*2.035-[.F231]" office:value-type="float" office:value="49259.4318736052">
            <text:p>49259,43187360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1">
            <text:p>231</text:p>
          </table:table-cell>
          <table:table-cell/>
          <table:table-cell table:formula="of:=[.D232]*2.001-[.D231]" office:value-type="float" office:value="112794.879753326">
            <text:p>112794,879753326</text:p>
          </table:table-cell>
          <table:table-cell table:formula="of:=[.E232]*2.035-[.E232]" office:value-type="float" office:value="75958.0439490993">
            <text:p>75958,0439490993</text:p>
          </table:table-cell>
          <table:table-cell table:formula="of:=[.F232]*2.035-[.F232]" office:value-type="float" office:value="50983.5119891814">
            <text:p>50983,51198918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2">
            <text:p>232</text:p>
          </table:table-cell>
          <table:table-cell/>
          <table:table-cell table:formula="of:=[.D233]*2.001-[.D232]" office:value-type="float" office:value="116418.611827042">
            <text:p>116418,611827042</text:p>
          </table:table-cell>
          <table:table-cell table:formula="of:=[.E233]*2.035-[.E233]" office:value-type="float" office:value="78616.5754873178">
            <text:p>78616,5754873178</text:p>
          </table:table-cell>
          <table:table-cell table:formula="of:=[.F233]*2.035-[.F233]" office:value-type="float" office:value="52767.9349088027">
            <text:p>52767,93490880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3">
            <text:p>233</text:p>
          </table:table-cell>
          <table:table-cell/>
          <table:table-cell table:formula="of:=[.D234]*2.001-[.D233]" office:value-type="float" office:value="120158.762512585">
            <text:p>120158,762512585</text:p>
          </table:table-cell>
          <table:table-cell table:formula="of:=[.E234]*2.035-[.E234]" office:value-type="float" office:value="81368.1556293739">
            <text:p>81368,1556293739</text:p>
          </table:table-cell>
          <table:table-cell table:formula="of:=[.F234]*2.035-[.F234]" office:value-type="float" office:value="54614.8126306108">
            <text:p>54614,81263061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4">
            <text:p>234</text:p>
          </table:table-cell>
          <table:table-cell/>
          <table:table-cell table:formula="of:=[.D235]*2.001-[.D234]" office:value-type="float" office:value="124019.071960641">
            <text:p>124019,071960641</text:p>
          </table:table-cell>
          <table:table-cell table:formula="of:=[.E235]*2.035-[.E235]" office:value-type="float" office:value="84216.041076402">
            <text:p>84216,041076402</text:p>
          </table:table-cell>
          <table:table-cell table:formula="of:=[.F235]*2.035-[.F235]" office:value-type="float" office:value="56526.3310726822">
            <text:p>56526,33107268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5">
            <text:p>235</text:p>
          </table:table-cell>
          <table:table-cell/>
          <table:table-cell table:formula="of:=[.D236]*2.001-[.D235]" office:value-type="float" office:value="128003.400480657">
            <text:p>128003,400480657</text:p>
          </table:table-cell>
          <table:table-cell table:formula="of:=[.E236]*2.035-[.E236]" office:value-type="float" office:value="87163.6025140761">
            <text:p>87163,6025140761</text:p>
          </table:table-cell>
          <table:table-cell table:formula="of:=[.F236]*2.035-[.F236]" office:value-type="float" office:value="58504.7526602261">
            <text:p>58504,75266022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6">
            <text:p>236</text:p>
          </table:table-cell>
          <table:table-cell/>
          <table:table-cell table:formula="of:=[.D237]*2.001-[.D236]" office:value-type="float" office:value="132115.732401154">
            <text:p>132115,732401154</text:p>
          </table:table-cell>
          <table:table-cell table:formula="of:=[.E237]*2.035-[.E237]" office:value-type="float" office:value="90214.3286020687">
            <text:p>90214,3286020687</text:p>
          </table:table-cell>
          <table:table-cell table:formula="of:=[.F237]*2.035-[.F237]" office:value-type="float" office:value="60552.419003334">
            <text:p>60552,41900333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7">
            <text:p>237</text:p>
          </table:table-cell>
          <table:table-cell/>
          <table:table-cell table:formula="of:=[.D238]*2.001-[.D237]" office:value-type="float" office:value="136360.180054053">
            <text:p>136360,180054053</text:p>
          </table:table-cell>
          <table:table-cell table:formula="of:=[.E238]*2.035-[.E238]" office:value-type="float" office:value="93371.8301031412">
            <text:p>93371,8301031412</text:p>
          </table:table-cell>
          <table:table-cell table:formula="of:=[.F238]*2.035-[.F238]" office:value-type="float" office:value="62671.7536684507">
            <text:p>62671,75366845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8">
            <text:p>238</text:p>
          </table:table-cell>
          <table:table-cell/>
          <table:table-cell table:formula="of:=[.D239]*2.001-[.D238]" office:value-type="float" office:value="140740.987887005">
            <text:p>140740,987887005</text:p>
          </table:table-cell>
          <table:table-cell table:formula="of:=[.E239]*2.035-[.E239]" office:value-type="float" office:value="96639.8441567511">
            <text:p>96639,8441567511</text:p>
          </table:table-cell>
          <table:table-cell table:formula="of:=[.F239]*2.035-[.F239]" office:value-type="float" office:value="64865.2650468465">
            <text:p>64865,26504684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9">
            <text:p>239</text:p>
          </table:table-cell>
          <table:table-cell/>
          <table:table-cell table:formula="of:=[.D240]*2.001-[.D239]" office:value-type="float" office:value="145262.536707844">
            <text:p>145262,536707844</text:p>
          </table:table-cell>
          <table:table-cell table:formula="of:=[.E240]*2.035-[.E240]" office:value-type="float" office:value="100022.238702237">
            <text:p>100022,238702237</text:p>
          </table:table-cell>
          <table:table-cell table:formula="of:=[.F240]*2.035-[.F240]" office:value-type="float" office:value="67135.5493234861">
            <text:p>67135,54932348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0">
            <text:p>240</text:p>
          </table:table-cell>
          <table:table-cell/>
          <table:table-cell table:formula="of:=[.D241]*2.001-[.D240]" office:value-type="float" office:value="149929.348065391">
            <text:p>149929,348065391</text:p>
          </table:table-cell>
          <table:table-cell table:formula="of:=[.E241]*2.035-[.E241]" office:value-type="float" office:value="103523.017056816">
            <text:p>103523,017056816</text:p>
          </table:table-cell>
          <table:table-cell table:formula="of:=[.F241]*2.035-[.F241]" office:value-type="float" office:value="69485.2935498081">
            <text:p>69485,29354980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1">
            <text:p>241</text:p>
          </table:table-cell>
          <table:table-cell/>
          <table:table-cell table:formula="of:=[.D242]*2.001-[.D241]" office:value-type="float" office:value="154746.088771003">
            <text:p>154746,088771003</text:p>
          </table:table-cell>
          <table:table-cell table:formula="of:=[.E242]*2.035-[.E242]" office:value-type="float" office:value="107146.322653804">
            <text:p>107146,322653804</text:p>
          </table:table-cell>
          <table:table-cell table:formula="of:=[.F242]*2.035-[.F242]" office:value-type="float" office:value="71917.2788240514">
            <text:p>71917,278824051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2">
            <text:p>242</text:p>
          </table:table-cell>
          <table:table-cell/>
          <table:table-cell table:formula="of:=[.D243]*2.001-[.D242]" office:value-type="float" office:value="159717.575565387">
            <text:p>159717,575565387</text:p>
          </table:table-cell>
          <table:table-cell table:formula="of:=[.E243]*2.035-[.E243]" office:value-type="float" office:value="110896.443946687">
            <text:p>110896,443946687</text:p>
          </table:table-cell>
          <table:table-cell table:formula="of:=[.F243]*2.035-[.F243]" office:value-type="float" office:value="74434.3835828932">
            <text:p>74434,38358289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3">
            <text:p>243</text:p>
          </table:table-cell>
          <table:table-cell/>
          <table:table-cell table:formula="of:=[.D244]*2.001-[.D243]" office:value-type="float" office:value="164848.779935335">
            <text:p>164848,779935335</text:p>
          </table:table-cell>
          <table:table-cell table:formula="of:=[.E244]*2.035-[.E244]" office:value-type="float" office:value="114777.819484822">
            <text:p>114777,819484822</text:p>
          </table:table-cell>
          <table:table-cell table:formula="of:=[.F244]*2.035-[.F244]" office:value-type="float" office:value="77039.5870082945">
            <text:p>77039,58700829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4">
            <text:p>244</text:p>
          </table:table-cell>
          <table:table-cell/>
          <table:table-cell table:formula="of:=[.D245]*2.001-[.D244]" office:value-type="float" office:value="170144.833085219">
            <text:p>170144,833085219</text:p>
          </table:table-cell>
          <table:table-cell table:formula="of:=[.E245]*2.035-[.E245]" office:value-type="float" office:value="118795.04316679">
            <text:p>118795,04316679</text:p>
          </table:table-cell>
          <table:table-cell table:formula="of:=[.F245]*2.035-[.F245]" office:value-type="float" office:value="79735.9725535848">
            <text:p>79735,97255358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5">
            <text:p>245</text:p>
          </table:table-cell>
          <table:table-cell/>
          <table:table-cell table:formula="of:=[.D246]*2.001-[.D245]" office:value-type="float" office:value="175611.031068189">
            <text:p>175611,031068189</text:p>
          </table:table-cell>
          <table:table-cell table:formula="of:=[.E246]*2.035-[.E246]" office:value-type="float" office:value="122952.869677628">
            <text:p>122952,869677628</text:p>
          </table:table-cell>
          <table:table-cell table:formula="of:=[.F246]*2.035-[.F246]" office:value-type="float" office:value="82526.7315929603">
            <text:p>82526,73159296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6">
            <text:p>246</text:p>
          </table:table-cell>
          <table:table-cell/>
          <table:table-cell table:formula="of:=[.D247]*2.001-[.D246]" office:value-type="float" office:value="181252.840082226">
            <text:p>181252,840082226</text:p>
          </table:table-cell>
          <table:table-cell table:formula="of:=[.E247]*2.035-[.E247]" office:value-type="float" office:value="127256.220116345">
            <text:p>127256,220116345</text:p>
          </table:table-cell>
          <table:table-cell table:formula="of:=[.F247]*2.035-[.F247]" office:value-type="float" office:value="85415.1671987139">
            <text:p>85415,167198713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7">
            <text:p>247</text:p>
          </table:table-cell>
          <table:table-cell/>
          <table:table-cell table:formula="of:=[.D248]*2.001-[.D247]" office:value-type="float" office:value="187075.901936346">
            <text:p>187075,901936346</text:p>
          </table:table-cell>
          <table:table-cell table:formula="of:=[.E248]*2.035-[.E248]" office:value-type="float" office:value="131710.187820417">
            <text:p>131710,187820417</text:p>
          </table:table-cell>
          <table:table-cell table:formula="of:=[.F248]*2.035-[.F248]" office:value-type="float" office:value="88404.6980506689">
            <text:p>88404,698050668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8">
            <text:p>248</text:p>
          </table:table-cell>
          <table:table-cell/>
          <table:table-cell table:formula="of:=[.D249]*2.001-[.D248]" office:value-type="float" office:value="193086.039692402">
            <text:p>193086,039692402</text:p>
          </table:table-cell>
          <table:table-cell table:formula="of:=[.E249]*2.035-[.E249]" office:value-type="float" office:value="136320.044394132">
            <text:p>136320,044394132</text:p>
          </table:table-cell>
          <table:table-cell table:formula="of:=[.F249]*2.035-[.F249]" office:value-type="float" office:value="91498.8624824423">
            <text:p>91498,86248244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9">
            <text:p>249</text:p>
          </table:table-cell>
          <table:table-cell/>
          <table:table-cell table:formula="of:=[.D250]*2.001-[.D249]" office:value-type="float" office:value="199289.26348815">
            <text:p>199289,26348815</text:p>
          </table:table-cell>
          <table:table-cell table:formula="of:=[.E250]*2.035-[.E250]" office:value-type="float" office:value="141091.245947926">
            <text:p>141091,245947926</text:p>
          </table:table-cell>
          <table:table-cell table:formula="of:=[.F250]*2.035-[.F250]" office:value-type="float" office:value="94701.3226693278">
            <text:p>94701,32266932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0">
            <text:p>250</text:p>
          </table:table-cell>
          <table:table-cell/>
          <table:table-cell table:formula="of:=[.D251]*2.001-[.D250]" office:value-type="float" office:value="205691.776547387">
            <text:p>205691,776547387</text:p>
          </table:table-cell>
          <table:table-cell table:formula="of:=[.E251]*2.035-[.E251]" office:value-type="float" office:value="146029.439556104">
            <text:p>146029,439556104</text:p>
          </table:table-cell>
          <table:table-cell table:formula="of:=[.F251]*2.035-[.F251]" office:value-type="float" office:value="98015.8689627543">
            <text:p>98015,86896275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1">
            <text:p>251</text:p>
          </table:table-cell>
          <table:table-cell/>
          <table:table-cell table:formula="of:=[.D252]*2.001-[.D251]" office:value-type="float" office:value="212299.981383171">
            <text:p>212299,981383171</text:p>
          </table:table-cell>
          <table:table-cell table:formula="of:=[.E252]*2.035-[.E252]" office:value-type="float" office:value="151140.469940567">
            <text:p>151140,469940567</text:p>
          </table:table-cell>
          <table:table-cell table:formula="of:=[.F252]*2.035-[.F252]" office:value-type="float" office:value="101446.424376451">
            <text:p>101446,4243764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2">
            <text:p>252</text:p>
          </table:table-cell>
          <table:table-cell/>
          <table:table-cell table:formula="of:=[.D253]*2.001-[.D252]" office:value-type="float" office:value="219120.486200338">
            <text:p>219120,486200338</text:p>
          </table:table-cell>
          <table:table-cell table:formula="of:=[.E253]*2.035-[.E253]" office:value-type="float" office:value="156430.386388487">
            <text:p>156430,386388487</text:p>
          </table:table-cell>
          <table:table-cell table:formula="of:=[.F253]*2.035-[.F253]" office:value-type="float" office:value="104997.049229627">
            <text:p>104997,0492296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3">
            <text:p>253</text:p>
          </table:table-cell>
          <table:table-cell/>
          <table:table-cell table:formula="of:=[.D254]*2.001-[.D253]" office:value-type="float" office:value="226160.111503705">
            <text:p>226160,111503705</text:p>
          </table:table-cell>
          <table:table-cell table:formula="of:=[.E254]*2.035-[.E254]" office:value-type="float" office:value="161905.449912084">
            <text:p>161905,449912084</text:p>
          </table:table-cell>
          <table:table-cell table:formula="of:=[.F254]*2.035-[.F254]" office:value-type="float" office:value="108671.945952663">
            <text:p>108671,9459526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4">
            <text:p>254</text:p>
          </table:table-cell>
          <table:table-cell/>
          <table:table-cell table:formula="of:=[.D255]*2.001-[.D254]" office:value-type="float" office:value="233425.896918576">
            <text:p>233425,896918576</text:p>
          </table:table-cell>
          <table:table-cell table:formula="of:=[.E255]*2.035-[.E255]" office:value-type="float" office:value="167572.140659007">
            <text:p>167572,140659007</text:p>
          </table:table-cell>
          <table:table-cell table:formula="of:=[.F255]*2.035-[.F255]" office:value-type="float" office:value="112475.464061007">
            <text:p>112475,4640610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5">
            <text:p>255</text:p>
          </table:table-cell>
          <table:table-cell/>
          <table:table-cell table:formula="of:=[.D256]*2.001-[.D255]" office:value-type="float" office:value="240925.108230366">
            <text:p>240925,108230366</text:p>
          </table:table-cell>
          <table:table-cell table:formula="of:=[.E256]*2.035-[.E256]" office:value-type="float" office:value="173437.165582073">
            <text:p>173437,165582073</text:p>
          </table:table-cell>
          <table:table-cell table:formula="of:=[.F256]*2.035-[.F256]" office:value-type="float" office:value="116412.105303142">
            <text:p>116412,1053031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6">
            <text:p>256</text:p>
          </table:table-cell>
          <table:table-cell/>
          <table:table-cell table:formula="of:=[.D257]*2.001-[.D256]" office:value-type="float" office:value="248665.244650386">
            <text:p>248665,244650386</text:p>
          </table:table-cell>
          <table:table-cell table:formula="of:=[.E257]*2.035-[.E257]" office:value-type="float" office:value="179507.466377445">
            <text:p>179507,466377445</text:p>
          </table:table-cell>
          <table:table-cell table:formula="of:=[.F257]*2.035-[.F257]" office:value-type="float" office:value="120486.528988752">
            <text:p>120486,5289887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7">
            <text:p>257</text:p>
          </table:table-cell>
          <table:table-cell/>
          <table:table-cell table:formula="of:=[.D258]*2.001-[.D257]" office:value-type="float" office:value="256654.046315056">
            <text:p>256654,046315056</text:p>
          </table:table-cell>
          <table:table-cell table:formula="of:=[.E258]*2.035-[.E258]" office:value-type="float" office:value="185790.227700656">
            <text:p>185790,227700656</text:p>
          </table:table-cell>
          <table:table-cell table:formula="of:=[.F258]*2.035-[.F258]" office:value-type="float" office:value="124703.557503358">
            <text:p>124703,55750335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8">
            <text:p>258</text:p>
          </table:table-cell>
          <table:table-cell/>
          <table:table-cell table:formula="of:=[.D259]*2.001-[.D258]" office:value-type="float" office:value="264899.502026041">
            <text:p>264899,502026041</text:p>
          </table:table-cell>
          <table:table-cell table:formula="of:=[.E259]*2.035-[.E259]" office:value-type="float" office:value="192292.885670179">
            <text:p>192292,885670179</text:p>
          </table:table-cell>
          <table:table-cell table:formula="of:=[.F259]*2.035-[.F259]" office:value-type="float" office:value="129068.182015976">
            <text:p>129068,1820159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9">
            <text:p>259</text:p>
          </table:table-cell>
          <table:table-cell/>
          <table:table-cell table:formula="of:=[.D260]*2.001-[.D259]" office:value-type="float" office:value="273409.857239053">
            <text:p>273409,857239053</text:p>
          </table:table-cell>
          <table:table-cell table:formula="of:=[.E260]*2.035-[.E260]" office:value-type="float" office:value="199023.136668635">
            <text:p>199023,136668635</text:p>
          </table:table-cell>
          <table:table-cell table:formula="of:=[.F260]*2.035-[.F260]" office:value-type="float" office:value="133585.568386535">
            <text:p>133585,56838653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0">
            <text:p>260</text:p>
          </table:table-cell>
          <table:table-cell/>
          <table:table-cell table:formula="of:=[.D261]*2.001-[.D260]" office:value-type="float" office:value="282193.622309303">
            <text:p>282193,622309303</text:p>
          </table:table-cell>
          <table:table-cell table:formula="of:=[.E261]*2.035-[.E261]" office:value-type="float" office:value="205988.946452037">
            <text:p>205988,946452037</text:p>
          </table:table-cell>
          <table:table-cell table:formula="of:=[.F261]*2.035-[.F261]" office:value-type="float" office:value="138261.063280064">
            <text:p>138261,0632800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1">
            <text:p>261</text:p>
          </table:table-cell>
          <table:table-cell/>
          <table:table-cell table:formula="of:=[.D262]*2.001-[.D261]" office:value-type="float" office:value="291259.581001863">
            <text:p>291259,581001863</text:p>
          </table:table-cell>
          <table:table-cell table:formula="of:=[.E262]*2.035-[.E262]" office:value-type="float" office:value="213198.559577859">
            <text:p>213198,559577859</text:p>
          </table:table-cell>
          <table:table-cell table:formula="of:=[.F262]*2.035-[.F262]" office:value-type="float" office:value="143100.200494866">
            <text:p>143100,20049486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2">
            <text:p>262</text:p>
          </table:table-cell>
          <table:table-cell/>
          <table:table-cell table:formula="of:=[.D263]*2.001-[.D262]" office:value-type="float" office:value="300616.799275424">
            <text:p>300616,799275424</text:p>
          </table:table-cell>
          <table:table-cell table:formula="of:=[.E263]*2.035-[.E263]" office:value-type="float" office:value="220660.509163084">
            <text:p>220660,509163084</text:p>
          </table:table-cell>
          <table:table-cell table:formula="of:=[.F263]*2.035-[.F263]" office:value-type="float" office:value="148108.707512186">
            <text:p>148108,7075121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3">
            <text:p>263</text:p>
          </table:table-cell>
          <table:table-cell/>
          <table:table-cell table:formula="of:=[.D264]*2.001-[.D263]" office:value-type="float" office:value="310274.634348261">
            <text:p>310274,634348261</text:p>
          </table:table-cell>
          <table:table-cell table:formula="of:=[.E264]*2.035-[.E264]" office:value-type="float" office:value="228383.626983792">
            <text:p>228383,626983792</text:p>
          </table:table-cell>
          <table:table-cell table:formula="of:=[.F264]*2.035-[.F264]" office:value-type="float" office:value="153292.512275113">
            <text:p>153292,51227511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4">
            <text:p>264</text:p>
          </table:table-cell>
          <table:table-cell/>
          <table:table-cell table:formula="of:=[.D265]*2.001-[.D264]" office:value-type="float" office:value="320242.744055446">
            <text:p>320242,744055446</text:p>
          </table:table-cell>
          <table:table-cell table:formula="of:=[.E265]*2.035-[.E265]" office:value-type="float" office:value="236377.053928224">
            <text:p>236377,053928224</text:p>
          </table:table-cell>
          <table:table-cell table:formula="of:=[.F265]*2.035-[.F265]" office:value-type="float" office:value="158657.750204742">
            <text:p>158657,7502047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5">
            <text:p>265</text:p>
          </table:table-cell>
          <table:table-cell/>
          <table:table-cell table:formula="of:=[.D266]*2.001-[.D265]" office:value-type="float" office:value="330531.096506687">
            <text:p>330531,096506687</text:p>
          </table:table-cell>
          <table:table-cell table:formula="of:=[.E266]*2.035-[.E266]" office:value-type="float" office:value="244650.250815712">
            <text:p>244650,250815712</text:p>
          </table:table-cell>
          <table:table-cell table:formula="of:=[.F266]*2.035-[.F266]" office:value-type="float" office:value="164210.771461908">
            <text:p>164210,77146190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6">
            <text:p>266</text:p>
          </table:table-cell>
          <table:table-cell/>
          <table:table-cell table:formula="of:=[.D267]*2.001-[.D266]" office:value-type="float" office:value="341149.980054434">
            <text:p>341149,980054434</text:p>
          </table:table-cell>
          <table:table-cell table:formula="of:=[.E267]*2.035-[.E267]" office:value-type="float" office:value="253213.009594262">
            <text:p>253213,009594262</text:p>
          </table:table-cell>
          <table:table-cell table:formula="of:=[.F267]*2.035-[.F267]" office:value-type="float" office:value="169958.148463075">
            <text:p>169958,1484630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7">
            <text:p>267</text:p>
          </table:table-cell>
          <table:table-cell/>
          <table:table-cell table:formula="of:=[.D268]*2.001-[.D267]" office:value-type="float" office:value="352110.013582235">
            <text:p>352110,013582235</text:p>
          </table:table-cell>
          <table:table-cell table:formula="of:=[.E268]*2.035-[.E268]" office:value-type="float" office:value="262075.464930062">
            <text:p>262075,464930062</text:p>
          </table:table-cell>
          <table:table-cell table:formula="of:=[.F268]*2.035-[.F268]" office:value-type="float" office:value="175906.683659282">
            <text:p>175906,68365928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8">
            <text:p>268</text:p>
          </table:table-cell>
          <table:table-cell/>
          <table:table-cell table:formula="of:=[.D269]*2.001-[.D268]" office:value-type="float" office:value="363422.157123619">
            <text:p>363422,157123619</text:p>
          </table:table-cell>
          <table:table-cell table:formula="of:=[.E269]*2.035-[.E269]" office:value-type="float" office:value="271248.106202614">
            <text:p>271248,106202614</text:p>
          </table:table-cell>
          <table:table-cell table:formula="of:=[.F269]*2.035-[.F269]" office:value-type="float" office:value="182063.417587357">
            <text:p>182063,4175873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9">
            <text:p>269</text:p>
          </table:table-cell>
          <table:table-cell/>
          <table:table-cell table:formula="of:=[.D270]*2.001-[.D269]" office:value-type="float" office:value="375097.722822126">
            <text:p>375097,722822126</text:p>
          </table:table-cell>
          <table:table-cell table:formula="of:=[.E270]*2.035-[.E270]" office:value-type="float" office:value="280741.789919705">
            <text:p>280741,789919705</text:p>
          </table:table-cell>
          <table:table-cell table:formula="of:=[.F270]*2.035-[.F270]" office:value-type="float" office:value="188435.637202915">
            <text:p>188435,6372029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0">
            <text:p>270</text:p>
          </table:table-cell>
          <table:table-cell/>
          <table:table-cell table:formula="of:=[.D271]*2.001-[.D270]" office:value-type="float" office:value="387148.386243455">
            <text:p>387148,386243455</text:p>
          </table:table-cell>
          <table:table-cell table:formula="of:=[.E271]*2.035-[.E271]" office:value-type="float" office:value="290567.752566895">
            <text:p>290567,752566895</text:p>
          </table:table-cell>
          <table:table-cell table:formula="of:=[.F271]*2.035-[.F271]" office:value-type="float" office:value="195030.884505017">
            <text:p>195030,8845050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1">
            <text:p>271</text:p>
          </table:table-cell>
          <table:table-cell/>
          <table:table-cell table:formula="of:=[.D272]*2.001-[.D271]" office:value-type="float" office:value="399586.198051028">
            <text:p>399586,198051028</text:p>
          </table:table-cell>
          <table:table-cell table:formula="of:=[.E272]*2.035-[.E272]" office:value-type="float" office:value="300737.623906736">
            <text:p>300737,623906736</text:p>
          </table:table-cell>
          <table:table-cell table:formula="of:=[.F272]*2.035-[.F272]" office:value-type="float" office:value="201856.965462692">
            <text:p>201856,9654626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2">
            <text:p>272</text:p>
          </table:table-cell>
          <table:table-cell/>
          <table:table-cell table:formula="of:=[.D273]*2.001-[.D272]" office:value-type="float" office:value="412423.596056652">
            <text:p>412423,596056652</text:p>
          </table:table-cell>
          <table:table-cell table:formula="of:=[.E273]*2.035-[.E273]" office:value-type="float" office:value="311263.440743472">
            <text:p>311263,440743472</text:p>
          </table:table-cell>
          <table:table-cell table:formula="of:=[.F273]*2.035-[.F273]" office:value-type="float" office:value="208921.959253887">
            <text:p>208921,9592538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3">
            <text:p>273</text:p>
          </table:table-cell>
          <table:table-cell/>
          <table:table-cell table:formula="of:=[.D274]*2.001-[.D273]" office:value-type="float" office:value="425673.417658332">
            <text:p>425673,417658332</text:p>
          </table:table-cell>
          <table:table-cell table:formula="of:=[.E274]*2.035-[.E274]" office:value-type="float" office:value="322157.661169494">
            <text:p>322157,661169494</text:p>
          </table:table-cell>
          <table:table-cell table:formula="of:=[.F274]*2.035-[.F274]" office:value-type="float" office:value="216234.227827773">
            <text:p>216234,2278277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4">
            <text:p>274</text:p>
          </table:table-cell>
          <table:table-cell/>
          <table:table-cell table:formula="of:=[.D275]*2.001-[.D274]" office:value-type="float" office:value="439348.912677671">
            <text:p>439348,912677671</text:p>
          </table:table-cell>
          <table:table-cell table:formula="of:=[.E275]*2.035-[.E275]" office:value-type="float" office:value="333433.179310426">
            <text:p>333433,179310426</text:p>
          </table:table-cell>
          <table:table-cell table:formula="of:=[.F275]*2.035-[.F275]" office:value-type="float" office:value="223802.425801745">
            <text:p>223802,4258017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5">
            <text:p>275</text:p>
          </table:table-cell>
          <table:table-cell/>
          <table:table-cell table:formula="of:=[.D276]*2.001-[.D275]" office:value-type="float" office:value="453463.756609687">
            <text:p>453463,756609687</text:p>
          </table:table-cell>
          <table:table-cell table:formula="of:=[.E276]*2.035-[.E276]" office:value-type="float" office:value="345103.340586291">
            <text:p>345103,340586291</text:p>
          </table:table-cell>
          <table:table-cell table:formula="of:=[.F276]*2.035-[.F276]" office:value-type="float" office:value="231635.510704806">
            <text:p>231635,51070480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6">
            <text:p>276</text:p>
          </table:table-cell>
          <table:table-cell/>
          <table:table-cell table:formula="of:=[.D277]*2.001-[.D276]" office:value-type="float" office:value="468032.064298313">
            <text:p>468032,064298313</text:p>
          </table:table-cell>
          <table:table-cell table:formula="of:=[.E277]*2.035-[.E277]" office:value-type="float" office:value="357181.957506811">
            <text:p>357181,957506811</text:p>
          </table:table-cell>
          <table:table-cell table:formula="of:=[.F277]*2.035-[.F277]" office:value-type="float" office:value="239742.753579474">
            <text:p>239742,7535794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7">
            <text:p>277</text:p>
          </table:table-cell>
          <table:table-cell/>
          <table:table-cell table:formula="of:=[.D278]*2.001-[.D277]" office:value-type="float" office:value="483068.404051237">
            <text:p>483068,404051237</text:p>
          </table:table-cell>
          <table:table-cell table:formula="of:=[.E278]*2.035-[.E278]" office:value-type="float" office:value="369683.32601955">
            <text:p>369683,32601955</text:p>
          </table:table-cell>
          <table:table-cell table:formula="of:=[.F278]*2.035-[.F278]" office:value-type="float" office:value="248133.749954756">
            <text:p>248133,7499547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8">
            <text:p>278</text:p>
          </table:table-cell>
          <table:table-cell/>
          <table:table-cell table:formula="of:=[.D279]*2.001-[.D278]" office:value-type="float" office:value="498587.812208213">
            <text:p>498587,812208213</text:p>
          </table:table-cell>
          <table:table-cell table:formula="of:=[.E279]*2.035-[.E279]" office:value-type="float" office:value="382622.242430234">
            <text:p>382622,242430234</text:p>
          </table:table-cell>
          <table:table-cell table:formula="of:=[.F279]*2.035-[.F279]" office:value-type="float" office:value="256818.431203172">
            <text:p>256818,43120317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9">
            <text:p>279</text:p>
          </table:table-cell>
          <table:table-cell/>
          <table:table-cell table:formula="of:=[.D280]*2.001-[.D279]" office:value-type="float" office:value="514605.808177396">
            <text:p>514605,808177396</text:p>
          </table:table-cell>
          <table:table-cell table:formula="of:=[.E280]*2.035-[.E280]" office:value-type="float" office:value="396014.020915292">
            <text:p>396014,020915292</text:p>
          </table:table-cell>
          <table:table-cell table:formula="of:=[.F280]*2.035-[.F280]" office:value-type="float" office:value="265807.076295283">
            <text:p>265807,07629528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0">
            <text:p>280</text:p>
          </table:table-cell>
          <table:table-cell/>
          <table:table-cell table:formula="of:=[.D281]*2.001-[.D280]" office:value-type="float" office:value="531138.409954757">
            <text:p>531138,409954757</text:p>
          </table:table-cell>
          <table:table-cell table:formula="of:=[.E281]*2.035-[.E281]" office:value-type="float" office:value="409874.511647328">
            <text:p>409874,511647328</text:p>
          </table:table-cell>
          <table:table-cell table:formula="of:=[.F281]*2.035-[.F281]" office:value-type="float" office:value="275110.323965618">
            <text:p>275110,3239656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1">
            <text:p>281</text:p>
          </table:table-cell>
          <table:table-cell/>
          <table:table-cell table:formula="of:=[.D282]*2.001-[.D281]" office:value-type="float" office:value="548202.150142072">
            <text:p>548202,150142072</text:p>
          </table:table-cell>
          <table:table-cell table:formula="of:=[.E282]*2.035-[.E282]" office:value-type="float" office:value="424220.119554984">
            <text:p>424220,119554984</text:p>
          </table:table-cell>
          <table:table-cell table:formula="of:=[.F282]*2.035-[.F282]" office:value-type="float" office:value="284739.185304415">
            <text:p>284739,18530441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2">
            <text:p>282</text:p>
          </table:table-cell>
          <table:table-cell/>
          <table:table-cell table:formula="of:=[.D283]*2.001-[.D282]" office:value-type="float" office:value="565814.09247953">
            <text:p>565814,09247953</text:p>
          </table:table-cell>
          <table:table-cell table:formula="of:=[.E283]*2.035-[.E283]" office:value-type="float" office:value="439067.823739409">
            <text:p>439067,823739409</text:p>
          </table:table-cell>
          <table:table-cell table:formula="of:=[.F283]*2.035-[.F283]" office:value-type="float" office:value="294705.05679007">
            <text:p>294705,0567900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3">
            <text:p>283</text:p>
          </table:table-cell>
          <table:table-cell/>
          <table:table-cell table:formula="of:=[.D284]*2.001-[.D283]" office:value-type="float" office:value="583991.848909467">
            <text:p>583991,848909467</text:p>
          </table:table-cell>
          <table:table-cell table:formula="of:=[.E284]*2.035-[.E284]" office:value-type="float" office:value="454435.197570288">
            <text:p>454435,197570288</text:p>
          </table:table-cell>
          <table:table-cell table:formula="of:=[.F284]*2.035-[.F284]" office:value-type="float" office:value="305019.733777722">
            <text:p>305019,7337777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4">
            <text:p>284</text:p>
          </table:table-cell>
          <table:table-cell/>
          <table:table-cell table:formula="of:=[.D285]*2.001-[.D284]" office:value-type="float" office:value="602753.597188313">
            <text:p>602753,597188313</text:p>
          </table:table-cell>
          <table:table-cell table:formula="of:=[.E285]*2.035-[.E285]" office:value-type="float" office:value="470340.429485248">
            <text:p>470340,429485248</text:p>
          </table:table-cell>
          <table:table-cell table:formula="of:=[.F285]*2.035-[.F285]" office:value-type="float" office:value="315695.424459942">
            <text:p>315695,42445994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5">
            <text:p>285</text:p>
          </table:table-cell>
          <table:table-cell/>
          <table:table-cell table:formula="of:=[.D286]*2.001-[.D285]" office:value-type="float" office:value="622118.099064348">
            <text:p>622118,099064348</text:p>
          </table:table-cell>
          <table:table-cell table:formula="of:=[.E286]*2.035-[.E286]" office:value-type="float" office:value="486802.344517232">
            <text:p>486802,344517232</text:p>
          </table:table-cell>
          <table:table-cell table:formula="of:=[.F286]*2.035-[.F286]" office:value-type="float" office:value="326744.76431604">
            <text:p>326744,764316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6">
            <text:p>286</text:p>
          </table:table-cell>
          <table:table-cell/>
          <table:table-cell table:formula="of:=[.D287]*2.001-[.D286]" office:value-type="float" office:value="642104.719039446">
            <text:p>642104,719039446</text:p>
          </table:table-cell>
          <table:table-cell table:formula="of:=[.E287]*2.035-[.E287]" office:value-type="float" office:value="503840.426575335">
            <text:p>503840,426575335</text:p>
          </table:table-cell>
          <table:table-cell table:formula="of:=[.F287]*2.035-[.F287]" office:value-type="float" office:value="338180.831067102">
            <text:p>338180,83106710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7">
            <text:p>287</text:p>
          </table:table-cell>
          <table:table-cell/>
          <table:table-cell table:formula="of:=[.D288]*2.001-[.D287]" office:value-type="float" office:value="662733.443733585">
            <text:p>662733,443733585</text:p>
          </table:table-cell>
          <table:table-cell table:formula="of:=[.E288]*2.035-[.E288]" office:value-type="float" office:value="521474.841505472">
            <text:p>521474,841505472</text:p>
          </table:table-cell>
          <table:table-cell table:formula="of:=[.F288]*2.035-[.F288]" office:value-type="float" office:value="350017.16015445">
            <text:p>350017,1601544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8">
            <text:p>288</text:p>
          </table:table-cell>
          <table:table-cell/>
          <table:table-cell table:formula="of:=[.D289]*2.001-[.D288]" office:value-type="float" office:value="684024.901871456">
            <text:p>684024,901871456</text:p>
          </table:table-cell>
          <table:table-cell table:formula="of:=[.E289]*2.035-[.E289]" office:value-type="float" office:value="539726.460958164">
            <text:p>539726,460958164</text:p>
          </table:table-cell>
          <table:table-cell table:formula="of:=[.F289]*2.035-[.F289]" office:value-type="float" office:value="362267.760759856">
            <text:p>362267,76075985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9">
            <text:p>289</text:p>
          </table:table-cell>
          <table:table-cell/>
          <table:table-cell table:formula="of:=[.D290]*2.001-[.D289]" office:value-type="float" office:value="706000.384911199">
            <text:p>706000,384911199</text:p>
          </table:table-cell>
          <table:table-cell table:formula="of:=[.E290]*2.035-[.E290]" office:value-type="float" office:value="558616.887091699">
            <text:p>558616,887091699</text:p>
          </table:table-cell>
          <table:table-cell table:formula="of:=[.F290]*2.035-[.F290]" office:value-type="float" office:value="374947.132386451">
            <text:p>374947,13238645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0">
            <text:p>290</text:p>
          </table:table-cell>
          <table:table-cell/>
          <table:table-cell table:formula="of:=[.D291]*2.001-[.D290]" office:value-type="float" office:value="728681.868335854">
            <text:p>728681,868335854</text:p>
          </table:table-cell>
          <table:table-cell table:formula="of:=[.E291]*2.035-[.E291]" office:value-type="float" office:value="578168.478139909">
            <text:p>578168,478139909</text:p>
          </table:table-cell>
          <table:table-cell table:formula="of:=[.F291]*2.035-[.F291]" office:value-type="float" office:value="388070.282019977">
            <text:p>388070,2820199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1">
            <text:p>291</text:p>
          </table:table-cell>
          <table:table-cell/>
          <table:table-cell table:formula="of:=[.D292]*2.001-[.D291]" office:value-type="float" office:value="752092.033628844">
            <text:p>752092,033628844</text:p>
          </table:table-cell>
          <table:table-cell table:formula="of:=[.E292]*2.035-[.E292]" office:value-type="float" office:value="598404.374874806">
            <text:p>598404,374874806</text:p>
          </table:table-cell>
          <table:table-cell table:formula="of:=[.F292]*2.035-[.F292]" office:value-type="float" office:value="401652.741890676">
            <text:p>401652,7418906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2">
            <text:p>292</text:p>
          </table:table-cell>
          <table:table-cell/>
          <table:table-cell table:formula="of:=[.D293]*2.001-[.D292]" office:value-type="float" office:value="776254.290955462">
            <text:p>776254,290955462</text:p>
          </table:table-cell>
          <table:table-cell table:formula="of:=[.E293]*2.035-[.E293]" office:value-type="float" office:value="619348.527995424">
            <text:p>619348,527995424</text:p>
          </table:table-cell>
          <table:table-cell table:formula="of:=[.F293]*2.035-[.F293]" office:value-type="float" office:value="415710.58785685">
            <text:p>415710,587856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3">
            <text:p>293</text:p>
          </table:table-cell>
          <table:table-cell/>
          <table:table-cell table:formula="of:=[.D294]*2.001-[.D293]" office:value-type="float" office:value="801192.802573036">
            <text:p>801192,802573036</text:p>
          </table:table-cell>
          <table:table-cell table:formula="of:=[.E294]*2.035-[.E294]" office:value-type="float" office:value="641025.726475264">
            <text:p>641025,726475264</text:p>
          </table:table-cell>
          <table:table-cell table:formula="of:=[.F294]*2.035-[.F294]" office:value-type="float" office:value="430260.45843184">
            <text:p>430260,458431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4">
            <text:p>294</text:p>
          </table:table-cell>
          <table:table-cell/>
          <table:table-cell table:formula="of:=[.D295]*2.001-[.D294]" office:value-type="float" office:value="826932.506993184">
            <text:p>826932,506993184</text:p>
          </table:table-cell>
          <table:table-cell table:formula="of:=[.E295]*2.035-[.E295]" office:value-type="float" office:value="663461.626901898">
            <text:p>663461,626901898</text:p>
          </table:table-cell>
          <table:table-cell table:formula="of:=[.F295]*2.035-[.F295]" office:value-type="float" office:value="445319.574476954">
            <text:p>445319,57447695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5">
            <text:p>295</text:p>
          </table:table-cell>
          <table:table-cell/>
          <table:table-cell table:formula="of:=[.D296]*2.001-[.D295]" office:value-type="float" office:value="853499.143920324">
            <text:p>853499,143920324</text:p>
          </table:table-cell>
          <table:table-cell table:formula="of:=[.E296]*2.035-[.E296]" office:value-type="float" office:value="686682.783843465">
            <text:p>686682,783843465</text:p>
          </table:table-cell>
          <table:table-cell table:formula="of:=[.F296]*2.035-[.F296]" office:value-type="float" office:value="460905.759583648">
            <text:p>460905,75958364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6">
            <text:p>296</text:p>
          </table:table-cell>
          <table:table-cell/>
          <table:table-cell table:formula="of:=[.D297]*2.001-[.D296]" office:value-type="float" office:value="880919.279991384">
            <text:p>880919,279991384</text:p>
          </table:table-cell>
          <table:table-cell table:formula="of:=[.E297]*2.035-[.E297]" office:value-type="float" office:value="710716.681277986">
            <text:p>710716,681277986</text:p>
          </table:table-cell>
          <table:table-cell table:formula="of:=[.F297]*2.035-[.F297]" office:value-type="float" office:value="477037.461169076">
            <text:p>477037,46116907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7">
            <text:p>297</text:p>
          </table:table-cell>
          <table:table-cell/>
          <table:table-cell table:formula="of:=[.D298]*2.001-[.D297]" office:value-type="float" office:value="909220.335342435">
            <text:p>909220,335342435</text:p>
          </table:table-cell>
          <table:table-cell table:formula="of:=[.E298]*2.035-[.E298]" office:value-type="float" office:value="735591.765122716">
            <text:p>735591,765122716</text:p>
          </table:table-cell>
          <table:table-cell table:formula="of:=[.F298]*2.035-[.F298]" office:value-type="float" office:value="493733.772309993">
            <text:p>493733,77230999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8">
            <text:p>298</text:p>
          </table:table-cell>
          <table:table-cell/>
          <table:table-cell table:formula="of:=[.D299]*2.001-[.D298]" office:value-type="float" office:value="938430.611028829">
            <text:p>938430,611028829</text:p>
          </table:table-cell>
          <table:table-cell table:formula="of:=[.E299]*2.035-[.E299]" office:value-type="float" office:value="761337.476902011">
            <text:p>761337,476902011</text:p>
          </table:table-cell>
          <table:table-cell table:formula="of:=[.F299]*2.035-[.F299]" office:value-type="float" office:value="511014.454340843">
            <text:p>511014,45434084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9">
            <text:p>299</text:p>
          </table:table-cell>
          <table:table-cell/>
          <table:table-cell table:formula="of:=[.D300]*2.001-[.D299]" office:value-type="float" office:value="968579.317326252">
            <text:p>968579,317326252</text:p>
          </table:table-cell>
          <table:table-cell table:formula="of:=[.E300]*2.035-[.E300]" office:value-type="float" office:value="787984.288593582">
            <text:p>787984,288593582</text:p>
          </table:table-cell>
          <table:table-cell table:formula="of:=[.F300]*2.035-[.F300]" office:value-type="float" office:value="528899.960242773">
            <text:p>528899,9602427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0">
            <text:p>300</text:p>
          </table:table-cell>
          <table:table-cell/>
          <table:table-cell table:formula="of:=[.D301]*2.001-[.D300]" office:value-type="float" office:value="999696.602941">
            <text:p>999696,602941</text:p>
          </table:table-cell>
          <table:table-cell table:formula="of:=[.E301]*2.035-[.E301]" office:value-type="float" office:value="815563.738694357">
            <text:p>815563,738694357</text:p>
          </table:table-cell>
          <table:table-cell table:formula="of:=[.F301]*2.035-[.F301]" office:value-type="float" office:value="547411.45885127">
            <text:p>547411,4588512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1">
            <text:p>301</text:p>
          </table:table-cell>
          <table:table-cell/>
          <table:table-cell table:formula="of:=[.D302]*2.001-[.D301]" office:value-type="float" office:value="1031813.58515869">
            <text:p>1031813,58515869</text:p>
          </table:table-cell>
          <table:table-cell table:formula="of:=[.E302]*2.035-[.E302]" office:value-type="float" office:value="844108.46954866">
            <text:p>844108,46954866</text:p>
          </table:table-cell>
          <table:table-cell table:formula="of:=[.F302]*2.035-[.F302]" office:value-type="float" office:value="566570.859911064">
            <text:p>566570,85991106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2">
            <text:p>302</text:p>
          </table:table-cell>
          <table:table-cell/>
          <table:table-cell table:formula="of:=[.D303]*2.001-[.D302]" office:value-type="float" office:value="1064962.38096154">
            <text:p>1064962,38096154</text:p>
          </table:table-cell>
          <table:table-cell table:formula="of:=[.E303]*2.035-[.E303]" office:value-type="float" office:value="873652.265982863">
            <text:p>873652,265982863</text:p>
          </table:table-cell>
          <table:table-cell table:formula="of:=[.F303]*2.035-[.F303]" office:value-type="float" office:value="586400.840007952">
            <text:p>586400,84000795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3">
            <text:p>303</text:p>
          </table:table-cell>
          <table:table-cell/>
          <table:table-cell table:formula="of:=[.D304]*2.001-[.D303]" office:value-type="float" office:value="1099176.13914535">
            <text:p>1099176,13914535</text:p>
          </table:table-cell>
          <table:table-cell table:formula="of:=[.E304]*2.035-[.E304]" office:value-type="float" office:value="904230.095292263">
            <text:p>904230,095292263</text:p>
          </table:table-cell>
          <table:table-cell table:formula="of:=[.F304]*2.035-[.F304]" office:value-type="float" office:value="606924.86940823">
            <text:p>606924,8694082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4">
            <text:p>304</text:p>
          </table:table-cell>
          <table:table-cell/>
          <table:table-cell table:formula="of:=[.D305]*2.001-[.D304]" office:value-type="float" office:value="1134489.0734683">
            <text:p>1134489,0734683</text:p>
          </table:table-cell>
          <table:table-cell table:formula="of:=[.E305]*2.035-[.E305]" office:value-type="float" office:value="935878.148627493">
            <text:p>935878,148627493</text:p>
          </table:table-cell>
          <table:table-cell table:formula="of:=[.F305]*2.035-[.F305]" office:value-type="float" office:value="628167.239837518">
            <text:p>628167,23983751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5">
            <text:p>305</text:p>
          </table:table-cell>
          <table:table-cell/>
          <table:table-cell table:formula="of:=[.D306]*2.001-[.D305]" office:value-type="float" office:value="1170936.49686473">
            <text:p>1170936,49686473</text:p>
          </table:table-cell>
          <table:table-cell table:formula="of:=[.E306]*2.035-[.E306]" office:value-type="float" office:value="968633.883829455">
            <text:p>968633,883829455</text:p>
          </table:table-cell>
          <table:table-cell table:formula="of:=[.F306]*2.035-[.F306]" office:value-type="float" office:value="650153.093231832">
            <text:p>650153,09323183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6">
            <text:p>306</text:p>
          </table:table-cell>
          <table:table-cell/>
          <table:table-cell table:formula="of:=[.D307]*2.001-[.D306]" office:value-type="float" office:value="1208554.85675801">
            <text:p>1208554,85675801</text:p>
          </table:table-cell>
          <table:table-cell table:formula="of:=[.E307]*2.035-[.E307]" office:value-type="float" office:value="1002536.06976349">
            <text:p>1002536,06976349</text:p>
          </table:table-cell>
          <table:table-cell table:formula="of:=[.F307]*2.035-[.F307]" office:value-type="float" office:value="672908.451494946">
            <text:p>672908,45149494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7">
            <text:p>307</text:p>
          </table:table-cell>
          <table:table-cell/>
          <table:table-cell table:formula="of:=[.D308]*2.001-[.D307]" office:value-type="float" office:value="1247381.77150806">
            <text:p>1247381,77150806</text:p>
          </table:table-cell>
          <table:table-cell table:formula="of:=[.E308]*2.035-[.E308]" office:value-type="float" office:value="1037624.83220521">
            <text:p>1037624,83220521</text:p>
          </table:table-cell>
          <table:table-cell table:formula="of:=[.F308]*2.035-[.F308]" office:value-type="float" office:value="696460.247297269">
            <text:p>696460,24729726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8">
            <text:p>308</text:p>
          </table:table-cell>
          <table:table-cell/>
          <table:table-cell table:formula="of:=[.D309]*2.001-[.D308]" office:value-type="float" office:value="1287456.06802961">
            <text:p>1287456,06802961</text:p>
          </table:table-cell>
          <table:table-cell table:formula="of:=[.E309]*2.035-[.E309]" office:value-type="float" office:value="1073941.70133239">
            <text:p>1073941,70133239</text:p>
          </table:table-cell>
          <table:table-cell table:formula="of:=[.F309]*2.035-[.F309]" office:value-type="float" office:value="720836.355952673">
            <text:p>720836,35595267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9">
            <text:p>309</text:p>
          </table:table-cell>
          <table:table-cell/>
          <table:table-cell table:formula="of:=[.D310]*2.001-[.D309]" office:value-type="float" office:value="1328817.8206192">
            <text:p>1328817,8206192</text:p>
          </table:table-cell>
          <table:table-cell table:formula="of:=[.E310]*2.035-[.E310]" office:value-type="float" office:value="1111529.66087902">
            <text:p>1111529,66087902</text:p>
          </table:table-cell>
          <table:table-cell table:formula="of:=[.F310]*2.035-[.F310]" office:value-type="float" office:value="746065.628411017">
            <text:p>746065,62841101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0">
            <text:p>310</text:p>
          </table:table-cell>
          <table:table-cell/>
          <table:table-cell table:formula="of:=[.D311]*2.001-[.D310]" office:value-type="float" office:value="1371508.3910294">
            <text:p>1371508,3910294</text:p>
          </table:table-cell>
          <table:table-cell table:formula="of:=[.E311]*2.035-[.E311]" office:value-type="float" office:value="1150433.19900979">
            <text:p>1150433,19900979</text:p>
          </table:table-cell>
          <table:table-cell table:formula="of:=[.F311]*2.035-[.F311]" office:value-type="float" office:value="772177.925405403">
            <text:p>772177,9254054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1">
            <text:p>311</text:p>
          </table:table-cell>
          <table:table-cell/>
          <table:table-cell table:formula="of:=[.D312]*2.001-[.D311]" office:value-type="float" office:value="1415570.46983063">
            <text:p>1415570,46983063</text:p>
          </table:table-cell>
          <table:table-cell table:formula="of:=[.E312]*2.035-[.E312]" office:value-type="float" office:value="1190698.36097513">
            <text:p>1190698,36097513</text:p>
          </table:table-cell>
          <table:table-cell table:formula="of:=[.F312]*2.035-[.F312]" office:value-type="float" office:value="799204.152794592">
            <text:p>799204,15279459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2">
            <text:p>312</text:p>
          </table:table-cell>
          <table:table-cell/>
          <table:table-cell table:formula="of:=[.D313]*2.001-[.D312]" office:value-type="float" office:value="1461048.11910169">
            <text:p>1461048,11910169</text:p>
          </table:table-cell>
          <table:table-cell table:formula="of:=[.E313]*2.035-[.E313]" office:value-type="float" office:value="1232372.80360926">
            <text:p>1232372,80360926</text:p>
          </table:table-cell>
          <table:table-cell table:formula="of:=[.F313]*2.035-[.F313]" office:value-type="float" office:value="827176.298142403">
            <text:p>827176,2981424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3">
            <text:p>313</text:p>
          </table:table-cell>
          <table:table-cell/>
          <table:table-cell table:formula="of:=[.D314]*2.001-[.D313]" office:value-type="float" office:value="1507986.81649186">
            <text:p>1507986,81649186</text:p>
          </table:table-cell>
          <table:table-cell table:formula="of:=[.E314]*2.035-[.E314]" office:value-type="float" office:value="1275505.85173559">
            <text:p>1275505,85173559</text:p>
          </table:table-cell>
          <table:table-cell table:formula="of:=[.F314]*2.035-[.F314]" office:value-type="float" office:value="856127.468577387">
            <text:p>856127,46857738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4">
            <text:p>314</text:p>
          </table:table-cell>
          <table:table-cell/>
          <table:table-cell table:formula="of:=[.D315]*2.001-[.D314]" office:value-type="float" office:value="1556433.50069851">
            <text:p>1556433,50069851</text:p>
          </table:table-cell>
          <table:table-cell table:formula="of:=[.E315]*2.035-[.E315]" office:value-type="float" office:value="1320148.55654633">
            <text:p>1320148,55654633</text:p>
          </table:table-cell>
          <table:table-cell table:formula="of:=[.F315]*2.035-[.F315]" office:value-type="float" office:value="886091.929977596">
            <text:p>886091,9299775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5">
            <text:p>315</text:p>
          </table:table-cell>
          <table:table-cell/>
          <table:table-cell table:formula="of:=[.D316]*2.001-[.D315]" office:value-type="float" office:value="1606436.61840587">
            <text:p>1606436,61840587</text:p>
          </table:table-cell>
          <table:table-cell table:formula="of:=[.E316]*2.035-[.E316]" office:value-type="float" office:value="1366353.75602546">
            <text:p>1366353,75602546</text:p>
          </table:table-cell>
          <table:table-cell table:formula="of:=[.F316]*2.035-[.F316]" office:value-type="float" office:value="917105.147526812">
            <text:p>917105,14752681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6">
            <text:p>316</text:p>
          </table:table-cell>
          <table:table-cell/>
          <table:table-cell table:formula="of:=[.D317]*2.001-[.D316]" office:value-type="float" office:value="1658046.17273163">
            <text:p>1658046,17273163</text:p>
          </table:table-cell>
          <table:table-cell table:formula="of:=[.E317]*2.035-[.E317]" office:value-type="float" office:value="1414176.13748635">
            <text:p>1414176,13748635</text:p>
          </table:table-cell>
          <table:table-cell table:formula="of:=[.F317]*2.035-[.F317]" office:value-type="float" office:value="949203.82769025">
            <text:p>949203,8276902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7">
            <text:p>317</text:p>
          </table:table-cell>
          <table:table-cell/>
          <table:table-cell table:formula="of:=[.D318]*2.001-[.D317]" office:value-type="float" office:value="1711313.77323012">
            <text:p>1711313,77323012</text:p>
          </table:table-cell>
          <table:table-cell table:formula="of:=[.E318]*2.035-[.E318]" office:value-type="float" office:value="1463672.30229837">
            <text:p>1463672,30229837</text:p>
          </table:table-cell>
          <table:table-cell table:formula="of:=[.F318]*2.035-[.F318]" office:value-type="float" office:value="982425.961659409">
            <text:p>982425,96165940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8">
            <text:p>318</text:p>
          </table:table-cell>
          <table:table-cell/>
          <table:table-cell table:formula="of:=[.D319]*2.001-[.D318]" office:value-type="float" office:value="1766292.68750184">
            <text:p>1766292,68750184</text:p>
          </table:table-cell>
          <table:table-cell table:formula="of:=[.E319]*2.035-[.E319]" office:value-type="float" office:value="1514900.83287881">
            <text:p>1514900,83287881</text:p>
          </table:table-cell>
          <table:table-cell table:formula="of:=[.F319]*2.035-[.F319]" office:value-type="float" office:value="1016810.87031749">
            <text:p>1016810,870317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9">
            <text:p>319</text:p>
          </table:table-cell>
          <table:table-cell/>
          <table:table-cell table:formula="of:=[.D320]*2.001-[.D319]" office:value-type="float" office:value="1823037.89446106">
            <text:p>1823037,89446106</text:p>
          </table:table-cell>
          <table:table-cell table:formula="of:=[.E320]*2.035-[.E320]" office:value-type="float" office:value="1567922.36202957">
            <text:p>1567922,36202957</text:p>
          </table:table-cell>
          <table:table-cell table:formula="of:=[.F320]*2.035-[.F320]" office:value-type="float" office:value="1052399.2507786">
            <text:p>1052399,25077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0">
            <text:p>320</text:p>
          </table:table-cell>
          <table:table-cell/>
          <table:table-cell table:formula="of:=[.D321]*2.001-[.D320]" office:value-type="float" office:value="1881606.13931474">
            <text:p>1881606,13931474</text:p>
          </table:table-cell>
          <table:table-cell table:formula="of:=[.E321]*2.035-[.E321]" office:value-type="float" office:value="1622799.64470061">
            <text:p>1622799,64470061</text:p>
          </table:table-cell>
          <table:table-cell table:formula="of:=[.F321]*2.035-[.F321]" office:value-type="float" office:value="1089233.22455585">
            <text:p>1089233,2245558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1">
            <text:p>321</text:p>
          </table:table-cell>
          <table:table-cell/>
          <table:table-cell table:formula="of:=[.D322]*2.001-[.D321]" office:value-type="float" office:value="1942055.99030774">
            <text:p>1942055,99030774</text:p>
          </table:table-cell>
          <table:table-cell table:formula="of:=[.E322]*2.035-[.E322]" office:value-type="float" office:value="1679597.63226513">
            <text:p>1679597,63226513</text:p>
          </table:table-cell>
          <table:table-cell table:formula="of:=[.F322]*2.035-[.F322]" office:value-type="float" office:value="1127356.38741531">
            <text:p>1127356,387415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2">
            <text:p>322</text:p>
          </table:table-cell>
          <table:table-cell/>
          <table:table-cell table:formula="of:=[.D323]*2.001-[.D322]" office:value-type="float" office:value="2004447.89729105">
            <text:p>2004447,89729105</text:p>
          </table:table-cell>
          <table:table-cell table:formula="of:=[.E323]*2.035-[.E323]" office:value-type="float" office:value="1738383.54939441">
            <text:p>1738383,54939441</text:p>
          </table:table-cell>
          <table:table-cell table:formula="of:=[.F323]*2.035-[.F323]" office:value-type="float" office:value="1166813.86097484">
            <text:p>1166813,8609748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3">
            <text:p>323</text:p>
          </table:table-cell>
          <table:table-cell/>
          <table:table-cell table:formula="of:=[.D324]*2.001-[.D323]" office:value-type="float" office:value="2068844.25217164">
            <text:p>2068844,25217164</text:p>
          </table:table-cell>
          <table:table-cell table:formula="of:=[.E324]*2.035-[.E324]" office:value-type="float" office:value="1799226.97362321">
            <text:p>1799226,97362321</text:p>
          </table:table-cell>
          <table:table-cell table:formula="of:=[.F324]*2.035-[.F324]" office:value-type="float" office:value="1207652.34610896">
            <text:p>1207652,3461089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4">
            <text:p>324</text:p>
          </table:table-cell>
          <table:table-cell/>
          <table:table-cell table:formula="of:=[.D325]*2.001-[.D324]" office:value-type="float" office:value="2135309.45130441">
            <text:p>2135309,45130441</text:p>
          </table:table-cell>
          <table:table-cell table:formula="of:=[.E325]*2.035-[.E325]" office:value-type="float" office:value="1862199.91770002">
            <text:p>1862199,91770002</text:p>
          </table:table-cell>
          <table:table-cell table:formula="of:=[.F325]*2.035-[.F325]" office:value-type="float" office:value="1249920.17822278">
            <text:p>1249920,1782227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5">
            <text:p>325</text:p>
          </table:table-cell>
          <table:table-cell/>
          <table:table-cell table:formula="of:=[.D326]*2.001-[.D325]" office:value-type="float" office:value="2203909.95988848">
            <text:p>2203909,95988848</text:p>
          </table:table-cell>
          <table:table-cell table:formula="of:=[.E326]*2.035-[.E326]" office:value-type="float" office:value="1927376.91481953">
            <text:p>1927376,91481953</text:p>
          </table:table-cell>
          <table:table-cell table:formula="of:=[.F326]*2.035-[.F326]" office:value-type="float" office:value="1293667.38446057">
            <text:p>1293667,384460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6">
            <text:p>326</text:p>
          </table:table-cell>
          <table:table-cell/>
          <table:table-cell table:formula="of:=[.D327]*2.001-[.D326]" office:value-type="float" office:value="2274714.37843245">
            <text:p>2274714,37843245</text:p>
          </table:table-cell>
          <table:table-cell table:formula="of:=[.E327]*2.035-[.E327]" office:value-type="float" office:value="1994835.10683821">
            <text:p>1994835,1068382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7">
            <text:p>327</text:p>
          </table:table-cell>
          <table:table-cell/>
          <table:table-cell table:formula="of:=[.D328]*2.001-[.D327]" office:value-type="float" office:value="2347793.51135484">
            <text:p>2347793,51135484</text:p>
          </table:table-cell>
          <table:table-cell table:formula="of:=[.E328]*2.035-[.E328]" office:value-type="float" office:value="2064654.33557755">
            <text:p>2064654,335577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8">
            <text:p>328</text:p>
          </table:table-cell>
          <table:table-cell/>
          <table:table-cell table:formula="of:=[.D329]*2.001-[.D328]" office:value-type="float" office:value="2423220.43778858">
            <text:p>2423220,43778858</text:p>
          </table:table-cell>
          <table:table-cell table:formula="of:=[.E329]*2.035-[.E329]" office:value-type="float" office:value="2136917.23732276">
            <text:p>2136917,2373227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9">
            <text:p>329</text:p>
          </table:table-cell>
          <table:table-cell/>
          <table:table-cell table:formula="of:=[.D330]*2.001-[.D329]" office:value-type="float" office:value="2501070.58466012">
            <text:p>2501070,58466012</text:p>
          </table:table-cell>
          <table:table-cell table:formula="of:=[.E330]*2.035-[.E330]" office:value-type="float" office:value="2211709.34062906">
            <text:p>2211709,340629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0">
            <text:p>330</text:p>
          </table:table-cell>
          <table:table-cell/>
          <table:table-cell table:formula="of:=[.D331]*2.001-[.D330]" office:value-type="float" office:value="2581421.80211632">
            <text:p>2581421,80211632</text:p>
          </table:table-cell>
          <table:table-cell table:formula="of:=[.E331]*2.035-[.E331]" office:value-type="float" office:value="2289119.16755108">
            <text:p>2289119,1675510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1">
            <text:p>331</text:p>
          </table:table-cell>
          <table:table-cell/>
          <table:table-cell table:formula="of:=[.D332]*2.001-[.D331]" office:value-type="float" office:value="2664354.44137463">
            <text:p>2664354,44137463</text:p>
          </table:table-cell>
          <table:table-cell table:formula="of:=[.E332]*2.035-[.E332]" office:value-type="float" office:value="2369238.33841536">
            <text:p>2369238,3384153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2">
            <text:p>332</text:p>
          </table:table-cell>
          <table:table-cell/>
          <table:table-cell table:formula="of:=[.D333]*2.001-[.D332]" office:value-type="float" office:value="2749951.43507431">
            <text:p>2749951,43507431</text:p>
          </table:table-cell>
          <table:table-cell table:formula="of:=[.E333]*2.035-[.E333]" office:value-type="float" office:value="2452161.6802599">
            <text:p>2452161,68025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3">
            <text:p>333</text:p>
          </table:table-cell>
          <table:table-cell/>
          <table:table-cell table:formula="of:=[.D334]*2.001-[.D333]" office:value-type="float" office:value="2838298.38020907">
            <text:p>2838298,38020907</text:p>
          </table:table-cell>
          <table:table-cell table:formula="of:=[.E334]*2.035-[.E334]" office:value-type="float" office:value="2537987.339069">
            <text:p>2537987,3390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4">
            <text:p>334</text:p>
          </table:table-cell>
          <table:table-cell/>
          <table:table-cell table:formula="of:=[.D335]*2.001-[.D334]" office:value-type="float" office:value="2929483.62372404">
            <text:p>2929483,62372404</text:p>
          </table:table-cell>
          <table:table-cell table:formula="of:=[.E335]*2.035-[.E335]" office:value-type="float" office:value="2626816.89593641">
            <text:p>2626816,895936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5">
            <text:p>335</text:p>
          </table:table-cell>
          <table:table-cell/>
          <table:table-cell table:formula="of:=[.D336]*2.001-[.D335]" office:value-type="float" office:value="3023598.35086273">
            <text:p>3023598,35086273</text:p>
          </table:table-cell>
          <table:table-cell table:formula="of:=[.E336]*2.035-[.E336]" office:value-type="float" office:value="2718755.48729419">
            <text:p>2718755,487294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6">
            <text:p>336</text:p>
          </table:table-cell>
          <table:table-cell/>
          <table:table-cell table:formula="of:=[.D337]*2.001-[.D336]" office:value-type="float" office:value="3120736.67635229">
            <text:p>3120736,67635229</text:p>
          </table:table-cell>
          <table:table-cell table:formula="of:=[.E337]*2.035-[.E337]" office:value-type="float" office:value="2813911.92934949">
            <text:p>2813911,929349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7">
            <text:p>337</text:p>
          </table:table-cell>
          <table:table-cell/>
          <table:table-cell table:formula="of:=[.D338]*2.001-[.D337]" office:value-type="float" office:value="3220995.73851819">
            <text:p>3220995,73851819</text:p>
          </table:table-cell>
          <table:table-cell table:formula="of:=[.E338]*2.035-[.E338]" office:value-type="float" office:value="2912398.84687672">
            <text:p>2912398,846876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8">
            <text:p>338</text:p>
          </table:table-cell>
          <table:table-cell/>
          <table:table-cell table:formula="of:=[.D339]*2.001-[.D338]" office:value-type="float" office:value="3324475.79642262">
            <text:p>3324475,79642262</text:p>
          </table:table-cell>
          <table:table-cell table:formula="of:=[.E339]*2.035-[.E339]" office:value-type="float" office:value="3014332.8065174">
            <text:p>3014332,80651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9">
            <text:p>339</text:p>
          </table:table-cell>
          <table:table-cell/>
          <table:table-cell table:formula="of:=[.D340]*2.001-[.D339]" office:value-type="float" office:value="3431280.33012346">
            <text:p>3431280,33012346</text:p>
          </table:table-cell>
          <table:table-cell table:formula="of:=[.E340]*2.035-[.E340]" office:value-type="float" office:value="3119834.45474551">
            <text:p>3119834,454745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0">
            <text:p>340</text:p>
          </table:table-cell>
          <table:table-cell/>
          <table:table-cell table:formula="of:=[.D341]*2.001-[.D340]" office:value-type="float" office:value="3541516.14415443">
            <text:p>3541516,14415443</text:p>
          </table:table-cell>
          <table:table-cell table:formula="of:=[.E341]*2.035-[.E341]" office:value-type="float" office:value="3229028.66066161">
            <text:p>3229028,660661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41">
            <text:p>341</text:p>
          </table:table-cell>
          <table:table-cell/>
          <table:table-cell table:formula="of:=[.D342]*2.001-[.D341]" office:value-type="float" office:value="3655293.47432955">
            <text:p>3655293,47432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2">
            <text:p>342</text:p>
          </table:table-cell>
          <table:table-cell/>
          <table:table-cell table:formula="of:=[.D343]*2.001-[.D342]" office:value-type="float" office:value="3772726.097979">
            <text:p>3772726,0979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3">
            <text:p>343</text:p>
          </table:table-cell>
          <table:table-cell/>
          <table:table-cell table:formula="of:=[.D344]*2.001-[.D343]" office:value-type="float" office:value="3893931.44772643">
            <text:p>3893931,447726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4">
            <text:p>344</text:p>
          </table:table-cell>
          <table:table-cell/>
          <table:table-cell table:formula="of:=[.D345]*2.001-[.D344]" office:value-type="float" office:value="4019030.72892159">
            <text:p>4019030,728921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5">
            <text:p>345</text:p>
          </table:table-cell>
          <table:table-cell/>
          <table:table-cell table:formula="of:=[.D346]*2.001-[.D345]" office:value-type="float" office:value="4148149.04084567">
            <text:p>4148149,040845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6">
            <text:p>346</text:p>
          </table:table-cell>
          <table:table-cell/>
          <table:table-cell table:formula="of:=[.D347]*2.001-[.D346]" office:value-type="float" office:value="4281415.50181059">
            <text:p>4281415,501810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7">
            <text:p>347</text:p>
          </table:table-cell>
          <table:table-cell/>
          <table:table-cell table:formula="of:=[.D348]*2.001-[.D347]" office:value-type="float" office:value="4418963.37827732">
            <text:p>4418963,378277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8">
            <text:p>348</text:p>
          </table:table-cell>
          <table:table-cell/>
          <table:table-cell table:formula="of:=[.D349]*2.001-[.D348]" office:value-type="float" office:value="4560930.21812233">
            <text:p>4560930,218122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9">
            <text:p>349</text:p>
          </table:table-cell>
          <table:table-cell/>
          <table:table-cell table:formula="of:=[.D350]*2.001-[.D349]" office:value-type="float" office:value="4707457.98818546">
            <text:p>4707457,988185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0">
            <text:p>350</text:p>
          </table:table-cell>
          <table:table-cell/>
          <table:table-cell table:formula="of:=[.D351]*2.001-[.D350]" office:value-type="float" office:value="4858693.21623678">
            <text:p>4858693,216236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1">
            <text:p>351</text:p>
          </table:table-cell>
          <table:table-cell/>
          <table:table-cell table:formula="of:=[.D352]*2.001-[.D351]" office:value-type="float" office:value="5014787.13750433">
            <text:p>5014787,137504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2">
            <text:p>352</text:p>
          </table:table-cell>
          <table:table-cell/>
          <table:table-cell table:formula="of:=[.D353]*2.001-[.D352]" office:value-type="float" office:value="5175895.84590939">
            <text:p>5175895,845909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3">
            <text:p>353</text:p>
          </table:table-cell>
          <table:table-cell/>
          <table:table-cell table:formula="of:=[.D354]*2.001-[.D353]" office:value-type="float" office:value="5342180.45016035">
            <text:p>5342180,450160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4">
            <text:p>354</text:p>
          </table:table-cell>
          <table:table-cell/>
          <table:table-cell table:formula="of:=[.D355]*2.001-[.D354]" office:value-type="float" office:value="5513807.23486148">
            <text:p>5513807,234861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5">
            <text:p>355</text:p>
          </table:table-cell>
          <table:table-cell/>
          <table:table-cell table:formula="of:=[.D356]*2.001-[.D355]" office:value-type="float" office:value="5690947.82679747">
            <text:p>5690947,826797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6">
            <text:p>356</text:p>
          </table:table-cell>
          <table:table-cell/>
          <table:table-cell table:formula="of:=[.D357]*2.001-[.D356]" office:value-type="float" office:value="5873779.36656025">
            <text:p>5873779,366560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7">
            <text:p>357</text:p>
          </table:table-cell>
          <table:table-cell/>
          <table:table-cell table:formula="of:=[.D358]*2.001-[.D357]" office:value-type="float" office:value="6062484.68568959">
            <text:p>6062484,685689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8">
            <text:p>358</text:p>
          </table:table-cell>
          <table:table-cell/>
          <table:table-cell table:formula="of:=[.D359]*2.001-[.D358]" office:value-type="float" office:value="6257252.48950463">
            <text:p>6257252,489504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9">
            <text:p>359</text:p>
          </table:table-cell>
          <table:table-cell/>
          <table:table-cell table:formula="of:=[.D360]*2.001-[.D359]" office:value-type="float" office:value="6458277.54580916">
            <text:p>6458277,54580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0">
            <text:p>360</text:p>
          </table:table-cell>
          <table:table-cell/>
          <table:table-cell table:formula="of:=[.D361]*2.001-[.D360]" office:value-type="float" office:value="6665760.87965951">
            <text:p>6665760,87965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1">
            <text:p>361</text:p>
          </table:table-cell>
          <table:table-cell/>
          <table:table-cell table:formula="of:=[.D362]*2.001-[.D361]" office:value-type="float" office:value="6879909.97438951">
            <text:p>6879909,97438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2">
            <text:p>362</text:p>
          </table:table-cell>
          <table:table-cell/>
          <table:table-cell table:formula="of:=[.D363]*2.001-[.D362]" office:value-type="float" office:value="7100938.9790939">
            <text:p>7100938,97909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3">
            <text:p>363</text:p>
          </table:table-cell>
          <table:table-cell/>
          <table:table-cell table:formula="of:=[.D364]*2.001-[.D363]" office:value-type="float" office:value="7329068.92277739">
            <text:p>7329068,922777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4">
            <text:p>364</text:p>
          </table:table-cell>
          <table:table-cell/>
          <table:table-cell table:formula="of:=[.D365]*2.001-[.D364]" office:value-type="float" office:value="7564527.93538365">
            <text:p>7564527,935383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5">
            <text:p>365</text:p>
          </table:table-cell>
          <table:table-cell/>
          <table:table-cell table:formula="of:=[.D366]*2.001-[.D365]" office:value-type="float" office:value="7807551.47592529">
            <text:p>7807551,475925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6">
            <text:p>366</text:p>
          </table:table-cell>
          <table:table-cell/>
          <table:table-cell table:formula="of:=[.D367]*2.001-[.D366]" office:value-type="float" office:value="8058382.56794286">
            <text:p>8058382,567942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7">
            <text:p>367</text:p>
          </table:table-cell>
          <table:table-cell/>
          <table:table-cell table:formula="of:=[.D368]*2.001-[.D367]" office:value-type="float" office:value="8317272.04252837">
            <text:p>8317272,042528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8">
            <text:p>368</text:p>
          </table:table-cell>
          <table:table-cell/>
          <table:table-cell table:formula="of:=[.D369]*2.001-[.D368]" office:value-type="float" office:value="8584478.7891564">
            <text:p>8584478,78915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9">
            <text:p>369</text:p>
          </table:table-cell>
          <table:table-cell/>
          <table:table-cell table:formula="of:=[.D370]*2.001-[.D369]" office:value-type="float" office:value="8860270.01457359">
            <text:p>8860270,014573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0">
            <text:p>370</text:p>
          </table:table-cell>
          <table:table-cell/>
          <table:table-cell table:formula="of:=[.D371]*2.001-[.D370]" office:value-type="float" office:value="9144921.51000536">
            <text:p>9144921,510005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1">
            <text:p>371</text:p>
          </table:table-cell>
          <table:table-cell/>
          <table:table-cell table:formula="of:=[.D372]*2.001-[.D371]" office:value-type="float" office:value="9438717.92694713">
            <text:p>9438717,926947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2">
            <text:p>372</text:p>
          </table:table-cell>
          <table:table-cell/>
          <table:table-cell table:formula="of:=[.D373]*2.001-[.D372]" office:value-type="float" office:value="9741953.06181584">
            <text:p>9741953,061815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3">
            <text:p>373</text:p>
          </table:table-cell>
          <table:table-cell/>
          <table:table-cell table:formula="of:=[.D374]*2.001-[.D373]" office:value-type="float" office:value="10054930.1497464">
            <text:p>10054930,14974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4">
            <text:p>374</text:p>
          </table:table-cell>
          <table:table-cell/>
          <table:table-cell table:formula="of:=[.D375]*2.001-[.D374]" office:value-type="float" office:value="10377962.1678266">
            <text:p>10377962,16782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5">
            <text:p>375</text:p>
          </table:table-cell>
          <table:table-cell/>
          <table:table-cell table:formula="of:=[.D376]*2.001-[.D375]" office:value-type="float" office:value="10711372.1480747">
            <text:p>10711372,14807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6">
            <text:p>376</text:p>
          </table:table-cell>
          <table:table-cell/>
          <table:table-cell table:formula="of:=[.D377]*2.001-[.D376]" office:value-type="float" office:value="11055493.5004709">
            <text:p>11055493,50047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7">
            <text:p>377</text:p>
          </table:table-cell>
          <table:table-cell/>
          <table:table-cell table:formula="of:=[.D378]*2.001-[.D377]" office:value-type="float" office:value="11410670.3463676">
            <text:p>11410670,34636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8">
            <text:p>378</text:p>
          </table:table-cell>
          <table:table-cell/>
          <table:table-cell table:formula="of:=[.D379]*2.001-[.D378]" office:value-type="float" office:value="11777257.8626106">
            <text:p>11777257,86261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9">
            <text:p>379</text:p>
          </table:table-cell>
          <table:table-cell/>
          <table:table-cell table:formula="of:=[.D380]*2.001-[.D379]" office:value-type="float" office:value="12155622.6367162">
            <text:p>12155622,63671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0">
            <text:p>380</text:p>
          </table:table-cell>
          <table:table-cell/>
          <table:table-cell table:formula="of:=[.D381]*2.001-[.D380]" office:value-type="float" office:value="12546143.0334585">
            <text:p>12546143,03345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1">
            <text:p>381</text:p>
          </table:table-cell>
          <table:table-cell/>
          <table:table-cell table:formula="of:=[.D382]*2.001-[.D381]" office:value-type="float" office:value="12949209.5732343">
            <text:p>12949209,57323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2">
            <text:p>382</text:p>
          </table:table-cell>
          <table:table-cell/>
          <table:table-cell table:formula="of:=[.D383]*2.001-[.D382]" office:value-type="float" office:value="13365225.3225833">
            <text:p>13365225,32258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3">
            <text:p>383</text:p>
          </table:table-cell>
          <table:table-cell/>
          <table:table-cell table:formula="of:=[.D384]*2.001-[.D383]" office:value-type="float" office:value="13794606.2972549">
            <text:p>13794606,29725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4">
            <text:p>384</text:p>
          </table:table-cell>
          <table:table-cell/>
          <table:table-cell table:formula="of:=[.D385]*2.001-[.D384]" office:value-type="float" office:value="14237781.8782238">
            <text:p>14237781,87822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5">
            <text:p>385</text:p>
          </table:table-cell>
          <table:table-cell/>
          <table:table-cell table:formula="of:=[.D386]*2.001-[.D385]" office:value-type="float" office:value="14695195.2410709">
            <text:p>14695195,24107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6">
            <text:p>386</text:p>
          </table:table-cell>
          <table:table-cell/>
          <table:table-cell table:formula="of:=[.D387]*2.001-[.D386]" office:value-type="float" office:value="15167303.799159">
            <text:p>15167303,7991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7">
            <text:p>387</text:p>
          </table:table-cell>
          <table:table-cell/>
          <table:table-cell table:formula="of:=[.D388]*2.001-[.D387]" office:value-type="float" office:value="15654579.6610463">
            <text:p>15654579,66104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8">
            <text:p>388</text:p>
          </table:table-cell>
          <table:table-cell/>
          <table:table-cell table:formula="of:=[.D389]*2.001-[.D388]" office:value-type="float" office:value="16157510.1025947">
            <text:p>16157510,10259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9">
            <text:p>389</text:p>
          </table:table-cell>
          <table:table-cell/>
          <table:table-cell table:formula="of:=[.D390]*2.001-[.D389]" office:value-type="float" office:value="16676598.0542456">
            <text:p>16676598,05424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0">
            <text:p>390</text:p>
          </table:table-cell>
          <table:table-cell/>
          <table:table-cell table:formula="of:=[.D391]*2.001-[.D390]" office:value-type="float" office:value="17212362.6039508">
            <text:p>17212362,60395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1">
            <text:p>391</text:p>
          </table:table-cell>
          <table:table-cell/>
          <table:table-cell table:formula="of:=[.D392]*2.001-[.D391]" office:value-type="float" office:value="17765339.5162599">
            <text:p>17765339,51625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2">
            <text:p>392</text:p>
          </table:table-cell>
          <table:table-cell/>
          <table:table-cell table:formula="of:=[.D393]*2.001-[.D392]" office:value-type="float" office:value="18336081.7680853">
            <text:p>18336081,76808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3">
            <text:p>393</text:p>
          </table:table-cell>
          <table:table-cell/>
          <table:table-cell table:formula="of:=[.D394]*2.001-[.D393]" office:value-type="float" office:value="18925160.1016788">
            <text:p>18925160,10167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4">
            <text:p>394</text:p>
          </table:table-cell>
          <table:table-cell/>
          <table:table-cell table:formula="of:=[.D395]*2.001-[.D394]" office:value-type="float" office:value="19533163.595374">
            <text:p>19533163,5953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5">
            <text:p>395</text:p>
          </table:table-cell>
          <table:table-cell/>
          <table:table-cell table:formula="of:=[.D396]*2.001-[.D395]" office:value-type="float" office:value="20160700.2526645">
            <text:p>20160700,25266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6">
            <text:p>396</text:p>
          </table:table-cell>
          <table:table-cell/>
          <table:table-cell table:formula="of:=[.D397]*2.001-[.D396]" office:value-type="float" office:value="20808397.6102077">
            <text:p>20808397,61020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7">
            <text:p>397</text:p>
          </table:table-cell>
          <table:table-cell/>
          <table:table-cell table:formula="of:=[.D398]*2.001-[.D397]" office:value-type="float" office:value="21476903.365361">
            <text:p>21476903,3653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8">
            <text:p>398</text:p>
          </table:table-cell>
          <table:table-cell/>
          <table:table-cell table:formula="of:=[.D399]*2.001-[.D398]" office:value-type="float" office:value="22166886.0238798">
            <text:p>22166886,02387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9">
            <text:p>399</text:p>
          </table:table-cell>
          <table:table-cell/>
          <table:table-cell table:formula="of:=[.D400]*2.001-[.D399]" office:value-type="float" office:value="22879035.5684224">
            <text:p>22879035,56842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0">
            <text:p>400</text:p>
          </table:table-cell>
          <table:table-cell/>
          <table:table-cell table:formula="of:=[.D401]*2.001-[.D400]" office:value-type="float" office:value="23614064.1485334">
            <text:p>23614064,1485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1">
            <text:p>401</text:p>
          </table:table-cell>
          <table:table-cell/>
          <table:table-cell table:formula="of:=[.D402]*2.001-[.D401]" office:value-type="float" office:value="24372706.792793">
            <text:p>24372706,7927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2">
            <text:p>402</text:p>
          </table:table-cell>
          <table:table-cell/>
          <table:table-cell table:formula="of:=[.D403]*2.001-[.D402]" office:value-type="float" office:value="25155722.1438454">
            <text:p>25155722,14384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3">
            <text:p>403</text:p>
          </table:table-cell>
          <table:table-cell/>
          <table:table-cell table:formula="of:=[.D404]*2.001-[.D403]" office:value-type="float" office:value="25963893.2170416">
            <text:p>25963893,21704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4">
            <text:p>404</text:p>
          </table:table-cell>
          <table:table-cell/>
          <table:table-cell table:formula="of:=[.D405]*2.001-[.D404]" office:value-type="float" office:value="26798028.1834548">
            <text:p>26798028,18345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5">
            <text:p>405</text:p>
          </table:table-cell>
          <table:table-cell/>
          <table:table-cell table:formula="of:=[.D406]*2.001-[.D405]" office:value-type="float" office:value="27658961.1780515">
            <text:p>27658961,17805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6">
            <text:p>406</text:p>
          </table:table-cell>
          <table:table-cell/>
          <table:table-cell table:formula="of:=[.D407]*2.001-[.D406]" office:value-type="float" office:value="28547553.1338263">
            <text:p>28547553,13382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7">
            <text:p>407</text:p>
          </table:table-cell>
          <table:table-cell/>
          <table:table-cell table:formula="of:=[.D408]*2.001-[.D407]" office:value-type="float" office:value="29464692.6427348">
            <text:p>29464692,64273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8">
            <text:p>408</text:p>
          </table:table-cell>
          <table:table-cell/>
          <table:table-cell table:formula="of:=[.D409]*2.001-[.D408]" office:value-type="float" office:value="30411296.8442861">
            <text:p>30411296,84428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9">
            <text:p>409</text:p>
          </table:table-cell>
          <table:table-cell/>
          <table:table-cell table:formula="of:=[.D410]*2.001-[.D409]" office:value-type="float" office:value="31388312.3426817">
            <text:p>31388312,34268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0">
            <text:p>410</text:p>
          </table:table-cell>
          <table:table-cell/>
          <table:table-cell table:formula="of:=[.D411]*2.001-[.D410]" office:value-type="float" office:value="32396716.15342">
            <text:p>32396716,153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1">
            <text:p>411</text:p>
          </table:table-cell>
          <table:table-cell/>
          <table:table-cell table:formula="of:=[.D412]*2.001-[.D411]" office:value-type="float" office:value="33437516.6803117">
            <text:p>33437516,68031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2">
            <text:p>412</text:p>
          </table:table-cell>
          <table:table-cell/>
          <table:table-cell table:formula="of:=[.D413]*2.001-[.D412]" office:value-type="float" office:value="34511754.7238836">
            <text:p>34511754,72388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3">
            <text:p>413</text:p>
          </table:table-cell>
          <table:table-cell/>
          <table:table-cell table:formula="of:=[.D414]*2.001-[.D413]" office:value-type="float" office:value="35620504.5221795">
            <text:p>35620504,52217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4">
            <text:p>414</text:p>
          </table:table-cell>
          <table:table-cell/>
          <table:table-cell table:formula="of:=[.D415]*2.001-[.D414]" office:value-type="float" office:value="36764874.8249975">
            <text:p>36764874,8249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5">
            <text:p>415</text:p>
          </table:table-cell>
          <table:table-cell/>
          <table:table-cell table:formula="of:=[.D416]*2.001-[.D415]" office:value-type="float" office:value="37946010.0026406">
            <text:p>37946010,00264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6">
            <text:p>416</text:p>
          </table:table-cell>
          <table:table-cell/>
          <table:table-cell table:formula="of:=[.D417]*2.001-[.D416]" office:value-type="float" office:value="39165091.1902863">
            <text:p>39165091,19028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7">
            <text:p>417</text:p>
          </table:table-cell>
          <table:table-cell/>
          <table:table-cell table:formula="of:=[.D418]*2.001-[.D417]" office:value-type="float" office:value="40423337.4691222">
            <text:p>40423337,46912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8">
            <text:p>418</text:p>
          </table:table-cell>
          <table:table-cell/>
          <table:table-cell table:formula="of:=[.D419]*2.001-[.D418]" office:value-type="float" office:value="41722007.0854273">
            <text:p>41722007,08542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9">
            <text:p>419</text:p>
          </table:table-cell>
          <table:table-cell/>
          <table:table-cell table:formula="of:=[.D420]*2.001-[.D419]" office:value-type="float" office:value="43062398.7088178">
            <text:p>43062398,70881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0">
            <text:p>420</text:p>
          </table:table-cell>
          <table:table-cell/>
          <table:table-cell table:formula="of:=[.D421]*2.001-[.D420]" office:value-type="float" office:value="44445852.7309171">
            <text:p>44445852,73091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1">
            <text:p>421</text:p>
          </table:table-cell>
          <table:table-cell/>
          <table:table-cell table:formula="of:=[.D422]*2.001-[.D421]" office:value-type="float" office:value="45873752.6057474">
            <text:p>45873752,60574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2">
            <text:p>422</text:p>
          </table:table-cell>
          <table:table-cell/>
          <table:table-cell table:formula="of:=[.D423]*2.001-[.D422]" office:value-type="float" office:value="47347526.2331833">
            <text:p>47347526,23318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3">
            <text:p>423</text:p>
          </table:table-cell>
          <table:table-cell/>
          <table:table-cell table:formula="of:=[.D424]*2.001-[.D423]" office:value-type="float" office:value="48868647.3868525">
            <text:p>48868647,38685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4">
            <text:p>424</text:p>
          </table:table-cell>
          <table:table-cell/>
          <table:table-cell table:formula="of:=[.D425]*2.001-[.D424]" office:value-type="float" office:value="50438637.1879085">
            <text:p>50438637,18790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5">
            <text:p>425</text:p>
          </table:table-cell>
          <table:table-cell/>
          <table:table-cell table:formula="of:=[.D426]*2.001-[.D425]" office:value-type="float" office:value="52059065.6261524">
            <text:p>52059065,62615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6">
            <text:p>426</text:p>
          </table:table-cell>
          <table:table-cell/>
          <table:table-cell table:formula="of:=[.D427]*2.001-[.D426]" office:value-type="float" office:value="53731553.1300225">
            <text:p>53731553,13002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7">
            <text:p>427</text:p>
          </table:table-cell>
          <table:table-cell/>
          <table:table-cell table:formula="of:=[.D428]*2.001-[.D427]" office:value-type="float" office:value="55457772.1870225">
            <text:p>55457772,18702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8">
            <text:p>428</text:p>
          </table:table-cell>
          <table:table-cell/>
          <table:table-cell table:formula="of:=[.D429]*2.001-[.D428]" office:value-type="float" office:value="57239449.0162096">
            <text:p>57239449,01620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9">
            <text:p>429</text:p>
          </table:table-cell>
          <table:table-cell/>
          <table:table-cell table:formula="of:=[.D430]*2.001-[.D429]" office:value-type="float" office:value="59078365.2944129">
            <text:p>59078365,29441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0">
            <text:p>430</text:p>
          </table:table-cell>
          <table:table-cell/>
          <table:table-cell table:formula="of:=[.D431]*2.001-[.D430]" office:value-type="float" office:value="60976359.9379105">
            <text:p>60976359,93791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1">
            <text:p>431</text:p>
          </table:table-cell>
          <table:table-cell/>
          <table:table-cell table:formula="of:=[.D432]*2.001-[.D431]" office:value-type="float" office:value="62935330.9413461">
            <text:p>62935330,94134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2">
            <text:p>432</text:p>
          </table:table-cell>
          <table:table-cell/>
          <table:table-cell table:formula="of:=[.D433]*2.001-[.D432]" office:value-type="float" office:value="64957237.2757231">
            <text:p>64957237,27572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3">
            <text:p>433</text:p>
          </table:table-cell>
          <table:table-cell/>
          <table:table-cell table:formula="of:=[.D434]*2.001-[.D433]" office:value-type="float" office:value="67044100.8473757">
            <text:p>67044100,84737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4">
            <text:p>434</text:p>
          </table:table-cell>
          <table:table-cell/>
          <table:table-cell table:formula="of:=[.D435]*2.001-[.D434]" office:value-type="float" office:value="69198008.5198757">
            <text:p>69198008,51987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5">
            <text:p>435</text:p>
          </table:table-cell>
          <table:table-cell/>
          <table:table-cell table:formula="of:=[.D436]*2.001-[.D435]" office:value-type="float" office:value="71421114.2008956">
            <text:p>71421114,2008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6">
            <text:p>436</text:p>
          </table:table-cell>
          <table:table-cell/>
          <table:table-cell table:formula="of:=[.D437]*2.001-[.D436]" office:value-type="float" office:value="73715640.9961163">
            <text:p>73715640,99611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7">
            <text:p>437</text:p>
          </table:table-cell>
          <table:table-cell/>
          <table:table-cell table:formula="of:=[.D438]*2.001-[.D437]" office:value-type="float" office:value="76083883.4323332">
            <text:p>76083883,43233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8">
            <text:p>438</text:p>
          </table:table-cell>
          <table:table-cell/>
          <table:table-cell table:formula="of:=[.D439]*2.001-[.D438]" office:value-type="float" office:value="78528209.7519824">
            <text:p>78528209,75198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9">
            <text:p>439</text:p>
          </table:table-cell>
          <table:table-cell/>
          <table:table-cell table:formula="of:=[.D440]*2.001-[.D439]" office:value-type="float" office:value="81051064.2813835">
            <text:p>81051064,28138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0">
            <text:p>440</text:p>
          </table:table-cell>
          <table:table-cell/>
          <table:table-cell table:formula="of:=[.D441]*2.001-[.D440]" office:value-type="float" office:value="83654969.8750661">
            <text:p>83654969,87506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1">
            <text:p>441</text:p>
          </table:table-cell>
          <table:table-cell/>
          <table:table-cell table:formula="of:=[.D442]*2.001-[.D441]" office:value-type="float" office:value="86342530.4386237">
            <text:p>86342530,43862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2">
            <text:p>442</text:p>
          </table:table-cell>
          <table:table-cell/>
          <table:table-cell table:formula="of:=[.D443]*2.001-[.D442]" office:value-type="float" office:value="89116433.5326199">
            <text:p>89116433,53261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3">
            <text:p>443</text:p>
          </table:table-cell>
          <table:table-cell/>
          <table:table-cell table:formula="of:=[.D444]*2.001-[.D443]" office:value-type="float" office:value="91979453.0601487">
            <text:p>91979453,06014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4">
            <text:p>444</text:p>
          </table:table-cell>
          <table:table-cell/>
          <table:table-cell table:formula="of:=[.D445]*2.001-[.D444]" office:value-type="float" office:value="94934452.0407376">
            <text:p>94934452,04073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5">
            <text:p>445</text:p>
          </table:table-cell>
          <table:table-cell/>
          <table:table-cell table:formula="of:=[.D446]*2.001-[.D445]" office:value-type="float" office:value="97984385.4733673">
            <text:p>97984385,47336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6">
            <text:p>446</text:p>
          </table:table-cell>
          <table:table-cell/>
          <table:table-cell table:formula="of:=[.D447]*2.001-[.D446]" office:value-type="float" office:value="101132303.29147">
            <text:p>101132303,291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7">
            <text:p>447</text:p>
          </table:table-cell>
          <table:table-cell/>
          <table:table-cell table:formula="of:=[.D448]*2.001-[.D447]" office:value-type="float" office:value="104381353.412865">
            <text:p>104381353,4128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8">
            <text:p>448</text:p>
          </table:table-cell>
          <table:table-cell/>
          <table:table-cell table:formula="of:=[.D449]*2.001-[.D448]" office:value-type="float" office:value="107734784.887672">
            <text:p>107734784,8876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9">
            <text:p>449</text:p>
          </table:table-cell>
          <table:table-cell/>
          <table:table-cell table:formula="of:=[.D450]*2.001-[.D449]" office:value-type="float" office:value="111195951.147367">
            <text:p>111195951,1473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0">
            <text:p>450</text:p>
          </table:table-cell>
          <table:table-cell/>
          <table:table-cell table:formula="of:=[.D451]*2.001-[.D450]" office:value-type="float" office:value="114768313.35821">
            <text:p>114768313,358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1">
            <text:p>451</text:p>
          </table:table-cell>
          <table:table-cell/>
          <table:table-cell table:formula="of:=[.D452]*2.001-[.D451]" office:value-type="float" office:value="118455443.88241">
            <text:p>118455443,882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2">
            <text:p>452</text:p>
          </table:table-cell>
          <table:table-cell/>
          <table:table-cell table:formula="of:=[.D453]*2.001-[.D452]" office:value-type="float" office:value="122261029.850493">
            <text:p>122261029,8504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3">
            <text:p>453</text:p>
          </table:table-cell>
          <table:table-cell/>
          <table:table-cell table:formula="of:=[.D454]*2.001-[.D453]" office:value-type="float" office:value="126188876.848427">
            <text:p>126188876,8484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4">
            <text:p>454</text:p>
          </table:table-cell>
          <table:table-cell/>
          <table:table-cell table:formula="of:=[.D455]*2.001-[.D454]" office:value-type="float" office:value="130242912.723209">
            <text:p>130242912,7232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5">
            <text:p>455</text:p>
          </table:table-cell>
          <table:table-cell/>
          <table:table-cell table:formula="of:=[.D456]*2.001-[.D455]" office:value-type="float" office:value="134427191.510714">
            <text:p>134427191,5107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6">
            <text:p>456</text:p>
          </table:table-cell>
          <table:table-cell/>
          <table:table-cell table:formula="of:=[.D457]*2.001-[.D456]" office:value-type="float" office:value="138745897.489729">
            <text:p>138745897,4897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7">
            <text:p>457</text:p>
          </table:table-cell>
          <table:table-cell/>
          <table:table-cell table:formula="of:=[.D458]*2.001-[.D457]" office:value-type="float" office:value="143203349.366235">
            <text:p>143203349,3662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8">
            <text:p>458</text:p>
          </table:table-cell>
          <table:table-cell/>
          <table:table-cell table:formula="of:=[.D459]*2.001-[.D458]" office:value-type="float" office:value="147804004.592107">
            <text:p>147804004,5921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59">
            <text:p>459</text:p>
          </table:table-cell>
          <table:table-cell/>
          <table:table-cell table:formula="of:=[.D460]*2.001-[.D459]" office:value-type="float" office:value="152552463.82257">
            <text:p>152552463,822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0">
            <text:p>460</text:p>
          </table:table-cell>
          <table:table-cell/>
          <table:table-cell table:formula="of:=[.D461]*2.001-[.D460]" office:value-type="float" office:value="157453475.516857">
            <text:p>157453475,5168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1">
            <text:p>461</text:p>
          </table:table-cell>
          <table:table-cell/>
          <table:table-cell table:formula="of:=[.D462]*2.001-[.D461]" office:value-type="float" office:value="162511940.68666">
            <text:p>162511940,686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2">
            <text:p>462</text:p>
          </table:table-cell>
          <table:table-cell/>
          <table:table-cell table:formula="of:=[.D463]*2.001-[.D462]" office:value-type="float" office:value="167732917.79715">
            <text:p>167732917,797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3">
            <text:p>463</text:p>
          </table:table-cell>
          <table:table-cell/>
          <table:table-cell table:formula="of:=[.D464]*2.001-[.D463]" office:value-type="float" office:value="173121627.825437">
            <text:p>173121627,8254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4">
            <text:p>464</text:p>
          </table:table-cell>
          <table:table-cell/>
          <table:table-cell table:formula="of:=[.D465]*2.001-[.D464]" office:value-type="float" office:value="178683459.481549">
            <text:p>178683459,4815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5">
            <text:p>465</text:p>
          </table:table-cell>
          <table:table-cell/>
          <table:table-cell table:formula="of:=[.D466]*2.001-[.D465]" office:value-type="float" office:value="184423974.597143">
            <text:p>184423974,5971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6">
            <text:p>466</text:p>
          </table:table-cell>
          <table:table-cell/>
          <table:table-cell table:formula="of:=[.D467]*2.001-[.D466]" office:value-type="float" office:value="190348913.687334">
            <text:p>190348913,687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7">
            <text:p>467</text:p>
          </table:table-cell>
          <table:table-cell/>
          <table:table-cell table:formula="of:=[.D468]*2.001-[.D467]" office:value-type="float" office:value="196464201.691212">
            <text:p>196464201,6912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8">
            <text:p>468</text:p>
          </table:table-cell>
          <table:table-cell/>
          <table:table-cell table:formula="of:=[.D469]*2.001-[.D468]" office:value-type="float" office:value="202775953.896782">
            <text:p>202775953,8967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69">
            <text:p>469</text:p>
          </table:table-cell>
          <table:table-cell/>
          <table:table-cell table:formula="of:=[.D470]*2.001-[.D469]" office:value-type="float" office:value="209290482.056248">
            <text:p>209290482,056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0">
            <text:p>470</text:p>
          </table:table-cell>
          <table:table-cell/>
          <table:table-cell table:formula="of:=[.D471]*2.001-[.D470]" office:value-type="float" office:value="216014300.697771">
            <text:p>216014300,6977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1">
            <text:p>471</text:p>
          </table:table-cell>
          <table:table-cell/>
          <table:table-cell table:formula="of:=[.D472]*2.001-[.D471]" office:value-type="float" office:value="222954133.639991">
            <text:p>222954133,639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2">
            <text:p>472</text:p>
          </table:table-cell>
          <table:table-cell/>
          <table:table-cell table:formula="of:=[.D473]*2.001-[.D472]" office:value-type="float" office:value="230116920.715851">
            <text:p>230116920,7158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3">
            <text:p>473</text:p>
          </table:table-cell>
          <table:table-cell/>
          <table:table-cell table:formula="of:=[.D474]*2.001-[.D473]" office:value-type="float" office:value="237509824.712427">
            <text:p>237509824,7124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4">
            <text:p>474</text:p>
          </table:table-cell>
          <table:table-cell/>
          <table:table-cell table:formula="of:=[.D475]*2.001-[.D474]" office:value-type="float" office:value="245140238.533716">
            <text:p>245140238,5337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5">
            <text:p>475</text:p>
          </table:table-cell>
          <table:table-cell/>
          <table:table-cell table:formula="of:=[.D476]*2.001-[.D475]" office:value-type="float" office:value="253015792.593538">
            <text:p>253015792,5935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6">
            <text:p>476</text:p>
          </table:table-cell>
          <table:table-cell/>
          <table:table-cell table:formula="of:=[.D477]*2.001-[.D476]" office:value-type="float" office:value="261144362.445953">
            <text:p>261144362,4459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7">
            <text:p>477</text:p>
          </table:table-cell>
          <table:table-cell/>
          <table:table-cell table:formula="of:=[.D478]*2.001-[.D477]" office:value-type="float" office:value="269534076.660815">
            <text:p>269534076,6608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8">
            <text:p>478</text:p>
          </table:table-cell>
          <table:table-cell/>
          <table:table-cell table:formula="of:=[.D479]*2.001-[.D478]" office:value-type="float" office:value="278193324.952337">
            <text:p>278193324,9523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79">
            <text:p>479</text:p>
          </table:table-cell>
          <table:table-cell/>
          <table:table-cell table:formula="of:=[.D480]*2.001-[.D479]" office:value-type="float" office:value="287130766.568812">
            <text:p>287130766,5688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0">
            <text:p>480</text:p>
          </table:table-cell>
          <table:table-cell/>
          <table:table-cell table:formula="of:=[.D481]*2.001-[.D480]" office:value-type="float" office:value="296355338.951856">
            <text:p>296355338,9518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1">
            <text:p>481</text:p>
          </table:table-cell>
          <table:table-cell/>
          <table:table-cell table:formula="of:=[.D482]*2.001-[.D481]" office:value-type="float" office:value="305876266.673851">
            <text:p>305876266,6738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2">
            <text:p>482</text:p>
          </table:table-cell>
          <table:table-cell/>
          <table:table-cell table:formula="of:=[.D483]*2.001-[.D482]" office:value-type="float" office:value="315703070.66252">
            <text:p>315703070,662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3">
            <text:p>483</text:p>
          </table:table-cell>
          <table:table-cell/>
          <table:table-cell table:formula="of:=[.D484]*2.001-[.D483]" office:value-type="float" office:value="325845577.721852">
            <text:p>325845577,7218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4">
            <text:p>484</text:p>
          </table:table-cell>
          <table:table-cell/>
          <table:table-cell table:formula="of:=[.D485]*2.001-[.D484]" office:value-type="float" office:value="336313930.358905">
            <text:p>336313930,3589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5">
            <text:p>485</text:p>
          </table:table-cell>
          <table:table-cell/>
          <table:table-cell table:formula="of:=[.D486]*2.001-[.D485]" office:value-type="float" office:value="347118596.926318">
            <text:p>347118596,9263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6">
            <text:p>486</text:p>
          </table:table-cell>
          <table:table-cell/>
          <table:table-cell table:formula="of:=[.D487]*2.001-[.D486]" office:value-type="float" office:value="358270382.090656">
            <text:p>358270382,0906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7">
            <text:p>487</text:p>
          </table:table-cell>
          <table:table-cell/>
          <table:table-cell table:formula="of:=[.D488]*2.001-[.D487]" office:value-type="float" office:value="369780437.637086">
            <text:p>369780437,6370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8">
            <text:p>488</text:p>
          </table:table-cell>
          <table:table-cell/>
          <table:table-cell table:formula="of:=[.D489]*2.001-[.D488]" office:value-type="float" office:value="381660273.621152">
            <text:p>381660273,6211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89">
            <text:p>489</text:p>
          </table:table-cell>
          <table:table-cell/>
          <table:table-cell table:formula="of:=[.D490]*2.001-[.D489]" office:value-type="float" office:value="393921769.878839">
            <text:p>393921769,8788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0">
            <text:p>490</text:p>
          </table:table-cell>
          <table:table-cell/>
          <table:table-cell table:formula="of:=[.D491]*2.001-[.D490]" office:value-type="float" office:value="406577187.906406">
            <text:p>406577187,9064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1">
            <text:p>491</text:p>
          </table:table-cell>
          <table:table-cell/>
          <table:table-cell table:formula="of:=[.D492]*2.001-[.D491]" office:value-type="float" office:value="419639183.121878">
            <text:p>419639183,1218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2">
            <text:p>492</text:p>
          </table:table-cell>
          <table:table-cell/>
          <table:table-cell table:formula="of:=[.D493]*2.001-[.D492]" office:value-type="float" office:value="433120817.520473">
            <text:p>433120817,5204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3">
            <text:p>493</text:p>
          </table:table-cell>
          <table:table-cell/>
          <table:table-cell table:formula="of:=[.D494]*2.001-[.D493]" office:value-type="float" office:value="447035572.736587">
            <text:p>447035572,7365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>
            <text:p>494</text:p>
          </table:table-cell>
          <table:table-cell/>
          <table:table-cell table:formula="of:=[.D495]*2.001-[.D494]" office:value-type="float" office:value="461397363.525439">
            <text:p>461397363,5254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5">
            <text:p>495</text:p>
          </table:table-cell>
          <table:table-cell/>
          <table:table-cell table:formula="of:=[.D496]*2.001-[.D495]" office:value-type="float" office:value="476220551.677815">
            <text:p>476220551,6778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6">
            <text:p>496</text:p>
          </table:table-cell>
          <table:table-cell/>
          <table:table-cell table:formula="of:=[.D497]*2.001-[.D496]" office:value-type="float" office:value="491519960.38187">
            <text:p>491519960,381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7">
            <text:p>497</text:p>
          </table:table-cell>
          <table:table-cell/>
          <table:table-cell table:formula="of:=[.D498]*2.001-[.D497]" office:value-type="float" office:value="507310889.046306">
            <text:p>507310889,0463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8">
            <text:p>498</text:p>
          </table:table-cell>
          <table:table-cell/>
          <table:table-cell table:formula="of:=[.D499]*2.001-[.D498]" office:value-type="float" office:value="523609128.599788">
            <text:p>523609128,5997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9">
            <text:p>499</text:p>
          </table:table-cell>
          <table:table-cell/>
          <table:table-cell table:formula="of:=[.D500]*2.001-[.D499]" office:value-type="float" office:value="540430977.28187">
            <text:p>540430977,281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0">
            <text:p>500</text:p>
          </table:table-cell>
          <table:table-cell/>
          <table:table-cell table:formula="of:=[.D501]*2.001-[.D500]" office:value-type="float" office:value="557793256.941234">
            <text:p>557793256,941234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Aktuelle Bevölkerung</text:p>
          </table:table-cell>
          <table:table-cell office:value-type="string">
            <text:p>576 090</text:p>
          </table:table-cell>
          <table:table-cell office:value-type="string">
            <text:p>557 793 257</text:p>
          </table:table-cell>
          <table:table-cell office:value-type="string">
            <text:p>2 600 812</text:p>
          </table:table-cell>
          <table:table-cell office:value-type="string">
            <text:p>1 293 667</text:p>
          </table:table-cell>
          <table:table-cell table:number-columns-repeated="15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12.06.2017</text:date>, <text:time>20:1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7-03-22T14:45:17.21</meta:creation-date>
    <dc:date>2017-06-12T20:12:41.51</dc:date>
    <dc:creator>Joel </dc:creator>
    <meta:editing-duration>PT1H10M40S</meta:editing-duration>
    <meta:editing-cycles>6</meta:editing-cycles>
    <meta:generator>OpenOffice/4.1.3$Win32 OpenOffice.org_project/413m1$Build-9783</meta:generator>
    <meta:document-statistic meta:table-count="3" meta:cell-count="17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09cm" svg:height="17.033cm" xlink:href=".." xlink:type="simple" chart:class="chart:line" chart:style-name="ch1">
        <chart:legend chart:legend-position="end" svg:x="26.82cm" svg:y="7.418cm" style:legend-expansion="high" chart:style-name="ch2"/>
        <chart:plot-area chart:style-name="ch3" table:cell-range-address="Tabelle1.C2:Tabelle1.F302" chart:data-source-has-labels="row" svg:x="1.084cm" svg:y="1.495cm" svg:width="24.468cm" svg:height="14.778cm">
          <chartooo:coordinate-region svg:x="2.631cm" svg:y="1.707cm" svg:width="22.869cm" svg:height="13.4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302" chart:label-cell-address="Tabelle1.C2:Tabelle1.C2" chart:class="chart:line">
            <chart:data-point chart:repeated="300"/>
          </chart:series>
          <chart:series chart:style-name="ch7" chart:values-cell-range-address="Tabelle1.D3:Tabelle1.D302" chart:label-cell-address="Tabelle1.D2:Tabelle1.D2" chart:class="chart:line">
            <chart:data-point chart:repeated="300"/>
          </chart:series>
          <chart:series chart:style-name="ch8" chart:values-cell-range-address="Tabelle1.E3:Tabelle1.E302" chart:label-cell-address="Tabelle1.E2:Tabelle1.E2" chart:class="chart:line">
            <chart:data-point chart:repeated="300"/>
          </chart:series>
          <chart:series chart:style-name="ch9" chart:values-cell-range-address="Tabelle1.F3:Tabelle1.F302" chart:label-cell-address="Tabelle1.F2:Tabelle1.F2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völkerung Elfen</text:p>
                <draw:g>
                  <svg:desc>Tabelle1.C2:Tabelle1.C2</svg:desc>
                </draw:g>
              </table:table-cell>
              <table:table-cell office:value-type="string">
                <text:p>Bevölkerung Menschen</text:p>
                <draw:g>
                  <svg:desc>Tabelle1.D2:Tabelle1.D2</svg:desc>
                </draw:g>
              </table:table-cell>
              <table:table-cell office:value-type="string">
                <text:p>Bevölkerung Zwerge</text:p>
                <draw:g>
                  <svg:desc>Tabelle1.E2:Tabelle1.E2</svg:desc>
                </draw:g>
              </table:table-cell>
              <table:table-cell office:value-type="string">
                <text:p>Bevölkerung Orks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3:Tabelle1.C302</svg:desc>
                </draw:g>
              </table:table-cell>
              <table:table-cell office:value-type="float" office:value="2">
                <text:p>2</text:p>
                <draw:g>
                  <svg:desc>Tabelle1.D3:Tabelle1.D302</svg:desc>
                </draw:g>
              </table:table-cell>
              <table:table-cell office:value-type="float" office:value="6">
                <text:p>6</text:p>
                <draw:g>
                  <svg:desc>Tabelle1.E3:Tabelle1.E302</svg:desc>
                </draw:g>
              </table:table-cell>
              <table:table-cell office:value-type="float" office:value="5">
                <text:p>5</text:p>
                <draw:g>
                  <svg:desc>Tabelle1.F3:Tabelle1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30.84">
                <text:p>30.8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31.9194">
                <text:p>31.9194</text:p>
              </table:table-cell>
              <table:table-cell office:value-type="float" office:value="21.4245">
                <text:p>21.4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33.036579">
                <text:p>33.036579</text:p>
              </table:table-cell>
              <table:table-cell office:value-type="float" office:value="22.1743575">
                <text:p>22.174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6">
                <text:p>56</text:p>
              </table:table-cell>
              <table:table-cell office:value-type="float" office:value="34.192859265">
                <text:p>34.192859265</text:p>
              </table:table-cell>
              <table:table-cell office:value-type="float" office:value="22.9504600125">
                <text:p>22.95046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70">
                <text:p>70</text:p>
              </table:table-cell>
              <table:table-cell office:value-type="float" office:value="35.389609339275">
                <text:p>35.389609339275</text:p>
              </table:table-cell>
              <table:table-cell office:value-type="float" office:value="23.7537261129375">
                <text:p>23.753726112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74">
                <text:p>74</text:p>
              </table:table-cell>
              <table:table-cell office:value-type="float" office:value="36.6282456661497">
                <text:p>36.6282456661497</text:p>
              </table:table-cell>
              <table:table-cell office:value-type="float" office:value="24.5851065268903">
                <text:p>24.5851065268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78.074">
                <text:p>78.074</text:p>
              </table:table-cell>
              <table:table-cell office:value-type="float" office:value="37.9102342644649">
                <text:p>37.9102342644649</text:p>
              </table:table-cell>
              <table:table-cell office:value-type="float" office:value="25.4455852553315">
                <text:p>25.445585255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2.8">
                <text:p>5452.8</text:p>
              </table:table-cell>
              <table:table-cell office:value-type="float" office:value="82.226074">
                <text:p>82.226074</text:p>
              </table:table-cell>
              <table:table-cell office:value-type="float" office:value="39.2370924637212">
                <text:p>39.2370924637212</text:p>
              </table:table-cell>
              <table:table-cell office:value-type="float" office:value="26.3361807392681">
                <text:p>26.3361807392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07.232">
                <text:p>5807.232</text:p>
              </table:table-cell>
              <table:table-cell office:value-type="float" office:value="86.4603740739999">
                <text:p>86.4603740739999</text:p>
              </table:table-cell>
              <table:table-cell office:value-type="float" office:value="40.6103906999514">
                <text:p>40.6103906999514</text:p>
              </table:table-cell>
              <table:table-cell office:value-type="float" office:value="27.2579470651425">
                <text:p>27.2579470651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4.70208">
                <text:p>6184.70208</text:p>
              </table:table-cell>
              <table:table-cell office:value-type="float" office:value="90.7811345220739">
                <text:p>90.7811345220739</text:p>
              </table:table-cell>
              <table:table-cell office:value-type="float" office:value="42.0317543744497">
                <text:p>42.0317543744497</text:p>
              </table:table-cell>
              <table:table-cell office:value-type="float" office:value="28.2119752124225">
                <text:p>28.2119752124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6.7077152">
                <text:p>6586.7077152</text:p>
              </table:table-cell>
              <table:table-cell office:value-type="float" office:value="95.1926761046699">
                <text:p>95.1926761046699</text:p>
              </table:table-cell>
              <table:table-cell office:value-type="float" office:value="43.5028657775555">
                <text:p>43.5028657775555</text:p>
              </table:table-cell>
              <table:table-cell office:value-type="float" office:value="29.1993943448573">
                <text:p>29.1993943448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4.843716688">
                <text:p>7014.843716688</text:p>
              </table:table-cell>
              <table:table-cell office:value-type="float" office:value="99.6994103633707">
                <text:p>99.6994103633707</text:p>
              </table:table-cell>
              <table:table-cell office:value-type="float" office:value="45.0254660797699">
                <text:p>45.0254660797699</text:p>
              </table:table-cell>
              <table:table-cell office:value-type="float" office:value="30.2213731469273">
                <text:p>30.2213731469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0.80855827272">
                <text:p>7470.80855827272</text:p>
              </table:table-cell>
              <table:table-cell office:value-type="float" office:value="104.305844032435">
                <text:p>104.305844032435</text:p>
              </table:table-cell>
              <table:table-cell office:value-type="float" office:value="46.6013573925619">
                <text:p>46.6013573925619</text:p>
              </table:table-cell>
              <table:table-cell office:value-type="float" office:value="31.2791212070697">
                <text:p>31.2791212070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56.41111456045">
                <text:p>7956.41111456045</text:p>
              </table:table-cell>
              <table:table-cell office:value-type="float" office:value="109.016583545531">
                <text:p>109.016583545531</text:p>
              </table:table-cell>
              <table:table-cell office:value-type="float" office:value="48.2324049013015">
                <text:p>48.2324049013015</text:p>
              </table:table-cell>
              <table:table-cell office:value-type="float" office:value="32.3738904493172">
                <text:p>32.3738904493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3.57783700687">
                <text:p>8473.57783700687</text:p>
              </table:table-cell>
              <table:table-cell office:value-type="float" office:value="113.836339642173">
                <text:p>113.836339642173</text:p>
              </table:table-cell>
              <table:table-cell office:value-type="float" office:value="49.9205390728471">
                <text:p>49.9205390728471</text:p>
              </table:table-cell>
              <table:table-cell office:value-type="float" office:value="33.5069766150433">
                <text:p>33.5069766150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.36039641232">
                <text:p>9024.36039641232</text:p>
              </table:table-cell>
              <table:table-cell office:value-type="float" office:value="118.769932078457">
                <text:p>118.769932078457</text:p>
              </table:table-cell>
              <table:table-cell office:value-type="float" office:value="51.6677579403967">
                <text:p>51.6677579403967</text:p>
              </table:table-cell>
              <table:table-cell office:value-type="float" office:value="34.6797207965698">
                <text:p>34.6797207965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10.94382217912">
                <text:p>9610.94382217912</text:p>
              </table:table-cell>
              <table:table-cell office:value-type="float" office:value="123.82229444682">
                <text:p>123.82229444682</text:p>
              </table:table-cell>
              <table:table-cell office:value-type="float" office:value="53.4761294683106">
                <text:p>53.4761294683106</text:p>
              </table:table-cell>
              <table:table-cell office:value-type="float" office:value="35.8935110244498">
                <text:p>35.8935110244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5.6551706208">
                <text:p>10235.6551706208</text:p>
              </table:table-cell>
              <table:table-cell office:value-type="float" office:value="128.998479109629">
                <text:p>128.998479109629</text:p>
              </table:table-cell>
              <table:table-cell office:value-type="float" office:value="55.3477939997015">
                <text:p>55.3477939997015</text:p>
              </table:table-cell>
              <table:table-cell office:value-type="float" office:value="37.1497839103055">
                <text:p>37.1497839103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00.9727567111">
                <text:p>10900.9727567111</text:p>
              </table:table-cell>
              <table:table-cell office:value-type="float" office:value="134.303662251548">
                <text:p>134.303662251548</text:p>
              </table:table-cell>
              <table:table-cell office:value-type="float" office:value="57.2849667896911">
                <text:p>57.2849667896911</text:p>
              </table:table-cell>
              <table:table-cell office:value-type="float" office:value="38.4500263471662">
                <text:p>38.4500263471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09.5359858973">
                <text:p>11609.5359858973</text:p>
              </table:table-cell>
              <table:table-cell office:value-type="float" office:value="139.743149055719">
                <text:p>139.743149055719</text:p>
              </table:table-cell>
              <table:table-cell office:value-type="float" office:value="59.2899406273303">
                <text:p>59.2899406273303</text:p>
              </table:table-cell>
              <table:table-cell office:value-type="float" office:value="39.7957772693171">
                <text:p>39.7957772693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64.1558249807">
                <text:p>12364.1558249807</text:p>
              </table:table-cell>
              <table:table-cell office:value-type="float" office:value="145.322379008945">
                <text:p>145.322379008945</text:p>
              </table:table-cell>
              <table:table-cell office:value-type="float" office:value="61.3650885492868">
                <text:p>61.3650885492868</text:p>
              </table:table-cell>
              <table:table-cell office:value-type="float" office:value="41.1886294737432">
                <text:p>41.1886294737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67.8259536044">
                <text:p>13167.8259536044</text:p>
              </table:table-cell>
              <table:table-cell office:value-type="float" office:value="151.04693134118">
                <text:p>151.04693134118</text:p>
              </table:table-cell>
              <table:table-cell office:value-type="float" office:value="63.5128666485119">
                <text:p>63.5128666485119</text:p>
              </table:table-cell>
              <table:table-cell office:value-type="float" office:value="42.6302315053242">
                <text:p>42.6302315053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23.7346405887">
                <text:p>14023.7346405887</text:p>
              </table:table-cell>
              <table:table-cell office:value-type="float" office:value="156.922530604756">
                <text:p>156.922530604756</text:p>
              </table:table-cell>
              <table:table-cell office:value-type="float" office:value="65.7358169812098">
                <text:p>65.7358169812098</text:p>
              </table:table-cell>
              <table:table-cell office:value-type="float" office:value="44.1222896080105">
                <text:p>44.122289608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35.277392227">
                <text:p>14935.277392227</text:p>
              </table:table-cell>
              <table:table-cell office:value-type="float" office:value="162.955052398937">
                <text:p>162.955052398937</text:p>
              </table:table-cell>
              <table:table-cell office:value-type="float" office:value="68.0365705755522">
                <text:p>68.0365705755522</text:p>
              </table:table-cell>
              <table:table-cell office:value-type="float" office:value="45.6665697442909">
                <text:p>45.6665697442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06.0704227217">
                <text:p>15906.0704227217</text:p>
              </table:table-cell>
              <table:table-cell office:value-type="float" office:value="169.150529245517">
                <text:p>169.150529245517</text:p>
              </table:table-cell>
              <table:table-cell office:value-type="float" office:value="70.4178505456965">
                <text:p>70.4178505456965</text:p>
              </table:table-cell>
              <table:table-cell office:value-type="float" office:value="47.2648996853411">
                <text:p>47.2648996853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39.9650001986">
                <text:p>16939.9650001986</text:p>
              </table:table-cell>
              <table:table-cell office:value-type="float" office:value="175.515156621343">
                <text:p>175.515156621343</text:p>
              </table:table-cell>
              <table:table-cell office:value-type="float" office:value="72.8824753147959">
                <text:p>72.8824753147959</text:p>
              </table:table-cell>
              <table:table-cell office:value-type="float" office:value="48.919171174328">
                <text:p>48.919171174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41.0627252115">
                <text:p>18041.0627252115</text:p>
              </table:table-cell>
              <table:table-cell office:value-type="float" office:value="182.055299153789">
                <text:p>182.055299153789</text:p>
              </table:table-cell>
              <table:table-cell office:value-type="float" office:value="75.4333619508138">
                <text:p>75.4333619508138</text:p>
              </table:table-cell>
              <table:table-cell office:value-type="float" office:value="50.6313421654295">
                <text:p>50.6313421654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13.7318023503">
                <text:p>19213.7318023503</text:p>
              </table:table-cell>
              <table:table-cell office:value-type="float" office:value="188.77749698539">
                <text:p>188.77749698539</text:p>
              </table:table-cell>
              <table:table-cell office:value-type="float" office:value="78.0735296190923">
                <text:p>78.0735296190923</text:p>
              </table:table-cell>
              <table:table-cell office:value-type="float" office:value="52.4034391412196">
                <text:p>52.4034391412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62.6243695031">
                <text:p>20462.6243695031</text:p>
              </table:table-cell>
              <table:table-cell office:value-type="float" office:value="195.688472313976">
                <text:p>195.688472313976</text:p>
              </table:table-cell>
              <table:table-cell office:value-type="float" office:value="80.8061031557605">
                <text:p>80.8061031557605</text:p>
              </table:table-cell>
              <table:table-cell office:value-type="float" office:value="54.2375595111623">
                <text:p>54.2375595111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92.6949535208">
                <text:p>21792.6949535208</text:p>
              </table:table-cell>
              <table:table-cell office:value-type="float" office:value="202.795136114876">
                <text:p>202.795136114876</text:p>
              </table:table-cell>
              <table:table-cell office:value-type="float" office:value="83.6343167662121">
                <text:p>83.6343167662121</text:p>
              </table:table-cell>
              <table:table-cell office:value-type="float" office:value="56.135874094053">
                <text:p>56.135874094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09.2201254996">
                <text:p>23209.2201254996</text:p>
              </table:table-cell>
              <table:table-cell office:value-type="float" office:value="210.10459505189">
                <text:p>210.10459505189</text:p>
              </table:table-cell>
              <table:table-cell office:value-type="float" office:value="86.5615178530296">
                <text:p>86.5615178530296</text:p>
              </table:table-cell>
              <table:table-cell office:value-type="float" office:value="58.1006296873448">
                <text:p>58.1006296873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17.8194336571">
                <text:p>24717.8194336571</text:p>
              </table:table-cell>
              <table:table-cell office:value-type="float" office:value="217.624158583957">
                <text:p>217.624158583957</text:p>
              </table:table-cell>
              <table:table-cell office:value-type="float" office:value="89.5911709778856">
                <text:p>89.5911709778856</text:p>
              </table:table-cell>
              <table:table-cell office:value-type="float" office:value="60.1341517264019">
                <text:p>60.1341517264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24.4776968448">
                <text:p>26324.4776968448</text:p>
              </table:table-cell>
              <table:table-cell office:value-type="float" office:value="225.361346274607">
                <text:p>225.361346274607</text:p>
              </table:table-cell>
              <table:table-cell office:value-type="float" office:value="92.7268619621117">
                <text:p>92.7268619621117</text:p>
              </table:table-cell>
              <table:table-cell office:value-type="float" office:value="62.238847036826">
                <text:p>62.238847036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35.5687471397">
                <text:p>28035.5687471397</text:p>
              </table:table-cell>
              <table:table-cell office:value-type="float" office:value="233.323895311532">
                <text:p>233.323895311532</text:p>
              </table:table-cell>
              <table:table-cell office:value-type="float" office:value="95.9723021307856">
                <text:p>95.9723021307856</text:p>
              </table:table-cell>
              <table:table-cell office:value-type="float" office:value="64.4172066831149">
                <text:p>64.4172066831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857.8807157038">
                <text:p>29857.8807157038</text:p>
              </table:table-cell>
              <table:table-cell office:value-type="float" office:value="241.519768243769">
                <text:p>241.519768243769</text:p>
              </table:table-cell>
              <table:table-cell office:value-type="float" office:value="99.3313327053631">
                <text:p>99.3313327053631</text:p>
              </table:table-cell>
              <table:table-cell office:value-type="float" office:value="66.6718089170239">
                <text:p>66.6718089170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798.6429622245">
                <text:p>31798.6429622245</text:p>
              </table:table-cell>
              <table:table-cell office:value-type="float" office:value="249.957160944249">
                <text:p>249.957160944249</text:p>
              </table:table-cell>
              <table:table-cell office:value-type="float" office:value="102.807929350051">
                <text:p>102.807929350051</text:p>
              </table:table-cell>
              <table:table-cell office:value-type="float" office:value="69.0053222291197">
                <text:p>69.0053222291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865.5547547691">
                <text:p>33865.5547547691</text:p>
              </table:table-cell>
              <table:table-cell office:value-type="float" office:value="258.644510805674">
                <text:p>258.644510805674</text:p>
              </table:table-cell>
              <table:table-cell office:value-type="float" office:value="106.406206877303">
                <text:p>106.406206877303</text:p>
              </table:table-cell>
              <table:table-cell office:value-type="float" office:value="71.420508507139">
                <text:p>71.420508507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66.8158138291">
                <text:p>36066.8158138291</text:p>
              </table:table-cell>
              <table:table-cell office:value-type="float" office:value="267.590505177904">
                <text:p>267.590505177904</text:p>
              </table:table-cell>
              <table:table-cell office:value-type="float" office:value="110.130424118008">
                <text:p>110.130424118008</text:p>
              </table:table-cell>
              <table:table-cell office:value-type="float" office:value="73.9202263048888">
                <text:p>73.9202263048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11.158841728">
                <text:p>38411.158841728</text:p>
              </table:table-cell>
              <table:table-cell office:value-type="float" office:value="276.804090055312">
                <text:p>276.804090055312</text:p>
              </table:table-cell>
              <table:table-cell office:value-type="float" office:value="113.984988962138">
                <text:p>113.984988962138</text:p>
              </table:table-cell>
              <table:table-cell office:value-type="float" office:value="76.5074342255599">
                <text:p>76.5074342255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07.8841664403">
                <text:p>40907.8841664403</text:p>
              </table:table-cell>
              <table:table-cell office:value-type="float" office:value="286.294479022775">
                <text:p>286.294479022775</text:p>
              </table:table-cell>
              <table:table-cell office:value-type="float" office:value="117.974463575813">
                <text:p>117.974463575813</text:p>
              </table:table-cell>
              <table:table-cell office:value-type="float" office:value="79.1851944234545">
                <text:p>79.1851944234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66.896637259">
                <text:p>43566.896637259</text:p>
              </table:table-cell>
              <table:table-cell office:value-type="float" office:value="296.071162469262">
                <text:p>296.071162469262</text:p>
              </table:table-cell>
              <table:table-cell office:value-type="float" office:value="122.103569800967">
                <text:p>122.103569800967</text:p>
              </table:table-cell>
              <table:table-cell office:value-type="float" office:value="81.9566762282755">
                <text:p>81.9566762282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398.7449186808">
                <text:p>46398.7449186808</text:p>
              </table:table-cell>
              <table:table-cell office:value-type="float" office:value="306.143917078217">
                <text:p>306.143917078217</text:p>
              </table:table-cell>
              <table:table-cell office:value-type="float" office:value="126.377194744001">
                <text:p>126.377194744001</text:p>
              </table:table-cell>
              <table:table-cell office:value-type="float" office:value="84.8251598962651">
                <text:p>84.825159896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414.663338395">
                <text:p>49414.663338395</text:p>
              </table:table-cell>
              <table:table-cell office:value-type="float" office:value="316.522815604251">
                <text:p>316.522815604251</text:p>
              </table:table-cell>
              <table:table-cell office:value-type="float" office:value="130.800396560041">
                <text:p>130.800396560041</text:p>
              </table:table-cell>
              <table:table-cell office:value-type="float" office:value="87.7940404926344">
                <text:p>87.7940404926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626.6164553907">
                <text:p>52626.6164553907</text:p>
              </table:table-cell>
              <table:table-cell office:value-type="float" office:value="327.218236945888">
                <text:p>327.218236945888</text:p>
              </table:table-cell>
              <table:table-cell office:value-type="float" office:value="135.378410439642">
                <text:p>135.378410439642</text:p>
              </table:table-cell>
              <table:table-cell office:value-type="float" office:value="90.8668319098767">
                <text:p>90.8668319098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47.3465249911">
                <text:p>56047.3465249911</text:p>
              </table:table-cell>
              <table:table-cell office:value-type="float" office:value="338.240876524472">
                <text:p>338.240876524472</text:p>
              </table:table-cell>
              <table:table-cell office:value-type="float" office:value="140.11665480503">
                <text:p>140.11665480503</text:p>
              </table:table-cell>
              <table:table-cell office:value-type="float" office:value="94.0471710267223">
                <text:p>94.0471710267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90.4240491155">
                <text:p>59690.4240491155</text:p>
              </table:table-cell>
              <table:table-cell office:value-type="float" office:value="349.60175697958">
                <text:p>349.60175697958</text:p>
              </table:table-cell>
              <table:table-cell office:value-type="float" office:value="145.020737723206">
                <text:p>145.020737723206</text:p>
              </table:table-cell>
              <table:table-cell office:value-type="float" office:value="97.3388220126576">
                <text:p>97.3388220126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70.301612308">
                <text:p>63570.301612308</text:p>
              </table:table-cell>
              <table:table-cell office:value-type="float" office:value="361.312239191668">
                <text:p>361.312239191668</text:p>
              </table:table-cell>
              <table:table-cell office:value-type="float" office:value="150.096463543518">
                <text:p>150.096463543518</text:p>
              </table:table-cell>
              <table:table-cell office:value-type="float" office:value="100.745680783101">
                <text:p>100.745680783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702.3712171081">
                <text:p>67702.3712171081</text:p>
              </table:table-cell>
              <table:table-cell office:value-type="float" office:value="373.384033642947">
                <text:p>373.384033642947</text:p>
              </table:table-cell>
              <table:table-cell office:value-type="float" office:value="155.349839767541">
                <text:p>155.349839767541</text:p>
              </table:table-cell>
              <table:table-cell office:value-type="float" office:value="104.271779610509">
                <text:p>104.271779610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103.0253462201">
                <text:p>72103.0253462201</text:p>
              </table:table-cell>
              <table:table-cell office:value-type="float" office:value="385.829212127869">
                <text:p>385.829212127869</text:p>
              </table:table-cell>
              <table:table-cell office:value-type="float" office:value="160.787084159405">
                <text:p>160.787084159405</text:p>
              </table:table-cell>
              <table:table-cell office:value-type="float" office:value="107.921291896877">
                <text:p>107.9212918968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89.7219937244">
                <text:p>76789.7219937244</text:p>
              </table:table-cell>
              <table:table-cell office:value-type="float" office:value="398.660219824919">
                <text:p>398.660219824919</text:p>
              </table:table-cell>
              <table:table-cell office:value-type="float" office:value="166.414632104984">
                <text:p>166.414632104984</text:p>
              </table:table-cell>
              <table:table-cell office:value-type="float" office:value="111.698537113268">
                <text:p>111.698537113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781.0539233165">
                <text:p>81781.0539233165</text:p>
              </table:table-cell>
              <table:table-cell office:value-type="float" office:value="411.889887741794">
                <text:p>411.889887741794</text:p>
              </table:table-cell>
              <table:table-cell office:value-type="float" office:value="172.239144228659">
                <text:p>172.239144228659</text:p>
              </table:table-cell>
              <table:table-cell office:value-type="float" office:value="115.607985912232">
                <text:p>115.607985912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096.8224283321">
                <text:p>87096.8224283321</text:p>
              </table:table-cell>
              <table:table-cell office:value-type="float" office:value="425.531445546411">
                <text:p>425.531445546411</text:p>
              </table:table-cell>
              <table:table-cell office:value-type="float" office:value="178.267514276662">
                <text:p>178.267514276662</text:p>
              </table:table-cell>
              <table:table-cell office:value-type="float" office:value="119.65426541916">
                <text:p>119.65426541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758.1158861736">
                <text:p>92758.1158861736</text:p>
              </table:table-cell>
              <table:table-cell office:value-type="float" office:value="439.598534796574">
                <text:p>439.598534796574</text:p>
              </table:table-cell>
              <table:table-cell office:value-type="float" office:value="184.506877276345">
                <text:p>184.506877276345</text:p>
              </table:table-cell>
              <table:table-cell office:value-type="float" office:value="123.842164708831">
                <text:p>123.842164708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87.3934187749">
                <text:p>98787.3934187749</text:p>
              </table:table-cell>
              <table:table-cell office:value-type="float" office:value="454.105222581533">
                <text:p>454.105222581533</text:p>
              </table:table-cell>
              <table:table-cell office:value-type="float" office:value="190.964617981017">
                <text:p>190.964617981017</text:p>
              </table:table-cell>
              <table:table-cell office:value-type="float" office:value="128.17664047364">
                <text:p>128.17664047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208.573990995">
                <text:p>105208.573990995</text:p>
              </table:table-cell>
              <table:table-cell office:value-type="float" office:value="469.066015589074">
                <text:p>469.066015589074</text:p>
              </table:table-cell>
              <table:table-cell office:value-type="float" office:value="197.648379610353">
                <text:p>197.648379610353</text:p>
              </table:table-cell>
              <table:table-cell office:value-type="float" office:value="132.662822890217">
                <text:p>132.662822890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047.13130041">
                <text:p>112047.13130041</text:p>
              </table:table-cell>
              <table:table-cell office:value-type="float" office:value="484.495874612204">
                <text:p>484.495874612204</text:p>
              </table:table-cell>
              <table:table-cell office:value-type="float" office:value="204.566072896715">
                <text:p>204.566072896715</text:p>
              </table:table-cell>
              <table:table-cell office:value-type="float" office:value="137.306021691375">
                <text:p>137.306021691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330.194834937">
                <text:p>119330.194834937</text:p>
              </table:table-cell>
              <table:table-cell office:value-type="float" office:value="500.410229509946">
                <text:p>500.410229509946</text:p>
              </table:table-cell>
              <table:table-cell office:value-type="float" office:value="211.7258854481">
                <text:p>211.7258854481</text:p>
              </table:table-cell>
              <table:table-cell office:value-type="float" office:value="142.111732450573">
                <text:p>142.111732450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086.657499208">
                <text:p>127086.657499208</text:p>
              </table:table-cell>
              <table:table-cell office:value-type="float" office:value="516.824994637198">
                <text:p>516.824994637198</text:p>
              </table:table-cell>
              <table:table-cell office:value-type="float" office:value="219.136291438784">
                <text:p>219.136291438784</text:p>
              </table:table-cell>
              <table:table-cell office:value-type="float" office:value="147.085643086343">
                <text:p>147.085643086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347.290236656">
                <text:p>135347.290236656</text:p>
              </table:table-cell>
              <table:table-cell office:value-type="float" office:value="533.756584759088">
                <text:p>533.756584759088</text:p>
              </table:table-cell>
              <table:table-cell office:value-type="float" office:value="226.806061639141">
                <text:p>226.806061639141</text:p>
              </table:table-cell>
              <table:table-cell office:value-type="float" office:value="152.233640594365">
                <text:p>152.233640594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144.864102039">
                <text:p>144144.864102039</text:p>
              </table:table-cell>
              <table:table-cell office:value-type="float" office:value="551.221931465736">
                <text:p>551.221931465736</text:p>
              </table:table-cell>
              <table:table-cell office:value-type="float" office:value="234.744273796511">
                <text:p>234.744273796511</text:p>
              </table:table-cell>
              <table:table-cell office:value-type="float" office:value="157.561818015168">
                <text:p>157.561818015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514.280268671">
                <text:p>153514.280268671</text:p>
              </table:table-cell>
              <table:table-cell office:value-type="float" office:value="569.23850010385">
                <text:p>569.23850010385</text:p>
              </table:table-cell>
              <table:table-cell office:value-type="float" office:value="242.960323379389">
                <text:p>242.960323379389</text:p>
              </table:table-cell>
              <table:table-cell office:value-type="float" office:value="163.076481645699">
                <text:p>163.076481645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492.708486135">
                <text:p>163492.708486135</text:p>
              </table:table-cell>
              <table:table-cell office:value-type="float" office:value="587.824307242067">
                <text:p>587.824307242067</text:p>
              </table:table-cell>
              <table:table-cell office:value-type="float" office:value="251.463934697668">
                <text:p>251.463934697668</text:p>
              </table:table-cell>
              <table:table-cell office:value-type="float" office:value="168.784158503299">
                <text:p>168.784158503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119.734537733">
                <text:p>174119.734537733</text:p>
              </table:table-cell>
              <table:table-cell office:value-type="float" office:value="606.997938687527">
                <text:p>606.997938687527</text:p>
              </table:table-cell>
              <table:table-cell office:value-type="float" office:value="260.265172412086">
                <text:p>260.265172412086</text:p>
              </table:table-cell>
              <table:table-cell office:value-type="float" office:value="174.691604050914">
                <text:p>174.691604050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5437.517282686">
                <text:p>185437.517282686</text:p>
              </table:table-cell>
              <table:table-cell office:value-type="float" office:value="626.778568071675">
                <text:p>626.778568071675</text:p>
              </table:table-cell>
              <table:table-cell office:value-type="float" office:value="269.374453446509">
                <text:p>269.374453446509</text:p>
              </table:table-cell>
              <table:table-cell office:value-type="float" office:value="180.805810192696">
                <text:p>180.805810192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490.955906061">
                <text:p>197490.955906061</text:p>
              </table:table-cell>
              <table:table-cell office:value-type="float" office:value="647.185976023893">
                <text:p>647.185976023893</text:p>
              </table:table-cell>
              <table:table-cell office:value-type="float" office:value="278.802559317137">
                <text:p>278.802559317137</text:p>
              </table:table-cell>
              <table:table-cell office:value-type="float" office:value="187.13401354944">
                <text:p>187.13401354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327.868039955">
                <text:p>210327.868039955</text:p>
              </table:table-cell>
              <table:table-cell office:value-type="float" office:value="668.240569952136">
                <text:p>668.240569952136</text:p>
              </table:table-cell>
              <table:table-cell office:value-type="float" office:value="288.560648893237">
                <text:p>288.560648893237</text:p>
              </table:table-cell>
              <table:table-cell office:value-type="float" office:value="193.683704023671">
                <text:p>193.68370402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999.179462552">
                <text:p>223999.179462552</text:p>
              </table:table-cell>
              <table:table-cell office:value-type="float" office:value="689.963404450331">
                <text:p>689.963404450331</text:p>
              </table:table-cell>
              <table:table-cell office:value-type="float" office:value="298.6602716045">
                <text:p>298.6602716045</text:p>
              </table:table-cell>
              <table:table-cell office:value-type="float" office:value="200.462633664499">
                <text:p>200.462633664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8559.126127618">
                <text:p>238559.126127618</text:p>
              </table:table-cell>
              <table:table-cell office:value-type="float" office:value="712.376202352976">
                <text:p>712.376202352976</text:p>
              </table:table-cell>
              <table:table-cell office:value-type="float" office:value="309.113381110658">
                <text:p>309.113381110658</text:p>
              </table:table-cell>
              <table:table-cell office:value-type="float" office:value="207.478825842757">
                <text:p>207.478825842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065.469325913">
                <text:p>254065.469325913</text:p>
              </table:table-cell>
              <table:table-cell office:value-type="float" office:value="735.501376457974">
                <text:p>735.501376457974</text:p>
              </table:table-cell>
              <table:table-cell office:value-type="float" office:value="319.932349449531">
                <text:p>319.932349449531</text:p>
              </table:table-cell>
              <table:table-cell office:value-type="float" office:value="214.740584747253">
                <text:p>214.740584747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0579.724832097">
                <text:p>270579.724832097</text:p>
              </table:table-cell>
              <table:table-cell office:value-type="float" office:value="759.36205193943">
                <text:p>759.36205193943</text:p>
              </table:table-cell>
              <table:table-cell office:value-type="float" office:value="331.129981680264">
                <text:p>331.129981680264</text:p>
              </table:table-cell>
              <table:table-cell office:value-type="float" office:value="222.256505213407">
                <text:p>222.256505213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8167.406946183">
                <text:p>288167.406946183</text:p>
              </table:table-cell>
              <table:table-cell office:value-type="float" office:value="783.982089472826">
                <text:p>783.982089472826</text:p>
              </table:table-cell>
              <table:table-cell office:value-type="float" office:value="342.719531039074">
                <text:p>342.719531039074</text:p>
              </table:table-cell>
              <table:table-cell office:value-type="float" office:value="230.035482895876">
                <text:p>230.035482895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898.288397685">
                <text:p>306898.288397685</text:p>
              </table:table-cell>
              <table:table-cell office:value-type="float" office:value="809.386109095694">
                <text:p>809.386109095694</text:p>
              </table:table-cell>
              <table:table-cell office:value-type="float" office:value="354.714714625441">
                <text:p>354.714714625441</text:p>
              </table:table-cell>
              <table:table-cell office:value-type="float" office:value="238.086724797232">
                <text:p>238.086724797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6846.677143535">
                <text:p>326846.677143535</text:p>
              </table:table-cell>
              <table:table-cell office:value-type="float" office:value="835.599514827658">
                <text:p>835.599514827658</text:p>
              </table:table-cell>
              <table:table-cell office:value-type="float" office:value="367.129729637332">
                <text:p>367.129729637332</text:p>
              </table:table-cell>
              <table:table-cell office:value-type="float" office:value="246.419760165135">
                <text:p>246.41976016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091.711157865">
                <text:p>348091.711157865</text:p>
              </table:table-cell>
              <table:table-cell office:value-type="float" office:value="862.64852007445">
                <text:p>862.64852007445</text:p>
              </table:table-cell>
              <table:table-cell office:value-type="float" office:value="379.979270174639">
                <text:p>379.979270174639</text:p>
              </table:table-cell>
              <table:table-cell office:value-type="float" office:value="255.044451770915">
                <text:p>255.044451770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0717.672383126">
                <text:p>370717.672383126</text:p>
              </table:table-cell>
              <table:table-cell office:value-type="float" office:value="890.560173841316">
                <text:p>890.560173841316</text:p>
              </table:table-cell>
              <table:table-cell office:value-type="float" office:value="393.278544630751">
                <text:p>393.278544630751</text:p>
              </table:table-cell>
              <table:table-cell office:value-type="float" office:value="263.971007582897">
                <text:p>263.9710075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814.321088029">
                <text:p>394814.321088029</text:p>
              </table:table-cell>
              <table:table-cell office:value-type="float" office:value="919.362387782023">
                <text:p>919.362387782023</text:p>
              </table:table-cell>
              <table:table-cell office:value-type="float" office:value="407.043293692827">
                <text:p>407.043293692827</text:p>
              </table:table-cell>
              <table:table-cell office:value-type="float" office:value="273.209992848299">
                <text:p>273.209992848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477.251958751">
                <text:p>420477.251958751</text:p>
              </table:table-cell>
              <table:table-cell office:value-type="float" office:value="949.083964110512">
                <text:p>949.083964110512</text:p>
              </table:table-cell>
              <table:table-cell office:value-type="float" office:value="421.289808972076">
                <text:p>421.289808972076</text:p>
              </table:table-cell>
              <table:table-cell office:value-type="float" office:value="282.772342597989">
                <text:p>282.772342597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808.27333607">
                <text:p>447808.27333607</text:p>
              </table:table-cell>
              <table:table-cell office:value-type="float" office:value="979.754624403112">
                <text:p>979.754624403112</text:p>
              </table:table-cell>
              <table:table-cell office:value-type="float" office:value="436.034952286099">
                <text:p>436.034952286099</text:p>
              </table:table-cell>
              <table:table-cell office:value-type="float" office:value="292.669374588919">
                <text:p>292.669374588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6915.811102914">
                <text:p>476915.811102914</text:p>
              </table:table-cell>
              <table:table-cell office:value-type="float" office:value="1011.40503932011">
                <text:p>1011.40503932011</text:p>
              </table:table-cell>
              <table:table-cell office:value-type="float" office:value="451.296175616113">
                <text:p>451.296175616113</text:p>
              </table:table-cell>
              <table:table-cell office:value-type="float" office:value="302.912802699531">
                <text:p>302.912802699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7915.338824603">
                <text:p>507915.338824603</text:p>
              </table:table-cell>
              <table:table-cell office:value-type="float" office:value="1044.06685927644">
                <text:p>1044.06685927644</text:p>
              </table:table-cell>
              <table:table-cell office:value-type="float" office:value="467.091541762677">
                <text:p>467.091541762677</text:p>
              </table:table-cell>
              <table:table-cell office:value-type="float" office:value="313.514750794015">
                <text:p>313.514750794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0929.835848203">
                <text:p>540929.835848203</text:p>
              </table:table-cell>
              <table:table-cell office:value-type="float" office:value="1077.77274609204">
                <text:p>1077.77274609204</text:p>
              </table:table-cell>
              <table:table-cell office:value-type="float" office:value="483.43974572437">
                <text:p>483.43974572437</text:p>
              </table:table-cell>
              <table:table-cell office:value-type="float" office:value="324.487767071805">
                <text:p>324.487767071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6090.275178336">
                <text:p>576090.275178336</text:p>
              </table:table-cell>
              <table:table-cell office:value-type="float" office:value="1112.55640565373">
                <text:p>1112.55640565373</text:p>
              </table:table-cell>
              <table:table-cell office:value-type="float" office:value="500.360136824723">
                <text:p>500.360136824723</text:p>
              </table:table-cell>
              <table:table-cell office:value-type="float" office:value="335.844838919318">
                <text:p>335.844838919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148.45262162107">
                <text:p>1148.45262162107</text:p>
              </table:table-cell>
              <table:table-cell office:value-type="float" office:value="517.872741613589">
                <text:p>517.872741613589</text:p>
              </table:table-cell>
              <table:table-cell office:value-type="float" office:value="347.599408281495">
                <text:p>347.599408281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185.49729021004">
                <text:p>1185.49729021004</text:p>
              </table:table-cell>
              <table:table-cell office:value-type="float" office:value="535.998287570065">
                <text:p>535.998287570065</text:p>
              </table:table-cell>
              <table:table-cell office:value-type="float" office:value="359.765387571347">
                <text:p>359.7653875713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223.72745608921">
                <text:p>1223.72745608921</text:p>
              </table:table-cell>
              <table:table-cell office:value-type="float" office:value="554.758227635017">
                <text:p>554.758227635017</text:p>
              </table:table-cell>
              <table:table-cell office:value-type="float" office:value="372.357176136344">
                <text:p>372.357176136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63.18134942448">
                <text:p>1263.18134942448</text:p>
              </table:table-cell>
              <table:table-cell office:value-type="float" office:value="574.174765602243">
                <text:p>574.174765602243</text:p>
              </table:table-cell>
              <table:table-cell office:value-type="float" office:value="385.389677301116">
                <text:p>385.389677301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303.89842410917">
                <text:p>1303.89842410917</text:p>
              </table:table-cell>
              <table:table-cell office:value-type="float" office:value="594.270882398321">
                <text:p>594.270882398321</text:p>
              </table:table-cell>
              <table:table-cell office:value-type="float" office:value="398.878316006655">
                <text:p>398.878316006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345.91939721797">
                <text:p>1345.91939721797</text:p>
              </table:table-cell>
              <table:table-cell office:value-type="float" office:value="615.070363282262">
                <text:p>615.070363282262</text:p>
              </table:table-cell>
              <table:table-cell office:value-type="float" office:value="412.839057066888">
                <text:p>412.839057066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389.28628972398">
                <text:p>1389.28628972398</text:p>
              </table:table-cell>
              <table:table-cell office:value-type="float" office:value="636.597825997142">
                <text:p>636.597825997142</text:p>
              </table:table-cell>
              <table:table-cell office:value-type="float" office:value="427.288424064229">
                <text:p>427.288424064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434.04246851972">
                <text:p>1434.04246851972</text:p>
              </table:table-cell>
              <table:table-cell office:value-type="float" office:value="658.878749907042">
                <text:p>658.878749907042</text:p>
              </table:table-cell>
              <table:table-cell office:value-type="float" office:value="442.243518906477">
                <text:p>442.243518906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480.23268978398">
                <text:p>1480.23268978398</text:p>
              </table:table-cell>
              <table:table-cell office:value-type="float" office:value="681.939506153788">
                <text:p>681.939506153788</text:p>
              </table:table-cell>
              <table:table-cell office:value-type="float" office:value="457.722042068204">
                <text:p>457.722042068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527.90314373802">
                <text:p>1527.90314373802</text:p>
              </table:table-cell>
              <table:table-cell office:value-type="float" office:value="705.807388869171">
                <text:p>705.807388869171</text:p>
              </table:table-cell>
              <table:table-cell office:value-type="float" office:value="473.742313540591">
                <text:p>473.74231354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577.1015008358">
                <text:p>1577.1015008358</text:p>
              </table:table-cell>
              <table:table-cell office:value-type="float" office:value="730.510647479592">
                <text:p>730.510647479592</text:p>
              </table:table-cell>
              <table:table-cell office:value-type="float" office:value="490.323294514512">
                <text:p>490.323294514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627.87695943442">
                <text:p>1627.87695943442</text:p>
              </table:table-cell>
              <table:table-cell office:value-type="float" office:value="756.078520141377">
                <text:p>756.078520141377</text:p>
              </table:table-cell>
              <table:table-cell office:value-type="float" office:value="507.48460982252">
                <text:p>507.4846098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680.28029499247">
                <text:p>1680.28029499247</text:p>
              </table:table-cell>
              <table:table-cell office:value-type="float" office:value="782.541268346326">
                <text:p>782.541268346326</text:p>
              </table:table-cell>
              <table:table-cell office:value-type="float" office:value="525.246571166308">
                <text:p>525.246571166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734.36391084552">
                <text:p>1734.36391084552</text:p>
              </table:table-cell>
              <table:table-cell office:value-type="float" office:value="809.930212738447">
                <text:p>809.930212738447</text:p>
              </table:table-cell>
              <table:table-cell office:value-type="float" office:value="543.630201157129">
                <text:p>543.630201157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790.1818906094">
                <text:p>1790.1818906094</text:p>
              </table:table-cell>
              <table:table-cell office:value-type="float" office:value="838.277770184293">
                <text:p>838.277770184293</text:p>
              </table:table-cell>
              <table:table-cell office:value-type="float" office:value="562.657258197629">
                <text:p>562.657258197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847.7900522639">
                <text:p>1847.7900522639</text:p>
              </table:table-cell>
              <table:table-cell office:value-type="float" office:value="867.617492140744">
                <text:p>867.617492140744</text:p>
              </table:table-cell>
              <table:table-cell office:value-type="float" office:value="582.350262234546">
                <text:p>582.350262234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907.24600397066">
                <text:p>1907.24600397066</text:p>
              </table:table-cell>
              <table:table-cell office:value-type="float" office:value="897.98410436567">
                <text:p>897.98410436567</text:p>
              </table:table-cell>
              <table:table-cell office:value-type="float" office:value="602.732521412755">
                <text:p>602.732521412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968.6092016814">
                <text:p>1968.6092016814</text:p>
              </table:table-cell>
              <table:table-cell office:value-type="float" office:value="929.413548018469">
                <text:p>929.413548018469</text:p>
              </table:table-cell>
              <table:table-cell office:value-type="float" office:value="623.828159662201">
                <text:p>623.828159662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031.94100859381">
                <text:p>2031.94100859381</text:p>
              </table:table-cell>
              <table:table-cell office:value-type="float" office:value="961.943022199115">
                <text:p>961.943022199115</text:p>
              </table:table-cell>
              <table:table-cell office:value-type="float" office:value="645.662145250379">
                <text:p>645.662145250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097.30475651482">
                <text:p>2097.30475651482</text:p>
              </table:table-cell>
              <table:table-cell office:value-type="float" office:value="995.611027976084">
                <text:p>995.611027976084</text:p>
              </table:table-cell>
              <table:table-cell office:value-type="float" office:value="668.260320334142">
                <text:p>668.260320334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164.76580919234">
                <text:p>2164.76580919234</text:p>
              </table:table-cell>
              <table:table-cell office:value-type="float" office:value="1030.45741395525">
                <text:p>1030.45741395525</text:p>
              </table:table-cell>
              <table:table-cell office:value-type="float" office:value="691.649431545837">
                <text:p>691.649431545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234.39162767906">
                <text:p>2234.39162767906</text:p>
              </table:table-cell>
              <table:table-cell office:value-type="float" office:value="1066.52342344368">
                <text:p>1066.52342344368</text:p>
              </table:table-cell>
              <table:table-cell office:value-type="float" office:value="715.857161649941">
                <text:p>715.857161649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306.25183779345">
                <text:p>2306.25183779345</text:p>
              </table:table-cell>
              <table:table-cell office:value-type="float" office:value="1103.85174326421">
                <text:p>1103.85174326421</text:p>
              </table:table-cell>
              <table:table-cell office:value-type="float" office:value="740.912162307689">
                <text:p>740.912162307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380.41829974564">
                <text:p>2380.41829974564</text:p>
              </table:table-cell>
              <table:table-cell office:value-type="float" office:value="1142.48655427846">
                <text:p>1142.48655427846</text:p>
              </table:table-cell>
              <table:table-cell office:value-type="float" office:value="766.844087988459">
                <text:p>766.844087988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456.96517999757">
                <text:p>2456.96517999757</text:p>
              </table:table-cell>
              <table:table-cell office:value-type="float" office:value="1182.4735836782">
                <text:p>1182.4735836782</text:p>
              </table:table-cell>
              <table:table-cell office:value-type="float" office:value="793.683631068055">
                <text:p>793.683631068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535.9690254295">
                <text:p>2535.9690254295</text:p>
              </table:table-cell>
              <table:table-cell office:value-type="float" office:value="1223.86015910694">
                <text:p>1223.86015910694</text:p>
              </table:table-cell>
              <table:table-cell office:value-type="float" office:value="821.462558155437">
                <text:p>821.462558155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617.50883988685">
                <text:p>2617.50883988685</text:p>
              </table:table-cell>
              <table:table-cell office:value-type="float" office:value="1266.69526467568">
                <text:p>1266.69526467568</text:p>
              </table:table-cell>
              <table:table-cell office:value-type="float" office:value="850.213747690877">
                <text:p>850.213747690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701.6661631841">
                <text:p>2701.6661631841</text:p>
              </table:table-cell>
              <table:table-cell office:value-type="float" office:value="1311.02959893933">
                <text:p>1311.02959893933</text:p>
              </table:table-cell>
              <table:table-cell office:value-type="float" office:value="879.971228860058">
                <text:p>879.971228860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788.52515264453">
                <text:p>2788.52515264453</text:p>
              </table:table-cell>
              <table:table-cell office:value-type="float" office:value="1356.91563490221">
                <text:p>1356.91563490221</text:p>
              </table:table-cell>
              <table:table-cell office:value-type="float" office:value="910.77022187016">
                <text:p>910.77022187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878.1726672576">
                <text:p>2878.1726672576</text:p>
              </table:table-cell>
              <table:table-cell office:value-type="float" office:value="1404.40768212379">
                <text:p>1404.40768212379</text:p>
              </table:table-cell>
              <table:table-cell office:value-type="float" office:value="942.647179635616">
                <text:p>942.647179635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970.69835453793">
                <text:p>2970.69835453793</text:p>
              </table:table-cell>
              <table:table-cell office:value-type="float" office:value="1453.56195099812">
                <text:p>1453.56195099812</text:p>
              </table:table-cell>
              <table:table-cell office:value-type="float" office:value="975.639830922862">
                <text:p>975.6398309228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3066.1947401728">
                <text:p>3066.1947401728</text:p>
              </table:table-cell>
              <table:table-cell office:value-type="float" office:value="1504.43661928306">
                <text:p>1504.43661928306</text:p>
              </table:table-cell>
              <table:table-cell office:value-type="float" office:value="1009.78722500516">
                <text:p>1009.78722500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164.75732054784">
                <text:p>3164.75732054784</text:p>
              </table:table-cell>
              <table:table-cell office:value-type="float" office:value="1557.09190095796">
                <text:p>1557.09190095796</text:p>
              </table:table-cell>
              <table:table-cell office:value-type="float" office:value="1045.12977788034">
                <text:p>1045.1297778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3266.48465824343">
                <text:p>3266.48465824343</text:p>
              </table:table-cell>
              <table:table-cell office:value-type="float" office:value="1611.59011749149">
                <text:p>1611.59011749149</text:p>
              </table:table-cell>
              <table:table-cell office:value-type="float" office:value="1081.70932010616">
                <text:p>1081.7093201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3371.47848059726">
                <text:p>3371.47848059726</text:p>
              </table:table-cell>
              <table:table-cell office:value-type="float" office:value="1667.99577160369">
                <text:p>1667.99577160369</text:p>
              </table:table-cell>
              <table:table-cell office:value-type="float" office:value="1119.56914630987">
                <text:p>1119.56914630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3479.84378143168">
                <text:p>3479.84378143168</text:p>
              </table:table-cell>
              <table:table-cell office:value-type="float" office:value="1726.37562360982">
                <text:p>1726.37562360982</text:p>
              </table:table-cell>
              <table:table-cell office:value-type="float" office:value="1158.75406643072">
                <text:p>1158.75406643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3591.68892604754">
                <text:p>3591.68892604754</text:p>
              </table:table-cell>
              <table:table-cell office:value-type="float" office:value="1786.79877043617">
                <text:p>1786.79877043617</text:p>
              </table:table-cell>
              <table:table-cell office:value-type="float" office:value="1199.31045875579">
                <text:p>1199.31045875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3707.12575958945">
                <text:p>3707.12575958945</text:p>
              </table:table-cell>
              <table:table-cell office:value-type="float" office:value="1849.33672740143">
                <text:p>1849.33672740143</text:p>
              </table:table-cell>
              <table:table-cell office:value-type="float" office:value="1241.28632481225">
                <text:p>1241.28632481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3826.26971889094">
                <text:p>3826.26971889094</text:p>
              </table:table-cell>
              <table:table-cell office:value-type="float" office:value="1914.06351286048">
                <text:p>1914.06351286048</text:p>
              </table:table-cell>
              <table:table-cell office:value-type="float" office:value="1284.73134618067">
                <text:p>1284.73134618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949.23994791133">
                <text:p>3949.23994791133</text:p>
              </table:table-cell>
              <table:table-cell office:value-type="float" office:value="1981.0557358106">
                <text:p>1981.0557358106</text:p>
              </table:table-cell>
              <table:table-cell office:value-type="float" office:value="1329.696943297">
                <text:p>1329.696943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076.15941687963">
                <text:p>4076.15941687963</text:p>
              </table:table-cell>
              <table:table-cell office:value-type="float" office:value="2050.39268656397">
                <text:p>2050.39268656397</text:p>
              </table:table-cell>
              <table:table-cell office:value-type="float" office:value="1376.23633631239">
                <text:p>1376.23633631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4207.1550452648">
                <text:p>4207.1550452648</text:p>
              </table:table-cell>
              <table:table-cell office:value-type="float" office:value="2122.15643059371">
                <text:p>2122.15643059371</text:p>
              </table:table-cell>
              <table:table-cell office:value-type="float" office:value="1424.40460808333">
                <text:p>1424.40460808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342.35782869524">
                <text:p>4342.35782869524</text:p>
              </table:table-cell>
              <table:table-cell office:value-type="float" office:value="2196.43190566449">
                <text:p>2196.43190566449</text:p>
              </table:table-cell>
              <table:table-cell office:value-type="float" office:value="1474.25876936624">
                <text:p>1474.25876936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4481.90296995437">
                <text:p>4481.90296995437</text:p>
              </table:table-cell>
              <table:table-cell office:value-type="float" office:value="2273.30702236275">
                <text:p>2273.30702236275</text:p>
              </table:table-cell>
              <table:table-cell office:value-type="float" office:value="1525.85782629406">
                <text:p>1525.857826294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4625.93001418346">
                <text:p>4625.93001418346</text:p>
              </table:table-cell>
              <table:table-cell office:value-type="float" office:value="2352.87276814545">
                <text:p>2352.87276814545</text:p>
              </table:table-cell>
              <table:table-cell office:value-type="float" office:value="1579.26285021435">
                <text:p>1579.26285021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4774.58298842673">
                <text:p>4774.58298842673</text:p>
              </table:table-cell>
              <table:table-cell office:value-type="float" office:value="2435.22331503054">
                <text:p>2435.22331503054</text:p>
              </table:table-cell>
              <table:table-cell office:value-type="float" office:value="1634.53704997186">
                <text:p>1634.53704997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928.01054565843">
                <text:p>4928.01054565843</text:p>
              </table:table-cell>
              <table:table-cell office:value-type="float" office:value="2520.45613105661">
                <text:p>2520.45613105661</text:p>
              </table:table-cell>
              <table:table-cell office:value-type="float" office:value="1691.74584672087">
                <text:p>1691.745846720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5086.36611343578">
                <text:p>5086.36611343578</text:p>
              </table:table-cell>
              <table:table-cell office:value-type="float" office:value="2608.67209564359">
                <text:p>2608.67209564359</text:p>
              </table:table-cell>
              <table:table-cell office:value-type="float" office:value="1750.9569513561">
                <text:p>1750.9569513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5249.80804732657">
                <text:p>5249.80804732657</text:p>
              </table:table-cell>
              <table:table-cell office:value-type="float" office:value="2699.97561899111">
                <text:p>2699.97561899111</text:p>
              </table:table-cell>
              <table:table-cell office:value-type="float" office:value="1812.24044465357">
                <text:p>1812.240444653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5418.49978926469">
                <text:p>5418.49978926469</text:p>
              </table:table-cell>
              <table:table-cell office:value-type="float" office:value="2794.4747656558">
                <text:p>2794.4747656558</text:p>
              </table:table-cell>
              <table:table-cell office:value-type="float" office:value="1875.66886021644">
                <text:p>1875.66886021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5592.61003099207">
                <text:p>5592.61003099207</text:p>
              </table:table-cell>
              <table:table-cell office:value-type="float" office:value="2892.28138245376">
                <text:p>2892.28138245376</text:p>
              </table:table-cell>
              <table:table-cell office:value-type="float" office:value="1941.31727032402">
                <text:p>1941.31727032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5772.31288275044">
                <text:p>5772.31288275044</text:p>
              </table:table-cell>
              <table:table-cell office:value-type="float" office:value="2993.51123083964">
                <text:p>2993.51123083964</text:p>
              </table:table-cell>
              <table:table-cell office:value-type="float" office:value="2009.26337478536">
                <text:p>2009.263374785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5957.78804739156">
                <text:p>5957.78804739156</text:p>
              </table:table-cell>
              <table:table-cell office:value-type="float" office:value="3098.28412391903">
                <text:p>3098.28412391903</text:p>
              </table:table-cell>
              <table:table-cell office:value-type="float" office:value="2079.58759290285">
                <text:p>2079.58759290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6149.22100008007">
                <text:p>6149.22100008007</text:p>
              </table:table-cell>
              <table:table-cell office:value-type="float" office:value="3206.72406825619">
                <text:p>3206.72406825619</text:p>
              </table:table-cell>
              <table:table-cell office:value-type="float" office:value="2152.37315865445">
                <text:p>2152.37315865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346.80317376866">
                <text:p>6346.80317376866</text:p>
              </table:table-cell>
              <table:table-cell office:value-type="float" office:value="3318.95941064516">
                <text:p>3318.95941064516</text:p>
              </table:table-cell>
              <table:table-cell office:value-type="float" office:value="2227.70621920735">
                <text:p>2227.70621920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6550.73215063102">
                <text:p>6550.73215063102</text:p>
              </table:table-cell>
              <table:table-cell office:value-type="float" office:value="3435.12299001774">
                <text:p>3435.12299001774</text:p>
              </table:table-cell>
              <table:table-cell office:value-type="float" office:value="2305.67593687961">
                <text:p>2305.67593687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6761.21185964401">
                <text:p>6761.21185964401</text:p>
              </table:table-cell>
              <table:table-cell office:value-type="float" office:value="3555.35229466836">
                <text:p>3555.35229466836</text:p>
              </table:table-cell>
              <table:table-cell office:value-type="float" office:value="2386.3745946704">
                <text:p>2386.3745946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6978.45278051665">
                <text:p>6978.45278051665</text:p>
              </table:table-cell>
              <table:table-cell office:value-type="float" office:value="3679.78962498175">
                <text:p>3679.78962498175</text:p>
              </table:table-cell>
              <table:table-cell office:value-type="float" office:value="2469.89770548386">
                <text:p>2469.897705483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7202.6721541698">
                <text:p>7202.6721541698</text:p>
              </table:table-cell>
              <table:table-cell office:value-type="float" office:value="3808.58226185612">
                <text:p>3808.58226185612</text:p>
              </table:table-cell>
              <table:table-cell office:value-type="float" office:value="2556.3441251758">
                <text:p>2556.34412517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7434.09419997711">
                <text:p>7434.09419997711</text:p>
              </table:table-cell>
              <table:table-cell office:value-type="float" office:value="3941.88264102108">
                <text:p>3941.88264102108</text:p>
              </table:table-cell>
              <table:table-cell office:value-type="float" office:value="2645.81616955695">
                <text:p>2645.81616955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7672.95033998441">
                <text:p>7672.95033998441</text:p>
              </table:table-cell>
              <table:table-cell office:value-type="float" office:value="4079.84853345682">
                <text:p>4079.84853345682</text:p>
              </table:table-cell>
              <table:table-cell office:value-type="float" office:value="2738.41973549144">
                <text:p>2738.4197354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7919.47943033169">
                <text:p>7919.47943033169</text:p>
              </table:table-cell>
              <table:table-cell office:value-type="float" office:value="4222.64323212781">
                <text:p>4222.64323212781</text:p>
              </table:table-cell>
              <table:table-cell office:value-type="float" office:value="2834.26442623364">
                <text:p>2834.2644262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8173.92800010929">
                <text:p>8173.92800010929</text:p>
              </table:table-cell>
              <table:table-cell office:value-type="float" office:value="4370.43574525228">
                <text:p>4370.43574525228</text:p>
              </table:table-cell>
              <table:table-cell office:value-type="float" office:value="2933.46368115182">
                <text:p>2933.46368115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8436.55049788701">
                <text:p>8436.55049788701</text:p>
              </table:table-cell>
              <table:table-cell office:value-type="float" office:value="4523.40099633611">
                <text:p>4523.40099633611</text:p>
              </table:table-cell>
              <table:table-cell office:value-type="float" office:value="3036.13490999214">
                <text:p>3036.13490999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8707.60954616262">
                <text:p>8707.60954616262</text:p>
              </table:table-cell>
              <table:table-cell office:value-type="float" office:value="4681.72003120788">
                <text:p>4681.72003120788</text:p>
              </table:table-cell>
              <table:table-cell office:value-type="float" office:value="3142.39963184186">
                <text:p>3142.39963184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8987.37620398438">
                <text:p>8987.37620398438</text:p>
              </table:table-cell>
              <table:table-cell office:value-type="float" office:value="4845.58023230016">
                <text:p>4845.58023230016</text:p>
              </table:table-cell>
              <table:table-cell office:value-type="float" office:value="3252.38361895633">
                <text:p>3252.38361895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9276.13023801013">
                <text:p>9276.13023801013</text:p>
              </table:table-cell>
              <table:table-cell office:value-type="float" office:value="5015.17554043066">
                <text:p>5015.17554043066</text:p>
              </table:table-cell>
              <table:table-cell office:value-type="float" office:value="3366.2170456198">
                <text:p>3366.21704561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9574.16040227389">
                <text:p>9574.16040227389</text:p>
              </table:table-cell>
              <table:table-cell office:value-type="float" office:value="5190.70668434574">
                <text:p>5190.70668434574</text:p>
              </table:table-cell>
              <table:table-cell office:value-type="float" office:value="3484.03464221649">
                <text:p>3484.034642216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9881.76472693992">
                <text:p>9881.76472693992</text:p>
              </table:table-cell>
              <table:table-cell office:value-type="float" office:value="5372.38141829784">
                <text:p>5372.38141829784</text:p>
              </table:table-cell>
              <table:table-cell office:value-type="float" office:value="3605.97585469407">
                <text:p>3605.97585469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0199.2508163329">
                <text:p>10199.2508163329</text:p>
              </table:table-cell>
              <table:table-cell office:value-type="float" office:value="5560.41476793826">
                <text:p>5560.41476793826</text:p>
              </table:table-cell>
              <table:table-cell office:value-type="float" office:value="3732.18500960836">
                <text:p>3732.1850096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0526.9361565422">
                <text:p>10526.9361565422</text:p>
              </table:table-cell>
              <table:table-cell office:value-type="float" office:value="5755.0292848161">
                <text:p>5755.0292848161</text:p>
              </table:table-cell>
              <table:table-cell office:value-type="float" office:value="3862.81148494466">
                <text:p>3862.811484944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0865.148432908">
                <text:p>10865.148432908</text:p>
              </table:table-cell>
              <table:table-cell office:value-type="float" office:value="5956.45530978467">
                <text:p>5956.45530978467</text:p>
              </table:table-cell>
              <table:table-cell office:value-type="float" office:value="3998.00988691772">
                <text:p>3998.00988691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1214.2258577068">
                <text:p>11214.2258577068</text:p>
              </table:table-cell>
              <table:table-cell office:value-type="float" office:value="6164.93124562713">
                <text:p>6164.93124562713</text:p>
              </table:table-cell>
              <table:table-cell office:value-type="float" office:value="4137.94023295984">
                <text:p>4137.94023295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1574.5175083632">
                <text:p>11574.5175083632</text:p>
              </table:table-cell>
              <table:table-cell office:value-type="float" office:value="6380.70383922408">
                <text:p>6380.70383922408</text:p>
              </table:table-cell>
              <table:table-cell office:value-type="float" office:value="4282.76814111343">
                <text:p>4282.76814111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1946.3836765281">
                <text:p>11946.3836765281</text:p>
              </table:table-cell>
              <table:table-cell office:value-type="float" office:value="6604.02847359693">
                <text:p>6604.02847359693</text:p>
              </table:table-cell>
              <table:table-cell office:value-type="float" office:value="4432.66502605241">
                <text:p>4432.66502605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2330.1962283694">
                <text:p>12330.1962283694</text:p>
              </table:table-cell>
              <table:table-cell office:value-type="float" office:value="6835.16947017282">
                <text:p>6835.16947017282</text:p>
              </table:table-cell>
              <table:table-cell office:value-type="float" office:value="4587.80830196424">
                <text:p>4587.808301964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2726.3389764391">
                <text:p>12726.3389764391</text:p>
              </table:table-cell>
              <table:table-cell office:value-type="float" office:value="7074.40040162887">
                <text:p>7074.40040162887</text:p>
              </table:table-cell>
              <table:table-cell office:value-type="float" office:value="4748.38159253299">
                <text:p>4748.3815925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3135.2080634853">
                <text:p>13135.2080634853</text:p>
              </table:table-cell>
              <table:table-cell office:value-type="float" office:value="7322.00441568588">
                <text:p>7322.00441568588</text:p>
              </table:table-cell>
              <table:table-cell office:value-type="float" office:value="4914.57494827164">
                <text:p>4914.57494827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3557.2123585949">
                <text:p>13557.2123585949</text:p>
              </table:table-cell>
              <table:table-cell office:value-type="float" office:value="7578.27457023489">
                <text:p>7578.27457023489</text:p>
              </table:table-cell>
              <table:table-cell office:value-type="float" office:value="5086.58507146115">
                <text:p>5086.585071461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3992.7738660631">
                <text:p>13992.7738660631</text:p>
              </table:table-cell>
              <table:table-cell office:value-type="float" office:value="7843.51418019311">
                <text:p>7843.51418019311</text:p>
              </table:table-cell>
              <table:table-cell office:value-type="float" office:value="5264.61554896229">
                <text:p>5264.61554896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4442.3281473974">
                <text:p>14442.3281473974</text:p>
              </table:table-cell>
              <table:table-cell office:value-type="float" office:value="8118.03717649987">
                <text:p>8118.03717649987</text:p>
              </table:table-cell>
              <table:table-cell office:value-type="float" office:value="5448.87709317597">
                <text:p>5448.87709317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4906.3247568791">
                <text:p>14906.3247568791</text:p>
              </table:table-cell>
              <table:table-cell office:value-type="float" office:value="8402.16847767737">
                <text:p>8402.16847767737</text:p>
              </table:table-cell>
              <table:table-cell office:value-type="float" office:value="5639.58779143713">
                <text:p>5639.58779143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385.2276911176">
                <text:p>15385.2276911176</text:p>
              </table:table-cell>
              <table:table-cell office:value-type="float" office:value="8696.24437439608">
                <text:p>8696.24437439608</text:p>
              </table:table-cell>
              <table:table-cell office:value-type="float" office:value="5836.97336413744">
                <text:p>5836.973364137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5879.5158530473">
                <text:p>15879.5158530473</text:p>
              </table:table-cell>
              <table:table-cell office:value-type="float" office:value="9000.61292749994">
                <text:p>9000.61292749994</text:p>
              </table:table-cell>
              <table:table-cell office:value-type="float" office:value="6041.26743188225">
                <text:p>6041.26743188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6389.68353083">
                <text:p>16389.68353083</text:p>
              </table:table-cell>
              <table:table-cell office:value-type="float" office:value="9315.63437996244">
                <text:p>9315.63437996244</text:p>
              </table:table-cell>
              <table:table-cell office:value-type="float" office:value="6252.71179199813">
                <text:p>6252.71179199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6916.2408921436">
                <text:p>16916.2408921436</text:p>
              </table:table-cell>
              <table:table-cell office:value-type="float" office:value="9641.68158326113">
                <text:p>9641.68158326113</text:p>
              </table:table-cell>
              <table:table-cell office:value-type="float" office:value="6471.55670471806">
                <text:p>6471.55670471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459.7144943493">
                <text:p>17459.7144943493</text:p>
              </table:table-cell>
              <table:table-cell office:value-type="float" office:value="9979.14043867527">
                <text:p>9979.14043867527</text:p>
              </table:table-cell>
              <table:table-cell office:value-type="float" office:value="6698.06118938319">
                <text:p>6698.06118938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8020.6478110493">
                <text:p>18020.6478110493</text:p>
              </table:table-cell>
              <table:table-cell office:value-type="float" office:value="10328.4103540289">
                <text:p>10328.4103540289</text:p>
              </table:table-cell>
              <table:table-cell office:value-type="float" office:value="6932.49333101161">
                <text:p>6932.49333101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8599.6017755604">
                <text:p>18599.6017755604</text:p>
              </table:table-cell>
              <table:table-cell office:value-type="float" office:value="10689.9047164199">
                <text:p>10689.9047164199</text:p>
              </table:table-cell>
              <table:table-cell office:value-type="float" office:value="7175.13059759701">
                <text:p>7175.13059759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9197.155341847">
                <text:p>19197.155341847</text:p>
              </table:table-cell>
              <table:table-cell office:value-type="float" office:value="11064.0513814946">
                <text:p>11064.0513814946</text:p>
              </table:table-cell>
              <table:table-cell office:value-type="float" office:value="7426.26016851291">
                <text:p>7426.26016851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9813.9060634755">
                <text:p>19813.9060634755</text:p>
              </table:table-cell>
              <table:table-cell office:value-type="float" office:value="11451.2931798469">
                <text:p>11451.2931798469</text:p>
              </table:table-cell>
              <table:table-cell office:value-type="float" office:value="7686.17927441086">
                <text:p>7686.17927441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20450.4706911675">
                <text:p>20450.4706911675</text:p>
              </table:table-cell>
              <table:table-cell office:value-type="float" office:value="11852.0884411416">
                <text:p>11852.0884411416</text:p>
              </table:table-cell>
              <table:table-cell office:value-type="float" office:value="7955.19554901524">
                <text:p>7955.195549015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21107.4857895506">
                <text:p>21107.4857895506</text:p>
              </table:table-cell>
              <table:table-cell office:value-type="float" office:value="12266.9115365815">
                <text:p>12266.9115365815</text:p>
              </table:table-cell>
              <table:table-cell office:value-type="float" office:value="8233.62739323078">
                <text:p>8233.62739323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1785.6083737233">
                <text:p>21785.6083737233</text:p>
              </table:table-cell>
              <table:table-cell office:value-type="float" office:value="12696.2534403619">
                <text:p>12696.2534403619</text:p>
              </table:table-cell>
              <table:table-cell office:value-type="float" office:value="8521.80435199385">
                <text:p>8521.80435199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485.5165662697">
                <text:p>22485.5165662697</text:p>
              </table:table-cell>
              <table:table-cell office:value-type="float" office:value="13140.6223107746">
                <text:p>13140.6223107746</text:p>
              </table:table-cell>
              <table:table-cell office:value-type="float" office:value="8820.06750431364">
                <text:p>8820.067504313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3207.9102753824">
                <text:p>23207.9102753824</text:p>
              </table:table-cell>
              <table:table-cell office:value-type="float" office:value="13600.5440916517">
                <text:p>13600.5440916517</text:p>
              </table:table-cell>
              <table:table-cell office:value-type="float" office:value="9128.76986696462">
                <text:p>9128.76986696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23953.5118947704">
                <text:p>23953.5118947704</text:p>
              </table:table-cell>
              <table:table-cell office:value-type="float" office:value="14076.5631348595">
                <text:p>14076.5631348595</text:p>
              </table:table-cell>
              <table:table-cell office:value-type="float" office:value="9448.27681230838">
                <text:p>9448.27681230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4723.0670260533">
                <text:p>24723.0670260533</text:p>
              </table:table-cell>
              <table:table-cell office:value-type="float" office:value="14569.2428445796">
                <text:p>14569.2428445796</text:p>
              </table:table-cell>
              <table:table-cell office:value-type="float" office:value="9778.96650073918">
                <text:p>9778.96650073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5517.3452243621">
                <text:p>25517.3452243621</text:p>
              </table:table-cell>
              <table:table-cell office:value-type="float" office:value="15079.1663441398">
                <text:p>15079.1663441398</text:p>
              </table:table-cell>
              <table:table-cell office:value-type="float" office:value="10121.2303282651">
                <text:p>10121.2303282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26337.1407678954">
                <text:p>26337.1407678954</text:p>
              </table:table-cell>
              <table:table-cell office:value-type="float" office:value="15606.9371661847">
                <text:p>15606.9371661847</text:p>
              </table:table-cell>
              <table:table-cell office:value-type="float" office:value="10475.4733897543">
                <text:p>10475.4733897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27183.2734521965">
                <text:p>27183.2734521965</text:p>
              </table:table-cell>
              <table:table-cell office:value-type="float" office:value="16153.1799670012">
                <text:p>16153.1799670012</text:p>
              </table:table-cell>
              <table:table-cell office:value-type="float" office:value="10842.1149583957">
                <text:p>10842.1149583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8056.5894099498">
                <text:p>28056.5894099498</text:p>
              </table:table-cell>
              <table:table-cell office:value-type="float" office:value="16718.5412658462">
                <text:p>16718.5412658462</text:p>
              </table:table-cell>
              <table:table-cell office:value-type="float" office:value="11221.5889819396">
                <text:p>11221.58898193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8957.9619571131">
                <text:p>28957.9619571131</text:p>
              </table:table-cell>
              <table:table-cell office:value-type="float" office:value="17303.6902101509">
                <text:p>17303.6902101509</text:p>
              </table:table-cell>
              <table:table-cell office:value-type="float" office:value="11614.3445963075">
                <text:p>11614.34459630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9888.2924662334">
                <text:p>29888.2924662334</text:p>
              </table:table-cell>
              <table:table-cell office:value-type="float" office:value="17909.3193675061">
                <text:p>17909.3193675061</text:p>
              </table:table-cell>
              <table:table-cell office:value-type="float" office:value="12020.8466571782">
                <text:p>12020.84665717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30848.51126782">
                <text:p>30848.51126782</text:p>
              </table:table-cell>
              <table:table-cell office:value-type="float" office:value="18536.1455453689">
                <text:p>18536.1455453689</text:p>
              </table:table-cell>
              <table:table-cell office:value-type="float" office:value="12441.5762901795">
                <text:p>12441.5762901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31839.5785806745">
                <text:p>31839.5785806745</text:p>
              </table:table-cell>
              <table:table-cell office:value-type="float" office:value="19184.9106394568">
                <text:p>19184.9106394568</text:p>
              </table:table-cell>
              <table:table-cell office:value-type="float" office:value="12877.0314603358">
                <text:p>12877.03146033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2862.4854721095">
                <text:p>32862.4854721095</text:p>
              </table:table-cell>
              <table:table-cell office:value-type="float" office:value="19856.3825118378">
                <text:p>19856.3825118378</text:p>
              </table:table-cell>
              <table:table-cell office:value-type="float" office:value="13327.7275614475">
                <text:p>13327.7275614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33918.2548490168">
                <text:p>33918.2548490168</text:p>
              </table:table-cell>
              <table:table-cell office:value-type="float" office:value="20551.3558997521">
                <text:p>20551.3558997521</text:p>
              </table:table-cell>
              <table:table-cell office:value-type="float" office:value="13794.1980260982">
                <text:p>13794.1980260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35007.942480773">
                <text:p>35007.942480773</text:p>
              </table:table-cell>
              <table:table-cell office:value-type="float" office:value="21270.6533562434">
                <text:p>21270.6533562434</text:p>
              </table:table-cell>
              <table:table-cell office:value-type="float" office:value="14276.9949570116">
                <text:p>14276.9949570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36132.6380550099">
                <text:p>36132.6380550099</text:p>
              </table:table-cell>
              <table:table-cell office:value-type="float" office:value="22015.1262237119">
                <text:p>22015.1262237119</text:p>
              </table:table-cell>
              <table:table-cell office:value-type="float" office:value="14776.689780507">
                <text:p>14776.689780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37293.4662673019">
                <text:p>37293.4662673019</text:p>
              </table:table-cell>
              <table:table-cell office:value-type="float" office:value="22785.6556415419">
                <text:p>22785.6556415419</text:p>
              </table:table-cell>
              <table:table-cell office:value-type="float" office:value="15293.8739228248">
                <text:p>15293.8739228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38491.5879458612">
                <text:p>38491.5879458612</text:p>
              </table:table-cell>
              <table:table-cell office:value-type="float" office:value="23583.1535889958">
                <text:p>23583.1535889958</text:p>
              </table:table-cell>
              <table:table-cell office:value-type="float" office:value="15829.1595101236">
                <text:p>15829.15951012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39728.2012123663">
                <text:p>39728.2012123663</text:p>
              </table:table-cell>
              <table:table-cell office:value-type="float" office:value="24408.5639646107">
                <text:p>24408.5639646107</text:p>
              </table:table-cell>
              <table:table-cell office:value-type="float" office:value="16383.180092978">
                <text:p>16383.180092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1004.5426800838">
                <text:p>41004.5426800838</text:p>
              </table:table-cell>
              <table:table-cell office:value-type="float" office:value="25262.8637033721">
                <text:p>25262.8637033721</text:p>
              </table:table-cell>
              <table:table-cell office:value-type="float" office:value="16956.5913962322">
                <text:p>16956.5913962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42321.8886904814">
                <text:p>42321.8886904814</text:p>
              </table:table-cell>
              <table:table-cell office:value-type="float" office:value="26147.0639329901">
                <text:p>26147.0639329901</text:p>
              </table:table-cell>
              <table:table-cell office:value-type="float" office:value="17550.0720951003">
                <text:p>17550.0720951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43681.5565895694">
                <text:p>43681.5565895694</text:p>
              </table:table-cell>
              <table:table-cell office:value-type="float" office:value="27062.2111706448">
                <text:p>27062.2111706448</text:p>
              </table:table-cell>
              <table:table-cell office:value-type="float" office:value="18164.3246184288">
                <text:p>18164.3246184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45084.906045247">
                <text:p>45084.906045247</text:p>
              </table:table-cell>
              <table:table-cell office:value-type="float" office:value="28009.3885616173">
                <text:p>28009.3885616173</text:p>
              </table:table-cell>
              <table:table-cell office:value-type="float" office:value="18800.0759800739">
                <text:p>18800.0759800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46533.3404069699">
                <text:p>46533.3404069699</text:p>
              </table:table-cell>
              <table:table-cell office:value-type="float" office:value="28989.7171612739">
                <text:p>28989.7171612739</text:p>
              </table:table-cell>
              <table:table-cell office:value-type="float" office:value="19458.0786393764">
                <text:p>19458.0786393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48028.3081090997">
                <text:p>48028.3081090997</text:p>
              </table:table-cell>
              <table:table-cell office:value-type="float" office:value="30004.3572619185">
                <text:p>30004.3572619185</text:p>
              </table:table-cell>
              <table:table-cell office:value-type="float" office:value="20139.1113917546">
                <text:p>20139.11139175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49571.3041193386">
                <text:p>49571.3041193386</text:p>
              </table:table-cell>
              <table:table-cell office:value-type="float" office:value="31054.5097660857">
                <text:p>31054.5097660857</text:p>
              </table:table-cell>
              <table:table-cell office:value-type="float" office:value="20843.980290466">
                <text:p>20843.980290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51163.8714336969">
                <text:p>51163.8714336969</text:p>
              </table:table-cell>
              <table:table-cell office:value-type="float" office:value="32141.4176078987">
                <text:p>32141.4176078987</text:p>
              </table:table-cell>
              <table:table-cell office:value-type="float" office:value="21573.5196006323">
                <text:p>21573.51960063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52807.6026194888">
                <text:p>52807.6026194888</text:p>
              </table:table-cell>
              <table:table-cell office:value-type="float" office:value="33266.3672241751">
                <text:p>33266.3672241751</text:p>
              </table:table-cell>
              <table:table-cell office:value-type="float" office:value="22328.5927866545">
                <text:p>22328.59278665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54504.1414079002">
                <text:p>54504.1414079002</text:p>
              </table:table-cell>
              <table:table-cell office:value-type="float" office:value="34430.6900770213">
                <text:p>34430.6900770213</text:p>
              </table:table-cell>
              <table:table-cell office:value-type="float" office:value="23110.0935341874">
                <text:p>23110.0935341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56255.1843377196">
                <text:p>56255.1843377196</text:p>
              </table:table-cell>
              <table:table-cell office:value-type="float" office:value="35635.764229717">
                <text:p>35635.764229717</text:p>
              </table:table-cell>
              <table:table-cell office:value-type="float" office:value="23918.946807884">
                <text:p>23918.946807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58062.4824518766">
                <text:p>58062.4824518766</text:p>
              </table:table-cell>
              <table:table-cell office:value-type="float" office:value="36883.0159777571">
                <text:p>36883.0159777571</text:p>
              </table:table-cell>
              <table:table-cell office:value-type="float" office:value="24756.1099461599">
                <text:p>24756.10994615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59927.8430484855">
                <text:p>59927.8430484855</text:p>
              </table:table-cell>
              <table:table-cell office:value-type="float" office:value="38173.9215369786">
                <text:p>38173.9215369786</text:p>
              </table:table-cell>
              <table:table-cell office:value-type="float" office:value="25622.5737942755">
                <text:p>25622.5737942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61853.1314881428">
                <text:p>61853.1314881428</text:p>
              </table:table-cell>
              <table:table-cell office:value-type="float" office:value="39510.0087907729">
                <text:p>39510.0087907729</text:p>
              </table:table-cell>
              <table:table-cell office:value-type="float" office:value="26519.3638770752">
                <text:p>26519.36387707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63840.2730592884">
                <text:p>63840.2730592884</text:p>
              </table:table-cell>
              <table:table-cell office:value-type="float" office:value="40892.8590984499">
                <text:p>40892.8590984499</text:p>
              </table:table-cell>
              <table:table-cell office:value-type="float" office:value="27447.5416127728">
                <text:p>27447.54161277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65891.2549034932">
                <text:p>65891.2549034932</text:p>
              </table:table-cell>
              <table:table-cell office:value-type="float" office:value="42324.1091668957">
                <text:p>42324.1091668957</text:p>
              </table:table-cell>
              <table:table-cell office:value-type="float" office:value="28408.2055692198">
                <text:p>28408.2055692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68008.1280026014">
                <text:p>68008.1280026014</text:p>
              </table:table-cell>
              <table:table-cell office:value-type="float" office:value="43805.452987737">
                <text:p>43805.452987737</text:p>
              </table:table-cell>
              <table:table-cell office:value-type="float" office:value="29402.4927641425">
                <text:p>29402.4927641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70193.0092297123">
                <text:p>70193.0092297123</text:p>
              </table:table-cell>
              <table:table-cell office:value-type="float" office:value="45338.6438423078">
                <text:p>45338.6438423078</text:p>
              </table:table-cell>
              <table:table-cell office:value-type="float" office:value="30431.5800108875">
                <text:p>30431.5800108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72448.0834660529">
                <text:p>72448.0834660529</text:p>
              </table:table-cell>
              <table:table-cell office:value-type="float" office:value="46925.4963767886">
                <text:p>46925.4963767886</text:p>
              </table:table-cell>
              <table:table-cell office:value-type="float" office:value="31496.6853112686">
                <text:p>31496.68531126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74775.6057858596">
                <text:p>74775.6057858596</text:p>
              </table:table-cell>
              <table:table-cell office:value-type="float" office:value="48567.8887499762">
                <text:p>48567.8887499762</text:p>
              </table:table-cell>
              <table:table-cell office:value-type="float" office:value="32599.069297163">
                <text:p>32599.069297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77177.903711452">
                <text:p>77177.903711452</text:p>
              </table:table-cell>
              <table:table-cell office:value-type="float" office:value="50267.7648562254">
                <text:p>50267.7648562254</text:p>
              </table:table-cell>
              <table:table-cell office:value-type="float" office:value="33740.0367225637">
                <text:p>33740.03672256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79657.379540756">
                <text:p>79657.379540756</text:p>
              </table:table-cell>
              <table:table-cell office:value-type="float" office:value="52027.1366261933">
                <text:p>52027.1366261933</text:p>
              </table:table-cell>
              <table:table-cell office:value-type="float" office:value="34920.9380078534">
                <text:p>34920.9380078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82216.5127496007">
                <text:p>82216.5127496007</text:p>
              </table:table-cell>
              <table:table-cell office:value-type="float" office:value="53848.0864081101">
                <text:p>53848.0864081101</text:p>
              </table:table-cell>
              <table:table-cell office:value-type="float" office:value="36143.1708381283">
                <text:p>36143.1708381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84857.8624711949">
                <text:p>84857.8624711949</text:p>
              </table:table-cell>
              <table:table-cell office:value-type="float" office:value="55732.7694323939">
                <text:p>55732.7694323939</text:p>
              </table:table-cell>
              <table:table-cell office:value-type="float" office:value="37408.1818174628">
                <text:p>37408.18181746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87584.0700552604">
                <text:p>87584.0700552604</text:p>
              </table:table-cell>
              <table:table-cell office:value-type="float" office:value="57683.4163625277">
                <text:p>57683.4163625277</text:p>
              </table:table-cell>
              <table:table-cell office:value-type="float" office:value="38717.468181074">
                <text:p>38717.4681810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90397.8617093811">
                <text:p>90397.8617093811</text:p>
              </table:table-cell>
              <table:table-cell office:value-type="float" office:value="59702.3359352162">
                <text:p>59702.3359352162</text:p>
              </table:table-cell>
              <table:table-cell office:value-type="float" office:value="40072.5795674116">
                <text:p>40072.579567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93302.0512252112">
                <text:p>93302.0512252112</text:p>
              </table:table-cell>
              <table:table-cell office:value-type="float" office:value="61791.9176929488">
                <text:p>61791.9176929488</text:p>
              </table:table-cell>
              <table:table-cell office:value-type="float" office:value="41475.119852271">
                <text:p>41475.119852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96299.5427922666">
                <text:p>96299.5427922666</text:p>
              </table:table-cell>
              <table:table-cell office:value-type="float" office:value="63954.634812202">
                <text:p>63954.634812202</text:p>
              </table:table-cell>
              <table:table-cell office:value-type="float" office:value="42926.7490471005">
                <text:p>42926.749047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99393.3339021141">
                <text:p>99393.3339021141</text:p>
              </table:table-cell>
              <table:table-cell office:value-type="float" office:value="66193.0470306291">
                <text:p>66193.0470306291</text:p>
              </table:table-cell>
              <table:table-cell office:value-type="float" office:value="44429.185263749">
                <text:p>44429.185263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02586.518345864">
                <text:p>102586.518345864</text:p>
              </table:table-cell>
              <table:table-cell office:value-type="float" office:value="68509.8036767011">
                <text:p>68509.8036767011</text:p>
              </table:table-cell>
              <table:table-cell office:value-type="float" office:value="45984.2067479803">
                <text:p>45984.2067479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05882.289307959">
                <text:p>105882.289307959</text:p>
              </table:table-cell>
              <table:table-cell office:value-type="float" office:value="70907.6468053857">
                <text:p>70907.6468053857</text:p>
              </table:table-cell>
              <table:table-cell office:value-type="float" office:value="47593.6539841596">
                <text:p>47593.6539841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09283.942559363">
                <text:p>109283.942559363</text:p>
              </table:table-cell>
              <table:table-cell office:value-type="float" office:value="73389.4144435742">
                <text:p>73389.4144435742</text:p>
              </table:table-cell>
              <table:table-cell office:value-type="float" office:value="49259.4318736052">
                <text:p>49259.4318736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12794.879753326">
                <text:p>112794.879753326</text:p>
              </table:table-cell>
              <table:table-cell office:value-type="float" office:value="75958.0439490993">
                <text:p>75958.0439490993</text:p>
              </table:table-cell>
              <table:table-cell office:value-type="float" office:value="50983.5119891814">
                <text:p>50983.5119891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16418.611827042">
                <text:p>116418.611827042</text:p>
              </table:table-cell>
              <table:table-cell office:value-type="float" office:value="78616.5754873178">
                <text:p>78616.5754873178</text:p>
              </table:table-cell>
              <table:table-cell office:value-type="float" office:value="52767.9349088027">
                <text:p>52767.93490880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120158.762512585">
                <text:p>120158.762512585</text:p>
              </table:table-cell>
              <table:table-cell office:value-type="float" office:value="81368.1556293739">
                <text:p>81368.1556293739</text:p>
              </table:table-cell>
              <table:table-cell office:value-type="float" office:value="54614.8126306108">
                <text:p>54614.8126306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24019.071960641">
                <text:p>124019.071960641</text:p>
              </table:table-cell>
              <table:table-cell office:value-type="float" office:value="84216.041076402">
                <text:p>84216.041076402</text:p>
              </table:table-cell>
              <table:table-cell office:value-type="float" office:value="56526.3310726822">
                <text:p>56526.3310726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128003.400480657">
                <text:p>128003.400480657</text:p>
              </table:table-cell>
              <table:table-cell office:value-type="float" office:value="87163.6025140761">
                <text:p>87163.6025140761</text:p>
              </table:table-cell>
              <table:table-cell office:value-type="float" office:value="58504.7526602261">
                <text:p>58504.75266022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132115.732401154">
                <text:p>132115.732401154</text:p>
              </table:table-cell>
              <table:table-cell office:value-type="float" office:value="90214.3286020687">
                <text:p>90214.3286020687</text:p>
              </table:table-cell>
              <table:table-cell office:value-type="float" office:value="60552.419003334">
                <text:p>60552.4190033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36360.180054053">
                <text:p>136360.180054053</text:p>
              </table:table-cell>
              <table:table-cell office:value-type="float" office:value="93371.8301031412">
                <text:p>93371.8301031412</text:p>
              </table:table-cell>
              <table:table-cell office:value-type="float" office:value="62671.7536684507">
                <text:p>62671.75366845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140740.987887005">
                <text:p>140740.987887005</text:p>
              </table:table-cell>
              <table:table-cell office:value-type="float" office:value="96639.8441567511">
                <text:p>96639.8441567511</text:p>
              </table:table-cell>
              <table:table-cell office:value-type="float" office:value="64865.2650468465">
                <text:p>64865.2650468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145262.536707844">
                <text:p>145262.536707844</text:p>
              </table:table-cell>
              <table:table-cell office:value-type="float" office:value="100022.238702237">
                <text:p>100022.238702237</text:p>
              </table:table-cell>
              <table:table-cell office:value-type="float" office:value="67135.5493234861">
                <text:p>67135.54932348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49929.348065391">
                <text:p>149929.348065391</text:p>
              </table:table-cell>
              <table:table-cell office:value-type="float" office:value="103523.017056816">
                <text:p>103523.017056816</text:p>
              </table:table-cell>
              <table:table-cell office:value-type="float" office:value="69485.2935498081">
                <text:p>69485.29354980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54746.088771003">
                <text:p>154746.088771003</text:p>
              </table:table-cell>
              <table:table-cell office:value-type="float" office:value="107146.322653804">
                <text:p>107146.322653804</text:p>
              </table:table-cell>
              <table:table-cell office:value-type="float" office:value="71917.2788240514">
                <text:p>71917.27882405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59717.575565387">
                <text:p>159717.575565387</text:p>
              </table:table-cell>
              <table:table-cell office:value-type="float" office:value="110896.443946687">
                <text:p>110896.443946687</text:p>
              </table:table-cell>
              <table:table-cell office:value-type="float" office:value="74434.3835828932">
                <text:p>74434.3835828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64848.779935335">
                <text:p>164848.779935335</text:p>
              </table:table-cell>
              <table:table-cell office:value-type="float" office:value="114777.819484822">
                <text:p>114777.819484822</text:p>
              </table:table-cell>
              <table:table-cell office:value-type="float" office:value="77039.5870082945">
                <text:p>77039.5870082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70144.833085219">
                <text:p>170144.833085219</text:p>
              </table:table-cell>
              <table:table-cell office:value-type="float" office:value="118795.04316679">
                <text:p>118795.04316679</text:p>
              </table:table-cell>
              <table:table-cell office:value-type="float" office:value="79735.9725535848">
                <text:p>79735.9725535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75611.031068189">
                <text:p>175611.031068189</text:p>
              </table:table-cell>
              <table:table-cell office:value-type="float" office:value="122952.869677628">
                <text:p>122952.869677628</text:p>
              </table:table-cell>
              <table:table-cell office:value-type="float" office:value="82526.7315929603">
                <text:p>82526.7315929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181252.840082226">
                <text:p>181252.840082226</text:p>
              </table:table-cell>
              <table:table-cell office:value-type="float" office:value="127256.220116345">
                <text:p>127256.220116345</text:p>
              </table:table-cell>
              <table:table-cell office:value-type="float" office:value="85415.1671987139">
                <text:p>85415.1671987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87075.901936346">
                <text:p>187075.901936346</text:p>
              </table:table-cell>
              <table:table-cell office:value-type="float" office:value="131710.187820417">
                <text:p>131710.187820417</text:p>
              </table:table-cell>
              <table:table-cell office:value-type="float" office:value="88404.6980506689">
                <text:p>88404.6980506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93086.039692402">
                <text:p>193086.039692402</text:p>
              </table:table-cell>
              <table:table-cell office:value-type="float" office:value="136320.044394132">
                <text:p>136320.044394132</text:p>
              </table:table-cell>
              <table:table-cell office:value-type="float" office:value="91498.8624824423">
                <text:p>91498.8624824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99289.26348815">
                <text:p>199289.26348815</text:p>
              </table:table-cell>
              <table:table-cell office:value-type="float" office:value="141091.245947926">
                <text:p>141091.245947926</text:p>
              </table:table-cell>
              <table:table-cell office:value-type="float" office:value="94701.3226693278">
                <text:p>94701.3226693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05691.776547387">
                <text:p>205691.776547387</text:p>
              </table:table-cell>
              <table:table-cell office:value-type="float" office:value="146029.439556104">
                <text:p>146029.439556104</text:p>
              </table:table-cell>
              <table:table-cell office:value-type="float" office:value="98015.8689627543">
                <text:p>98015.86896275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12299.981383171">
                <text:p>212299.981383171</text:p>
              </table:table-cell>
              <table:table-cell office:value-type="float" office:value="151140.469940567">
                <text:p>151140.469940567</text:p>
              </table:table-cell>
              <table:table-cell office:value-type="float" office:value="101446.424376451">
                <text:p>101446.4243764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19120.486200338">
                <text:p>219120.486200338</text:p>
              </table:table-cell>
              <table:table-cell office:value-type="float" office:value="156430.386388487">
                <text:p>156430.386388487</text:p>
              </table:table-cell>
              <table:table-cell office:value-type="float" office:value="104997.049229627">
                <text:p>104997.049229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26160.111503705">
                <text:p>226160.111503705</text:p>
              </table:table-cell>
              <table:table-cell office:value-type="float" office:value="161905.449912084">
                <text:p>161905.449912084</text:p>
              </table:table-cell>
              <table:table-cell office:value-type="float" office:value="108671.945952663">
                <text:p>108671.9459526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33425.896918576">
                <text:p>233425.896918576</text:p>
              </table:table-cell>
              <table:table-cell office:value-type="float" office:value="167572.140659007">
                <text:p>167572.140659007</text:p>
              </table:table-cell>
              <table:table-cell office:value-type="float" office:value="112475.464061007">
                <text:p>112475.464061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40925.108230366">
                <text:p>240925.108230366</text:p>
              </table:table-cell>
              <table:table-cell office:value-type="float" office:value="173437.165582073">
                <text:p>173437.165582073</text:p>
              </table:table-cell>
              <table:table-cell office:value-type="float" office:value="116412.105303142">
                <text:p>116412.105303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48665.244650386">
                <text:p>248665.244650386</text:p>
              </table:table-cell>
              <table:table-cell office:value-type="float" office:value="179507.466377445">
                <text:p>179507.466377445</text:p>
              </table:table-cell>
              <table:table-cell office:value-type="float" office:value="120486.528988752">
                <text:p>120486.5289887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6654.046315056">
                <text:p>256654.046315056</text:p>
              </table:table-cell>
              <table:table-cell office:value-type="float" office:value="185790.227700656">
                <text:p>185790.227700656</text:p>
              </table:table-cell>
              <table:table-cell office:value-type="float" office:value="124703.557503358">
                <text:p>124703.55750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64899.502026041">
                <text:p>264899.502026041</text:p>
              </table:table-cell>
              <table:table-cell office:value-type="float" office:value="192292.885670179">
                <text:p>192292.885670179</text:p>
              </table:table-cell>
              <table:table-cell office:value-type="float" office:value="129068.182015976">
                <text:p>129068.1820159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73409.857239053">
                <text:p>273409.857239053</text:p>
              </table:table-cell>
              <table:table-cell office:value-type="float" office:value="199023.136668635">
                <text:p>199023.136668635</text:p>
              </table:table-cell>
              <table:table-cell office:value-type="float" office:value="133585.568386535">
                <text:p>133585.568386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82193.622309303">
                <text:p>282193.622309303</text:p>
              </table:table-cell>
              <table:table-cell office:value-type="float" office:value="205988.946452037">
                <text:p>205988.946452037</text:p>
              </table:table-cell>
              <table:table-cell office:value-type="float" office:value="138261.063280064">
                <text:p>138261.063280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91259.581001863">
                <text:p>291259.581001863</text:p>
              </table:table-cell>
              <table:table-cell office:value-type="float" office:value="213198.559577859">
                <text:p>213198.559577859</text:p>
              </table:table-cell>
              <table:table-cell office:value-type="float" office:value="143100.200494866">
                <text:p>143100.2004948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300616.799275424">
                <text:p>300616.799275424</text:p>
              </table:table-cell>
              <table:table-cell office:value-type="float" office:value="220660.509163084">
                <text:p>220660.509163084</text:p>
              </table:table-cell>
              <table:table-cell office:value-type="float" office:value="148108.707512186">
                <text:p>148108.707512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310274.634348261">
                <text:p>310274.634348261</text:p>
              </table:table-cell>
              <table:table-cell office:value-type="float" office:value="228383.626983792">
                <text:p>228383.626983792</text:p>
              </table:table-cell>
              <table:table-cell office:value-type="float" office:value="153292.512275113">
                <text:p>153292.512275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320242.744055446">
                <text:p>320242.744055446</text:p>
              </table:table-cell>
              <table:table-cell office:value-type="float" office:value="236377.053928224">
                <text:p>236377.053928224</text:p>
              </table:table-cell>
              <table:table-cell office:value-type="float" office:value="158657.750204742">
                <text:p>158657.7502047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330531.096506687">
                <text:p>330531.096506687</text:p>
              </table:table-cell>
              <table:table-cell office:value-type="float" office:value="244650.250815712">
                <text:p>244650.250815712</text:p>
              </table:table-cell>
              <table:table-cell office:value-type="float" office:value="164210.771461908">
                <text:p>164210.7714619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341149.980054434">
                <text:p>341149.980054434</text:p>
              </table:table-cell>
              <table:table-cell office:value-type="float" office:value="253213.009594262">
                <text:p>253213.009594262</text:p>
              </table:table-cell>
              <table:table-cell office:value-type="float" office:value="169958.148463075">
                <text:p>169958.148463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352110.013582235">
                <text:p>352110.013582235</text:p>
              </table:table-cell>
              <table:table-cell office:value-type="float" office:value="262075.464930062">
                <text:p>262075.464930062</text:p>
              </table:table-cell>
              <table:table-cell office:value-type="float" office:value="175906.683659282">
                <text:p>175906.683659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363422.157123619">
                <text:p>363422.157123619</text:p>
              </table:table-cell>
              <table:table-cell office:value-type="float" office:value="271248.106202614">
                <text:p>271248.106202614</text:p>
              </table:table-cell>
              <table:table-cell office:value-type="float" office:value="182063.417587357">
                <text:p>182063.417587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375097.722822126">
                <text:p>375097.722822126</text:p>
              </table:table-cell>
              <table:table-cell office:value-type="float" office:value="280741.789919705">
                <text:p>280741.789919705</text:p>
              </table:table-cell>
              <table:table-cell office:value-type="float" office:value="188435.637202915">
                <text:p>188435.6372029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387148.386243455">
                <text:p>387148.386243455</text:p>
              </table:table-cell>
              <table:table-cell office:value-type="float" office:value="290567.752566895">
                <text:p>290567.752566895</text:p>
              </table:table-cell>
              <table:table-cell office:value-type="float" office:value="195030.884505017">
                <text:p>195030.884505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399586.198051028">
                <text:p>399586.198051028</text:p>
              </table:table-cell>
              <table:table-cell office:value-type="float" office:value="300737.623906736">
                <text:p>300737.623906736</text:p>
              </table:table-cell>
              <table:table-cell office:value-type="float" office:value="201856.965462692">
                <text:p>201856.9654626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412423.596056652">
                <text:p>412423.596056652</text:p>
              </table:table-cell>
              <table:table-cell office:value-type="float" office:value="311263.440743472">
                <text:p>311263.440743472</text:p>
              </table:table-cell>
              <table:table-cell office:value-type="float" office:value="208921.959253887">
                <text:p>208921.9592538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425673.417658332">
                <text:p>425673.417658332</text:p>
              </table:table-cell>
              <table:table-cell office:value-type="float" office:value="322157.661169494">
                <text:p>322157.661169494</text:p>
              </table:table-cell>
              <table:table-cell office:value-type="float" office:value="216234.227827773">
                <text:p>216234.2278277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439348.912677671">
                <text:p>439348.912677671</text:p>
              </table:table-cell>
              <table:table-cell office:value-type="float" office:value="333433.179310426">
                <text:p>333433.179310426</text:p>
              </table:table-cell>
              <table:table-cell office:value-type="float" office:value="223802.425801745">
                <text:p>223802.4258017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453463.756609687">
                <text:p>453463.756609687</text:p>
              </table:table-cell>
              <table:table-cell office:value-type="float" office:value="345103.340586291">
                <text:p>345103.340586291</text:p>
              </table:table-cell>
              <table:table-cell office:value-type="float" office:value="231635.510704806">
                <text:p>231635.5107048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468032.064298313">
                <text:p>468032.064298313</text:p>
              </table:table-cell>
              <table:table-cell office:value-type="float" office:value="357181.957506811">
                <text:p>357181.957506811</text:p>
              </table:table-cell>
              <table:table-cell office:value-type="float" office:value="239742.753579474">
                <text:p>239742.753579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483068.404051237">
                <text:p>483068.404051237</text:p>
              </table:table-cell>
              <table:table-cell office:value-type="float" office:value="369683.32601955">
                <text:p>369683.32601955</text:p>
              </table:table-cell>
              <table:table-cell office:value-type="float" office:value="248133.749954756">
                <text:p>248133.749954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498587.812208213">
                <text:p>498587.812208213</text:p>
              </table:table-cell>
              <table:table-cell office:value-type="float" office:value="382622.242430234">
                <text:p>382622.242430234</text:p>
              </table:table-cell>
              <table:table-cell office:value-type="float" office:value="256818.431203172">
                <text:p>256818.431203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514605.808177396">
                <text:p>514605.808177396</text:p>
              </table:table-cell>
              <table:table-cell office:value-type="float" office:value="396014.020915292">
                <text:p>396014.020915292</text:p>
              </table:table-cell>
              <table:table-cell office:value-type="float" office:value="265807.076295283">
                <text:p>265807.0762952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531138.409954757">
                <text:p>531138.409954757</text:p>
              </table:table-cell>
              <table:table-cell office:value-type="float" office:value="409874.511647328">
                <text:p>409874.511647328</text:p>
              </table:table-cell>
              <table:table-cell office:value-type="float" office:value="275110.323965618">
                <text:p>275110.323965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548202.150142072">
                <text:p>548202.150142072</text:p>
              </table:table-cell>
              <table:table-cell office:value-type="float" office:value="424220.119554984">
                <text:p>424220.119554984</text:p>
              </table:table-cell>
              <table:table-cell office:value-type="float" office:value="284739.185304415">
                <text:p>284739.1853044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565814.09247953">
                <text:p>565814.09247953</text:p>
              </table:table-cell>
              <table:table-cell office:value-type="float" office:value="439067.823739409">
                <text:p>439067.823739409</text:p>
              </table:table-cell>
              <table:table-cell office:value-type="float" office:value="294705.05679007">
                <text:p>294705.0567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583991.848909467">
                <text:p>583991.848909467</text:p>
              </table:table-cell>
              <table:table-cell office:value-type="float" office:value="454435.197570288">
                <text:p>454435.197570288</text:p>
              </table:table-cell>
              <table:table-cell office:value-type="float" office:value="305019.733777722">
                <text:p>305019.7337777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602753.597188313">
                <text:p>602753.597188313</text:p>
              </table:table-cell>
              <table:table-cell office:value-type="float" office:value="470340.429485248">
                <text:p>470340.429485248</text:p>
              </table:table-cell>
              <table:table-cell office:value-type="float" office:value="315695.424459942">
                <text:p>315695.4244599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622118.099064348">
                <text:p>622118.099064348</text:p>
              </table:table-cell>
              <table:table-cell office:value-type="float" office:value="486802.344517232">
                <text:p>486802.344517232</text:p>
              </table:table-cell>
              <table:table-cell office:value-type="float" office:value="326744.76431604">
                <text:p>326744.764316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642104.719039446">
                <text:p>642104.719039446</text:p>
              </table:table-cell>
              <table:table-cell office:value-type="float" office:value="503840.426575335">
                <text:p>503840.426575335</text:p>
              </table:table-cell>
              <table:table-cell office:value-type="float" office:value="338180.831067102">
                <text:p>338180.8310671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662733.443733585">
                <text:p>662733.443733585</text:p>
              </table:table-cell>
              <table:table-cell office:value-type="float" office:value="521474.841505472">
                <text:p>521474.841505472</text:p>
              </table:table-cell>
              <table:table-cell office:value-type="float" office:value="350017.16015445">
                <text:p>350017.16015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684024.901871456">
                <text:p>684024.901871456</text:p>
              </table:table-cell>
              <table:table-cell office:value-type="float" office:value="539726.460958164">
                <text:p>539726.460958164</text:p>
              </table:table-cell>
              <table:table-cell office:value-type="float" office:value="362267.760759856">
                <text:p>362267.7607598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706000.384911199">
                <text:p>706000.384911199</text:p>
              </table:table-cell>
              <table:table-cell office:value-type="float" office:value="558616.887091699">
                <text:p>558616.887091699</text:p>
              </table:table-cell>
              <table:table-cell office:value-type="float" office:value="374947.132386451">
                <text:p>374947.132386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728681.868335854">
                <text:p>728681.868335854</text:p>
              </table:table-cell>
              <table:table-cell office:value-type="float" office:value="578168.478139909">
                <text:p>578168.478139909</text:p>
              </table:table-cell>
              <table:table-cell office:value-type="float" office:value="388070.282019977">
                <text:p>388070.282019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752092.033628844">
                <text:p>752092.033628844</text:p>
              </table:table-cell>
              <table:table-cell office:value-type="float" office:value="598404.374874806">
                <text:p>598404.374874806</text:p>
              </table:table-cell>
              <table:table-cell office:value-type="float" office:value="401652.741890676">
                <text:p>401652.741890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776254.290955462">
                <text:p>776254.290955462</text:p>
              </table:table-cell>
              <table:table-cell office:value-type="float" office:value="619348.527995424">
                <text:p>619348.527995424</text:p>
              </table:table-cell>
              <table:table-cell office:value-type="float" office:value="415710.58785685">
                <text:p>415710.587856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801192.802573036">
                <text:p>801192.802573036</text:p>
              </table:table-cell>
              <table:table-cell office:value-type="float" office:value="641025.726475264">
                <text:p>641025.726475264</text:p>
              </table:table-cell>
              <table:table-cell office:value-type="float" office:value="430260.45843184">
                <text:p>430260.45843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826932.506993184">
                <text:p>826932.506993184</text:p>
              </table:table-cell>
              <table:table-cell office:value-type="float" office:value="663461.626901898">
                <text:p>663461.626901898</text:p>
              </table:table-cell>
              <table:table-cell office:value-type="float" office:value="445319.574476954">
                <text:p>445319.574476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853499.143920324">
                <text:p>853499.143920324</text:p>
              </table:table-cell>
              <table:table-cell office:value-type="float" office:value="686682.783843465">
                <text:p>686682.783843465</text:p>
              </table:table-cell>
              <table:table-cell office:value-type="float" office:value="460905.759583648">
                <text:p>460905.759583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880919.279991384">
                <text:p>880919.279991384</text:p>
              </table:table-cell>
              <table:table-cell office:value-type="float" office:value="710716.681277986">
                <text:p>710716.681277986</text:p>
              </table:table-cell>
              <table:table-cell office:value-type="float" office:value="477037.461169076">
                <text:p>477037.4611690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909220.335342435">
                <text:p>909220.335342435</text:p>
              </table:table-cell>
              <table:table-cell office:value-type="float" office:value="735591.765122716">
                <text:p>735591.765122716</text:p>
              </table:table-cell>
              <table:table-cell office:value-type="float" office:value="493733.772309993">
                <text:p>493733.7723099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938430.611028829">
                <text:p>938430.611028829</text:p>
              </table:table-cell>
              <table:table-cell office:value-type="float" office:value="761337.476902011">
                <text:p>761337.476902011</text:p>
              </table:table-cell>
              <table:table-cell office:value-type="float" office:value="511014.454340843">
                <text:p>511014.454340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968579.317326252">
                <text:p>968579.317326252</text:p>
              </table:table-cell>
              <table:table-cell office:value-type="float" office:value="787984.288593582">
                <text:p>787984.288593582</text:p>
              </table:table-cell>
              <table:table-cell office:value-type="float" office:value="528899.960242773">
                <text:p>528899.9602427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999696.602941">
                <text:p>999696.602941</text:p>
              </table:table-cell>
              <table:table-cell office:value-type="float" office:value="815563.738694357">
                <text:p>815563.738694357</text:p>
              </table:table-cell>
              <table:table-cell office:value-type="float" office:value="547411.45885127">
                <text:p>547411.45885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26cm" svg:height="15.582cm" xlink:href=".." xlink:type="simple" chart:class="chart:line" chart:style-name="ch1">
        <chart:legend chart:legend-position="end" svg:x="25.837cm" svg:y="6.693cm" style:legend-expansion="high" chart:style-name="ch2"/>
        <chart:plot-area chart:style-name="ch3" table:cell-range-address="Tabelle1.C2:Tabelle1.F342" chart:data-source-has-labels="row" svg:x="1.064cm" svg:y="1.379cm" svg:width="23.545cm" svg:height="13.472cm">
          <chartooo:coordinate-region svg:x="2.611cm" svg:y="1.591cm" svg:width="21.975cm" svg:height="12.1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3:Tabelle1.C342" chart:label-cell-address="Tabelle1.C2:Tabelle1.C2" chart:class="chart:line">
            <chart:data-point chart:repeated="340"/>
          </chart:series>
          <chart:series chart:style-name="ch7" chart:values-cell-range-address="Tabelle1.D3:Tabelle1.D342" chart:label-cell-address="Tabelle1.D2:Tabelle1.D2" chart:class="chart:line">
            <chart:data-point chart:repeated="340"/>
          </chart:series>
          <chart:series chart:style-name="ch8" chart:values-cell-range-address="Tabelle1.E3:Tabelle1.E342" chart:label-cell-address="Tabelle1.E2:Tabelle1.E2" chart:class="chart:line">
            <chart:data-point chart:repeated="340"/>
          </chart:series>
          <chart:series chart:style-name="ch9" chart:values-cell-range-address="Tabelle1.F3:Tabelle1.F342" chart:label-cell-address="Tabelle1.F2:Tabelle1.F2" chart:class="chart:line">
            <chart:data-point chart:repeated="3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völkerung Elfen</text:p>
                <draw:g>
                  <svg:desc>Tabelle1.C2:Tabelle1.C2</svg:desc>
                </draw:g>
              </table:table-cell>
              <table:table-cell office:value-type="string">
                <text:p>Bevölkerung Menschen</text:p>
                <draw:g>
                  <svg:desc>Tabelle1.D2:Tabelle1.D2</svg:desc>
                </draw:g>
              </table:table-cell>
              <table:table-cell office:value-type="string">
                <text:p>Bevölkerung Zwerge</text:p>
                <draw:g>
                  <svg:desc>Tabelle1.E2:Tabelle1.E2</svg:desc>
                </draw:g>
              </table:table-cell>
              <table:table-cell office:value-type="string">
                <text:p>Bevölkerung Orks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elle1.C3:Tabelle1.C342</svg:desc>
                </draw:g>
              </table:table-cell>
              <table:table-cell office:value-type="float" office:value="2">
                <text:p>2</text:p>
                <draw:g>
                  <svg:desc>Tabelle1.D3:Tabelle1.D342</svg:desc>
                </draw:g>
              </table:table-cell>
              <table:table-cell office:value-type="float" office:value="6">
                <text:p>6</text:p>
                <draw:g>
                  <svg:desc>Tabelle1.E3:Tabelle1.E342</svg:desc>
                </draw:g>
              </table:table-cell>
              <table:table-cell office:value-type="float" office:value="5">
                <text:p>5</text:p>
                <draw:g>
                  <svg:desc>Tabelle1.F3:Tabelle1.F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30.84">
                <text:p>30.8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31.9194">
                <text:p>31.9194</text:p>
              </table:table-cell>
              <table:table-cell office:value-type="float" office:value="21.4245">
                <text:p>21.4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33.036579">
                <text:p>33.036579</text:p>
              </table:table-cell>
              <table:table-cell office:value-type="float" office:value="22.1743575">
                <text:p>22.174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6">
                <text:p>56</text:p>
              </table:table-cell>
              <table:table-cell office:value-type="float" office:value="34.192859265">
                <text:p>34.192859265</text:p>
              </table:table-cell>
              <table:table-cell office:value-type="float" office:value="22.9504600125">
                <text:p>22.95046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70">
                <text:p>70</text:p>
              </table:table-cell>
              <table:table-cell office:value-type="float" office:value="35.389609339275">
                <text:p>35.389609339275</text:p>
              </table:table-cell>
              <table:table-cell office:value-type="float" office:value="23.7537261129375">
                <text:p>23.753726112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74">
                <text:p>74</text:p>
              </table:table-cell>
              <table:table-cell office:value-type="float" office:value="36.6282456661497">
                <text:p>36.6282456661497</text:p>
              </table:table-cell>
              <table:table-cell office:value-type="float" office:value="24.5851065268903">
                <text:p>24.5851065268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78.074">
                <text:p>78.074</text:p>
              </table:table-cell>
              <table:table-cell office:value-type="float" office:value="37.9102342644649">
                <text:p>37.9102342644649</text:p>
              </table:table-cell>
              <table:table-cell office:value-type="float" office:value="25.4455852553315">
                <text:p>25.445585255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52.8">
                <text:p>5452.8</text:p>
              </table:table-cell>
              <table:table-cell office:value-type="float" office:value="82.226074">
                <text:p>82.226074</text:p>
              </table:table-cell>
              <table:table-cell office:value-type="float" office:value="39.2370924637212">
                <text:p>39.2370924637212</text:p>
              </table:table-cell>
              <table:table-cell office:value-type="float" office:value="26.3361807392681">
                <text:p>26.3361807392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07.232">
                <text:p>5807.232</text:p>
              </table:table-cell>
              <table:table-cell office:value-type="float" office:value="86.4603740739999">
                <text:p>86.4603740739999</text:p>
              </table:table-cell>
              <table:table-cell office:value-type="float" office:value="40.6103906999514">
                <text:p>40.6103906999514</text:p>
              </table:table-cell>
              <table:table-cell office:value-type="float" office:value="27.2579470651425">
                <text:p>27.2579470651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4.70208">
                <text:p>6184.70208</text:p>
              </table:table-cell>
              <table:table-cell office:value-type="float" office:value="90.7811345220739">
                <text:p>90.7811345220739</text:p>
              </table:table-cell>
              <table:table-cell office:value-type="float" office:value="42.0317543744497">
                <text:p>42.0317543744497</text:p>
              </table:table-cell>
              <table:table-cell office:value-type="float" office:value="28.2119752124225">
                <text:p>28.2119752124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6.7077152">
                <text:p>6586.7077152</text:p>
              </table:table-cell>
              <table:table-cell office:value-type="float" office:value="95.1926761046699">
                <text:p>95.1926761046699</text:p>
              </table:table-cell>
              <table:table-cell office:value-type="float" office:value="43.5028657775555">
                <text:p>43.5028657775555</text:p>
              </table:table-cell>
              <table:table-cell office:value-type="float" office:value="29.1993943448573">
                <text:p>29.1993943448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4.843716688">
                <text:p>7014.843716688</text:p>
              </table:table-cell>
              <table:table-cell office:value-type="float" office:value="99.6994103633707">
                <text:p>99.6994103633707</text:p>
              </table:table-cell>
              <table:table-cell office:value-type="float" office:value="45.0254660797699">
                <text:p>45.0254660797699</text:p>
              </table:table-cell>
              <table:table-cell office:value-type="float" office:value="30.2213731469273">
                <text:p>30.2213731469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0.80855827272">
                <text:p>7470.80855827272</text:p>
              </table:table-cell>
              <table:table-cell office:value-type="float" office:value="104.305844032435">
                <text:p>104.305844032435</text:p>
              </table:table-cell>
              <table:table-cell office:value-type="float" office:value="46.6013573925619">
                <text:p>46.6013573925619</text:p>
              </table:table-cell>
              <table:table-cell office:value-type="float" office:value="31.2791212070697">
                <text:p>31.2791212070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56.41111456045">
                <text:p>7956.41111456045</text:p>
              </table:table-cell>
              <table:table-cell office:value-type="float" office:value="109.016583545531">
                <text:p>109.016583545531</text:p>
              </table:table-cell>
              <table:table-cell office:value-type="float" office:value="48.2324049013015">
                <text:p>48.2324049013015</text:p>
              </table:table-cell>
              <table:table-cell office:value-type="float" office:value="32.3738904493172">
                <text:p>32.3738904493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73.57783700687">
                <text:p>8473.57783700687</text:p>
              </table:table-cell>
              <table:table-cell office:value-type="float" office:value="113.836339642173">
                <text:p>113.836339642173</text:p>
              </table:table-cell>
              <table:table-cell office:value-type="float" office:value="49.9205390728471">
                <text:p>49.9205390728471</text:p>
              </table:table-cell>
              <table:table-cell office:value-type="float" office:value="33.5069766150433">
                <text:p>33.5069766150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4.36039641232">
                <text:p>9024.36039641232</text:p>
              </table:table-cell>
              <table:table-cell office:value-type="float" office:value="118.769932078457">
                <text:p>118.769932078457</text:p>
              </table:table-cell>
              <table:table-cell office:value-type="float" office:value="51.6677579403967">
                <text:p>51.6677579403967</text:p>
              </table:table-cell>
              <table:table-cell office:value-type="float" office:value="34.6797207965698">
                <text:p>34.6797207965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10.94382217912">
                <text:p>9610.94382217912</text:p>
              </table:table-cell>
              <table:table-cell office:value-type="float" office:value="123.82229444682">
                <text:p>123.82229444682</text:p>
              </table:table-cell>
              <table:table-cell office:value-type="float" office:value="53.4761294683106">
                <text:p>53.4761294683106</text:p>
              </table:table-cell>
              <table:table-cell office:value-type="float" office:value="35.8935110244498">
                <text:p>35.8935110244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35.6551706208">
                <text:p>10235.6551706208</text:p>
              </table:table-cell>
              <table:table-cell office:value-type="float" office:value="128.998479109629">
                <text:p>128.998479109629</text:p>
              </table:table-cell>
              <table:table-cell office:value-type="float" office:value="55.3477939997015">
                <text:p>55.3477939997015</text:p>
              </table:table-cell>
              <table:table-cell office:value-type="float" office:value="37.1497839103055">
                <text:p>37.1497839103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00.9727567111">
                <text:p>10900.9727567111</text:p>
              </table:table-cell>
              <table:table-cell office:value-type="float" office:value="134.303662251548">
                <text:p>134.303662251548</text:p>
              </table:table-cell>
              <table:table-cell office:value-type="float" office:value="57.2849667896911">
                <text:p>57.2849667896911</text:p>
              </table:table-cell>
              <table:table-cell office:value-type="float" office:value="38.4500263471662">
                <text:p>38.4500263471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09.5359858973">
                <text:p>11609.5359858973</text:p>
              </table:table-cell>
              <table:table-cell office:value-type="float" office:value="139.743149055719">
                <text:p>139.743149055719</text:p>
              </table:table-cell>
              <table:table-cell office:value-type="float" office:value="59.2899406273303">
                <text:p>59.2899406273303</text:p>
              </table:table-cell>
              <table:table-cell office:value-type="float" office:value="39.7957772693171">
                <text:p>39.7957772693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64.1558249807">
                <text:p>12364.1558249807</text:p>
              </table:table-cell>
              <table:table-cell office:value-type="float" office:value="145.322379008945">
                <text:p>145.322379008945</text:p>
              </table:table-cell>
              <table:table-cell office:value-type="float" office:value="61.3650885492868">
                <text:p>61.3650885492868</text:p>
              </table:table-cell>
              <table:table-cell office:value-type="float" office:value="41.1886294737432">
                <text:p>41.1886294737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167.8259536044">
                <text:p>13167.8259536044</text:p>
              </table:table-cell>
              <table:table-cell office:value-type="float" office:value="151.04693134118">
                <text:p>151.04693134118</text:p>
              </table:table-cell>
              <table:table-cell office:value-type="float" office:value="63.5128666485119">
                <text:p>63.5128666485119</text:p>
              </table:table-cell>
              <table:table-cell office:value-type="float" office:value="42.6302315053242">
                <text:p>42.6302315053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23.7346405887">
                <text:p>14023.7346405887</text:p>
              </table:table-cell>
              <table:table-cell office:value-type="float" office:value="156.922530604756">
                <text:p>156.922530604756</text:p>
              </table:table-cell>
              <table:table-cell office:value-type="float" office:value="65.7358169812098">
                <text:p>65.7358169812098</text:p>
              </table:table-cell>
              <table:table-cell office:value-type="float" office:value="44.1222896080105">
                <text:p>44.122289608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35.277392227">
                <text:p>14935.277392227</text:p>
              </table:table-cell>
              <table:table-cell office:value-type="float" office:value="162.955052398937">
                <text:p>162.955052398937</text:p>
              </table:table-cell>
              <table:table-cell office:value-type="float" office:value="68.0365705755522">
                <text:p>68.0365705755522</text:p>
              </table:table-cell>
              <table:table-cell office:value-type="float" office:value="45.6665697442909">
                <text:p>45.6665697442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06.0704227217">
                <text:p>15906.0704227217</text:p>
              </table:table-cell>
              <table:table-cell office:value-type="float" office:value="169.150529245517">
                <text:p>169.150529245517</text:p>
              </table:table-cell>
              <table:table-cell office:value-type="float" office:value="70.4178505456965">
                <text:p>70.4178505456965</text:p>
              </table:table-cell>
              <table:table-cell office:value-type="float" office:value="47.2648996853411">
                <text:p>47.2648996853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39.9650001986">
                <text:p>16939.9650001986</text:p>
              </table:table-cell>
              <table:table-cell office:value-type="float" office:value="175.515156621343">
                <text:p>175.515156621343</text:p>
              </table:table-cell>
              <table:table-cell office:value-type="float" office:value="72.8824753147959">
                <text:p>72.8824753147959</text:p>
              </table:table-cell>
              <table:table-cell office:value-type="float" office:value="48.919171174328">
                <text:p>48.919171174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041.0627252115">
                <text:p>18041.0627252115</text:p>
              </table:table-cell>
              <table:table-cell office:value-type="float" office:value="182.055299153789">
                <text:p>182.055299153789</text:p>
              </table:table-cell>
              <table:table-cell office:value-type="float" office:value="75.4333619508138">
                <text:p>75.4333619508138</text:p>
              </table:table-cell>
              <table:table-cell office:value-type="float" office:value="50.6313421654295">
                <text:p>50.6313421654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13.7318023503">
                <text:p>19213.7318023503</text:p>
              </table:table-cell>
              <table:table-cell office:value-type="float" office:value="188.77749698539">
                <text:p>188.77749698539</text:p>
              </table:table-cell>
              <table:table-cell office:value-type="float" office:value="78.0735296190923">
                <text:p>78.0735296190923</text:p>
              </table:table-cell>
              <table:table-cell office:value-type="float" office:value="52.4034391412196">
                <text:p>52.4034391412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62.6243695031">
                <text:p>20462.6243695031</text:p>
              </table:table-cell>
              <table:table-cell office:value-type="float" office:value="195.688472313976">
                <text:p>195.688472313976</text:p>
              </table:table-cell>
              <table:table-cell office:value-type="float" office:value="80.8061031557605">
                <text:p>80.8061031557605</text:p>
              </table:table-cell>
              <table:table-cell office:value-type="float" office:value="54.2375595111623">
                <text:p>54.2375595111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92.6949535208">
                <text:p>21792.6949535208</text:p>
              </table:table-cell>
              <table:table-cell office:value-type="float" office:value="202.795136114876">
                <text:p>202.795136114876</text:p>
              </table:table-cell>
              <table:table-cell office:value-type="float" office:value="83.6343167662121">
                <text:p>83.6343167662121</text:p>
              </table:table-cell>
              <table:table-cell office:value-type="float" office:value="56.135874094053">
                <text:p>56.135874094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09.2201254996">
                <text:p>23209.2201254996</text:p>
              </table:table-cell>
              <table:table-cell office:value-type="float" office:value="210.10459505189">
                <text:p>210.10459505189</text:p>
              </table:table-cell>
              <table:table-cell office:value-type="float" office:value="86.5615178530296">
                <text:p>86.5615178530296</text:p>
              </table:table-cell>
              <table:table-cell office:value-type="float" office:value="58.1006296873448">
                <text:p>58.1006296873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17.8194336571">
                <text:p>24717.8194336571</text:p>
              </table:table-cell>
              <table:table-cell office:value-type="float" office:value="217.624158583957">
                <text:p>217.624158583957</text:p>
              </table:table-cell>
              <table:table-cell office:value-type="float" office:value="89.5911709778856">
                <text:p>89.5911709778856</text:p>
              </table:table-cell>
              <table:table-cell office:value-type="float" office:value="60.1341517264019">
                <text:p>60.1341517264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324.4776968448">
                <text:p>26324.4776968448</text:p>
              </table:table-cell>
              <table:table-cell office:value-type="float" office:value="225.361346274607">
                <text:p>225.361346274607</text:p>
              </table:table-cell>
              <table:table-cell office:value-type="float" office:value="92.7268619621117">
                <text:p>92.7268619621117</text:p>
              </table:table-cell>
              <table:table-cell office:value-type="float" office:value="62.238847036826">
                <text:p>62.238847036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35.5687471397">
                <text:p>28035.5687471397</text:p>
              </table:table-cell>
              <table:table-cell office:value-type="float" office:value="233.323895311532">
                <text:p>233.323895311532</text:p>
              </table:table-cell>
              <table:table-cell office:value-type="float" office:value="95.9723021307856">
                <text:p>95.9723021307856</text:p>
              </table:table-cell>
              <table:table-cell office:value-type="float" office:value="64.4172066831149">
                <text:p>64.4172066831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857.8807157038">
                <text:p>29857.8807157038</text:p>
              </table:table-cell>
              <table:table-cell office:value-type="float" office:value="241.519768243769">
                <text:p>241.519768243769</text:p>
              </table:table-cell>
              <table:table-cell office:value-type="float" office:value="99.3313327053631">
                <text:p>99.3313327053631</text:p>
              </table:table-cell>
              <table:table-cell office:value-type="float" office:value="66.6718089170239">
                <text:p>66.6718089170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798.6429622245">
                <text:p>31798.6429622245</text:p>
              </table:table-cell>
              <table:table-cell office:value-type="float" office:value="249.957160944249">
                <text:p>249.957160944249</text:p>
              </table:table-cell>
              <table:table-cell office:value-type="float" office:value="102.807929350051">
                <text:p>102.807929350051</text:p>
              </table:table-cell>
              <table:table-cell office:value-type="float" office:value="69.0053222291197">
                <text:p>69.0053222291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865.5547547691">
                <text:p>33865.5547547691</text:p>
              </table:table-cell>
              <table:table-cell office:value-type="float" office:value="258.644510805674">
                <text:p>258.644510805674</text:p>
              </table:table-cell>
              <table:table-cell office:value-type="float" office:value="106.406206877303">
                <text:p>106.406206877303</text:p>
              </table:table-cell>
              <table:table-cell office:value-type="float" office:value="71.420508507139">
                <text:p>71.420508507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066.8158138291">
                <text:p>36066.8158138291</text:p>
              </table:table-cell>
              <table:table-cell office:value-type="float" office:value="267.590505177904">
                <text:p>267.590505177904</text:p>
              </table:table-cell>
              <table:table-cell office:value-type="float" office:value="110.130424118008">
                <text:p>110.130424118008</text:p>
              </table:table-cell>
              <table:table-cell office:value-type="float" office:value="73.9202263048888">
                <text:p>73.9202263048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411.158841728">
                <text:p>38411.158841728</text:p>
              </table:table-cell>
              <table:table-cell office:value-type="float" office:value="276.804090055312">
                <text:p>276.804090055312</text:p>
              </table:table-cell>
              <table:table-cell office:value-type="float" office:value="113.984988962138">
                <text:p>113.984988962138</text:p>
              </table:table-cell>
              <table:table-cell office:value-type="float" office:value="76.5074342255599">
                <text:p>76.5074342255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907.8841664403">
                <text:p>40907.8841664403</text:p>
              </table:table-cell>
              <table:table-cell office:value-type="float" office:value="286.294479022775">
                <text:p>286.294479022775</text:p>
              </table:table-cell>
              <table:table-cell office:value-type="float" office:value="117.974463575813">
                <text:p>117.974463575813</text:p>
              </table:table-cell>
              <table:table-cell office:value-type="float" office:value="79.1851944234545">
                <text:p>79.1851944234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566.896637259">
                <text:p>43566.896637259</text:p>
              </table:table-cell>
              <table:table-cell office:value-type="float" office:value="296.071162469262">
                <text:p>296.071162469262</text:p>
              </table:table-cell>
              <table:table-cell office:value-type="float" office:value="122.103569800967">
                <text:p>122.103569800967</text:p>
              </table:table-cell>
              <table:table-cell office:value-type="float" office:value="81.9566762282755">
                <text:p>81.9566762282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398.7449186808">
                <text:p>46398.7449186808</text:p>
              </table:table-cell>
              <table:table-cell office:value-type="float" office:value="306.143917078217">
                <text:p>306.143917078217</text:p>
              </table:table-cell>
              <table:table-cell office:value-type="float" office:value="126.377194744001">
                <text:p>126.377194744001</text:p>
              </table:table-cell>
              <table:table-cell office:value-type="float" office:value="84.8251598962651">
                <text:p>84.825159896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414.663338395">
                <text:p>49414.663338395</text:p>
              </table:table-cell>
              <table:table-cell office:value-type="float" office:value="316.522815604251">
                <text:p>316.522815604251</text:p>
              </table:table-cell>
              <table:table-cell office:value-type="float" office:value="130.800396560041">
                <text:p>130.800396560041</text:p>
              </table:table-cell>
              <table:table-cell office:value-type="float" office:value="87.7940404926344">
                <text:p>87.7940404926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626.6164553907">
                <text:p>52626.6164553907</text:p>
              </table:table-cell>
              <table:table-cell office:value-type="float" office:value="327.218236945888">
                <text:p>327.218236945888</text:p>
              </table:table-cell>
              <table:table-cell office:value-type="float" office:value="135.378410439642">
                <text:p>135.378410439642</text:p>
              </table:table-cell>
              <table:table-cell office:value-type="float" office:value="90.8668319098767">
                <text:p>90.8668319098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47.3465249911">
                <text:p>56047.3465249911</text:p>
              </table:table-cell>
              <table:table-cell office:value-type="float" office:value="338.240876524472">
                <text:p>338.240876524472</text:p>
              </table:table-cell>
              <table:table-cell office:value-type="float" office:value="140.11665480503">
                <text:p>140.11665480503</text:p>
              </table:table-cell>
              <table:table-cell office:value-type="float" office:value="94.0471710267223">
                <text:p>94.0471710267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90.4240491155">
                <text:p>59690.4240491155</text:p>
              </table:table-cell>
              <table:table-cell office:value-type="float" office:value="349.60175697958">
                <text:p>349.60175697958</text:p>
              </table:table-cell>
              <table:table-cell office:value-type="float" office:value="145.020737723206">
                <text:p>145.020737723206</text:p>
              </table:table-cell>
              <table:table-cell office:value-type="float" office:value="97.3388220126576">
                <text:p>97.3388220126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70.301612308">
                <text:p>63570.301612308</text:p>
              </table:table-cell>
              <table:table-cell office:value-type="float" office:value="361.312239191668">
                <text:p>361.312239191668</text:p>
              </table:table-cell>
              <table:table-cell office:value-type="float" office:value="150.096463543518">
                <text:p>150.096463543518</text:p>
              </table:table-cell>
              <table:table-cell office:value-type="float" office:value="100.745680783101">
                <text:p>100.745680783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702.3712171081">
                <text:p>67702.3712171081</text:p>
              </table:table-cell>
              <table:table-cell office:value-type="float" office:value="373.384033642947">
                <text:p>373.384033642947</text:p>
              </table:table-cell>
              <table:table-cell office:value-type="float" office:value="155.349839767541">
                <text:p>155.349839767541</text:p>
              </table:table-cell>
              <table:table-cell office:value-type="float" office:value="104.271779610509">
                <text:p>104.271779610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103.0253462201">
                <text:p>72103.0253462201</text:p>
              </table:table-cell>
              <table:table-cell office:value-type="float" office:value="385.829212127869">
                <text:p>385.829212127869</text:p>
              </table:table-cell>
              <table:table-cell office:value-type="float" office:value="160.787084159405">
                <text:p>160.787084159405</text:p>
              </table:table-cell>
              <table:table-cell office:value-type="float" office:value="107.921291896877">
                <text:p>107.9212918968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89.7219937244">
                <text:p>76789.7219937244</text:p>
              </table:table-cell>
              <table:table-cell office:value-type="float" office:value="398.660219824919">
                <text:p>398.660219824919</text:p>
              </table:table-cell>
              <table:table-cell office:value-type="float" office:value="166.414632104984">
                <text:p>166.414632104984</text:p>
              </table:table-cell>
              <table:table-cell office:value-type="float" office:value="111.698537113268">
                <text:p>111.698537113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1781.0539233165">
                <text:p>81781.0539233165</text:p>
              </table:table-cell>
              <table:table-cell office:value-type="float" office:value="411.889887741794">
                <text:p>411.889887741794</text:p>
              </table:table-cell>
              <table:table-cell office:value-type="float" office:value="172.239144228659">
                <text:p>172.239144228659</text:p>
              </table:table-cell>
              <table:table-cell office:value-type="float" office:value="115.607985912232">
                <text:p>115.607985912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096.8224283321">
                <text:p>87096.8224283321</text:p>
              </table:table-cell>
              <table:table-cell office:value-type="float" office:value="425.531445546411">
                <text:p>425.531445546411</text:p>
              </table:table-cell>
              <table:table-cell office:value-type="float" office:value="178.267514276662">
                <text:p>178.267514276662</text:p>
              </table:table-cell>
              <table:table-cell office:value-type="float" office:value="119.65426541916">
                <text:p>119.65426541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758.1158861736">
                <text:p>92758.1158861736</text:p>
              </table:table-cell>
              <table:table-cell office:value-type="float" office:value="439.598534796574">
                <text:p>439.598534796574</text:p>
              </table:table-cell>
              <table:table-cell office:value-type="float" office:value="184.506877276345">
                <text:p>184.506877276345</text:p>
              </table:table-cell>
              <table:table-cell office:value-type="float" office:value="123.842164708831">
                <text:p>123.842164708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787.3934187749">
                <text:p>98787.3934187749</text:p>
              </table:table-cell>
              <table:table-cell office:value-type="float" office:value="454.105222581533">
                <text:p>454.105222581533</text:p>
              </table:table-cell>
              <table:table-cell office:value-type="float" office:value="190.964617981017">
                <text:p>190.964617981017</text:p>
              </table:table-cell>
              <table:table-cell office:value-type="float" office:value="128.17664047364">
                <text:p>128.17664047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208.573990995">
                <text:p>105208.573990995</text:p>
              </table:table-cell>
              <table:table-cell office:value-type="float" office:value="469.066015589074">
                <text:p>469.066015589074</text:p>
              </table:table-cell>
              <table:table-cell office:value-type="float" office:value="197.648379610353">
                <text:p>197.648379610353</text:p>
              </table:table-cell>
              <table:table-cell office:value-type="float" office:value="132.662822890217">
                <text:p>132.662822890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047.13130041">
                <text:p>112047.13130041</text:p>
              </table:table-cell>
              <table:table-cell office:value-type="float" office:value="484.495874612204">
                <text:p>484.495874612204</text:p>
              </table:table-cell>
              <table:table-cell office:value-type="float" office:value="204.566072896715">
                <text:p>204.566072896715</text:p>
              </table:table-cell>
              <table:table-cell office:value-type="float" office:value="137.306021691375">
                <text:p>137.306021691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330.194834937">
                <text:p>119330.194834937</text:p>
              </table:table-cell>
              <table:table-cell office:value-type="float" office:value="500.410229509946">
                <text:p>500.410229509946</text:p>
              </table:table-cell>
              <table:table-cell office:value-type="float" office:value="211.7258854481">
                <text:p>211.7258854481</text:p>
              </table:table-cell>
              <table:table-cell office:value-type="float" office:value="142.111732450573">
                <text:p>142.111732450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086.657499208">
                <text:p>127086.657499208</text:p>
              </table:table-cell>
              <table:table-cell office:value-type="float" office:value="516.824994637198">
                <text:p>516.824994637198</text:p>
              </table:table-cell>
              <table:table-cell office:value-type="float" office:value="219.136291438784">
                <text:p>219.136291438784</text:p>
              </table:table-cell>
              <table:table-cell office:value-type="float" office:value="147.085643086343">
                <text:p>147.085643086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347.290236656">
                <text:p>135347.290236656</text:p>
              </table:table-cell>
              <table:table-cell office:value-type="float" office:value="533.756584759088">
                <text:p>533.756584759088</text:p>
              </table:table-cell>
              <table:table-cell office:value-type="float" office:value="226.806061639141">
                <text:p>226.806061639141</text:p>
              </table:table-cell>
              <table:table-cell office:value-type="float" office:value="152.233640594365">
                <text:p>152.233640594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144.864102039">
                <text:p>144144.864102039</text:p>
              </table:table-cell>
              <table:table-cell office:value-type="float" office:value="551.221931465736">
                <text:p>551.221931465736</text:p>
              </table:table-cell>
              <table:table-cell office:value-type="float" office:value="234.744273796511">
                <text:p>234.744273796511</text:p>
              </table:table-cell>
              <table:table-cell office:value-type="float" office:value="157.561818015168">
                <text:p>157.561818015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514.280268671">
                <text:p>153514.280268671</text:p>
              </table:table-cell>
              <table:table-cell office:value-type="float" office:value="569.23850010385">
                <text:p>569.23850010385</text:p>
              </table:table-cell>
              <table:table-cell office:value-type="float" office:value="242.960323379389">
                <text:p>242.960323379389</text:p>
              </table:table-cell>
              <table:table-cell office:value-type="float" office:value="163.076481645699">
                <text:p>163.076481645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3492.708486135">
                <text:p>163492.708486135</text:p>
              </table:table-cell>
              <table:table-cell office:value-type="float" office:value="587.824307242067">
                <text:p>587.824307242067</text:p>
              </table:table-cell>
              <table:table-cell office:value-type="float" office:value="251.463934697668">
                <text:p>251.463934697668</text:p>
              </table:table-cell>
              <table:table-cell office:value-type="float" office:value="168.784158503299">
                <text:p>168.784158503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119.734537733">
                <text:p>174119.734537733</text:p>
              </table:table-cell>
              <table:table-cell office:value-type="float" office:value="606.997938687527">
                <text:p>606.997938687527</text:p>
              </table:table-cell>
              <table:table-cell office:value-type="float" office:value="260.265172412086">
                <text:p>260.265172412086</text:p>
              </table:table-cell>
              <table:table-cell office:value-type="float" office:value="174.691604050914">
                <text:p>174.691604050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5437.517282686">
                <text:p>185437.517282686</text:p>
              </table:table-cell>
              <table:table-cell office:value-type="float" office:value="626.778568071675">
                <text:p>626.778568071675</text:p>
              </table:table-cell>
              <table:table-cell office:value-type="float" office:value="269.374453446509">
                <text:p>269.374453446509</text:p>
              </table:table-cell>
              <table:table-cell office:value-type="float" office:value="180.805810192696">
                <text:p>180.805810192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490.955906061">
                <text:p>197490.955906061</text:p>
              </table:table-cell>
              <table:table-cell office:value-type="float" office:value="647.185976023893">
                <text:p>647.185976023893</text:p>
              </table:table-cell>
              <table:table-cell office:value-type="float" office:value="278.802559317137">
                <text:p>278.802559317137</text:p>
              </table:table-cell>
              <table:table-cell office:value-type="float" office:value="187.13401354944">
                <text:p>187.13401354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327.868039955">
                <text:p>210327.868039955</text:p>
              </table:table-cell>
              <table:table-cell office:value-type="float" office:value="668.240569952136">
                <text:p>668.240569952136</text:p>
              </table:table-cell>
              <table:table-cell office:value-type="float" office:value="288.560648893237">
                <text:p>288.560648893237</text:p>
              </table:table-cell>
              <table:table-cell office:value-type="float" office:value="193.683704023671">
                <text:p>193.68370402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3999.179462552">
                <text:p>223999.179462552</text:p>
              </table:table-cell>
              <table:table-cell office:value-type="float" office:value="689.963404450331">
                <text:p>689.963404450331</text:p>
              </table:table-cell>
              <table:table-cell office:value-type="float" office:value="298.6602716045">
                <text:p>298.6602716045</text:p>
              </table:table-cell>
              <table:table-cell office:value-type="float" office:value="200.462633664499">
                <text:p>200.462633664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8559.126127618">
                <text:p>238559.126127618</text:p>
              </table:table-cell>
              <table:table-cell office:value-type="float" office:value="712.376202352976">
                <text:p>712.376202352976</text:p>
              </table:table-cell>
              <table:table-cell office:value-type="float" office:value="309.113381110658">
                <text:p>309.113381110658</text:p>
              </table:table-cell>
              <table:table-cell office:value-type="float" office:value="207.478825842757">
                <text:p>207.478825842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065.469325913">
                <text:p>254065.469325913</text:p>
              </table:table-cell>
              <table:table-cell office:value-type="float" office:value="735.501376457974">
                <text:p>735.501376457974</text:p>
              </table:table-cell>
              <table:table-cell office:value-type="float" office:value="319.932349449531">
                <text:p>319.932349449531</text:p>
              </table:table-cell>
              <table:table-cell office:value-type="float" office:value="214.740584747253">
                <text:p>214.740584747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0579.724832097">
                <text:p>270579.724832097</text:p>
              </table:table-cell>
              <table:table-cell office:value-type="float" office:value="759.36205193943">
                <text:p>759.36205193943</text:p>
              </table:table-cell>
              <table:table-cell office:value-type="float" office:value="331.129981680264">
                <text:p>331.129981680264</text:p>
              </table:table-cell>
              <table:table-cell office:value-type="float" office:value="222.256505213407">
                <text:p>222.256505213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8167.406946183">
                <text:p>288167.406946183</text:p>
              </table:table-cell>
              <table:table-cell office:value-type="float" office:value="783.982089472826">
                <text:p>783.982089472826</text:p>
              </table:table-cell>
              <table:table-cell office:value-type="float" office:value="342.719531039074">
                <text:p>342.719531039074</text:p>
              </table:table-cell>
              <table:table-cell office:value-type="float" office:value="230.035482895876">
                <text:p>230.035482895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6898.288397685">
                <text:p>306898.288397685</text:p>
              </table:table-cell>
              <table:table-cell office:value-type="float" office:value="809.386109095694">
                <text:p>809.386109095694</text:p>
              </table:table-cell>
              <table:table-cell office:value-type="float" office:value="354.714714625441">
                <text:p>354.714714625441</text:p>
              </table:table-cell>
              <table:table-cell office:value-type="float" office:value="238.086724797232">
                <text:p>238.086724797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6846.677143535">
                <text:p>326846.677143535</text:p>
              </table:table-cell>
              <table:table-cell office:value-type="float" office:value="835.599514827658">
                <text:p>835.599514827658</text:p>
              </table:table-cell>
              <table:table-cell office:value-type="float" office:value="367.129729637332">
                <text:p>367.129729637332</text:p>
              </table:table-cell>
              <table:table-cell office:value-type="float" office:value="246.419760165135">
                <text:p>246.41976016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091.711157865">
                <text:p>348091.711157865</text:p>
              </table:table-cell>
              <table:table-cell office:value-type="float" office:value="862.64852007445">
                <text:p>862.64852007445</text:p>
              </table:table-cell>
              <table:table-cell office:value-type="float" office:value="379.979270174639">
                <text:p>379.979270174639</text:p>
              </table:table-cell>
              <table:table-cell office:value-type="float" office:value="255.044451770915">
                <text:p>255.044451770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0717.672383126">
                <text:p>370717.672383126</text:p>
              </table:table-cell>
              <table:table-cell office:value-type="float" office:value="890.560173841316">
                <text:p>890.560173841316</text:p>
              </table:table-cell>
              <table:table-cell office:value-type="float" office:value="393.278544630751">
                <text:p>393.278544630751</text:p>
              </table:table-cell>
              <table:table-cell office:value-type="float" office:value="263.971007582897">
                <text:p>263.9710075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814.321088029">
                <text:p>394814.321088029</text:p>
              </table:table-cell>
              <table:table-cell office:value-type="float" office:value="919.362387782023">
                <text:p>919.362387782023</text:p>
              </table:table-cell>
              <table:table-cell office:value-type="float" office:value="407.043293692827">
                <text:p>407.043293692827</text:p>
              </table:table-cell>
              <table:table-cell office:value-type="float" office:value="273.209992848299">
                <text:p>273.209992848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0477.251958751">
                <text:p>420477.251958751</text:p>
              </table:table-cell>
              <table:table-cell office:value-type="float" office:value="949.083964110512">
                <text:p>949.083964110512</text:p>
              </table:table-cell>
              <table:table-cell office:value-type="float" office:value="421.289808972076">
                <text:p>421.289808972076</text:p>
              </table:table-cell>
              <table:table-cell office:value-type="float" office:value="282.772342597989">
                <text:p>282.772342597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7808.27333607">
                <text:p>447808.27333607</text:p>
              </table:table-cell>
              <table:table-cell office:value-type="float" office:value="979.754624403112">
                <text:p>979.754624403112</text:p>
              </table:table-cell>
              <table:table-cell office:value-type="float" office:value="436.034952286099">
                <text:p>436.034952286099</text:p>
              </table:table-cell>
              <table:table-cell office:value-type="float" office:value="292.669374588919">
                <text:p>292.669374588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6915.811102914">
                <text:p>476915.811102914</text:p>
              </table:table-cell>
              <table:table-cell office:value-type="float" office:value="1011.40503932011">
                <text:p>1011.40503932011</text:p>
              </table:table-cell>
              <table:table-cell office:value-type="float" office:value="451.296175616113">
                <text:p>451.296175616113</text:p>
              </table:table-cell>
              <table:table-cell office:value-type="float" office:value="302.912802699531">
                <text:p>302.912802699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7915.338824603">
                <text:p>507915.338824603</text:p>
              </table:table-cell>
              <table:table-cell office:value-type="float" office:value="1044.06685927644">
                <text:p>1044.06685927644</text:p>
              </table:table-cell>
              <table:table-cell office:value-type="float" office:value="467.091541762677">
                <text:p>467.091541762677</text:p>
              </table:table-cell>
              <table:table-cell office:value-type="float" office:value="313.514750794015">
                <text:p>313.514750794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0929.835848203">
                <text:p>540929.835848203</text:p>
              </table:table-cell>
              <table:table-cell office:value-type="float" office:value="1077.77274609204">
                <text:p>1077.77274609204</text:p>
              </table:table-cell>
              <table:table-cell office:value-type="float" office:value="483.43974572437">
                <text:p>483.43974572437</text:p>
              </table:table-cell>
              <table:table-cell office:value-type="float" office:value="324.487767071805">
                <text:p>324.487767071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6090.275178336">
                <text:p>576090.275178336</text:p>
              </table:table-cell>
              <table:table-cell office:value-type="float" office:value="1112.55640565373">
                <text:p>1112.55640565373</text:p>
              </table:table-cell>
              <table:table-cell office:value-type="float" office:value="500.360136824723">
                <text:p>500.360136824723</text:p>
              </table:table-cell>
              <table:table-cell office:value-type="float" office:value="335.844838919318">
                <text:p>335.844838919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1148.45262162107">
                <text:p>1148.45262162107</text:p>
              </table:table-cell>
              <table:table-cell office:value-type="float" office:value="517.872741613589">
                <text:p>517.872741613589</text:p>
              </table:table-cell>
              <table:table-cell office:value-type="float" office:value="347.599408281495">
                <text:p>347.599408281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185.49729021004">
                <text:p>1185.49729021004</text:p>
              </table:table-cell>
              <table:table-cell office:value-type="float" office:value="535.998287570065">
                <text:p>535.998287570065</text:p>
              </table:table-cell>
              <table:table-cell office:value-type="float" office:value="359.765387571347">
                <text:p>359.7653875713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223.72745608921">
                <text:p>1223.72745608921</text:p>
              </table:table-cell>
              <table:table-cell office:value-type="float" office:value="554.758227635017">
                <text:p>554.758227635017</text:p>
              </table:table-cell>
              <table:table-cell office:value-type="float" office:value="372.357176136344">
                <text:p>372.357176136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1263.18134942448">
                <text:p>1263.18134942448</text:p>
              </table:table-cell>
              <table:table-cell office:value-type="float" office:value="574.174765602243">
                <text:p>574.174765602243</text:p>
              </table:table-cell>
              <table:table-cell office:value-type="float" office:value="385.389677301116">
                <text:p>385.389677301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1303.89842410917">
                <text:p>1303.89842410917</text:p>
              </table:table-cell>
              <table:table-cell office:value-type="float" office:value="594.270882398321">
                <text:p>594.270882398321</text:p>
              </table:table-cell>
              <table:table-cell office:value-type="float" office:value="398.878316006655">
                <text:p>398.878316006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1345.91939721797">
                <text:p>1345.91939721797</text:p>
              </table:table-cell>
              <table:table-cell office:value-type="float" office:value="615.070363282262">
                <text:p>615.070363282262</text:p>
              </table:table-cell>
              <table:table-cell office:value-type="float" office:value="412.839057066888">
                <text:p>412.839057066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1389.28628972398">
                <text:p>1389.28628972398</text:p>
              </table:table-cell>
              <table:table-cell office:value-type="float" office:value="636.597825997142">
                <text:p>636.597825997142</text:p>
              </table:table-cell>
              <table:table-cell office:value-type="float" office:value="427.288424064229">
                <text:p>427.288424064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434.04246851972">
                <text:p>1434.04246851972</text:p>
              </table:table-cell>
              <table:table-cell office:value-type="float" office:value="658.878749907042">
                <text:p>658.878749907042</text:p>
              </table:table-cell>
              <table:table-cell office:value-type="float" office:value="442.243518906477">
                <text:p>442.243518906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1480.23268978398">
                <text:p>1480.23268978398</text:p>
              </table:table-cell>
              <table:table-cell office:value-type="float" office:value="681.939506153788">
                <text:p>681.939506153788</text:p>
              </table:table-cell>
              <table:table-cell office:value-type="float" office:value="457.722042068204">
                <text:p>457.722042068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527.90314373802">
                <text:p>1527.90314373802</text:p>
              </table:table-cell>
              <table:table-cell office:value-type="float" office:value="705.807388869171">
                <text:p>705.807388869171</text:p>
              </table:table-cell>
              <table:table-cell office:value-type="float" office:value="473.742313540591">
                <text:p>473.74231354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1577.1015008358">
                <text:p>1577.1015008358</text:p>
              </table:table-cell>
              <table:table-cell office:value-type="float" office:value="730.510647479592">
                <text:p>730.510647479592</text:p>
              </table:table-cell>
              <table:table-cell office:value-type="float" office:value="490.323294514512">
                <text:p>490.323294514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1627.87695943442">
                <text:p>1627.87695943442</text:p>
              </table:table-cell>
              <table:table-cell office:value-type="float" office:value="756.078520141377">
                <text:p>756.078520141377</text:p>
              </table:table-cell>
              <table:table-cell office:value-type="float" office:value="507.48460982252">
                <text:p>507.4846098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680.28029499247">
                <text:p>1680.28029499247</text:p>
              </table:table-cell>
              <table:table-cell office:value-type="float" office:value="782.541268346326">
                <text:p>782.541268346326</text:p>
              </table:table-cell>
              <table:table-cell office:value-type="float" office:value="525.246571166308">
                <text:p>525.246571166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1734.36391084552">
                <text:p>1734.36391084552</text:p>
              </table:table-cell>
              <table:table-cell office:value-type="float" office:value="809.930212738447">
                <text:p>809.930212738447</text:p>
              </table:table-cell>
              <table:table-cell office:value-type="float" office:value="543.630201157129">
                <text:p>543.630201157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790.1818906094">
                <text:p>1790.1818906094</text:p>
              </table:table-cell>
              <table:table-cell office:value-type="float" office:value="838.277770184293">
                <text:p>838.277770184293</text:p>
              </table:table-cell>
              <table:table-cell office:value-type="float" office:value="562.657258197629">
                <text:p>562.657258197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847.7900522639">
                <text:p>1847.7900522639</text:p>
              </table:table-cell>
              <table:table-cell office:value-type="float" office:value="867.617492140744">
                <text:p>867.617492140744</text:p>
              </table:table-cell>
              <table:table-cell office:value-type="float" office:value="582.350262234546">
                <text:p>582.350262234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907.24600397066">
                <text:p>1907.24600397066</text:p>
              </table:table-cell>
              <table:table-cell office:value-type="float" office:value="897.98410436567">
                <text:p>897.98410436567</text:p>
              </table:table-cell>
              <table:table-cell office:value-type="float" office:value="602.732521412755">
                <text:p>602.732521412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968.6092016814">
                <text:p>1968.6092016814</text:p>
              </table:table-cell>
              <table:table-cell office:value-type="float" office:value="929.413548018469">
                <text:p>929.413548018469</text:p>
              </table:table-cell>
              <table:table-cell office:value-type="float" office:value="623.828159662201">
                <text:p>623.828159662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031.94100859381">
                <text:p>2031.94100859381</text:p>
              </table:table-cell>
              <table:table-cell office:value-type="float" office:value="961.943022199115">
                <text:p>961.943022199115</text:p>
              </table:table-cell>
              <table:table-cell office:value-type="float" office:value="645.662145250379">
                <text:p>645.662145250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097.30475651482">
                <text:p>2097.30475651482</text:p>
              </table:table-cell>
              <table:table-cell office:value-type="float" office:value="995.611027976084">
                <text:p>995.611027976084</text:p>
              </table:table-cell>
              <table:table-cell office:value-type="float" office:value="668.260320334142">
                <text:p>668.260320334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164.76580919234">
                <text:p>2164.76580919234</text:p>
              </table:table-cell>
              <table:table-cell office:value-type="float" office:value="1030.45741395525">
                <text:p>1030.45741395525</text:p>
              </table:table-cell>
              <table:table-cell office:value-type="float" office:value="691.649431545837">
                <text:p>691.649431545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234.39162767906">
                <text:p>2234.39162767906</text:p>
              </table:table-cell>
              <table:table-cell office:value-type="float" office:value="1066.52342344368">
                <text:p>1066.52342344368</text:p>
              </table:table-cell>
              <table:table-cell office:value-type="float" office:value="715.857161649941">
                <text:p>715.857161649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306.25183779345">
                <text:p>2306.25183779345</text:p>
              </table:table-cell>
              <table:table-cell office:value-type="float" office:value="1103.85174326421">
                <text:p>1103.85174326421</text:p>
              </table:table-cell>
              <table:table-cell office:value-type="float" office:value="740.912162307689">
                <text:p>740.912162307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380.41829974564">
                <text:p>2380.41829974564</text:p>
              </table:table-cell>
              <table:table-cell office:value-type="float" office:value="1142.48655427846">
                <text:p>1142.48655427846</text:p>
              </table:table-cell>
              <table:table-cell office:value-type="float" office:value="766.844087988459">
                <text:p>766.844087988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456.96517999757">
                <text:p>2456.96517999757</text:p>
              </table:table-cell>
              <table:table-cell office:value-type="float" office:value="1182.4735836782">
                <text:p>1182.4735836782</text:p>
              </table:table-cell>
              <table:table-cell office:value-type="float" office:value="793.683631068055">
                <text:p>793.683631068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535.9690254295">
                <text:p>2535.9690254295</text:p>
              </table:table-cell>
              <table:table-cell office:value-type="float" office:value="1223.86015910694">
                <text:p>1223.86015910694</text:p>
              </table:table-cell>
              <table:table-cell office:value-type="float" office:value="821.462558155437">
                <text:p>821.462558155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617.50883988685">
                <text:p>2617.50883988685</text:p>
              </table:table-cell>
              <table:table-cell office:value-type="float" office:value="1266.69526467568">
                <text:p>1266.69526467568</text:p>
              </table:table-cell>
              <table:table-cell office:value-type="float" office:value="850.213747690877">
                <text:p>850.213747690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701.6661631841">
                <text:p>2701.6661631841</text:p>
              </table:table-cell>
              <table:table-cell office:value-type="float" office:value="1311.02959893933">
                <text:p>1311.02959893933</text:p>
              </table:table-cell>
              <table:table-cell office:value-type="float" office:value="879.971228860058">
                <text:p>879.971228860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788.52515264453">
                <text:p>2788.52515264453</text:p>
              </table:table-cell>
              <table:table-cell office:value-type="float" office:value="1356.91563490221">
                <text:p>1356.91563490221</text:p>
              </table:table-cell>
              <table:table-cell office:value-type="float" office:value="910.77022187016">
                <text:p>910.77022187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878.1726672576">
                <text:p>2878.1726672576</text:p>
              </table:table-cell>
              <table:table-cell office:value-type="float" office:value="1404.40768212379">
                <text:p>1404.40768212379</text:p>
              </table:table-cell>
              <table:table-cell office:value-type="float" office:value="942.647179635616">
                <text:p>942.647179635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970.69835453793">
                <text:p>2970.69835453793</text:p>
              </table:table-cell>
              <table:table-cell office:value-type="float" office:value="1453.56195099812">
                <text:p>1453.56195099812</text:p>
              </table:table-cell>
              <table:table-cell office:value-type="float" office:value="975.639830922862">
                <text:p>975.6398309228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3066.1947401728">
                <text:p>3066.1947401728</text:p>
              </table:table-cell>
              <table:table-cell office:value-type="float" office:value="1504.43661928306">
                <text:p>1504.43661928306</text:p>
              </table:table-cell>
              <table:table-cell office:value-type="float" office:value="1009.78722500516">
                <text:p>1009.78722500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164.75732054784">
                <text:p>3164.75732054784</text:p>
              </table:table-cell>
              <table:table-cell office:value-type="float" office:value="1557.09190095796">
                <text:p>1557.09190095796</text:p>
              </table:table-cell>
              <table:table-cell office:value-type="float" office:value="1045.12977788034">
                <text:p>1045.1297778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3266.48465824343">
                <text:p>3266.48465824343</text:p>
              </table:table-cell>
              <table:table-cell office:value-type="float" office:value="1611.59011749149">
                <text:p>1611.59011749149</text:p>
              </table:table-cell>
              <table:table-cell office:value-type="float" office:value="1081.70932010616">
                <text:p>1081.7093201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3371.47848059726">
                <text:p>3371.47848059726</text:p>
              </table:table-cell>
              <table:table-cell office:value-type="float" office:value="1667.99577160369">
                <text:p>1667.99577160369</text:p>
              </table:table-cell>
              <table:table-cell office:value-type="float" office:value="1119.56914630987">
                <text:p>1119.56914630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3479.84378143168">
                <text:p>3479.84378143168</text:p>
              </table:table-cell>
              <table:table-cell office:value-type="float" office:value="1726.37562360982">
                <text:p>1726.37562360982</text:p>
              </table:table-cell>
              <table:table-cell office:value-type="float" office:value="1158.75406643072">
                <text:p>1158.75406643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3591.68892604754">
                <text:p>3591.68892604754</text:p>
              </table:table-cell>
              <table:table-cell office:value-type="float" office:value="1786.79877043617">
                <text:p>1786.79877043617</text:p>
              </table:table-cell>
              <table:table-cell office:value-type="float" office:value="1199.31045875579">
                <text:p>1199.31045875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3707.12575958945">
                <text:p>3707.12575958945</text:p>
              </table:table-cell>
              <table:table-cell office:value-type="float" office:value="1849.33672740143">
                <text:p>1849.33672740143</text:p>
              </table:table-cell>
              <table:table-cell office:value-type="float" office:value="1241.28632481225">
                <text:p>1241.28632481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3826.26971889094">
                <text:p>3826.26971889094</text:p>
              </table:table-cell>
              <table:table-cell office:value-type="float" office:value="1914.06351286048">
                <text:p>1914.06351286048</text:p>
              </table:table-cell>
              <table:table-cell office:value-type="float" office:value="1284.73134618067">
                <text:p>1284.73134618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949.23994791133">
                <text:p>3949.23994791133</text:p>
              </table:table-cell>
              <table:table-cell office:value-type="float" office:value="1981.0557358106">
                <text:p>1981.0557358106</text:p>
              </table:table-cell>
              <table:table-cell office:value-type="float" office:value="1329.696943297">
                <text:p>1329.696943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076.15941687963">
                <text:p>4076.15941687963</text:p>
              </table:table-cell>
              <table:table-cell office:value-type="float" office:value="2050.39268656397">
                <text:p>2050.39268656397</text:p>
              </table:table-cell>
              <table:table-cell office:value-type="float" office:value="1376.23633631239">
                <text:p>1376.23633631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4207.1550452648">
                <text:p>4207.1550452648</text:p>
              </table:table-cell>
              <table:table-cell office:value-type="float" office:value="2122.15643059371">
                <text:p>2122.15643059371</text:p>
              </table:table-cell>
              <table:table-cell office:value-type="float" office:value="1424.40460808333">
                <text:p>1424.40460808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342.35782869524">
                <text:p>4342.35782869524</text:p>
              </table:table-cell>
              <table:table-cell office:value-type="float" office:value="2196.43190566449">
                <text:p>2196.43190566449</text:p>
              </table:table-cell>
              <table:table-cell office:value-type="float" office:value="1474.25876936624">
                <text:p>1474.25876936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4481.90296995437">
                <text:p>4481.90296995437</text:p>
              </table:table-cell>
              <table:table-cell office:value-type="float" office:value="2273.30702236275">
                <text:p>2273.30702236275</text:p>
              </table:table-cell>
              <table:table-cell office:value-type="float" office:value="1525.85782629406">
                <text:p>1525.857826294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4625.93001418346">
                <text:p>4625.93001418346</text:p>
              </table:table-cell>
              <table:table-cell office:value-type="float" office:value="2352.87276814545">
                <text:p>2352.87276814545</text:p>
              </table:table-cell>
              <table:table-cell office:value-type="float" office:value="1579.26285021435">
                <text:p>1579.26285021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4774.58298842673">
                <text:p>4774.58298842673</text:p>
              </table:table-cell>
              <table:table-cell office:value-type="float" office:value="2435.22331503054">
                <text:p>2435.22331503054</text:p>
              </table:table-cell>
              <table:table-cell office:value-type="float" office:value="1634.53704997186">
                <text:p>1634.53704997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928.01054565843">
                <text:p>4928.01054565843</text:p>
              </table:table-cell>
              <table:table-cell office:value-type="float" office:value="2520.45613105661">
                <text:p>2520.45613105661</text:p>
              </table:table-cell>
              <table:table-cell office:value-type="float" office:value="1691.74584672087">
                <text:p>1691.745846720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5086.36611343578">
                <text:p>5086.36611343578</text:p>
              </table:table-cell>
              <table:table-cell office:value-type="float" office:value="2608.67209564359">
                <text:p>2608.67209564359</text:p>
              </table:table-cell>
              <table:table-cell office:value-type="float" office:value="1750.9569513561">
                <text:p>1750.9569513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5249.80804732657">
                <text:p>5249.80804732657</text:p>
              </table:table-cell>
              <table:table-cell office:value-type="float" office:value="2699.97561899111">
                <text:p>2699.97561899111</text:p>
              </table:table-cell>
              <table:table-cell office:value-type="float" office:value="1812.24044465357">
                <text:p>1812.240444653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5418.49978926469">
                <text:p>5418.49978926469</text:p>
              </table:table-cell>
              <table:table-cell office:value-type="float" office:value="2794.4747656558">
                <text:p>2794.4747656558</text:p>
              </table:table-cell>
              <table:table-cell office:value-type="float" office:value="1875.66886021644">
                <text:p>1875.66886021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5592.61003099207">
                <text:p>5592.61003099207</text:p>
              </table:table-cell>
              <table:table-cell office:value-type="float" office:value="2892.28138245376">
                <text:p>2892.28138245376</text:p>
              </table:table-cell>
              <table:table-cell office:value-type="float" office:value="1941.31727032402">
                <text:p>1941.31727032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5772.31288275044">
                <text:p>5772.31288275044</text:p>
              </table:table-cell>
              <table:table-cell office:value-type="float" office:value="2993.51123083964">
                <text:p>2993.51123083964</text:p>
              </table:table-cell>
              <table:table-cell office:value-type="float" office:value="2009.26337478536">
                <text:p>2009.263374785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5957.78804739156">
                <text:p>5957.78804739156</text:p>
              </table:table-cell>
              <table:table-cell office:value-type="float" office:value="3098.28412391903">
                <text:p>3098.28412391903</text:p>
              </table:table-cell>
              <table:table-cell office:value-type="float" office:value="2079.58759290285">
                <text:p>2079.58759290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6149.22100008007">
                <text:p>6149.22100008007</text:p>
              </table:table-cell>
              <table:table-cell office:value-type="float" office:value="3206.72406825619">
                <text:p>3206.72406825619</text:p>
              </table:table-cell>
              <table:table-cell office:value-type="float" office:value="2152.37315865445">
                <text:p>2152.37315865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346.80317376866">
                <text:p>6346.80317376866</text:p>
              </table:table-cell>
              <table:table-cell office:value-type="float" office:value="3318.95941064516">
                <text:p>3318.95941064516</text:p>
              </table:table-cell>
              <table:table-cell office:value-type="float" office:value="2227.70621920735">
                <text:p>2227.70621920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6550.73215063102">
                <text:p>6550.73215063102</text:p>
              </table:table-cell>
              <table:table-cell office:value-type="float" office:value="3435.12299001774">
                <text:p>3435.12299001774</text:p>
              </table:table-cell>
              <table:table-cell office:value-type="float" office:value="2305.67593687961">
                <text:p>2305.67593687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6761.21185964401">
                <text:p>6761.21185964401</text:p>
              </table:table-cell>
              <table:table-cell office:value-type="float" office:value="3555.35229466836">
                <text:p>3555.35229466836</text:p>
              </table:table-cell>
              <table:table-cell office:value-type="float" office:value="2386.3745946704">
                <text:p>2386.3745946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6978.45278051665">
                <text:p>6978.45278051665</text:p>
              </table:table-cell>
              <table:table-cell office:value-type="float" office:value="3679.78962498175">
                <text:p>3679.78962498175</text:p>
              </table:table-cell>
              <table:table-cell office:value-type="float" office:value="2469.89770548386">
                <text:p>2469.897705483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7202.6721541698">
                <text:p>7202.6721541698</text:p>
              </table:table-cell>
              <table:table-cell office:value-type="float" office:value="3808.58226185612">
                <text:p>3808.58226185612</text:p>
              </table:table-cell>
              <table:table-cell office:value-type="float" office:value="2556.3441251758">
                <text:p>2556.34412517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7434.09419997711">
                <text:p>7434.09419997711</text:p>
              </table:table-cell>
              <table:table-cell office:value-type="float" office:value="3941.88264102108">
                <text:p>3941.88264102108</text:p>
              </table:table-cell>
              <table:table-cell office:value-type="float" office:value="2645.81616955695">
                <text:p>2645.81616955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7672.95033998441">
                <text:p>7672.95033998441</text:p>
              </table:table-cell>
              <table:table-cell office:value-type="float" office:value="4079.84853345682">
                <text:p>4079.84853345682</text:p>
              </table:table-cell>
              <table:table-cell office:value-type="float" office:value="2738.41973549144">
                <text:p>2738.4197354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7919.47943033169">
                <text:p>7919.47943033169</text:p>
              </table:table-cell>
              <table:table-cell office:value-type="float" office:value="4222.64323212781">
                <text:p>4222.64323212781</text:p>
              </table:table-cell>
              <table:table-cell office:value-type="float" office:value="2834.26442623364">
                <text:p>2834.2644262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8173.92800010929">
                <text:p>8173.92800010929</text:p>
              </table:table-cell>
              <table:table-cell office:value-type="float" office:value="4370.43574525228">
                <text:p>4370.43574525228</text:p>
              </table:table-cell>
              <table:table-cell office:value-type="float" office:value="2933.46368115182">
                <text:p>2933.46368115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8436.55049788701">
                <text:p>8436.55049788701</text:p>
              </table:table-cell>
              <table:table-cell office:value-type="float" office:value="4523.40099633611">
                <text:p>4523.40099633611</text:p>
              </table:table-cell>
              <table:table-cell office:value-type="float" office:value="3036.13490999214">
                <text:p>3036.13490999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8707.60954616262">
                <text:p>8707.60954616262</text:p>
              </table:table-cell>
              <table:table-cell office:value-type="float" office:value="4681.72003120788">
                <text:p>4681.72003120788</text:p>
              </table:table-cell>
              <table:table-cell office:value-type="float" office:value="3142.39963184186">
                <text:p>3142.39963184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8987.37620398438">
                <text:p>8987.37620398438</text:p>
              </table:table-cell>
              <table:table-cell office:value-type="float" office:value="4845.58023230016">
                <text:p>4845.58023230016</text:p>
              </table:table-cell>
              <table:table-cell office:value-type="float" office:value="3252.38361895633">
                <text:p>3252.38361895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9276.13023801013">
                <text:p>9276.13023801013</text:p>
              </table:table-cell>
              <table:table-cell office:value-type="float" office:value="5015.17554043066">
                <text:p>5015.17554043066</text:p>
              </table:table-cell>
              <table:table-cell office:value-type="float" office:value="3366.2170456198">
                <text:p>3366.21704561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9574.16040227389">
                <text:p>9574.16040227389</text:p>
              </table:table-cell>
              <table:table-cell office:value-type="float" office:value="5190.70668434574">
                <text:p>5190.70668434574</text:p>
              </table:table-cell>
              <table:table-cell office:value-type="float" office:value="3484.03464221649">
                <text:p>3484.034642216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9881.76472693992">
                <text:p>9881.76472693992</text:p>
              </table:table-cell>
              <table:table-cell office:value-type="float" office:value="5372.38141829784">
                <text:p>5372.38141829784</text:p>
              </table:table-cell>
              <table:table-cell office:value-type="float" office:value="3605.97585469407">
                <text:p>3605.97585469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0199.2508163329">
                <text:p>10199.2508163329</text:p>
              </table:table-cell>
              <table:table-cell office:value-type="float" office:value="5560.41476793826">
                <text:p>5560.41476793826</text:p>
              </table:table-cell>
              <table:table-cell office:value-type="float" office:value="3732.18500960836">
                <text:p>3732.1850096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0526.9361565422">
                <text:p>10526.9361565422</text:p>
              </table:table-cell>
              <table:table-cell office:value-type="float" office:value="5755.0292848161">
                <text:p>5755.0292848161</text:p>
              </table:table-cell>
              <table:table-cell office:value-type="float" office:value="3862.81148494466">
                <text:p>3862.811484944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0865.148432908">
                <text:p>10865.148432908</text:p>
              </table:table-cell>
              <table:table-cell office:value-type="float" office:value="5956.45530978467">
                <text:p>5956.45530978467</text:p>
              </table:table-cell>
              <table:table-cell office:value-type="float" office:value="3998.00988691772">
                <text:p>3998.00988691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1214.2258577068">
                <text:p>11214.2258577068</text:p>
              </table:table-cell>
              <table:table-cell office:value-type="float" office:value="6164.93124562713">
                <text:p>6164.93124562713</text:p>
              </table:table-cell>
              <table:table-cell office:value-type="float" office:value="4137.94023295984">
                <text:p>4137.94023295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1574.5175083632">
                <text:p>11574.5175083632</text:p>
              </table:table-cell>
              <table:table-cell office:value-type="float" office:value="6380.70383922408">
                <text:p>6380.70383922408</text:p>
              </table:table-cell>
              <table:table-cell office:value-type="float" office:value="4282.76814111343">
                <text:p>4282.76814111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1946.3836765281">
                <text:p>11946.3836765281</text:p>
              </table:table-cell>
              <table:table-cell office:value-type="float" office:value="6604.02847359693">
                <text:p>6604.02847359693</text:p>
              </table:table-cell>
              <table:table-cell office:value-type="float" office:value="4432.66502605241">
                <text:p>4432.66502605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2330.1962283694">
                <text:p>12330.1962283694</text:p>
              </table:table-cell>
              <table:table-cell office:value-type="float" office:value="6835.16947017282">
                <text:p>6835.16947017282</text:p>
              </table:table-cell>
              <table:table-cell office:value-type="float" office:value="4587.80830196424">
                <text:p>4587.808301964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2726.3389764391">
                <text:p>12726.3389764391</text:p>
              </table:table-cell>
              <table:table-cell office:value-type="float" office:value="7074.40040162887">
                <text:p>7074.40040162887</text:p>
              </table:table-cell>
              <table:table-cell office:value-type="float" office:value="4748.38159253299">
                <text:p>4748.3815925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3135.2080634853">
                <text:p>13135.2080634853</text:p>
              </table:table-cell>
              <table:table-cell office:value-type="float" office:value="7322.00441568588">
                <text:p>7322.00441568588</text:p>
              </table:table-cell>
              <table:table-cell office:value-type="float" office:value="4914.57494827164">
                <text:p>4914.57494827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3557.2123585949">
                <text:p>13557.2123585949</text:p>
              </table:table-cell>
              <table:table-cell office:value-type="float" office:value="7578.27457023489">
                <text:p>7578.27457023489</text:p>
              </table:table-cell>
              <table:table-cell office:value-type="float" office:value="5086.58507146115">
                <text:p>5086.585071461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3992.7738660631">
                <text:p>13992.7738660631</text:p>
              </table:table-cell>
              <table:table-cell office:value-type="float" office:value="7843.51418019311">
                <text:p>7843.51418019311</text:p>
              </table:table-cell>
              <table:table-cell office:value-type="float" office:value="5264.61554896229">
                <text:p>5264.61554896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4442.3281473974">
                <text:p>14442.3281473974</text:p>
              </table:table-cell>
              <table:table-cell office:value-type="float" office:value="8118.03717649987">
                <text:p>8118.03717649987</text:p>
              </table:table-cell>
              <table:table-cell office:value-type="float" office:value="5448.87709317597">
                <text:p>5448.87709317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4906.3247568791">
                <text:p>14906.3247568791</text:p>
              </table:table-cell>
              <table:table-cell office:value-type="float" office:value="8402.16847767737">
                <text:p>8402.16847767737</text:p>
              </table:table-cell>
              <table:table-cell office:value-type="float" office:value="5639.58779143713">
                <text:p>5639.58779143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385.2276911176">
                <text:p>15385.2276911176</text:p>
              </table:table-cell>
              <table:table-cell office:value-type="float" office:value="8696.24437439608">
                <text:p>8696.24437439608</text:p>
              </table:table-cell>
              <table:table-cell office:value-type="float" office:value="5836.97336413744">
                <text:p>5836.973364137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5879.5158530473">
                <text:p>15879.5158530473</text:p>
              </table:table-cell>
              <table:table-cell office:value-type="float" office:value="9000.61292749994">
                <text:p>9000.61292749994</text:p>
              </table:table-cell>
              <table:table-cell office:value-type="float" office:value="6041.26743188225">
                <text:p>6041.26743188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6389.68353083">
                <text:p>16389.68353083</text:p>
              </table:table-cell>
              <table:table-cell office:value-type="float" office:value="9315.63437996244">
                <text:p>9315.63437996244</text:p>
              </table:table-cell>
              <table:table-cell office:value-type="float" office:value="6252.71179199813">
                <text:p>6252.71179199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6916.2408921436">
                <text:p>16916.2408921436</text:p>
              </table:table-cell>
              <table:table-cell office:value-type="float" office:value="9641.68158326113">
                <text:p>9641.68158326113</text:p>
              </table:table-cell>
              <table:table-cell office:value-type="float" office:value="6471.55670471806">
                <text:p>6471.55670471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459.7144943493">
                <text:p>17459.7144943493</text:p>
              </table:table-cell>
              <table:table-cell office:value-type="float" office:value="9979.14043867527">
                <text:p>9979.14043867527</text:p>
              </table:table-cell>
              <table:table-cell office:value-type="float" office:value="6698.06118938319">
                <text:p>6698.06118938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8020.6478110493">
                <text:p>18020.6478110493</text:p>
              </table:table-cell>
              <table:table-cell office:value-type="float" office:value="10328.4103540289">
                <text:p>10328.4103540289</text:p>
              </table:table-cell>
              <table:table-cell office:value-type="float" office:value="6932.49333101161">
                <text:p>6932.49333101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8599.6017755604">
                <text:p>18599.6017755604</text:p>
              </table:table-cell>
              <table:table-cell office:value-type="float" office:value="10689.9047164199">
                <text:p>10689.9047164199</text:p>
              </table:table-cell>
              <table:table-cell office:value-type="float" office:value="7175.13059759701">
                <text:p>7175.13059759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9197.155341847">
                <text:p>19197.155341847</text:p>
              </table:table-cell>
              <table:table-cell office:value-type="float" office:value="11064.0513814946">
                <text:p>11064.0513814946</text:p>
              </table:table-cell>
              <table:table-cell office:value-type="float" office:value="7426.26016851291">
                <text:p>7426.26016851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9813.9060634755">
                <text:p>19813.9060634755</text:p>
              </table:table-cell>
              <table:table-cell office:value-type="float" office:value="11451.2931798469">
                <text:p>11451.2931798469</text:p>
              </table:table-cell>
              <table:table-cell office:value-type="float" office:value="7686.17927441086">
                <text:p>7686.17927441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20450.4706911675">
                <text:p>20450.4706911675</text:p>
              </table:table-cell>
              <table:table-cell office:value-type="float" office:value="11852.0884411416">
                <text:p>11852.0884411416</text:p>
              </table:table-cell>
              <table:table-cell office:value-type="float" office:value="7955.19554901524">
                <text:p>7955.195549015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21107.4857895506">
                <text:p>21107.4857895506</text:p>
              </table:table-cell>
              <table:table-cell office:value-type="float" office:value="12266.9115365815">
                <text:p>12266.9115365815</text:p>
              </table:table-cell>
              <table:table-cell office:value-type="float" office:value="8233.62739323078">
                <text:p>8233.62739323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1785.6083737233">
                <text:p>21785.6083737233</text:p>
              </table:table-cell>
              <table:table-cell office:value-type="float" office:value="12696.2534403619">
                <text:p>12696.2534403619</text:p>
              </table:table-cell>
              <table:table-cell office:value-type="float" office:value="8521.80435199385">
                <text:p>8521.80435199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485.5165662697">
                <text:p>22485.5165662697</text:p>
              </table:table-cell>
              <table:table-cell office:value-type="float" office:value="13140.6223107746">
                <text:p>13140.6223107746</text:p>
              </table:table-cell>
              <table:table-cell office:value-type="float" office:value="8820.06750431364">
                <text:p>8820.067504313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3207.9102753824">
                <text:p>23207.9102753824</text:p>
              </table:table-cell>
              <table:table-cell office:value-type="float" office:value="13600.5440916517">
                <text:p>13600.5440916517</text:p>
              </table:table-cell>
              <table:table-cell office:value-type="float" office:value="9128.76986696462">
                <text:p>9128.76986696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23953.5118947704">
                <text:p>23953.5118947704</text:p>
              </table:table-cell>
              <table:table-cell office:value-type="float" office:value="14076.5631348595">
                <text:p>14076.5631348595</text:p>
              </table:table-cell>
              <table:table-cell office:value-type="float" office:value="9448.27681230838">
                <text:p>9448.27681230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4723.0670260533">
                <text:p>24723.0670260533</text:p>
              </table:table-cell>
              <table:table-cell office:value-type="float" office:value="14569.2428445796">
                <text:p>14569.2428445796</text:p>
              </table:table-cell>
              <table:table-cell office:value-type="float" office:value="9778.96650073918">
                <text:p>9778.96650073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5517.3452243621">
                <text:p>25517.3452243621</text:p>
              </table:table-cell>
              <table:table-cell office:value-type="float" office:value="15079.1663441398">
                <text:p>15079.1663441398</text:p>
              </table:table-cell>
              <table:table-cell office:value-type="float" office:value="10121.2303282651">
                <text:p>10121.2303282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26337.1407678954">
                <text:p>26337.1407678954</text:p>
              </table:table-cell>
              <table:table-cell office:value-type="float" office:value="15606.9371661847">
                <text:p>15606.9371661847</text:p>
              </table:table-cell>
              <table:table-cell office:value-type="float" office:value="10475.4733897543">
                <text:p>10475.4733897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27183.2734521965">
                <text:p>27183.2734521965</text:p>
              </table:table-cell>
              <table:table-cell office:value-type="float" office:value="16153.1799670012">
                <text:p>16153.1799670012</text:p>
              </table:table-cell>
              <table:table-cell office:value-type="float" office:value="10842.1149583957">
                <text:p>10842.1149583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8056.5894099498">
                <text:p>28056.5894099498</text:p>
              </table:table-cell>
              <table:table-cell office:value-type="float" office:value="16718.5412658462">
                <text:p>16718.5412658462</text:p>
              </table:table-cell>
              <table:table-cell office:value-type="float" office:value="11221.5889819396">
                <text:p>11221.58898193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8957.9619571131">
                <text:p>28957.9619571131</text:p>
              </table:table-cell>
              <table:table-cell office:value-type="float" office:value="17303.6902101509">
                <text:p>17303.6902101509</text:p>
              </table:table-cell>
              <table:table-cell office:value-type="float" office:value="11614.3445963075">
                <text:p>11614.34459630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9888.2924662334">
                <text:p>29888.2924662334</text:p>
              </table:table-cell>
              <table:table-cell office:value-type="float" office:value="17909.3193675061">
                <text:p>17909.3193675061</text:p>
              </table:table-cell>
              <table:table-cell office:value-type="float" office:value="12020.8466571782">
                <text:p>12020.84665717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30848.51126782">
                <text:p>30848.51126782</text:p>
              </table:table-cell>
              <table:table-cell office:value-type="float" office:value="18536.1455453689">
                <text:p>18536.1455453689</text:p>
              </table:table-cell>
              <table:table-cell office:value-type="float" office:value="12441.5762901795">
                <text:p>12441.5762901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31839.5785806745">
                <text:p>31839.5785806745</text:p>
              </table:table-cell>
              <table:table-cell office:value-type="float" office:value="19184.9106394568">
                <text:p>19184.9106394568</text:p>
              </table:table-cell>
              <table:table-cell office:value-type="float" office:value="12877.0314603358">
                <text:p>12877.03146033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32862.4854721095">
                <text:p>32862.4854721095</text:p>
              </table:table-cell>
              <table:table-cell office:value-type="float" office:value="19856.3825118378">
                <text:p>19856.3825118378</text:p>
              </table:table-cell>
              <table:table-cell office:value-type="float" office:value="13327.7275614475">
                <text:p>13327.7275614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33918.2548490168">
                <text:p>33918.2548490168</text:p>
              </table:table-cell>
              <table:table-cell office:value-type="float" office:value="20551.3558997521">
                <text:p>20551.3558997521</text:p>
              </table:table-cell>
              <table:table-cell office:value-type="float" office:value="13794.1980260982">
                <text:p>13794.1980260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35007.942480773">
                <text:p>35007.942480773</text:p>
              </table:table-cell>
              <table:table-cell office:value-type="float" office:value="21270.6533562434">
                <text:p>21270.6533562434</text:p>
              </table:table-cell>
              <table:table-cell office:value-type="float" office:value="14276.9949570116">
                <text:p>14276.9949570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36132.6380550099">
                <text:p>36132.6380550099</text:p>
              </table:table-cell>
              <table:table-cell office:value-type="float" office:value="22015.1262237119">
                <text:p>22015.1262237119</text:p>
              </table:table-cell>
              <table:table-cell office:value-type="float" office:value="14776.689780507">
                <text:p>14776.689780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37293.4662673019">
                <text:p>37293.4662673019</text:p>
              </table:table-cell>
              <table:table-cell office:value-type="float" office:value="22785.6556415419">
                <text:p>22785.6556415419</text:p>
              </table:table-cell>
              <table:table-cell office:value-type="float" office:value="15293.8739228248">
                <text:p>15293.8739228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38491.5879458612">
                <text:p>38491.5879458612</text:p>
              </table:table-cell>
              <table:table-cell office:value-type="float" office:value="23583.1535889958">
                <text:p>23583.1535889958</text:p>
              </table:table-cell>
              <table:table-cell office:value-type="float" office:value="15829.1595101236">
                <text:p>15829.15951012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39728.2012123663">
                <text:p>39728.2012123663</text:p>
              </table:table-cell>
              <table:table-cell office:value-type="float" office:value="24408.5639646107">
                <text:p>24408.5639646107</text:p>
              </table:table-cell>
              <table:table-cell office:value-type="float" office:value="16383.180092978">
                <text:p>16383.180092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1004.5426800838">
                <text:p>41004.5426800838</text:p>
              </table:table-cell>
              <table:table-cell office:value-type="float" office:value="25262.8637033721">
                <text:p>25262.8637033721</text:p>
              </table:table-cell>
              <table:table-cell office:value-type="float" office:value="16956.5913962322">
                <text:p>16956.5913962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42321.8886904814">
                <text:p>42321.8886904814</text:p>
              </table:table-cell>
              <table:table-cell office:value-type="float" office:value="26147.0639329901">
                <text:p>26147.0639329901</text:p>
              </table:table-cell>
              <table:table-cell office:value-type="float" office:value="17550.0720951003">
                <text:p>17550.0720951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43681.5565895694">
                <text:p>43681.5565895694</text:p>
              </table:table-cell>
              <table:table-cell office:value-type="float" office:value="27062.2111706448">
                <text:p>27062.2111706448</text:p>
              </table:table-cell>
              <table:table-cell office:value-type="float" office:value="18164.3246184288">
                <text:p>18164.3246184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45084.906045247">
                <text:p>45084.906045247</text:p>
              </table:table-cell>
              <table:table-cell office:value-type="float" office:value="28009.3885616173">
                <text:p>28009.3885616173</text:p>
              </table:table-cell>
              <table:table-cell office:value-type="float" office:value="18800.0759800739">
                <text:p>18800.0759800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46533.3404069699">
                <text:p>46533.3404069699</text:p>
              </table:table-cell>
              <table:table-cell office:value-type="float" office:value="28989.7171612739">
                <text:p>28989.7171612739</text:p>
              </table:table-cell>
              <table:table-cell office:value-type="float" office:value="19458.0786393764">
                <text:p>19458.0786393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48028.3081090997">
                <text:p>48028.3081090997</text:p>
              </table:table-cell>
              <table:table-cell office:value-type="float" office:value="30004.3572619185">
                <text:p>30004.3572619185</text:p>
              </table:table-cell>
              <table:table-cell office:value-type="float" office:value="20139.1113917546">
                <text:p>20139.11139175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49571.3041193386">
                <text:p>49571.3041193386</text:p>
              </table:table-cell>
              <table:table-cell office:value-type="float" office:value="31054.5097660857">
                <text:p>31054.5097660857</text:p>
              </table:table-cell>
              <table:table-cell office:value-type="float" office:value="20843.980290466">
                <text:p>20843.980290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51163.8714336969">
                <text:p>51163.8714336969</text:p>
              </table:table-cell>
              <table:table-cell office:value-type="float" office:value="32141.4176078987">
                <text:p>32141.4176078987</text:p>
              </table:table-cell>
              <table:table-cell office:value-type="float" office:value="21573.5196006323">
                <text:p>21573.51960063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52807.6026194888">
                <text:p>52807.6026194888</text:p>
              </table:table-cell>
              <table:table-cell office:value-type="float" office:value="33266.3672241751">
                <text:p>33266.3672241751</text:p>
              </table:table-cell>
              <table:table-cell office:value-type="float" office:value="22328.5927866545">
                <text:p>22328.59278665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54504.1414079002">
                <text:p>54504.1414079002</text:p>
              </table:table-cell>
              <table:table-cell office:value-type="float" office:value="34430.6900770213">
                <text:p>34430.6900770213</text:p>
              </table:table-cell>
              <table:table-cell office:value-type="float" office:value="23110.0935341874">
                <text:p>23110.0935341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56255.1843377196">
                <text:p>56255.1843377196</text:p>
              </table:table-cell>
              <table:table-cell office:value-type="float" office:value="35635.764229717">
                <text:p>35635.764229717</text:p>
              </table:table-cell>
              <table:table-cell office:value-type="float" office:value="23918.946807884">
                <text:p>23918.946807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58062.4824518766">
                <text:p>58062.4824518766</text:p>
              </table:table-cell>
              <table:table-cell office:value-type="float" office:value="36883.0159777571">
                <text:p>36883.0159777571</text:p>
              </table:table-cell>
              <table:table-cell office:value-type="float" office:value="24756.1099461599">
                <text:p>24756.10994615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59927.8430484855">
                <text:p>59927.8430484855</text:p>
              </table:table-cell>
              <table:table-cell office:value-type="float" office:value="38173.9215369786">
                <text:p>38173.9215369786</text:p>
              </table:table-cell>
              <table:table-cell office:value-type="float" office:value="25622.5737942755">
                <text:p>25622.5737942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61853.1314881428">
                <text:p>61853.1314881428</text:p>
              </table:table-cell>
              <table:table-cell office:value-type="float" office:value="39510.0087907729">
                <text:p>39510.0087907729</text:p>
              </table:table-cell>
              <table:table-cell office:value-type="float" office:value="26519.3638770752">
                <text:p>26519.36387707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63840.2730592884">
                <text:p>63840.2730592884</text:p>
              </table:table-cell>
              <table:table-cell office:value-type="float" office:value="40892.8590984499">
                <text:p>40892.8590984499</text:p>
              </table:table-cell>
              <table:table-cell office:value-type="float" office:value="27447.5416127728">
                <text:p>27447.54161277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65891.2549034932">
                <text:p>65891.2549034932</text:p>
              </table:table-cell>
              <table:table-cell office:value-type="float" office:value="42324.1091668957">
                <text:p>42324.1091668957</text:p>
              </table:table-cell>
              <table:table-cell office:value-type="float" office:value="28408.2055692198">
                <text:p>28408.2055692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68008.1280026014">
                <text:p>68008.1280026014</text:p>
              </table:table-cell>
              <table:table-cell office:value-type="float" office:value="43805.452987737">
                <text:p>43805.452987737</text:p>
              </table:table-cell>
              <table:table-cell office:value-type="float" office:value="29402.4927641425">
                <text:p>29402.4927641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70193.0092297123">
                <text:p>70193.0092297123</text:p>
              </table:table-cell>
              <table:table-cell office:value-type="float" office:value="45338.6438423078">
                <text:p>45338.6438423078</text:p>
              </table:table-cell>
              <table:table-cell office:value-type="float" office:value="30431.5800108875">
                <text:p>30431.5800108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72448.0834660529">
                <text:p>72448.0834660529</text:p>
              </table:table-cell>
              <table:table-cell office:value-type="float" office:value="46925.4963767886">
                <text:p>46925.4963767886</text:p>
              </table:table-cell>
              <table:table-cell office:value-type="float" office:value="31496.6853112686">
                <text:p>31496.68531126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74775.6057858596">
                <text:p>74775.6057858596</text:p>
              </table:table-cell>
              <table:table-cell office:value-type="float" office:value="48567.8887499762">
                <text:p>48567.8887499762</text:p>
              </table:table-cell>
              <table:table-cell office:value-type="float" office:value="32599.069297163">
                <text:p>32599.069297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77177.903711452">
                <text:p>77177.903711452</text:p>
              </table:table-cell>
              <table:table-cell office:value-type="float" office:value="50267.7648562254">
                <text:p>50267.7648562254</text:p>
              </table:table-cell>
              <table:table-cell office:value-type="float" office:value="33740.0367225637">
                <text:p>33740.03672256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79657.379540756">
                <text:p>79657.379540756</text:p>
              </table:table-cell>
              <table:table-cell office:value-type="float" office:value="52027.1366261933">
                <text:p>52027.1366261933</text:p>
              </table:table-cell>
              <table:table-cell office:value-type="float" office:value="34920.9380078534">
                <text:p>34920.9380078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82216.5127496007">
                <text:p>82216.5127496007</text:p>
              </table:table-cell>
              <table:table-cell office:value-type="float" office:value="53848.0864081101">
                <text:p>53848.0864081101</text:p>
              </table:table-cell>
              <table:table-cell office:value-type="float" office:value="36143.1708381283">
                <text:p>36143.1708381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84857.8624711949">
                <text:p>84857.8624711949</text:p>
              </table:table-cell>
              <table:table-cell office:value-type="float" office:value="55732.7694323939">
                <text:p>55732.7694323939</text:p>
              </table:table-cell>
              <table:table-cell office:value-type="float" office:value="37408.1818174628">
                <text:p>37408.18181746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87584.0700552604">
                <text:p>87584.0700552604</text:p>
              </table:table-cell>
              <table:table-cell office:value-type="float" office:value="57683.4163625277">
                <text:p>57683.4163625277</text:p>
              </table:table-cell>
              <table:table-cell office:value-type="float" office:value="38717.468181074">
                <text:p>38717.4681810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90397.8617093811">
                <text:p>90397.8617093811</text:p>
              </table:table-cell>
              <table:table-cell office:value-type="float" office:value="59702.3359352162">
                <text:p>59702.3359352162</text:p>
              </table:table-cell>
              <table:table-cell office:value-type="float" office:value="40072.5795674116">
                <text:p>40072.579567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93302.0512252112">
                <text:p>93302.0512252112</text:p>
              </table:table-cell>
              <table:table-cell office:value-type="float" office:value="61791.9176929488">
                <text:p>61791.9176929488</text:p>
              </table:table-cell>
              <table:table-cell office:value-type="float" office:value="41475.119852271">
                <text:p>41475.119852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96299.5427922666">
                <text:p>96299.5427922666</text:p>
              </table:table-cell>
              <table:table-cell office:value-type="float" office:value="63954.634812202">
                <text:p>63954.634812202</text:p>
              </table:table-cell>
              <table:table-cell office:value-type="float" office:value="42926.7490471005">
                <text:p>42926.749047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99393.3339021141">
                <text:p>99393.3339021141</text:p>
              </table:table-cell>
              <table:table-cell office:value-type="float" office:value="66193.0470306291">
                <text:p>66193.0470306291</text:p>
              </table:table-cell>
              <table:table-cell office:value-type="float" office:value="44429.185263749">
                <text:p>44429.185263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102586.518345864">
                <text:p>102586.518345864</text:p>
              </table:table-cell>
              <table:table-cell office:value-type="float" office:value="68509.8036767011">
                <text:p>68509.8036767011</text:p>
              </table:table-cell>
              <table:table-cell office:value-type="float" office:value="45984.2067479803">
                <text:p>45984.2067479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105882.289307959">
                <text:p>105882.289307959</text:p>
              </table:table-cell>
              <table:table-cell office:value-type="float" office:value="70907.6468053857">
                <text:p>70907.6468053857</text:p>
              </table:table-cell>
              <table:table-cell office:value-type="float" office:value="47593.6539841596">
                <text:p>47593.6539841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109283.942559363">
                <text:p>109283.942559363</text:p>
              </table:table-cell>
              <table:table-cell office:value-type="float" office:value="73389.4144435742">
                <text:p>73389.4144435742</text:p>
              </table:table-cell>
              <table:table-cell office:value-type="float" office:value="49259.4318736052">
                <text:p>49259.4318736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112794.879753326">
                <text:p>112794.879753326</text:p>
              </table:table-cell>
              <table:table-cell office:value-type="float" office:value="75958.0439490993">
                <text:p>75958.0439490993</text:p>
              </table:table-cell>
              <table:table-cell office:value-type="float" office:value="50983.5119891814">
                <text:p>50983.5119891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116418.611827042">
                <text:p>116418.611827042</text:p>
              </table:table-cell>
              <table:table-cell office:value-type="float" office:value="78616.5754873178">
                <text:p>78616.5754873178</text:p>
              </table:table-cell>
              <table:table-cell office:value-type="float" office:value="52767.9349088027">
                <text:p>52767.93490880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120158.762512585">
                <text:p>120158.762512585</text:p>
              </table:table-cell>
              <table:table-cell office:value-type="float" office:value="81368.1556293739">
                <text:p>81368.1556293739</text:p>
              </table:table-cell>
              <table:table-cell office:value-type="float" office:value="54614.8126306108">
                <text:p>54614.8126306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124019.071960641">
                <text:p>124019.071960641</text:p>
              </table:table-cell>
              <table:table-cell office:value-type="float" office:value="84216.041076402">
                <text:p>84216.041076402</text:p>
              </table:table-cell>
              <table:table-cell office:value-type="float" office:value="56526.3310726822">
                <text:p>56526.3310726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128003.400480657">
                <text:p>128003.400480657</text:p>
              </table:table-cell>
              <table:table-cell office:value-type="float" office:value="87163.6025140761">
                <text:p>87163.6025140761</text:p>
              </table:table-cell>
              <table:table-cell office:value-type="float" office:value="58504.7526602261">
                <text:p>58504.75266022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132115.732401154">
                <text:p>132115.732401154</text:p>
              </table:table-cell>
              <table:table-cell office:value-type="float" office:value="90214.3286020687">
                <text:p>90214.3286020687</text:p>
              </table:table-cell>
              <table:table-cell office:value-type="float" office:value="60552.419003334">
                <text:p>60552.4190033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136360.180054053">
                <text:p>136360.180054053</text:p>
              </table:table-cell>
              <table:table-cell office:value-type="float" office:value="93371.8301031412">
                <text:p>93371.8301031412</text:p>
              </table:table-cell>
              <table:table-cell office:value-type="float" office:value="62671.7536684507">
                <text:p>62671.75366845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140740.987887005">
                <text:p>140740.987887005</text:p>
              </table:table-cell>
              <table:table-cell office:value-type="float" office:value="96639.8441567511">
                <text:p>96639.8441567511</text:p>
              </table:table-cell>
              <table:table-cell office:value-type="float" office:value="64865.2650468465">
                <text:p>64865.2650468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145262.536707844">
                <text:p>145262.536707844</text:p>
              </table:table-cell>
              <table:table-cell office:value-type="float" office:value="100022.238702237">
                <text:p>100022.238702237</text:p>
              </table:table-cell>
              <table:table-cell office:value-type="float" office:value="67135.5493234861">
                <text:p>67135.54932348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49929.348065391">
                <text:p>149929.348065391</text:p>
              </table:table-cell>
              <table:table-cell office:value-type="float" office:value="103523.017056816">
                <text:p>103523.017056816</text:p>
              </table:table-cell>
              <table:table-cell office:value-type="float" office:value="69485.2935498081">
                <text:p>69485.29354980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154746.088771003">
                <text:p>154746.088771003</text:p>
              </table:table-cell>
              <table:table-cell office:value-type="float" office:value="107146.322653804">
                <text:p>107146.322653804</text:p>
              </table:table-cell>
              <table:table-cell office:value-type="float" office:value="71917.2788240514">
                <text:p>71917.27882405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159717.575565387">
                <text:p>159717.575565387</text:p>
              </table:table-cell>
              <table:table-cell office:value-type="float" office:value="110896.443946687">
                <text:p>110896.443946687</text:p>
              </table:table-cell>
              <table:table-cell office:value-type="float" office:value="74434.3835828932">
                <text:p>74434.3835828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164848.779935335">
                <text:p>164848.779935335</text:p>
              </table:table-cell>
              <table:table-cell office:value-type="float" office:value="114777.819484822">
                <text:p>114777.819484822</text:p>
              </table:table-cell>
              <table:table-cell office:value-type="float" office:value="77039.5870082945">
                <text:p>77039.5870082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70144.833085219">
                <text:p>170144.833085219</text:p>
              </table:table-cell>
              <table:table-cell office:value-type="float" office:value="118795.04316679">
                <text:p>118795.04316679</text:p>
              </table:table-cell>
              <table:table-cell office:value-type="float" office:value="79735.9725535848">
                <text:p>79735.9725535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175611.031068189">
                <text:p>175611.031068189</text:p>
              </table:table-cell>
              <table:table-cell office:value-type="float" office:value="122952.869677628">
                <text:p>122952.869677628</text:p>
              </table:table-cell>
              <table:table-cell office:value-type="float" office:value="82526.7315929603">
                <text:p>82526.7315929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181252.840082226">
                <text:p>181252.840082226</text:p>
              </table:table-cell>
              <table:table-cell office:value-type="float" office:value="127256.220116345">
                <text:p>127256.220116345</text:p>
              </table:table-cell>
              <table:table-cell office:value-type="float" office:value="85415.1671987139">
                <text:p>85415.1671987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187075.901936346">
                <text:p>187075.901936346</text:p>
              </table:table-cell>
              <table:table-cell office:value-type="float" office:value="131710.187820417">
                <text:p>131710.187820417</text:p>
              </table:table-cell>
              <table:table-cell office:value-type="float" office:value="88404.6980506689">
                <text:p>88404.6980506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193086.039692402">
                <text:p>193086.039692402</text:p>
              </table:table-cell>
              <table:table-cell office:value-type="float" office:value="136320.044394132">
                <text:p>136320.044394132</text:p>
              </table:table-cell>
              <table:table-cell office:value-type="float" office:value="91498.8624824423">
                <text:p>91498.8624824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199289.26348815">
                <text:p>199289.26348815</text:p>
              </table:table-cell>
              <table:table-cell office:value-type="float" office:value="141091.245947926">
                <text:p>141091.245947926</text:p>
              </table:table-cell>
              <table:table-cell office:value-type="float" office:value="94701.3226693278">
                <text:p>94701.3226693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05691.776547387">
                <text:p>205691.776547387</text:p>
              </table:table-cell>
              <table:table-cell office:value-type="float" office:value="146029.439556104">
                <text:p>146029.439556104</text:p>
              </table:table-cell>
              <table:table-cell office:value-type="float" office:value="98015.8689627543">
                <text:p>98015.86896275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12299.981383171">
                <text:p>212299.981383171</text:p>
              </table:table-cell>
              <table:table-cell office:value-type="float" office:value="151140.469940567">
                <text:p>151140.469940567</text:p>
              </table:table-cell>
              <table:table-cell office:value-type="float" office:value="101446.424376451">
                <text:p>101446.4243764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19120.486200338">
                <text:p>219120.486200338</text:p>
              </table:table-cell>
              <table:table-cell office:value-type="float" office:value="156430.386388487">
                <text:p>156430.386388487</text:p>
              </table:table-cell>
              <table:table-cell office:value-type="float" office:value="104997.049229627">
                <text:p>104997.049229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26160.111503705">
                <text:p>226160.111503705</text:p>
              </table:table-cell>
              <table:table-cell office:value-type="float" office:value="161905.449912084">
                <text:p>161905.449912084</text:p>
              </table:table-cell>
              <table:table-cell office:value-type="float" office:value="108671.945952663">
                <text:p>108671.9459526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33425.896918576">
                <text:p>233425.896918576</text:p>
              </table:table-cell>
              <table:table-cell office:value-type="float" office:value="167572.140659007">
                <text:p>167572.140659007</text:p>
              </table:table-cell>
              <table:table-cell office:value-type="float" office:value="112475.464061007">
                <text:p>112475.464061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40925.108230366">
                <text:p>240925.108230366</text:p>
              </table:table-cell>
              <table:table-cell office:value-type="float" office:value="173437.165582073">
                <text:p>173437.165582073</text:p>
              </table:table-cell>
              <table:table-cell office:value-type="float" office:value="116412.105303142">
                <text:p>116412.105303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48665.244650386">
                <text:p>248665.244650386</text:p>
              </table:table-cell>
              <table:table-cell office:value-type="float" office:value="179507.466377445">
                <text:p>179507.466377445</text:p>
              </table:table-cell>
              <table:table-cell office:value-type="float" office:value="120486.528988752">
                <text:p>120486.5289887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6654.046315056">
                <text:p>256654.046315056</text:p>
              </table:table-cell>
              <table:table-cell office:value-type="float" office:value="185790.227700656">
                <text:p>185790.227700656</text:p>
              </table:table-cell>
              <table:table-cell office:value-type="float" office:value="124703.557503358">
                <text:p>124703.55750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64899.502026041">
                <text:p>264899.502026041</text:p>
              </table:table-cell>
              <table:table-cell office:value-type="float" office:value="192292.885670179">
                <text:p>192292.885670179</text:p>
              </table:table-cell>
              <table:table-cell office:value-type="float" office:value="129068.182015976">
                <text:p>129068.1820159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73409.857239053">
                <text:p>273409.857239053</text:p>
              </table:table-cell>
              <table:table-cell office:value-type="float" office:value="199023.136668635">
                <text:p>199023.136668635</text:p>
              </table:table-cell>
              <table:table-cell office:value-type="float" office:value="133585.568386535">
                <text:p>133585.568386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82193.622309303">
                <text:p>282193.622309303</text:p>
              </table:table-cell>
              <table:table-cell office:value-type="float" office:value="205988.946452037">
                <text:p>205988.946452037</text:p>
              </table:table-cell>
              <table:table-cell office:value-type="float" office:value="138261.063280064">
                <text:p>138261.063280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91259.581001863">
                <text:p>291259.581001863</text:p>
              </table:table-cell>
              <table:table-cell office:value-type="float" office:value="213198.559577859">
                <text:p>213198.559577859</text:p>
              </table:table-cell>
              <table:table-cell office:value-type="float" office:value="143100.200494866">
                <text:p>143100.2004948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300616.799275424">
                <text:p>300616.799275424</text:p>
              </table:table-cell>
              <table:table-cell office:value-type="float" office:value="220660.509163084">
                <text:p>220660.509163084</text:p>
              </table:table-cell>
              <table:table-cell office:value-type="float" office:value="148108.707512186">
                <text:p>148108.707512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310274.634348261">
                <text:p>310274.634348261</text:p>
              </table:table-cell>
              <table:table-cell office:value-type="float" office:value="228383.626983792">
                <text:p>228383.626983792</text:p>
              </table:table-cell>
              <table:table-cell office:value-type="float" office:value="153292.512275113">
                <text:p>153292.512275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320242.744055446">
                <text:p>320242.744055446</text:p>
              </table:table-cell>
              <table:table-cell office:value-type="float" office:value="236377.053928224">
                <text:p>236377.053928224</text:p>
              </table:table-cell>
              <table:table-cell office:value-type="float" office:value="158657.750204742">
                <text:p>158657.7502047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330531.096506687">
                <text:p>330531.096506687</text:p>
              </table:table-cell>
              <table:table-cell office:value-type="float" office:value="244650.250815712">
                <text:p>244650.250815712</text:p>
              </table:table-cell>
              <table:table-cell office:value-type="float" office:value="164210.771461908">
                <text:p>164210.7714619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341149.980054434">
                <text:p>341149.980054434</text:p>
              </table:table-cell>
              <table:table-cell office:value-type="float" office:value="253213.009594262">
                <text:p>253213.009594262</text:p>
              </table:table-cell>
              <table:table-cell office:value-type="float" office:value="169958.148463075">
                <text:p>169958.148463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352110.013582235">
                <text:p>352110.013582235</text:p>
              </table:table-cell>
              <table:table-cell office:value-type="float" office:value="262075.464930062">
                <text:p>262075.464930062</text:p>
              </table:table-cell>
              <table:table-cell office:value-type="float" office:value="175906.683659282">
                <text:p>175906.683659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363422.157123619">
                <text:p>363422.157123619</text:p>
              </table:table-cell>
              <table:table-cell office:value-type="float" office:value="271248.106202614">
                <text:p>271248.106202614</text:p>
              </table:table-cell>
              <table:table-cell office:value-type="float" office:value="182063.417587357">
                <text:p>182063.417587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375097.722822126">
                <text:p>375097.722822126</text:p>
              </table:table-cell>
              <table:table-cell office:value-type="float" office:value="280741.789919705">
                <text:p>280741.789919705</text:p>
              </table:table-cell>
              <table:table-cell office:value-type="float" office:value="188435.637202915">
                <text:p>188435.6372029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387148.386243455">
                <text:p>387148.386243455</text:p>
              </table:table-cell>
              <table:table-cell office:value-type="float" office:value="290567.752566895">
                <text:p>290567.752566895</text:p>
              </table:table-cell>
              <table:table-cell office:value-type="float" office:value="195030.884505017">
                <text:p>195030.884505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399586.198051028">
                <text:p>399586.198051028</text:p>
              </table:table-cell>
              <table:table-cell office:value-type="float" office:value="300737.623906736">
                <text:p>300737.623906736</text:p>
              </table:table-cell>
              <table:table-cell office:value-type="float" office:value="201856.965462692">
                <text:p>201856.9654626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412423.596056652">
                <text:p>412423.596056652</text:p>
              </table:table-cell>
              <table:table-cell office:value-type="float" office:value="311263.440743472">
                <text:p>311263.440743472</text:p>
              </table:table-cell>
              <table:table-cell office:value-type="float" office:value="208921.959253887">
                <text:p>208921.9592538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425673.417658332">
                <text:p>425673.417658332</text:p>
              </table:table-cell>
              <table:table-cell office:value-type="float" office:value="322157.661169494">
                <text:p>322157.661169494</text:p>
              </table:table-cell>
              <table:table-cell office:value-type="float" office:value="216234.227827773">
                <text:p>216234.2278277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439348.912677671">
                <text:p>439348.912677671</text:p>
              </table:table-cell>
              <table:table-cell office:value-type="float" office:value="333433.179310426">
                <text:p>333433.179310426</text:p>
              </table:table-cell>
              <table:table-cell office:value-type="float" office:value="223802.425801745">
                <text:p>223802.4258017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453463.756609687">
                <text:p>453463.756609687</text:p>
              </table:table-cell>
              <table:table-cell office:value-type="float" office:value="345103.340586291">
                <text:p>345103.340586291</text:p>
              </table:table-cell>
              <table:table-cell office:value-type="float" office:value="231635.510704806">
                <text:p>231635.5107048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468032.064298313">
                <text:p>468032.064298313</text:p>
              </table:table-cell>
              <table:table-cell office:value-type="float" office:value="357181.957506811">
                <text:p>357181.957506811</text:p>
              </table:table-cell>
              <table:table-cell office:value-type="float" office:value="239742.753579474">
                <text:p>239742.753579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483068.404051237">
                <text:p>483068.404051237</text:p>
              </table:table-cell>
              <table:table-cell office:value-type="float" office:value="369683.32601955">
                <text:p>369683.32601955</text:p>
              </table:table-cell>
              <table:table-cell office:value-type="float" office:value="248133.749954756">
                <text:p>248133.749954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498587.812208213">
                <text:p>498587.812208213</text:p>
              </table:table-cell>
              <table:table-cell office:value-type="float" office:value="382622.242430234">
                <text:p>382622.242430234</text:p>
              </table:table-cell>
              <table:table-cell office:value-type="float" office:value="256818.431203172">
                <text:p>256818.431203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514605.808177396">
                <text:p>514605.808177396</text:p>
              </table:table-cell>
              <table:table-cell office:value-type="float" office:value="396014.020915292">
                <text:p>396014.020915292</text:p>
              </table:table-cell>
              <table:table-cell office:value-type="float" office:value="265807.076295283">
                <text:p>265807.0762952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531138.409954757">
                <text:p>531138.409954757</text:p>
              </table:table-cell>
              <table:table-cell office:value-type="float" office:value="409874.511647328">
                <text:p>409874.511647328</text:p>
              </table:table-cell>
              <table:table-cell office:value-type="float" office:value="275110.323965618">
                <text:p>275110.323965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548202.150142072">
                <text:p>548202.150142072</text:p>
              </table:table-cell>
              <table:table-cell office:value-type="float" office:value="424220.119554984">
                <text:p>424220.119554984</text:p>
              </table:table-cell>
              <table:table-cell office:value-type="float" office:value="284739.185304415">
                <text:p>284739.1853044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565814.09247953">
                <text:p>565814.09247953</text:p>
              </table:table-cell>
              <table:table-cell office:value-type="float" office:value="439067.823739409">
                <text:p>439067.823739409</text:p>
              </table:table-cell>
              <table:table-cell office:value-type="float" office:value="294705.05679007">
                <text:p>294705.0567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583991.848909467">
                <text:p>583991.848909467</text:p>
              </table:table-cell>
              <table:table-cell office:value-type="float" office:value="454435.197570288">
                <text:p>454435.197570288</text:p>
              </table:table-cell>
              <table:table-cell office:value-type="float" office:value="305019.733777722">
                <text:p>305019.7337777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602753.597188313">
                <text:p>602753.597188313</text:p>
              </table:table-cell>
              <table:table-cell office:value-type="float" office:value="470340.429485248">
                <text:p>470340.429485248</text:p>
              </table:table-cell>
              <table:table-cell office:value-type="float" office:value="315695.424459942">
                <text:p>315695.4244599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622118.099064348">
                <text:p>622118.099064348</text:p>
              </table:table-cell>
              <table:table-cell office:value-type="float" office:value="486802.344517232">
                <text:p>486802.344517232</text:p>
              </table:table-cell>
              <table:table-cell office:value-type="float" office:value="326744.76431604">
                <text:p>326744.764316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642104.719039446">
                <text:p>642104.719039446</text:p>
              </table:table-cell>
              <table:table-cell office:value-type="float" office:value="503840.426575335">
                <text:p>503840.426575335</text:p>
              </table:table-cell>
              <table:table-cell office:value-type="float" office:value="338180.831067102">
                <text:p>338180.8310671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662733.443733585">
                <text:p>662733.443733585</text:p>
              </table:table-cell>
              <table:table-cell office:value-type="float" office:value="521474.841505472">
                <text:p>521474.841505472</text:p>
              </table:table-cell>
              <table:table-cell office:value-type="float" office:value="350017.16015445">
                <text:p>350017.16015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684024.901871456">
                <text:p>684024.901871456</text:p>
              </table:table-cell>
              <table:table-cell office:value-type="float" office:value="539726.460958164">
                <text:p>539726.460958164</text:p>
              </table:table-cell>
              <table:table-cell office:value-type="float" office:value="362267.760759856">
                <text:p>362267.7607598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706000.384911199">
                <text:p>706000.384911199</text:p>
              </table:table-cell>
              <table:table-cell office:value-type="float" office:value="558616.887091699">
                <text:p>558616.887091699</text:p>
              </table:table-cell>
              <table:table-cell office:value-type="float" office:value="374947.132386451">
                <text:p>374947.132386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728681.868335854">
                <text:p>728681.868335854</text:p>
              </table:table-cell>
              <table:table-cell office:value-type="float" office:value="578168.478139909">
                <text:p>578168.478139909</text:p>
              </table:table-cell>
              <table:table-cell office:value-type="float" office:value="388070.282019977">
                <text:p>388070.282019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752092.033628844">
                <text:p>752092.033628844</text:p>
              </table:table-cell>
              <table:table-cell office:value-type="float" office:value="598404.374874806">
                <text:p>598404.374874806</text:p>
              </table:table-cell>
              <table:table-cell office:value-type="float" office:value="401652.741890676">
                <text:p>401652.741890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776254.290955462">
                <text:p>776254.290955462</text:p>
              </table:table-cell>
              <table:table-cell office:value-type="float" office:value="619348.527995424">
                <text:p>619348.527995424</text:p>
              </table:table-cell>
              <table:table-cell office:value-type="float" office:value="415710.58785685">
                <text:p>415710.587856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801192.802573036">
                <text:p>801192.802573036</text:p>
              </table:table-cell>
              <table:table-cell office:value-type="float" office:value="641025.726475264">
                <text:p>641025.726475264</text:p>
              </table:table-cell>
              <table:table-cell office:value-type="float" office:value="430260.45843184">
                <text:p>430260.45843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826932.506993184">
                <text:p>826932.506993184</text:p>
              </table:table-cell>
              <table:table-cell office:value-type="float" office:value="663461.626901898">
                <text:p>663461.626901898</text:p>
              </table:table-cell>
              <table:table-cell office:value-type="float" office:value="445319.574476954">
                <text:p>445319.574476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853499.143920324">
                <text:p>853499.143920324</text:p>
              </table:table-cell>
              <table:table-cell office:value-type="float" office:value="686682.783843465">
                <text:p>686682.783843465</text:p>
              </table:table-cell>
              <table:table-cell office:value-type="float" office:value="460905.759583648">
                <text:p>460905.759583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880919.279991384">
                <text:p>880919.279991384</text:p>
              </table:table-cell>
              <table:table-cell office:value-type="float" office:value="710716.681277986">
                <text:p>710716.681277986</text:p>
              </table:table-cell>
              <table:table-cell office:value-type="float" office:value="477037.461169076">
                <text:p>477037.4611690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909220.335342435">
                <text:p>909220.335342435</text:p>
              </table:table-cell>
              <table:table-cell office:value-type="float" office:value="735591.765122716">
                <text:p>735591.765122716</text:p>
              </table:table-cell>
              <table:table-cell office:value-type="float" office:value="493733.772309993">
                <text:p>493733.7723099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938430.611028829">
                <text:p>938430.611028829</text:p>
              </table:table-cell>
              <table:table-cell office:value-type="float" office:value="761337.476902011">
                <text:p>761337.476902011</text:p>
              </table:table-cell>
              <table:table-cell office:value-type="float" office:value="511014.454340843">
                <text:p>511014.454340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968579.317326252">
                <text:p>968579.317326252</text:p>
              </table:table-cell>
              <table:table-cell office:value-type="float" office:value="787984.288593582">
                <text:p>787984.288593582</text:p>
              </table:table-cell>
              <table:table-cell office:value-type="float" office:value="528899.960242773">
                <text:p>528899.9602427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999696.602941">
                <text:p>999696.602941</text:p>
              </table:table-cell>
              <table:table-cell office:value-type="float" office:value="815563.738694357">
                <text:p>815563.738694357</text:p>
              </table:table-cell>
              <table:table-cell office:value-type="float" office:value="547411.45885127">
                <text:p>547411.45885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1031813.58515869">
                <text:p>1031813.58515869</text:p>
              </table:table-cell>
              <table:table-cell office:value-type="float" office:value="844108.46954866">
                <text:p>844108.46954866</text:p>
              </table:table-cell>
              <table:table-cell office:value-type="float" office:value="566570.859911064">
                <text:p>566570.859911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1064962.38096154">
                <text:p>1064962.38096154</text:p>
              </table:table-cell>
              <table:table-cell office:value-type="float" office:value="873652.265982863">
                <text:p>873652.265982863</text:p>
              </table:table-cell>
              <table:table-cell office:value-type="float" office:value="586400.840007952">
                <text:p>586400.840007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1099176.13914535">
                <text:p>1099176.13914535</text:p>
              </table:table-cell>
              <table:table-cell office:value-type="float" office:value="904230.095292263">
                <text:p>904230.095292263</text:p>
              </table:table-cell>
              <table:table-cell office:value-type="float" office:value="606924.86940823">
                <text:p>606924.869408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1134489.0734683">
                <text:p>1134489.0734683</text:p>
              </table:table-cell>
              <table:table-cell office:value-type="float" office:value="935878.148627493">
                <text:p>935878.148627493</text:p>
              </table:table-cell>
              <table:table-cell office:value-type="float" office:value="628167.239837518">
                <text:p>628167.2398375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1170936.49686473">
                <text:p>1170936.49686473</text:p>
              </table:table-cell>
              <table:table-cell office:value-type="float" office:value="968633.883829455">
                <text:p>968633.883829455</text:p>
              </table:table-cell>
              <table:table-cell office:value-type="float" office:value="650153.093231832">
                <text:p>650153.0932318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1208554.85675801">
                <text:p>1208554.85675801</text:p>
              </table:table-cell>
              <table:table-cell office:value-type="float" office:value="1002536.06976349">
                <text:p>1002536.06976349</text:p>
              </table:table-cell>
              <table:table-cell office:value-type="float" office:value="672908.451494946">
                <text:p>672908.4514949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1247381.77150806">
                <text:p>1247381.77150806</text:p>
              </table:table-cell>
              <table:table-cell office:value-type="float" office:value="1037624.83220521">
                <text:p>1037624.83220521</text:p>
              </table:table-cell>
              <table:table-cell office:value-type="float" office:value="696460.247297269">
                <text:p>696460.2472972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1287456.06802961">
                <text:p>1287456.06802961</text:p>
              </table:table-cell>
              <table:table-cell office:value-type="float" office:value="1073941.70133239">
                <text:p>1073941.70133239</text:p>
              </table:table-cell>
              <table:table-cell office:value-type="float" office:value="720836.355952673">
                <text:p>720836.3559526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1328817.8206192">
                <text:p>1328817.8206192</text:p>
              </table:table-cell>
              <table:table-cell office:value-type="float" office:value="1111529.66087902">
                <text:p>1111529.66087902</text:p>
              </table:table-cell>
              <table:table-cell office:value-type="float" office:value="746065.628411017">
                <text:p>746065.6284110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1371508.3910294">
                <text:p>1371508.3910294</text:p>
              </table:table-cell>
              <table:table-cell office:value-type="float" office:value="1150433.19900979">
                <text:p>1150433.19900979</text:p>
              </table:table-cell>
              <table:table-cell office:value-type="float" office:value="772177.925405403">
                <text:p>772177.925405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1415570.46983063">
                <text:p>1415570.46983063</text:p>
              </table:table-cell>
              <table:table-cell office:value-type="float" office:value="1190698.36097513">
                <text:p>1190698.36097513</text:p>
              </table:table-cell>
              <table:table-cell office:value-type="float" office:value="799204.152794592">
                <text:p>799204.1527945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1461048.11910169">
                <text:p>1461048.11910169</text:p>
              </table:table-cell>
              <table:table-cell office:value-type="float" office:value="1232372.80360926">
                <text:p>1232372.80360926</text:p>
              </table:table-cell>
              <table:table-cell office:value-type="float" office:value="827176.298142403">
                <text:p>827176.2981424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1507986.81649186">
                <text:p>1507986.81649186</text:p>
              </table:table-cell>
              <table:table-cell office:value-type="float" office:value="1275505.85173559">
                <text:p>1275505.85173559</text:p>
              </table:table-cell>
              <table:table-cell office:value-type="float" office:value="856127.468577387">
                <text:p>856127.4685773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1556433.50069851">
                <text:p>1556433.50069851</text:p>
              </table:table-cell>
              <table:table-cell office:value-type="float" office:value="1320148.55654633">
                <text:p>1320148.55654633</text:p>
              </table:table-cell>
              <table:table-cell office:value-type="float" office:value="886091.929977596">
                <text:p>886091.9299775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1606436.61840587">
                <text:p>1606436.61840587</text:p>
              </table:table-cell>
              <table:table-cell office:value-type="float" office:value="1366353.75602546">
                <text:p>1366353.75602546</text:p>
              </table:table-cell>
              <table:table-cell office:value-type="float" office:value="917105.147526812">
                <text:p>917105.1475268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1658046.17273163">
                <text:p>1658046.17273163</text:p>
              </table:table-cell>
              <table:table-cell office:value-type="float" office:value="1414176.13748635">
                <text:p>1414176.13748635</text:p>
              </table:table-cell>
              <table:table-cell office:value-type="float" office:value="949203.82769025">
                <text:p>949203.82769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1711313.77323012">
                <text:p>1711313.77323012</text:p>
              </table:table-cell>
              <table:table-cell office:value-type="float" office:value="1463672.30229837">
                <text:p>1463672.30229837</text:p>
              </table:table-cell>
              <table:table-cell office:value-type="float" office:value="982425.961659409">
                <text:p>982425.9616594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1766292.68750184">
                <text:p>1766292.68750184</text:p>
              </table:table-cell>
              <table:table-cell office:value-type="float" office:value="1514900.83287881">
                <text:p>1514900.83287881</text:p>
              </table:table-cell>
              <table:table-cell office:value-type="float" office:value="1016810.87031749">
                <text:p>1016810.87031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1823037.89446106">
                <text:p>1823037.89446106</text:p>
              </table:table-cell>
              <table:table-cell office:value-type="float" office:value="1567922.36202957">
                <text:p>1567922.36202957</text:p>
              </table:table-cell>
              <table:table-cell office:value-type="float" office:value="1052399.2507786">
                <text:p>1052399.2507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1881606.13931474">
                <text:p>1881606.13931474</text:p>
              </table:table-cell>
              <table:table-cell office:value-type="float" office:value="1622799.64470061">
                <text:p>1622799.64470061</text:p>
              </table:table-cell>
              <table:table-cell office:value-type="float" office:value="1089233.22455585">
                <text:p>1089233.224555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1942055.99030774">
                <text:p>1942055.99030774</text:p>
              </table:table-cell>
              <table:table-cell office:value-type="float" office:value="1679597.63226513">
                <text:p>1679597.63226513</text:p>
              </table:table-cell>
              <table:table-cell office:value-type="float" office:value="1127356.38741531">
                <text:p>1127356.387415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2004447.89729105">
                <text:p>2004447.89729105</text:p>
              </table:table-cell>
              <table:table-cell office:value-type="float" office:value="1738383.54939441">
                <text:p>1738383.54939441</text:p>
              </table:table-cell>
              <table:table-cell office:value-type="float" office:value="1166813.86097484">
                <text:p>1166813.86097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2068844.25217164">
                <text:p>2068844.25217164</text:p>
              </table:table-cell>
              <table:table-cell office:value-type="float" office:value="1799226.97362321">
                <text:p>1799226.97362321</text:p>
              </table:table-cell>
              <table:table-cell office:value-type="float" office:value="1207652.34610896">
                <text:p>1207652.34610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2135309.45130441">
                <text:p>2135309.45130441</text:p>
              </table:table-cell>
              <table:table-cell office:value-type="float" office:value="1862199.91770002">
                <text:p>1862199.91770002</text:p>
              </table:table-cell>
              <table:table-cell office:value-type="float" office:value="1249920.17822278">
                <text:p>1249920.178222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2203909.95988848">
                <text:p>2203909.95988848</text:p>
              </table:table-cell>
              <table:table-cell office:value-type="float" office:value="1927376.91481953">
                <text:p>1927376.91481953</text:p>
              </table:table-cell>
              <table:table-cell office:value-type="float" office:value="1293667.38446057">
                <text:p>1293667.38446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2274714.37843245">
                <text:p>2274714.37843245</text:p>
              </table:table-cell>
              <table:table-cell office:value-type="float" office:value="1994835.10683821">
                <text:p>1994835.10683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2347793.51135484">
                <text:p>2347793.51135484</text:p>
              </table:table-cell>
              <table:table-cell office:value-type="float" office:value="2064654.33557755">
                <text:p>2064654.3355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2423220.43778858">
                <text:p>2423220.43778858</text:p>
              </table:table-cell>
              <table:table-cell office:value-type="float" office:value="2136917.23732276">
                <text:p>2136917.2373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2501070.58466012">
                <text:p>2501070.58466012</text:p>
              </table:table-cell>
              <table:table-cell office:value-type="float" office:value="2211709.34062906">
                <text:p>2211709.3406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2581421.80211632">
                <text:p>2581421.80211632</text:p>
              </table:table-cell>
              <table:table-cell office:value-type="float" office:value="2289119.16755108">
                <text:p>2289119.16755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2664354.44137463">
                <text:p>2664354.44137463</text:p>
              </table:table-cell>
              <table:table-cell office:value-type="float" office:value="2369238.33841536">
                <text:p>2369238.3384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2749951.43507431">
                <text:p>2749951.43507431</text:p>
              </table:table-cell>
              <table:table-cell office:value-type="float" office:value="2452161.6802599">
                <text:p>2452161.680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2838298.38020907">
                <text:p>2838298.38020907</text:p>
              </table:table-cell>
              <table:table-cell office:value-type="float" office:value="2537987.339069">
                <text:p>2537987.339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2929483.62372404">
                <text:p>2929483.62372404</text:p>
              </table:table-cell>
              <table:table-cell office:value-type="float" office:value="2626816.89593641">
                <text:p>2626816.8959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023598.35086273">
                <text:p>3023598.35086273</text:p>
              </table:table-cell>
              <table:table-cell office:value-type="float" office:value="2718755.48729419">
                <text:p>2718755.4872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120736.67635229">
                <text:p>3120736.67635229</text:p>
              </table:table-cell>
              <table:table-cell office:value-type="float" office:value="2813911.92934949">
                <text:p>2813911.92934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3220995.73851819">
                <text:p>3220995.73851819</text:p>
              </table:table-cell>
              <table:table-cell office:value-type="float" office:value="2912398.84687672">
                <text:p>2912398.8468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24475.79642262">
                <text:p>3324475.79642262</text:p>
              </table:table-cell>
              <table:table-cell office:value-type="float" office:value="3014332.8065174">
                <text:p>3014332.806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3431280.33012346">
                <text:p>3431280.33012346</text:p>
              </table:table-cell>
              <table:table-cell office:value-type="float" office:value="3119834.45474551">
                <text:p>3119834.4547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3541516.14415443">
                <text:p>3541516.14415443</text:p>
              </table:table-cell>
              <table:table-cell office:value-type="float" office:value="3229028.66066161">
                <text:p>3229028.660661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0.534cm" svg:height="25.614cm" xlink:href=".." xlink:type="simple" chart:class="chart:line" chart:style-name="ch1">
        <chart:legend chart:legend-position="end" svg:x="55.645cm" svg:y="11.971cm" style:legend-expansion="high" chart:style-name="ch2"/>
        <chart:plot-area chart:style-name="ch3" table:cell-range-address="Tabelle1.D2:Tabelle1.F502" chart:data-source-has-labels="row" svg:x="1.66cm" svg:y="2.183cm" svg:width="51.565cm" svg:height="22.499cm">
          <chartooo:coordinate-region svg:x="3.578cm" svg:y="2.396cm" svg:width="49.466cm" svg:height="21.1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D3:Tabelle1.D502" chart:label-cell-address="Tabelle1.D2:Tabelle1.D2" chart:class="chart:line">
            <chart:data-point chart:repeated="500"/>
          </chart:series>
          <chart:series chart:style-name="ch7" chart:values-cell-range-address="Tabelle1.E3:Tabelle1.E502" chart:label-cell-address="Tabelle1.E2:Tabelle1.E2" chart:class="chart:line">
            <chart:data-point chart:repeated="500"/>
          </chart:series>
          <chart:series chart:style-name="ch8" chart:values-cell-range-address="Tabelle1.F3:Tabelle1.F502" chart:label-cell-address="Tabelle1.F2:Tabelle1.F2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völkerung Menschen</text:p>
                <draw:g>
                  <svg:desc>Tabelle1.D2:Tabelle1.D2</svg:desc>
                </draw:g>
              </table:table-cell>
              <table:table-cell office:value-type="string">
                <text:p>Bevölkerung Zwerge</text:p>
                <draw:g>
                  <svg:desc>Tabelle1.E2:Tabelle1.E2</svg:desc>
                </draw:g>
              </table:table-cell>
              <table:table-cell office:value-type="string">
                <text:p>Bevölkerung Orks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abelle1.D3:Tabelle1.D502</svg:desc>
                </draw:g>
              </table:table-cell>
              <table:table-cell office:value-type="float" office:value="6">
                <text:p>6</text:p>
                <draw:g>
                  <svg:desc>Tabelle1.E3:Tabelle1.E502</svg:desc>
                </draw:g>
              </table:table-cell>
              <table:table-cell office:value-type="float" office:value="5">
                <text:p>5</text:p>
                <draw:g>
                  <svg:desc>Tabelle1.F3:Tabelle1.F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0.84">
                <text:p>30.8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1.9194">
                <text:p>31.9194</text:p>
              </table:table-cell>
              <table:table-cell office:value-type="float" office:value="21.4245">
                <text:p>21.4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33.036579">
                <text:p>33.036579</text:p>
              </table:table-cell>
              <table:table-cell office:value-type="float" office:value="22.1743575">
                <text:p>22.174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34.192859265">
                <text:p>34.192859265</text:p>
              </table:table-cell>
              <table:table-cell office:value-type="float" office:value="22.9504600125">
                <text:p>22.95046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5.389609339275">
                <text:p>35.389609339275</text:p>
              </table:table-cell>
              <table:table-cell office:value-type="float" office:value="23.7537261129375">
                <text:p>23.753726112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36.6282456661497">
                <text:p>36.6282456661497</text:p>
              </table:table-cell>
              <table:table-cell office:value-type="float" office:value="24.5851065268903">
                <text:p>24.5851065268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074">
                <text:p>78.074</text:p>
              </table:table-cell>
              <table:table-cell office:value-type="float" office:value="37.9102342644649">
                <text:p>37.9102342644649</text:p>
              </table:table-cell>
              <table:table-cell office:value-type="float" office:value="25.4455852553315">
                <text:p>25.445585255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.226074">
                <text:p>82.226074</text:p>
              </table:table-cell>
              <table:table-cell office:value-type="float" office:value="39.2370924637212">
                <text:p>39.2370924637212</text:p>
              </table:table-cell>
              <table:table-cell office:value-type="float" office:value="26.3361807392681">
                <text:p>26.3361807392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4603740739999">
                <text:p>86.4603740739999</text:p>
              </table:table-cell>
              <table:table-cell office:value-type="float" office:value="40.6103906999514">
                <text:p>40.6103906999514</text:p>
              </table:table-cell>
              <table:table-cell office:value-type="float" office:value="27.2579470651425">
                <text:p>27.2579470651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7811345220739">
                <text:p>90.7811345220739</text:p>
              </table:table-cell>
              <table:table-cell office:value-type="float" office:value="42.0317543744497">
                <text:p>42.0317543744497</text:p>
              </table:table-cell>
              <table:table-cell office:value-type="float" office:value="28.2119752124225">
                <text:p>28.21197521242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1926761046699">
                <text:p>95.1926761046699</text:p>
              </table:table-cell>
              <table:table-cell office:value-type="float" office:value="43.5028657775555">
                <text:p>43.5028657775555</text:p>
              </table:table-cell>
              <table:table-cell office:value-type="float" office:value="29.1993943448573">
                <text:p>29.1993943448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6994103633707">
                <text:p>99.6994103633707</text:p>
              </table:table-cell>
              <table:table-cell office:value-type="float" office:value="45.0254660797699">
                <text:p>45.0254660797699</text:p>
              </table:table-cell>
              <table:table-cell office:value-type="float" office:value="30.2213731469273">
                <text:p>30.2213731469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.305844032435">
                <text:p>104.305844032435</text:p>
              </table:table-cell>
              <table:table-cell office:value-type="float" office:value="46.6013573925619">
                <text:p>46.6013573925619</text:p>
              </table:table-cell>
              <table:table-cell office:value-type="float" office:value="31.2791212070697">
                <text:p>31.2791212070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.016583545531">
                <text:p>109.016583545531</text:p>
              </table:table-cell>
              <table:table-cell office:value-type="float" office:value="48.2324049013015">
                <text:p>48.2324049013015</text:p>
              </table:table-cell>
              <table:table-cell office:value-type="float" office:value="32.3738904493172">
                <text:p>32.3738904493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3.836339642173">
                <text:p>113.836339642173</text:p>
              </table:table-cell>
              <table:table-cell office:value-type="float" office:value="49.9205390728471">
                <text:p>49.9205390728471</text:p>
              </table:table-cell>
              <table:table-cell office:value-type="float" office:value="33.5069766150433">
                <text:p>33.5069766150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8.769932078457">
                <text:p>118.769932078457</text:p>
              </table:table-cell>
              <table:table-cell office:value-type="float" office:value="51.6677579403967">
                <text:p>51.6677579403967</text:p>
              </table:table-cell>
              <table:table-cell office:value-type="float" office:value="34.6797207965698">
                <text:p>34.6797207965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82229444682">
                <text:p>123.82229444682</text:p>
              </table:table-cell>
              <table:table-cell office:value-type="float" office:value="53.4761294683106">
                <text:p>53.4761294683106</text:p>
              </table:table-cell>
              <table:table-cell office:value-type="float" office:value="35.8935110244498">
                <text:p>35.8935110244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.998479109629">
                <text:p>128.998479109629</text:p>
              </table:table-cell>
              <table:table-cell office:value-type="float" office:value="55.3477939997015">
                <text:p>55.3477939997015</text:p>
              </table:table-cell>
              <table:table-cell office:value-type="float" office:value="37.1497839103055">
                <text:p>37.1497839103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303662251548">
                <text:p>134.303662251548</text:p>
              </table:table-cell>
              <table:table-cell office:value-type="float" office:value="57.2849667896911">
                <text:p>57.2849667896911</text:p>
              </table:table-cell>
              <table:table-cell office:value-type="float" office:value="38.4500263471662">
                <text:p>38.4500263471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.743149055719">
                <text:p>139.743149055719</text:p>
              </table:table-cell>
              <table:table-cell office:value-type="float" office:value="59.2899406273303">
                <text:p>59.2899406273303</text:p>
              </table:table-cell>
              <table:table-cell office:value-type="float" office:value="39.7957772693171">
                <text:p>39.7957772693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.322379008945">
                <text:p>145.322379008945</text:p>
              </table:table-cell>
              <table:table-cell office:value-type="float" office:value="61.3650885492868">
                <text:p>61.3650885492868</text:p>
              </table:table-cell>
              <table:table-cell office:value-type="float" office:value="41.1886294737432">
                <text:p>41.1886294737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1.04693134118">
                <text:p>151.04693134118</text:p>
              </table:table-cell>
              <table:table-cell office:value-type="float" office:value="63.5128666485119">
                <text:p>63.5128666485119</text:p>
              </table:table-cell>
              <table:table-cell office:value-type="float" office:value="42.6302315053242">
                <text:p>42.63023150532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.922530604756">
                <text:p>156.922530604756</text:p>
              </table:table-cell>
              <table:table-cell office:value-type="float" office:value="65.7358169812098">
                <text:p>65.7358169812098</text:p>
              </table:table-cell>
              <table:table-cell office:value-type="float" office:value="44.1222896080105">
                <text:p>44.122289608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.955052398937">
                <text:p>162.955052398937</text:p>
              </table:table-cell>
              <table:table-cell office:value-type="float" office:value="68.0365705755522">
                <text:p>68.0365705755522</text:p>
              </table:table-cell>
              <table:table-cell office:value-type="float" office:value="45.6665697442909">
                <text:p>45.66656974429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.150529245517">
                <text:p>169.150529245517</text:p>
              </table:table-cell>
              <table:table-cell office:value-type="float" office:value="70.4178505456965">
                <text:p>70.4178505456965</text:p>
              </table:table-cell>
              <table:table-cell office:value-type="float" office:value="47.2648996853411">
                <text:p>47.26489968534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.515156621343">
                <text:p>175.515156621343</text:p>
              </table:table-cell>
              <table:table-cell office:value-type="float" office:value="72.8824753147959">
                <text:p>72.8824753147959</text:p>
              </table:table-cell>
              <table:table-cell office:value-type="float" office:value="48.919171174328">
                <text:p>48.9191711743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.055299153789">
                <text:p>182.055299153789</text:p>
              </table:table-cell>
              <table:table-cell office:value-type="float" office:value="75.4333619508138">
                <text:p>75.4333619508138</text:p>
              </table:table-cell>
              <table:table-cell office:value-type="float" office:value="50.6313421654295">
                <text:p>50.6313421654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8.77749698539">
                <text:p>188.77749698539</text:p>
              </table:table-cell>
              <table:table-cell office:value-type="float" office:value="78.0735296190923">
                <text:p>78.0735296190923</text:p>
              </table:table-cell>
              <table:table-cell office:value-type="float" office:value="52.4034391412196">
                <text:p>52.4034391412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.688472313976">
                <text:p>195.688472313976</text:p>
              </table:table-cell>
              <table:table-cell office:value-type="float" office:value="80.8061031557605">
                <text:p>80.8061031557605</text:p>
              </table:table-cell>
              <table:table-cell office:value-type="float" office:value="54.2375595111623">
                <text:p>54.2375595111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.795136114876">
                <text:p>202.795136114876</text:p>
              </table:table-cell>
              <table:table-cell office:value-type="float" office:value="83.6343167662121">
                <text:p>83.6343167662121</text:p>
              </table:table-cell>
              <table:table-cell office:value-type="float" office:value="56.135874094053">
                <text:p>56.135874094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.10459505189">
                <text:p>210.10459505189</text:p>
              </table:table-cell>
              <table:table-cell office:value-type="float" office:value="86.5615178530296">
                <text:p>86.5615178530296</text:p>
              </table:table-cell>
              <table:table-cell office:value-type="float" office:value="58.1006296873448">
                <text:p>58.1006296873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.624158583957">
                <text:p>217.624158583957</text:p>
              </table:table-cell>
              <table:table-cell office:value-type="float" office:value="89.5911709778856">
                <text:p>89.5911709778856</text:p>
              </table:table-cell>
              <table:table-cell office:value-type="float" office:value="60.1341517264019">
                <text:p>60.1341517264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5.361346274607">
                <text:p>225.361346274607</text:p>
              </table:table-cell>
              <table:table-cell office:value-type="float" office:value="92.7268619621117">
                <text:p>92.7268619621117</text:p>
              </table:table-cell>
              <table:table-cell office:value-type="float" office:value="62.238847036826">
                <text:p>62.2388470368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3.323895311532">
                <text:p>233.323895311532</text:p>
              </table:table-cell>
              <table:table-cell office:value-type="float" office:value="95.9723021307856">
                <text:p>95.9723021307856</text:p>
              </table:table-cell>
              <table:table-cell office:value-type="float" office:value="64.4172066831149">
                <text:p>64.4172066831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1.519768243769">
                <text:p>241.519768243769</text:p>
              </table:table-cell>
              <table:table-cell office:value-type="float" office:value="99.3313327053631">
                <text:p>99.3313327053631</text:p>
              </table:table-cell>
              <table:table-cell office:value-type="float" office:value="66.6718089170239">
                <text:p>66.6718089170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.957160944249">
                <text:p>249.957160944249</text:p>
              </table:table-cell>
              <table:table-cell office:value-type="float" office:value="102.807929350051">
                <text:p>102.807929350051</text:p>
              </table:table-cell>
              <table:table-cell office:value-type="float" office:value="69.0053222291197">
                <text:p>69.0053222291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8.644510805674">
                <text:p>258.644510805674</text:p>
              </table:table-cell>
              <table:table-cell office:value-type="float" office:value="106.406206877303">
                <text:p>106.406206877303</text:p>
              </table:table-cell>
              <table:table-cell office:value-type="float" office:value="71.420508507139">
                <text:p>71.420508507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590505177904">
                <text:p>267.590505177904</text:p>
              </table:table-cell>
              <table:table-cell office:value-type="float" office:value="110.130424118008">
                <text:p>110.130424118008</text:p>
              </table:table-cell>
              <table:table-cell office:value-type="float" office:value="73.9202263048888">
                <text:p>73.9202263048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.804090055312">
                <text:p>276.804090055312</text:p>
              </table:table-cell>
              <table:table-cell office:value-type="float" office:value="113.984988962138">
                <text:p>113.984988962138</text:p>
              </table:table-cell>
              <table:table-cell office:value-type="float" office:value="76.5074342255599">
                <text:p>76.5074342255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.294479022775">
                <text:p>286.294479022775</text:p>
              </table:table-cell>
              <table:table-cell office:value-type="float" office:value="117.974463575813">
                <text:p>117.974463575813</text:p>
              </table:table-cell>
              <table:table-cell office:value-type="float" office:value="79.1851944234545">
                <text:p>79.1851944234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6.071162469262">
                <text:p>296.071162469262</text:p>
              </table:table-cell>
              <table:table-cell office:value-type="float" office:value="122.103569800967">
                <text:p>122.103569800967</text:p>
              </table:table-cell>
              <table:table-cell office:value-type="float" office:value="81.9566762282755">
                <text:p>81.9566762282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.143917078217">
                <text:p>306.143917078217</text:p>
              </table:table-cell>
              <table:table-cell office:value-type="float" office:value="126.377194744001">
                <text:p>126.377194744001</text:p>
              </table:table-cell>
              <table:table-cell office:value-type="float" office:value="84.8251598962651">
                <text:p>84.825159896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.522815604251">
                <text:p>316.522815604251</text:p>
              </table:table-cell>
              <table:table-cell office:value-type="float" office:value="130.800396560041">
                <text:p>130.800396560041</text:p>
              </table:table-cell>
              <table:table-cell office:value-type="float" office:value="87.7940404926344">
                <text:p>87.7940404926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7.218236945888">
                <text:p>327.218236945888</text:p>
              </table:table-cell>
              <table:table-cell office:value-type="float" office:value="135.378410439642">
                <text:p>135.378410439642</text:p>
              </table:table-cell>
              <table:table-cell office:value-type="float" office:value="90.8668319098767">
                <text:p>90.8668319098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8.240876524472">
                <text:p>338.240876524472</text:p>
              </table:table-cell>
              <table:table-cell office:value-type="float" office:value="140.11665480503">
                <text:p>140.11665480503</text:p>
              </table:table-cell>
              <table:table-cell office:value-type="float" office:value="94.0471710267223">
                <text:p>94.0471710267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60175697958">
                <text:p>349.60175697958</text:p>
              </table:table-cell>
              <table:table-cell office:value-type="float" office:value="145.020737723206">
                <text:p>145.020737723206</text:p>
              </table:table-cell>
              <table:table-cell office:value-type="float" office:value="97.3388220126576">
                <text:p>97.33882201265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1.312239191668">
                <text:p>361.312239191668</text:p>
              </table:table-cell>
              <table:table-cell office:value-type="float" office:value="150.096463543518">
                <text:p>150.096463543518</text:p>
              </table:table-cell>
              <table:table-cell office:value-type="float" office:value="100.745680783101">
                <text:p>100.745680783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3.384033642947">
                <text:p>373.384033642947</text:p>
              </table:table-cell>
              <table:table-cell office:value-type="float" office:value="155.349839767541">
                <text:p>155.349839767541</text:p>
              </table:table-cell>
              <table:table-cell office:value-type="float" office:value="104.271779610509">
                <text:p>104.271779610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5.829212127869">
                <text:p>385.829212127869</text:p>
              </table:table-cell>
              <table:table-cell office:value-type="float" office:value="160.787084159405">
                <text:p>160.787084159405</text:p>
              </table:table-cell>
              <table:table-cell office:value-type="float" office:value="107.921291896877">
                <text:p>107.9212918968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8.660219824919">
                <text:p>398.660219824919</text:p>
              </table:table-cell>
              <table:table-cell office:value-type="float" office:value="166.414632104984">
                <text:p>166.414632104984</text:p>
              </table:table-cell>
              <table:table-cell office:value-type="float" office:value="111.698537113268">
                <text:p>111.698537113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1.889887741794">
                <text:p>411.889887741794</text:p>
              </table:table-cell>
              <table:table-cell office:value-type="float" office:value="172.239144228659">
                <text:p>172.239144228659</text:p>
              </table:table-cell>
              <table:table-cell office:value-type="float" office:value="115.607985912232">
                <text:p>115.6079859122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5.531445546411">
                <text:p>425.531445546411</text:p>
              </table:table-cell>
              <table:table-cell office:value-type="float" office:value="178.267514276662">
                <text:p>178.267514276662</text:p>
              </table:table-cell>
              <table:table-cell office:value-type="float" office:value="119.65426541916">
                <text:p>119.654265419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.598534796574">
                <text:p>439.598534796574</text:p>
              </table:table-cell>
              <table:table-cell office:value-type="float" office:value="184.506877276345">
                <text:p>184.506877276345</text:p>
              </table:table-cell>
              <table:table-cell office:value-type="float" office:value="123.842164708831">
                <text:p>123.842164708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4.105222581533">
                <text:p>454.105222581533</text:p>
              </table:table-cell>
              <table:table-cell office:value-type="float" office:value="190.964617981017">
                <text:p>190.964617981017</text:p>
              </table:table-cell>
              <table:table-cell office:value-type="float" office:value="128.17664047364">
                <text:p>128.176640473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9.066015589074">
                <text:p>469.066015589074</text:p>
              </table:table-cell>
              <table:table-cell office:value-type="float" office:value="197.648379610353">
                <text:p>197.648379610353</text:p>
              </table:table-cell>
              <table:table-cell office:value-type="float" office:value="132.662822890217">
                <text:p>132.6628228902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84.495874612204">
                <text:p>484.495874612204</text:p>
              </table:table-cell>
              <table:table-cell office:value-type="float" office:value="204.566072896715">
                <text:p>204.566072896715</text:p>
              </table:table-cell>
              <table:table-cell office:value-type="float" office:value="137.306021691375">
                <text:p>137.306021691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.410229509946">
                <text:p>500.410229509946</text:p>
              </table:table-cell>
              <table:table-cell office:value-type="float" office:value="211.7258854481">
                <text:p>211.7258854481</text:p>
              </table:table-cell>
              <table:table-cell office:value-type="float" office:value="142.111732450573">
                <text:p>142.1117324505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6.824994637198">
                <text:p>516.824994637198</text:p>
              </table:table-cell>
              <table:table-cell office:value-type="float" office:value="219.136291438784">
                <text:p>219.136291438784</text:p>
              </table:table-cell>
              <table:table-cell office:value-type="float" office:value="147.085643086343">
                <text:p>147.0856430863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3.756584759088">
                <text:p>533.756584759088</text:p>
              </table:table-cell>
              <table:table-cell office:value-type="float" office:value="226.806061639141">
                <text:p>226.806061639141</text:p>
              </table:table-cell>
              <table:table-cell office:value-type="float" office:value="152.233640594365">
                <text:p>152.233640594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1.221931465736">
                <text:p>551.221931465736</text:p>
              </table:table-cell>
              <table:table-cell office:value-type="float" office:value="234.744273796511">
                <text:p>234.744273796511</text:p>
              </table:table-cell>
              <table:table-cell office:value-type="float" office:value="157.561818015168">
                <text:p>157.561818015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9.23850010385">
                <text:p>569.23850010385</text:p>
              </table:table-cell>
              <table:table-cell office:value-type="float" office:value="242.960323379389">
                <text:p>242.960323379389</text:p>
              </table:table-cell>
              <table:table-cell office:value-type="float" office:value="163.076481645699">
                <text:p>163.076481645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7.824307242067">
                <text:p>587.824307242067</text:p>
              </table:table-cell>
              <table:table-cell office:value-type="float" office:value="251.463934697668">
                <text:p>251.463934697668</text:p>
              </table:table-cell>
              <table:table-cell office:value-type="float" office:value="168.784158503299">
                <text:p>168.7841585032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6.997938687527">
                <text:p>606.997938687527</text:p>
              </table:table-cell>
              <table:table-cell office:value-type="float" office:value="260.265172412086">
                <text:p>260.265172412086</text:p>
              </table:table-cell>
              <table:table-cell office:value-type="float" office:value="174.691604050914">
                <text:p>174.691604050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6.778568071675">
                <text:p>626.778568071675</text:p>
              </table:table-cell>
              <table:table-cell office:value-type="float" office:value="269.374453446509">
                <text:p>269.374453446509</text:p>
              </table:table-cell>
              <table:table-cell office:value-type="float" office:value="180.805810192696">
                <text:p>180.8058101926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7.185976023893">
                <text:p>647.185976023893</text:p>
              </table:table-cell>
              <table:table-cell office:value-type="float" office:value="278.802559317137">
                <text:p>278.802559317137</text:p>
              </table:table-cell>
              <table:table-cell office:value-type="float" office:value="187.13401354944">
                <text:p>187.134013549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8.240569952136">
                <text:p>668.240569952136</text:p>
              </table:table-cell>
              <table:table-cell office:value-type="float" office:value="288.560648893237">
                <text:p>288.560648893237</text:p>
              </table:table-cell>
              <table:table-cell office:value-type="float" office:value="193.683704023671">
                <text:p>193.683704023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9.963404450331">
                <text:p>689.963404450331</text:p>
              </table:table-cell>
              <table:table-cell office:value-type="float" office:value="298.6602716045">
                <text:p>298.6602716045</text:p>
              </table:table-cell>
              <table:table-cell office:value-type="float" office:value="200.462633664499">
                <text:p>200.462633664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2.376202352976">
                <text:p>712.376202352976</text:p>
              </table:table-cell>
              <table:table-cell office:value-type="float" office:value="309.113381110658">
                <text:p>309.113381110658</text:p>
              </table:table-cell>
              <table:table-cell office:value-type="float" office:value="207.478825842757">
                <text:p>207.478825842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5.501376457974">
                <text:p>735.501376457974</text:p>
              </table:table-cell>
              <table:table-cell office:value-type="float" office:value="319.932349449531">
                <text:p>319.932349449531</text:p>
              </table:table-cell>
              <table:table-cell office:value-type="float" office:value="214.740584747253">
                <text:p>214.740584747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9.36205193943">
                <text:p>759.36205193943</text:p>
              </table:table-cell>
              <table:table-cell office:value-type="float" office:value="331.129981680264">
                <text:p>331.129981680264</text:p>
              </table:table-cell>
              <table:table-cell office:value-type="float" office:value="222.256505213407">
                <text:p>222.256505213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3.982089472826">
                <text:p>783.982089472826</text:p>
              </table:table-cell>
              <table:table-cell office:value-type="float" office:value="342.719531039074">
                <text:p>342.719531039074</text:p>
              </table:table-cell>
              <table:table-cell office:value-type="float" office:value="230.035482895876">
                <text:p>230.035482895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9.386109095694">
                <text:p>809.386109095694</text:p>
              </table:table-cell>
              <table:table-cell office:value-type="float" office:value="354.714714625441">
                <text:p>354.714714625441</text:p>
              </table:table-cell>
              <table:table-cell office:value-type="float" office:value="238.086724797232">
                <text:p>238.086724797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5.599514827658">
                <text:p>835.599514827658</text:p>
              </table:table-cell>
              <table:table-cell office:value-type="float" office:value="367.129729637332">
                <text:p>367.129729637332</text:p>
              </table:table-cell>
              <table:table-cell office:value-type="float" office:value="246.419760165135">
                <text:p>246.419760165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2.64852007445">
                <text:p>862.64852007445</text:p>
              </table:table-cell>
              <table:table-cell office:value-type="float" office:value="379.979270174639">
                <text:p>379.979270174639</text:p>
              </table:table-cell>
              <table:table-cell office:value-type="float" office:value="255.044451770915">
                <text:p>255.044451770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0.560173841316">
                <text:p>890.560173841316</text:p>
              </table:table-cell>
              <table:table-cell office:value-type="float" office:value="393.278544630751">
                <text:p>393.278544630751</text:p>
              </table:table-cell>
              <table:table-cell office:value-type="float" office:value="263.971007582897">
                <text:p>263.971007582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9.362387782023">
                <text:p>919.362387782023</text:p>
              </table:table-cell>
              <table:table-cell office:value-type="float" office:value="407.043293692827">
                <text:p>407.043293692827</text:p>
              </table:table-cell>
              <table:table-cell office:value-type="float" office:value="273.209992848299">
                <text:p>273.2099928482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9.083964110512">
                <text:p>949.083964110512</text:p>
              </table:table-cell>
              <table:table-cell office:value-type="float" office:value="421.289808972076">
                <text:p>421.289808972076</text:p>
              </table:table-cell>
              <table:table-cell office:value-type="float" office:value="282.772342597989">
                <text:p>282.772342597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9.754624403112">
                <text:p>979.754624403112</text:p>
              </table:table-cell>
              <table:table-cell office:value-type="float" office:value="436.034952286099">
                <text:p>436.034952286099</text:p>
              </table:table-cell>
              <table:table-cell office:value-type="float" office:value="292.669374588919">
                <text:p>292.669374588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1.40503932011">
                <text:p>1011.40503932011</text:p>
              </table:table-cell>
              <table:table-cell office:value-type="float" office:value="451.296175616113">
                <text:p>451.296175616113</text:p>
              </table:table-cell>
              <table:table-cell office:value-type="float" office:value="302.912802699531">
                <text:p>302.9128026995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44.06685927644">
                <text:p>1044.06685927644</text:p>
              </table:table-cell>
              <table:table-cell office:value-type="float" office:value="467.091541762677">
                <text:p>467.091541762677</text:p>
              </table:table-cell>
              <table:table-cell office:value-type="float" office:value="313.514750794015">
                <text:p>313.514750794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7.77274609204">
                <text:p>1077.77274609204</text:p>
              </table:table-cell>
              <table:table-cell office:value-type="float" office:value="483.43974572437">
                <text:p>483.43974572437</text:p>
              </table:table-cell>
              <table:table-cell office:value-type="float" office:value="324.487767071805">
                <text:p>324.4877670718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2.55640565373">
                <text:p>1112.55640565373</text:p>
              </table:table-cell>
              <table:table-cell office:value-type="float" office:value="500.360136824723">
                <text:p>500.360136824723</text:p>
              </table:table-cell>
              <table:table-cell office:value-type="float" office:value="335.844838919318">
                <text:p>335.844838919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48.45262162107">
                <text:p>1148.45262162107</text:p>
              </table:table-cell>
              <table:table-cell office:value-type="float" office:value="517.872741613589">
                <text:p>517.872741613589</text:p>
              </table:table-cell>
              <table:table-cell office:value-type="float" office:value="347.599408281495">
                <text:p>347.599408281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5.49729021004">
                <text:p>1185.49729021004</text:p>
              </table:table-cell>
              <table:table-cell office:value-type="float" office:value="535.998287570065">
                <text:p>535.998287570065</text:p>
              </table:table-cell>
              <table:table-cell office:value-type="float" office:value="359.765387571347">
                <text:p>359.7653875713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3.72745608921">
                <text:p>1223.72745608921</text:p>
              </table:table-cell>
              <table:table-cell office:value-type="float" office:value="554.758227635017">
                <text:p>554.758227635017</text:p>
              </table:table-cell>
              <table:table-cell office:value-type="float" office:value="372.357176136344">
                <text:p>372.3571761363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63.18134942448">
                <text:p>1263.18134942448</text:p>
              </table:table-cell>
              <table:table-cell office:value-type="float" office:value="574.174765602243">
                <text:p>574.174765602243</text:p>
              </table:table-cell>
              <table:table-cell office:value-type="float" office:value="385.389677301116">
                <text:p>385.389677301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03.89842410917">
                <text:p>1303.89842410917</text:p>
              </table:table-cell>
              <table:table-cell office:value-type="float" office:value="594.270882398321">
                <text:p>594.270882398321</text:p>
              </table:table-cell>
              <table:table-cell office:value-type="float" office:value="398.878316006655">
                <text:p>398.878316006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45.91939721797">
                <text:p>1345.91939721797</text:p>
              </table:table-cell>
              <table:table-cell office:value-type="float" office:value="615.070363282262">
                <text:p>615.070363282262</text:p>
              </table:table-cell>
              <table:table-cell office:value-type="float" office:value="412.839057066888">
                <text:p>412.8390570668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9.28628972398">
                <text:p>1389.28628972398</text:p>
              </table:table-cell>
              <table:table-cell office:value-type="float" office:value="636.597825997142">
                <text:p>636.597825997142</text:p>
              </table:table-cell>
              <table:table-cell office:value-type="float" office:value="427.288424064229">
                <text:p>427.2884240642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34.04246851972">
                <text:p>1434.04246851972</text:p>
              </table:table-cell>
              <table:table-cell office:value-type="float" office:value="658.878749907042">
                <text:p>658.878749907042</text:p>
              </table:table-cell>
              <table:table-cell office:value-type="float" office:value="442.243518906477">
                <text:p>442.2435189064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80.23268978398">
                <text:p>1480.23268978398</text:p>
              </table:table-cell>
              <table:table-cell office:value-type="float" office:value="681.939506153788">
                <text:p>681.939506153788</text:p>
              </table:table-cell>
              <table:table-cell office:value-type="float" office:value="457.722042068204">
                <text:p>457.722042068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27.90314373802">
                <text:p>1527.90314373802</text:p>
              </table:table-cell>
              <table:table-cell office:value-type="float" office:value="705.807388869171">
                <text:p>705.807388869171</text:p>
              </table:table-cell>
              <table:table-cell office:value-type="float" office:value="473.742313540591">
                <text:p>473.74231354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7.1015008358">
                <text:p>1577.1015008358</text:p>
              </table:table-cell>
              <table:table-cell office:value-type="float" office:value="730.510647479592">
                <text:p>730.510647479592</text:p>
              </table:table-cell>
              <table:table-cell office:value-type="float" office:value="490.323294514512">
                <text:p>490.323294514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7.87695943442">
                <text:p>1627.87695943442</text:p>
              </table:table-cell>
              <table:table-cell office:value-type="float" office:value="756.078520141377">
                <text:p>756.078520141377</text:p>
              </table:table-cell>
              <table:table-cell office:value-type="float" office:value="507.48460982252">
                <text:p>507.484609822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80.28029499247">
                <text:p>1680.28029499247</text:p>
              </table:table-cell>
              <table:table-cell office:value-type="float" office:value="782.541268346326">
                <text:p>782.541268346326</text:p>
              </table:table-cell>
              <table:table-cell office:value-type="float" office:value="525.246571166308">
                <text:p>525.246571166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4.36391084552">
                <text:p>1734.36391084552</text:p>
              </table:table-cell>
              <table:table-cell office:value-type="float" office:value="809.930212738447">
                <text:p>809.930212738447</text:p>
              </table:table-cell>
              <table:table-cell office:value-type="float" office:value="543.630201157129">
                <text:p>543.630201157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90.1818906094">
                <text:p>1790.1818906094</text:p>
              </table:table-cell>
              <table:table-cell office:value-type="float" office:value="838.277770184293">
                <text:p>838.277770184293</text:p>
              </table:table-cell>
              <table:table-cell office:value-type="float" office:value="562.657258197629">
                <text:p>562.6572581976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47.7900522639">
                <text:p>1847.7900522639</text:p>
              </table:table-cell>
              <table:table-cell office:value-type="float" office:value="867.617492140744">
                <text:p>867.617492140744</text:p>
              </table:table-cell>
              <table:table-cell office:value-type="float" office:value="582.350262234546">
                <text:p>582.350262234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07.24600397066">
                <text:p>1907.24600397066</text:p>
              </table:table-cell>
              <table:table-cell office:value-type="float" office:value="897.98410436567">
                <text:p>897.98410436567</text:p>
              </table:table-cell>
              <table:table-cell office:value-type="float" office:value="602.732521412755">
                <text:p>602.7325214127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8.6092016814">
                <text:p>1968.6092016814</text:p>
              </table:table-cell>
              <table:table-cell office:value-type="float" office:value="929.413548018469">
                <text:p>929.413548018469</text:p>
              </table:table-cell>
              <table:table-cell office:value-type="float" office:value="623.828159662201">
                <text:p>623.8281596622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31.94100859381">
                <text:p>2031.94100859381</text:p>
              </table:table-cell>
              <table:table-cell office:value-type="float" office:value="961.943022199115">
                <text:p>961.943022199115</text:p>
              </table:table-cell>
              <table:table-cell office:value-type="float" office:value="645.662145250379">
                <text:p>645.662145250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7.30475651482">
                <text:p>2097.30475651482</text:p>
              </table:table-cell>
              <table:table-cell office:value-type="float" office:value="995.611027976084">
                <text:p>995.611027976084</text:p>
              </table:table-cell>
              <table:table-cell office:value-type="float" office:value="668.260320334142">
                <text:p>668.2603203341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4.76580919234">
                <text:p>2164.76580919234</text:p>
              </table:table-cell>
              <table:table-cell office:value-type="float" office:value="1030.45741395525">
                <text:p>1030.45741395525</text:p>
              </table:table-cell>
              <table:table-cell office:value-type="float" office:value="691.649431545837">
                <text:p>691.6494315458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34.39162767906">
                <text:p>2234.39162767906</text:p>
              </table:table-cell>
              <table:table-cell office:value-type="float" office:value="1066.52342344368">
                <text:p>1066.52342344368</text:p>
              </table:table-cell>
              <table:table-cell office:value-type="float" office:value="715.857161649941">
                <text:p>715.8571616499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06.25183779345">
                <text:p>2306.25183779345</text:p>
              </table:table-cell>
              <table:table-cell office:value-type="float" office:value="1103.85174326421">
                <text:p>1103.85174326421</text:p>
              </table:table-cell>
              <table:table-cell office:value-type="float" office:value="740.912162307689">
                <text:p>740.912162307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0.41829974564">
                <text:p>2380.41829974564</text:p>
              </table:table-cell>
              <table:table-cell office:value-type="float" office:value="1142.48655427846">
                <text:p>1142.48655427846</text:p>
              </table:table-cell>
              <table:table-cell office:value-type="float" office:value="766.844087988459">
                <text:p>766.8440879884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56.96517999757">
                <text:p>2456.96517999757</text:p>
              </table:table-cell>
              <table:table-cell office:value-type="float" office:value="1182.4735836782">
                <text:p>1182.4735836782</text:p>
              </table:table-cell>
              <table:table-cell office:value-type="float" office:value="793.683631068055">
                <text:p>793.683631068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35.9690254295">
                <text:p>2535.9690254295</text:p>
              </table:table-cell>
              <table:table-cell office:value-type="float" office:value="1223.86015910694">
                <text:p>1223.86015910694</text:p>
              </table:table-cell>
              <table:table-cell office:value-type="float" office:value="821.462558155437">
                <text:p>821.462558155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17.50883988685">
                <text:p>2617.50883988685</text:p>
              </table:table-cell>
              <table:table-cell office:value-type="float" office:value="1266.69526467568">
                <text:p>1266.69526467568</text:p>
              </table:table-cell>
              <table:table-cell office:value-type="float" office:value="850.213747690877">
                <text:p>850.2137476908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01.6661631841">
                <text:p>2701.6661631841</text:p>
              </table:table-cell>
              <table:table-cell office:value-type="float" office:value="1311.02959893933">
                <text:p>1311.02959893933</text:p>
              </table:table-cell>
              <table:table-cell office:value-type="float" office:value="879.971228860058">
                <text:p>879.971228860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788.52515264453">
                <text:p>2788.52515264453</text:p>
              </table:table-cell>
              <table:table-cell office:value-type="float" office:value="1356.91563490221">
                <text:p>1356.91563490221</text:p>
              </table:table-cell>
              <table:table-cell office:value-type="float" office:value="910.77022187016">
                <text:p>910.77022187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8.1726672576">
                <text:p>2878.1726672576</text:p>
              </table:table-cell>
              <table:table-cell office:value-type="float" office:value="1404.40768212379">
                <text:p>1404.40768212379</text:p>
              </table:table-cell>
              <table:table-cell office:value-type="float" office:value="942.647179635616">
                <text:p>942.6471796356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70.69835453793">
                <text:p>2970.69835453793</text:p>
              </table:table-cell>
              <table:table-cell office:value-type="float" office:value="1453.56195099812">
                <text:p>1453.56195099812</text:p>
              </table:table-cell>
              <table:table-cell office:value-type="float" office:value="975.639830922862">
                <text:p>975.6398309228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66.1947401728">
                <text:p>3066.1947401728</text:p>
              </table:table-cell>
              <table:table-cell office:value-type="float" office:value="1504.43661928306">
                <text:p>1504.43661928306</text:p>
              </table:table-cell>
              <table:table-cell office:value-type="float" office:value="1009.78722500516">
                <text:p>1009.78722500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64.75732054784">
                <text:p>3164.75732054784</text:p>
              </table:table-cell>
              <table:table-cell office:value-type="float" office:value="1557.09190095796">
                <text:p>1557.09190095796</text:p>
              </table:table-cell>
              <table:table-cell office:value-type="float" office:value="1045.12977788034">
                <text:p>1045.129777880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66.48465824343">
                <text:p>3266.48465824343</text:p>
              </table:table-cell>
              <table:table-cell office:value-type="float" office:value="1611.59011749149">
                <text:p>1611.59011749149</text:p>
              </table:table-cell>
              <table:table-cell office:value-type="float" office:value="1081.70932010616">
                <text:p>1081.70932010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71.47848059726">
                <text:p>3371.47848059726</text:p>
              </table:table-cell>
              <table:table-cell office:value-type="float" office:value="1667.99577160369">
                <text:p>1667.99577160369</text:p>
              </table:table-cell>
              <table:table-cell office:value-type="float" office:value="1119.56914630987">
                <text:p>1119.56914630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79.84378143168">
                <text:p>3479.84378143168</text:p>
              </table:table-cell>
              <table:table-cell office:value-type="float" office:value="1726.37562360982">
                <text:p>1726.37562360982</text:p>
              </table:table-cell>
              <table:table-cell office:value-type="float" office:value="1158.75406643072">
                <text:p>1158.75406643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91.68892604754">
                <text:p>3591.68892604754</text:p>
              </table:table-cell>
              <table:table-cell office:value-type="float" office:value="1786.79877043617">
                <text:p>1786.79877043617</text:p>
              </table:table-cell>
              <table:table-cell office:value-type="float" office:value="1199.31045875579">
                <text:p>1199.310458755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07.12575958945">
                <text:p>3707.12575958945</text:p>
              </table:table-cell>
              <table:table-cell office:value-type="float" office:value="1849.33672740143">
                <text:p>1849.33672740143</text:p>
              </table:table-cell>
              <table:table-cell office:value-type="float" office:value="1241.28632481225">
                <text:p>1241.286324812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26.26971889094">
                <text:p>3826.26971889094</text:p>
              </table:table-cell>
              <table:table-cell office:value-type="float" office:value="1914.06351286048">
                <text:p>1914.06351286048</text:p>
              </table:table-cell>
              <table:table-cell office:value-type="float" office:value="1284.73134618067">
                <text:p>1284.731346180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49.23994791133">
                <text:p>3949.23994791133</text:p>
              </table:table-cell>
              <table:table-cell office:value-type="float" office:value="1981.0557358106">
                <text:p>1981.0557358106</text:p>
              </table:table-cell>
              <table:table-cell office:value-type="float" office:value="1329.696943297">
                <text:p>1329.696943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76.15941687963">
                <text:p>4076.15941687963</text:p>
              </table:table-cell>
              <table:table-cell office:value-type="float" office:value="2050.39268656397">
                <text:p>2050.39268656397</text:p>
              </table:table-cell>
              <table:table-cell office:value-type="float" office:value="1376.23633631239">
                <text:p>1376.236336312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207.1550452648">
                <text:p>4207.1550452648</text:p>
              </table:table-cell>
              <table:table-cell office:value-type="float" office:value="2122.15643059371">
                <text:p>2122.15643059371</text:p>
              </table:table-cell>
              <table:table-cell office:value-type="float" office:value="1424.40460808333">
                <text:p>1424.40460808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42.35782869524">
                <text:p>4342.35782869524</text:p>
              </table:table-cell>
              <table:table-cell office:value-type="float" office:value="2196.43190566449">
                <text:p>2196.43190566449</text:p>
              </table:table-cell>
              <table:table-cell office:value-type="float" office:value="1474.25876936624">
                <text:p>1474.25876936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81.90296995437">
                <text:p>4481.90296995437</text:p>
              </table:table-cell>
              <table:table-cell office:value-type="float" office:value="2273.30702236275">
                <text:p>2273.30702236275</text:p>
              </table:table-cell>
              <table:table-cell office:value-type="float" office:value="1525.85782629406">
                <text:p>1525.857826294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25.93001418346">
                <text:p>4625.93001418346</text:p>
              </table:table-cell>
              <table:table-cell office:value-type="float" office:value="2352.87276814545">
                <text:p>2352.87276814545</text:p>
              </table:table-cell>
              <table:table-cell office:value-type="float" office:value="1579.26285021435">
                <text:p>1579.26285021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74.58298842673">
                <text:p>4774.58298842673</text:p>
              </table:table-cell>
              <table:table-cell office:value-type="float" office:value="2435.22331503054">
                <text:p>2435.22331503054</text:p>
              </table:table-cell>
              <table:table-cell office:value-type="float" office:value="1634.53704997186">
                <text:p>1634.53704997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28.01054565843">
                <text:p>4928.01054565843</text:p>
              </table:table-cell>
              <table:table-cell office:value-type="float" office:value="2520.45613105661">
                <text:p>2520.45613105661</text:p>
              </table:table-cell>
              <table:table-cell office:value-type="float" office:value="1691.74584672087">
                <text:p>1691.745846720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86.36611343578">
                <text:p>5086.36611343578</text:p>
              </table:table-cell>
              <table:table-cell office:value-type="float" office:value="2608.67209564359">
                <text:p>2608.67209564359</text:p>
              </table:table-cell>
              <table:table-cell office:value-type="float" office:value="1750.9569513561">
                <text:p>1750.9569513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49.80804732657">
                <text:p>5249.80804732657</text:p>
              </table:table-cell>
              <table:table-cell office:value-type="float" office:value="2699.97561899111">
                <text:p>2699.97561899111</text:p>
              </table:table-cell>
              <table:table-cell office:value-type="float" office:value="1812.24044465357">
                <text:p>1812.240444653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18.49978926469">
                <text:p>5418.49978926469</text:p>
              </table:table-cell>
              <table:table-cell office:value-type="float" office:value="2794.4747656558">
                <text:p>2794.4747656558</text:p>
              </table:table-cell>
              <table:table-cell office:value-type="float" office:value="1875.66886021644">
                <text:p>1875.66886021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92.61003099207">
                <text:p>5592.61003099207</text:p>
              </table:table-cell>
              <table:table-cell office:value-type="float" office:value="2892.28138245376">
                <text:p>2892.28138245376</text:p>
              </table:table-cell>
              <table:table-cell office:value-type="float" office:value="1941.31727032402">
                <text:p>1941.317270324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72.31288275044">
                <text:p>5772.31288275044</text:p>
              </table:table-cell>
              <table:table-cell office:value-type="float" office:value="2993.51123083964">
                <text:p>2993.51123083964</text:p>
              </table:table-cell>
              <table:table-cell office:value-type="float" office:value="2009.26337478536">
                <text:p>2009.263374785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957.78804739156">
                <text:p>5957.78804739156</text:p>
              </table:table-cell>
              <table:table-cell office:value-type="float" office:value="3098.28412391903">
                <text:p>3098.28412391903</text:p>
              </table:table-cell>
              <table:table-cell office:value-type="float" office:value="2079.58759290285">
                <text:p>2079.587592902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49.22100008007">
                <text:p>6149.22100008007</text:p>
              </table:table-cell>
              <table:table-cell office:value-type="float" office:value="3206.72406825619">
                <text:p>3206.72406825619</text:p>
              </table:table-cell>
              <table:table-cell office:value-type="float" office:value="2152.37315865445">
                <text:p>2152.373158654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46.80317376866">
                <text:p>6346.80317376866</text:p>
              </table:table-cell>
              <table:table-cell office:value-type="float" office:value="3318.95941064516">
                <text:p>3318.95941064516</text:p>
              </table:table-cell>
              <table:table-cell office:value-type="float" office:value="2227.70621920735">
                <text:p>2227.706219207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550.73215063102">
                <text:p>6550.73215063102</text:p>
              </table:table-cell>
              <table:table-cell office:value-type="float" office:value="3435.12299001774">
                <text:p>3435.12299001774</text:p>
              </table:table-cell>
              <table:table-cell office:value-type="float" office:value="2305.67593687961">
                <text:p>2305.675936879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761.21185964401">
                <text:p>6761.21185964401</text:p>
              </table:table-cell>
              <table:table-cell office:value-type="float" office:value="3555.35229466836">
                <text:p>3555.35229466836</text:p>
              </table:table-cell>
              <table:table-cell office:value-type="float" office:value="2386.3745946704">
                <text:p>2386.3745946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78.45278051665">
                <text:p>6978.45278051665</text:p>
              </table:table-cell>
              <table:table-cell office:value-type="float" office:value="3679.78962498175">
                <text:p>3679.78962498175</text:p>
              </table:table-cell>
              <table:table-cell office:value-type="float" office:value="2469.89770548386">
                <text:p>2469.897705483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2.6721541698">
                <text:p>7202.6721541698</text:p>
              </table:table-cell>
              <table:table-cell office:value-type="float" office:value="3808.58226185612">
                <text:p>3808.58226185612</text:p>
              </table:table-cell>
              <table:table-cell office:value-type="float" office:value="2556.3441251758">
                <text:p>2556.34412517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34.09419997711">
                <text:p>7434.09419997711</text:p>
              </table:table-cell>
              <table:table-cell office:value-type="float" office:value="3941.88264102108">
                <text:p>3941.88264102108</text:p>
              </table:table-cell>
              <table:table-cell office:value-type="float" office:value="2645.81616955695">
                <text:p>2645.816169556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672.95033998441">
                <text:p>7672.95033998441</text:p>
              </table:table-cell>
              <table:table-cell office:value-type="float" office:value="4079.84853345682">
                <text:p>4079.84853345682</text:p>
              </table:table-cell>
              <table:table-cell office:value-type="float" office:value="2738.41973549144">
                <text:p>2738.41973549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19.47943033169">
                <text:p>7919.47943033169</text:p>
              </table:table-cell>
              <table:table-cell office:value-type="float" office:value="4222.64323212781">
                <text:p>4222.64323212781</text:p>
              </table:table-cell>
              <table:table-cell office:value-type="float" office:value="2834.26442623364">
                <text:p>2834.264426233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73.92800010929">
                <text:p>8173.92800010929</text:p>
              </table:table-cell>
              <table:table-cell office:value-type="float" office:value="4370.43574525228">
                <text:p>4370.43574525228</text:p>
              </table:table-cell>
              <table:table-cell office:value-type="float" office:value="2933.46368115182">
                <text:p>2933.46368115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36.55049788701">
                <text:p>8436.55049788701</text:p>
              </table:table-cell>
              <table:table-cell office:value-type="float" office:value="4523.40099633611">
                <text:p>4523.40099633611</text:p>
              </table:table-cell>
              <table:table-cell office:value-type="float" office:value="3036.13490999214">
                <text:p>3036.134909992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07.60954616262">
                <text:p>8707.60954616262</text:p>
              </table:table-cell>
              <table:table-cell office:value-type="float" office:value="4681.72003120788">
                <text:p>4681.72003120788</text:p>
              </table:table-cell>
              <table:table-cell office:value-type="float" office:value="3142.39963184186">
                <text:p>3142.399631841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987.37620398438">
                <text:p>8987.37620398438</text:p>
              </table:table-cell>
              <table:table-cell office:value-type="float" office:value="4845.58023230016">
                <text:p>4845.58023230016</text:p>
              </table:table-cell>
              <table:table-cell office:value-type="float" office:value="3252.38361895633">
                <text:p>3252.38361895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76.13023801013">
                <text:p>9276.13023801013</text:p>
              </table:table-cell>
              <table:table-cell office:value-type="float" office:value="5015.17554043066">
                <text:p>5015.17554043066</text:p>
              </table:table-cell>
              <table:table-cell office:value-type="float" office:value="3366.2170456198">
                <text:p>3366.21704561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74.16040227389">
                <text:p>9574.16040227389</text:p>
              </table:table-cell>
              <table:table-cell office:value-type="float" office:value="5190.70668434574">
                <text:p>5190.70668434574</text:p>
              </table:table-cell>
              <table:table-cell office:value-type="float" office:value="3484.03464221649">
                <text:p>3484.034642216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81.76472693992">
                <text:p>9881.76472693992</text:p>
              </table:table-cell>
              <table:table-cell office:value-type="float" office:value="5372.38141829784">
                <text:p>5372.38141829784</text:p>
              </table:table-cell>
              <table:table-cell office:value-type="float" office:value="3605.97585469407">
                <text:p>3605.97585469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199.2508163329">
                <text:p>10199.2508163329</text:p>
              </table:table-cell>
              <table:table-cell office:value-type="float" office:value="5560.41476793826">
                <text:p>5560.41476793826</text:p>
              </table:table-cell>
              <table:table-cell office:value-type="float" office:value="3732.18500960836">
                <text:p>3732.1850096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526.9361565422">
                <text:p>10526.9361565422</text:p>
              </table:table-cell>
              <table:table-cell office:value-type="float" office:value="5755.0292848161">
                <text:p>5755.0292848161</text:p>
              </table:table-cell>
              <table:table-cell office:value-type="float" office:value="3862.81148494466">
                <text:p>3862.811484944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865.148432908">
                <text:p>10865.148432908</text:p>
              </table:table-cell>
              <table:table-cell office:value-type="float" office:value="5956.45530978467">
                <text:p>5956.45530978467</text:p>
              </table:table-cell>
              <table:table-cell office:value-type="float" office:value="3998.00988691772">
                <text:p>3998.00988691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14.2258577068">
                <text:p>11214.2258577068</text:p>
              </table:table-cell>
              <table:table-cell office:value-type="float" office:value="6164.93124562713">
                <text:p>6164.93124562713</text:p>
              </table:table-cell>
              <table:table-cell office:value-type="float" office:value="4137.94023295984">
                <text:p>4137.94023295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74.5175083632">
                <text:p>11574.5175083632</text:p>
              </table:table-cell>
              <table:table-cell office:value-type="float" office:value="6380.70383922408">
                <text:p>6380.70383922408</text:p>
              </table:table-cell>
              <table:table-cell office:value-type="float" office:value="4282.76814111343">
                <text:p>4282.76814111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46.3836765281">
                <text:p>11946.3836765281</text:p>
              </table:table-cell>
              <table:table-cell office:value-type="float" office:value="6604.02847359693">
                <text:p>6604.02847359693</text:p>
              </table:table-cell>
              <table:table-cell office:value-type="float" office:value="4432.66502605241">
                <text:p>4432.66502605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330.1962283694">
                <text:p>12330.1962283694</text:p>
              </table:table-cell>
              <table:table-cell office:value-type="float" office:value="6835.16947017282">
                <text:p>6835.16947017282</text:p>
              </table:table-cell>
              <table:table-cell office:value-type="float" office:value="4587.80830196424">
                <text:p>4587.808301964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726.3389764391">
                <text:p>12726.3389764391</text:p>
              </table:table-cell>
              <table:table-cell office:value-type="float" office:value="7074.40040162887">
                <text:p>7074.40040162887</text:p>
              </table:table-cell>
              <table:table-cell office:value-type="float" office:value="4748.38159253299">
                <text:p>4748.381592532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135.2080634853">
                <text:p>13135.2080634853</text:p>
              </table:table-cell>
              <table:table-cell office:value-type="float" office:value="7322.00441568588">
                <text:p>7322.00441568588</text:p>
              </table:table-cell>
              <table:table-cell office:value-type="float" office:value="4914.57494827164">
                <text:p>4914.574948271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557.2123585949">
                <text:p>13557.2123585949</text:p>
              </table:table-cell>
              <table:table-cell office:value-type="float" office:value="7578.27457023489">
                <text:p>7578.27457023489</text:p>
              </table:table-cell>
              <table:table-cell office:value-type="float" office:value="5086.58507146115">
                <text:p>5086.585071461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92.7738660631">
                <text:p>13992.7738660631</text:p>
              </table:table-cell>
              <table:table-cell office:value-type="float" office:value="7843.51418019311">
                <text:p>7843.51418019311</text:p>
              </table:table-cell>
              <table:table-cell office:value-type="float" office:value="5264.61554896229">
                <text:p>5264.615548962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442.3281473974">
                <text:p>14442.3281473974</text:p>
              </table:table-cell>
              <table:table-cell office:value-type="float" office:value="8118.03717649987">
                <text:p>8118.03717649987</text:p>
              </table:table-cell>
              <table:table-cell office:value-type="float" office:value="5448.87709317597">
                <text:p>5448.87709317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06.3247568791">
                <text:p>14906.3247568791</text:p>
              </table:table-cell>
              <table:table-cell office:value-type="float" office:value="8402.16847767737">
                <text:p>8402.16847767737</text:p>
              </table:table-cell>
              <table:table-cell office:value-type="float" office:value="5639.58779143713">
                <text:p>5639.58779143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385.2276911176">
                <text:p>15385.2276911176</text:p>
              </table:table-cell>
              <table:table-cell office:value-type="float" office:value="8696.24437439608">
                <text:p>8696.24437439608</text:p>
              </table:table-cell>
              <table:table-cell office:value-type="float" office:value="5836.97336413744">
                <text:p>5836.973364137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79.5158530473">
                <text:p>15879.5158530473</text:p>
              </table:table-cell>
              <table:table-cell office:value-type="float" office:value="9000.61292749994">
                <text:p>9000.61292749994</text:p>
              </table:table-cell>
              <table:table-cell office:value-type="float" office:value="6041.26743188225">
                <text:p>6041.267431882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89.68353083">
                <text:p>16389.68353083</text:p>
              </table:table-cell>
              <table:table-cell office:value-type="float" office:value="9315.63437996244">
                <text:p>9315.63437996244</text:p>
              </table:table-cell>
              <table:table-cell office:value-type="float" office:value="6252.71179199813">
                <text:p>6252.71179199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16.2408921436">
                <text:p>16916.2408921436</text:p>
              </table:table-cell>
              <table:table-cell office:value-type="float" office:value="9641.68158326113">
                <text:p>9641.68158326113</text:p>
              </table:table-cell>
              <table:table-cell office:value-type="float" office:value="6471.55670471806">
                <text:p>6471.556704718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59.7144943493">
                <text:p>17459.7144943493</text:p>
              </table:table-cell>
              <table:table-cell office:value-type="float" office:value="9979.14043867527">
                <text:p>9979.14043867527</text:p>
              </table:table-cell>
              <table:table-cell office:value-type="float" office:value="6698.06118938319">
                <text:p>6698.061189383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20.6478110493">
                <text:p>18020.6478110493</text:p>
              </table:table-cell>
              <table:table-cell office:value-type="float" office:value="10328.4103540289">
                <text:p>10328.4103540289</text:p>
              </table:table-cell>
              <table:table-cell office:value-type="float" office:value="6932.49333101161">
                <text:p>6932.493331011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599.6017755604">
                <text:p>18599.6017755604</text:p>
              </table:table-cell>
              <table:table-cell office:value-type="float" office:value="10689.9047164199">
                <text:p>10689.9047164199</text:p>
              </table:table-cell>
              <table:table-cell office:value-type="float" office:value="7175.13059759701">
                <text:p>7175.13059759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197.155341847">
                <text:p>19197.155341847</text:p>
              </table:table-cell>
              <table:table-cell office:value-type="float" office:value="11064.0513814946">
                <text:p>11064.0513814946</text:p>
              </table:table-cell>
              <table:table-cell office:value-type="float" office:value="7426.26016851291">
                <text:p>7426.260168512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13.9060634755">
                <text:p>19813.9060634755</text:p>
              </table:table-cell>
              <table:table-cell office:value-type="float" office:value="11451.2931798469">
                <text:p>11451.2931798469</text:p>
              </table:table-cell>
              <table:table-cell office:value-type="float" office:value="7686.17927441086">
                <text:p>7686.17927441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450.4706911675">
                <text:p>20450.4706911675</text:p>
              </table:table-cell>
              <table:table-cell office:value-type="float" office:value="11852.0884411416">
                <text:p>11852.0884411416</text:p>
              </table:table-cell>
              <table:table-cell office:value-type="float" office:value="7955.19554901524">
                <text:p>7955.195549015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107.4857895506">
                <text:p>21107.4857895506</text:p>
              </table:table-cell>
              <table:table-cell office:value-type="float" office:value="12266.9115365815">
                <text:p>12266.9115365815</text:p>
              </table:table-cell>
              <table:table-cell office:value-type="float" office:value="8233.62739323078">
                <text:p>8233.627393230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785.6083737233">
                <text:p>21785.6083737233</text:p>
              </table:table-cell>
              <table:table-cell office:value-type="float" office:value="12696.2534403619">
                <text:p>12696.2534403619</text:p>
              </table:table-cell>
              <table:table-cell office:value-type="float" office:value="8521.80435199385">
                <text:p>8521.80435199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485.5165662697">
                <text:p>22485.5165662697</text:p>
              </table:table-cell>
              <table:table-cell office:value-type="float" office:value="13140.6223107746">
                <text:p>13140.6223107746</text:p>
              </table:table-cell>
              <table:table-cell office:value-type="float" office:value="8820.06750431364">
                <text:p>8820.067504313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207.9102753824">
                <text:p>23207.9102753824</text:p>
              </table:table-cell>
              <table:table-cell office:value-type="float" office:value="13600.5440916517">
                <text:p>13600.5440916517</text:p>
              </table:table-cell>
              <table:table-cell office:value-type="float" office:value="9128.76986696462">
                <text:p>9128.769866964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953.5118947704">
                <text:p>23953.5118947704</text:p>
              </table:table-cell>
              <table:table-cell office:value-type="float" office:value="14076.5631348595">
                <text:p>14076.5631348595</text:p>
              </table:table-cell>
              <table:table-cell office:value-type="float" office:value="9448.27681230838">
                <text:p>9448.276812308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723.0670260533">
                <text:p>24723.0670260533</text:p>
              </table:table-cell>
              <table:table-cell office:value-type="float" office:value="14569.2428445796">
                <text:p>14569.2428445796</text:p>
              </table:table-cell>
              <table:table-cell office:value-type="float" office:value="9778.96650073918">
                <text:p>9778.966500739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517.3452243621">
                <text:p>25517.3452243621</text:p>
              </table:table-cell>
              <table:table-cell office:value-type="float" office:value="15079.1663441398">
                <text:p>15079.1663441398</text:p>
              </table:table-cell>
              <table:table-cell office:value-type="float" office:value="10121.2303282651">
                <text:p>10121.2303282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337.1407678954">
                <text:p>26337.1407678954</text:p>
              </table:table-cell>
              <table:table-cell office:value-type="float" office:value="15606.9371661847">
                <text:p>15606.9371661847</text:p>
              </table:table-cell>
              <table:table-cell office:value-type="float" office:value="10475.4733897543">
                <text:p>10475.47338975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183.2734521965">
                <text:p>27183.2734521965</text:p>
              </table:table-cell>
              <table:table-cell office:value-type="float" office:value="16153.1799670012">
                <text:p>16153.1799670012</text:p>
              </table:table-cell>
              <table:table-cell office:value-type="float" office:value="10842.1149583957">
                <text:p>10842.1149583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56.5894099498">
                <text:p>28056.5894099498</text:p>
              </table:table-cell>
              <table:table-cell office:value-type="float" office:value="16718.5412658462">
                <text:p>16718.5412658462</text:p>
              </table:table-cell>
              <table:table-cell office:value-type="float" office:value="11221.5889819396">
                <text:p>11221.58898193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957.9619571131">
                <text:p>28957.9619571131</text:p>
              </table:table-cell>
              <table:table-cell office:value-type="float" office:value="17303.6902101509">
                <text:p>17303.6902101509</text:p>
              </table:table-cell>
              <table:table-cell office:value-type="float" office:value="11614.3445963075">
                <text:p>11614.34459630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9888.2924662334">
                <text:p>29888.2924662334</text:p>
              </table:table-cell>
              <table:table-cell office:value-type="float" office:value="17909.3193675061">
                <text:p>17909.3193675061</text:p>
              </table:table-cell>
              <table:table-cell office:value-type="float" office:value="12020.8466571782">
                <text:p>12020.84665717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0848.51126782">
                <text:p>30848.51126782</text:p>
              </table:table-cell>
              <table:table-cell office:value-type="float" office:value="18536.1455453689">
                <text:p>18536.1455453689</text:p>
              </table:table-cell>
              <table:table-cell office:value-type="float" office:value="12441.5762901795">
                <text:p>12441.57629017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39.5785806745">
                <text:p>31839.5785806745</text:p>
              </table:table-cell>
              <table:table-cell office:value-type="float" office:value="19184.9106394568">
                <text:p>19184.9106394568</text:p>
              </table:table-cell>
              <table:table-cell office:value-type="float" office:value="12877.0314603358">
                <text:p>12877.03146033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862.4854721095">
                <text:p>32862.4854721095</text:p>
              </table:table-cell>
              <table:table-cell office:value-type="float" office:value="19856.3825118378">
                <text:p>19856.3825118378</text:p>
              </table:table-cell>
              <table:table-cell office:value-type="float" office:value="13327.7275614475">
                <text:p>13327.7275614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918.2548490168">
                <text:p>33918.2548490168</text:p>
              </table:table-cell>
              <table:table-cell office:value-type="float" office:value="20551.3558997521">
                <text:p>20551.3558997521</text:p>
              </table:table-cell>
              <table:table-cell office:value-type="float" office:value="13794.1980260982">
                <text:p>13794.19802609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5007.942480773">
                <text:p>35007.942480773</text:p>
              </table:table-cell>
              <table:table-cell office:value-type="float" office:value="21270.6533562434">
                <text:p>21270.6533562434</text:p>
              </table:table-cell>
              <table:table-cell office:value-type="float" office:value="14276.9949570116">
                <text:p>14276.9949570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32.6380550099">
                <text:p>36132.6380550099</text:p>
              </table:table-cell>
              <table:table-cell office:value-type="float" office:value="22015.1262237119">
                <text:p>22015.1262237119</text:p>
              </table:table-cell>
              <table:table-cell office:value-type="float" office:value="14776.689780507">
                <text:p>14776.689780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293.4662673019">
                <text:p>37293.4662673019</text:p>
              </table:table-cell>
              <table:table-cell office:value-type="float" office:value="22785.6556415419">
                <text:p>22785.6556415419</text:p>
              </table:table-cell>
              <table:table-cell office:value-type="float" office:value="15293.8739228248">
                <text:p>15293.87392282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491.5879458612">
                <text:p>38491.5879458612</text:p>
              </table:table-cell>
              <table:table-cell office:value-type="float" office:value="23583.1535889958">
                <text:p>23583.1535889958</text:p>
              </table:table-cell>
              <table:table-cell office:value-type="float" office:value="15829.1595101236">
                <text:p>15829.15951012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728.2012123663">
                <text:p>39728.2012123663</text:p>
              </table:table-cell>
              <table:table-cell office:value-type="float" office:value="24408.5639646107">
                <text:p>24408.5639646107</text:p>
              </table:table-cell>
              <table:table-cell office:value-type="float" office:value="16383.180092978">
                <text:p>16383.180092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1004.5426800838">
                <text:p>41004.5426800838</text:p>
              </table:table-cell>
              <table:table-cell office:value-type="float" office:value="25262.8637033721">
                <text:p>25262.8637033721</text:p>
              </table:table-cell>
              <table:table-cell office:value-type="float" office:value="16956.5913962322">
                <text:p>16956.59139623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2321.8886904814">
                <text:p>42321.8886904814</text:p>
              </table:table-cell>
              <table:table-cell office:value-type="float" office:value="26147.0639329901">
                <text:p>26147.0639329901</text:p>
              </table:table-cell>
              <table:table-cell office:value-type="float" office:value="17550.0720951003">
                <text:p>17550.07209510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3681.5565895694">
                <text:p>43681.5565895694</text:p>
              </table:table-cell>
              <table:table-cell office:value-type="float" office:value="27062.2111706448">
                <text:p>27062.2111706448</text:p>
              </table:table-cell>
              <table:table-cell office:value-type="float" office:value="18164.3246184288">
                <text:p>18164.32461842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5084.906045247">
                <text:p>45084.906045247</text:p>
              </table:table-cell>
              <table:table-cell office:value-type="float" office:value="28009.3885616173">
                <text:p>28009.3885616173</text:p>
              </table:table-cell>
              <table:table-cell office:value-type="float" office:value="18800.0759800739">
                <text:p>18800.0759800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533.3404069699">
                <text:p>46533.3404069699</text:p>
              </table:table-cell>
              <table:table-cell office:value-type="float" office:value="28989.7171612739">
                <text:p>28989.7171612739</text:p>
              </table:table-cell>
              <table:table-cell office:value-type="float" office:value="19458.0786393764">
                <text:p>19458.07863937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028.3081090997">
                <text:p>48028.3081090997</text:p>
              </table:table-cell>
              <table:table-cell office:value-type="float" office:value="30004.3572619185">
                <text:p>30004.3572619185</text:p>
              </table:table-cell>
              <table:table-cell office:value-type="float" office:value="20139.1113917546">
                <text:p>20139.11139175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571.3041193386">
                <text:p>49571.3041193386</text:p>
              </table:table-cell>
              <table:table-cell office:value-type="float" office:value="31054.5097660857">
                <text:p>31054.5097660857</text:p>
              </table:table-cell>
              <table:table-cell office:value-type="float" office:value="20843.980290466">
                <text:p>20843.9802904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163.8714336969">
                <text:p>51163.8714336969</text:p>
              </table:table-cell>
              <table:table-cell office:value-type="float" office:value="32141.4176078987">
                <text:p>32141.4176078987</text:p>
              </table:table-cell>
              <table:table-cell office:value-type="float" office:value="21573.5196006323">
                <text:p>21573.51960063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807.6026194888">
                <text:p>52807.6026194888</text:p>
              </table:table-cell>
              <table:table-cell office:value-type="float" office:value="33266.3672241751">
                <text:p>33266.3672241751</text:p>
              </table:table-cell>
              <table:table-cell office:value-type="float" office:value="22328.5927866545">
                <text:p>22328.59278665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4504.1414079002">
                <text:p>54504.1414079002</text:p>
              </table:table-cell>
              <table:table-cell office:value-type="float" office:value="34430.6900770213">
                <text:p>34430.6900770213</text:p>
              </table:table-cell>
              <table:table-cell office:value-type="float" office:value="23110.0935341874">
                <text:p>23110.09353418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255.1843377196">
                <text:p>56255.1843377196</text:p>
              </table:table-cell>
              <table:table-cell office:value-type="float" office:value="35635.764229717">
                <text:p>35635.764229717</text:p>
              </table:table-cell>
              <table:table-cell office:value-type="float" office:value="23918.946807884">
                <text:p>23918.9468078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062.4824518766">
                <text:p>58062.4824518766</text:p>
              </table:table-cell>
              <table:table-cell office:value-type="float" office:value="36883.0159777571">
                <text:p>36883.0159777571</text:p>
              </table:table-cell>
              <table:table-cell office:value-type="float" office:value="24756.1099461599">
                <text:p>24756.10994615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927.8430484855">
                <text:p>59927.8430484855</text:p>
              </table:table-cell>
              <table:table-cell office:value-type="float" office:value="38173.9215369786">
                <text:p>38173.9215369786</text:p>
              </table:table-cell>
              <table:table-cell office:value-type="float" office:value="25622.5737942755">
                <text:p>25622.5737942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853.1314881428">
                <text:p>61853.1314881428</text:p>
              </table:table-cell>
              <table:table-cell office:value-type="float" office:value="39510.0087907729">
                <text:p>39510.0087907729</text:p>
              </table:table-cell>
              <table:table-cell office:value-type="float" office:value="26519.3638770752">
                <text:p>26519.36387707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3840.2730592884">
                <text:p>63840.2730592884</text:p>
              </table:table-cell>
              <table:table-cell office:value-type="float" office:value="40892.8590984499">
                <text:p>40892.8590984499</text:p>
              </table:table-cell>
              <table:table-cell office:value-type="float" office:value="27447.5416127728">
                <text:p>27447.54161277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891.2549034932">
                <text:p>65891.2549034932</text:p>
              </table:table-cell>
              <table:table-cell office:value-type="float" office:value="42324.1091668957">
                <text:p>42324.1091668957</text:p>
              </table:table-cell>
              <table:table-cell office:value-type="float" office:value="28408.2055692198">
                <text:p>28408.20556921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008.1280026014">
                <text:p>68008.1280026014</text:p>
              </table:table-cell>
              <table:table-cell office:value-type="float" office:value="43805.452987737">
                <text:p>43805.452987737</text:p>
              </table:table-cell>
              <table:table-cell office:value-type="float" office:value="29402.4927641425">
                <text:p>29402.49276414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193.0092297123">
                <text:p>70193.0092297123</text:p>
              </table:table-cell>
              <table:table-cell office:value-type="float" office:value="45338.6438423078">
                <text:p>45338.6438423078</text:p>
              </table:table-cell>
              <table:table-cell office:value-type="float" office:value="30431.5800108875">
                <text:p>30431.5800108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448.0834660529">
                <text:p>72448.0834660529</text:p>
              </table:table-cell>
              <table:table-cell office:value-type="float" office:value="46925.4963767886">
                <text:p>46925.4963767886</text:p>
              </table:table-cell>
              <table:table-cell office:value-type="float" office:value="31496.6853112686">
                <text:p>31496.68531126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775.6057858596">
                <text:p>74775.6057858596</text:p>
              </table:table-cell>
              <table:table-cell office:value-type="float" office:value="48567.8887499762">
                <text:p>48567.8887499762</text:p>
              </table:table-cell>
              <table:table-cell office:value-type="float" office:value="32599.069297163">
                <text:p>32599.069297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7177.903711452">
                <text:p>77177.903711452</text:p>
              </table:table-cell>
              <table:table-cell office:value-type="float" office:value="50267.7648562254">
                <text:p>50267.7648562254</text:p>
              </table:table-cell>
              <table:table-cell office:value-type="float" office:value="33740.0367225637">
                <text:p>33740.03672256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657.379540756">
                <text:p>79657.379540756</text:p>
              </table:table-cell>
              <table:table-cell office:value-type="float" office:value="52027.1366261933">
                <text:p>52027.1366261933</text:p>
              </table:table-cell>
              <table:table-cell office:value-type="float" office:value="34920.9380078534">
                <text:p>34920.93800785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216.5127496007">
                <text:p>82216.5127496007</text:p>
              </table:table-cell>
              <table:table-cell office:value-type="float" office:value="53848.0864081101">
                <text:p>53848.0864081101</text:p>
              </table:table-cell>
              <table:table-cell office:value-type="float" office:value="36143.1708381283">
                <text:p>36143.1708381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857.8624711949">
                <text:p>84857.8624711949</text:p>
              </table:table-cell>
              <table:table-cell office:value-type="float" office:value="55732.7694323939">
                <text:p>55732.7694323939</text:p>
              </table:table-cell>
              <table:table-cell office:value-type="float" office:value="37408.1818174628">
                <text:p>37408.18181746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584.0700552604">
                <text:p>87584.0700552604</text:p>
              </table:table-cell>
              <table:table-cell office:value-type="float" office:value="57683.4163625277">
                <text:p>57683.4163625277</text:p>
              </table:table-cell>
              <table:table-cell office:value-type="float" office:value="38717.468181074">
                <text:p>38717.4681810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397.8617093811">
                <text:p>90397.8617093811</text:p>
              </table:table-cell>
              <table:table-cell office:value-type="float" office:value="59702.3359352162">
                <text:p>59702.3359352162</text:p>
              </table:table-cell>
              <table:table-cell office:value-type="float" office:value="40072.5795674116">
                <text:p>40072.57956741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302.0512252112">
                <text:p>93302.0512252112</text:p>
              </table:table-cell>
              <table:table-cell office:value-type="float" office:value="61791.9176929488">
                <text:p>61791.9176929488</text:p>
              </table:table-cell>
              <table:table-cell office:value-type="float" office:value="41475.119852271">
                <text:p>41475.119852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6299.5427922666">
                <text:p>96299.5427922666</text:p>
              </table:table-cell>
              <table:table-cell office:value-type="float" office:value="63954.634812202">
                <text:p>63954.634812202</text:p>
              </table:table-cell>
              <table:table-cell office:value-type="float" office:value="42926.7490471005">
                <text:p>42926.7490471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393.3339021141">
                <text:p>99393.3339021141</text:p>
              </table:table-cell>
              <table:table-cell office:value-type="float" office:value="66193.0470306291">
                <text:p>66193.0470306291</text:p>
              </table:table-cell>
              <table:table-cell office:value-type="float" office:value="44429.185263749">
                <text:p>44429.1852637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586.518345864">
                <text:p>102586.518345864</text:p>
              </table:table-cell>
              <table:table-cell office:value-type="float" office:value="68509.8036767011">
                <text:p>68509.8036767011</text:p>
              </table:table-cell>
              <table:table-cell office:value-type="float" office:value="45984.2067479803">
                <text:p>45984.20674798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5882.289307959">
                <text:p>105882.289307959</text:p>
              </table:table-cell>
              <table:table-cell office:value-type="float" office:value="70907.6468053857">
                <text:p>70907.6468053857</text:p>
              </table:table-cell>
              <table:table-cell office:value-type="float" office:value="47593.6539841596">
                <text:p>47593.6539841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9283.942559363">
                <text:p>109283.942559363</text:p>
              </table:table-cell>
              <table:table-cell office:value-type="float" office:value="73389.4144435742">
                <text:p>73389.4144435742</text:p>
              </table:table-cell>
              <table:table-cell office:value-type="float" office:value="49259.4318736052">
                <text:p>49259.43187360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2794.879753326">
                <text:p>112794.879753326</text:p>
              </table:table-cell>
              <table:table-cell office:value-type="float" office:value="75958.0439490993">
                <text:p>75958.0439490993</text:p>
              </table:table-cell>
              <table:table-cell office:value-type="float" office:value="50983.5119891814">
                <text:p>50983.5119891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418.611827042">
                <text:p>116418.611827042</text:p>
              </table:table-cell>
              <table:table-cell office:value-type="float" office:value="78616.5754873178">
                <text:p>78616.5754873178</text:p>
              </table:table-cell>
              <table:table-cell office:value-type="float" office:value="52767.9349088027">
                <text:p>52767.93490880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0158.762512585">
                <text:p>120158.762512585</text:p>
              </table:table-cell>
              <table:table-cell office:value-type="float" office:value="81368.1556293739">
                <text:p>81368.1556293739</text:p>
              </table:table-cell>
              <table:table-cell office:value-type="float" office:value="54614.8126306108">
                <text:p>54614.81263061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4019.071960641">
                <text:p>124019.071960641</text:p>
              </table:table-cell>
              <table:table-cell office:value-type="float" office:value="84216.041076402">
                <text:p>84216.041076402</text:p>
              </table:table-cell>
              <table:table-cell office:value-type="float" office:value="56526.3310726822">
                <text:p>56526.3310726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8003.400480657">
                <text:p>128003.400480657</text:p>
              </table:table-cell>
              <table:table-cell office:value-type="float" office:value="87163.6025140761">
                <text:p>87163.6025140761</text:p>
              </table:table-cell>
              <table:table-cell office:value-type="float" office:value="58504.7526602261">
                <text:p>58504.75266022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2115.732401154">
                <text:p>132115.732401154</text:p>
              </table:table-cell>
              <table:table-cell office:value-type="float" office:value="90214.3286020687">
                <text:p>90214.3286020687</text:p>
              </table:table-cell>
              <table:table-cell office:value-type="float" office:value="60552.419003334">
                <text:p>60552.4190033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6360.180054053">
                <text:p>136360.180054053</text:p>
              </table:table-cell>
              <table:table-cell office:value-type="float" office:value="93371.8301031412">
                <text:p>93371.8301031412</text:p>
              </table:table-cell>
              <table:table-cell office:value-type="float" office:value="62671.7536684507">
                <text:p>62671.75366845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0740.987887005">
                <text:p>140740.987887005</text:p>
              </table:table-cell>
              <table:table-cell office:value-type="float" office:value="96639.8441567511">
                <text:p>96639.8441567511</text:p>
              </table:table-cell>
              <table:table-cell office:value-type="float" office:value="64865.2650468465">
                <text:p>64865.26504684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5262.536707844">
                <text:p>145262.536707844</text:p>
              </table:table-cell>
              <table:table-cell office:value-type="float" office:value="100022.238702237">
                <text:p>100022.238702237</text:p>
              </table:table-cell>
              <table:table-cell office:value-type="float" office:value="67135.5493234861">
                <text:p>67135.54932348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9929.348065391">
                <text:p>149929.348065391</text:p>
              </table:table-cell>
              <table:table-cell office:value-type="float" office:value="103523.017056816">
                <text:p>103523.017056816</text:p>
              </table:table-cell>
              <table:table-cell office:value-type="float" office:value="69485.2935498081">
                <text:p>69485.29354980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746.088771003">
                <text:p>154746.088771003</text:p>
              </table:table-cell>
              <table:table-cell office:value-type="float" office:value="107146.322653804">
                <text:p>107146.322653804</text:p>
              </table:table-cell>
              <table:table-cell office:value-type="float" office:value="71917.2788240514">
                <text:p>71917.27882405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717.575565387">
                <text:p>159717.575565387</text:p>
              </table:table-cell>
              <table:table-cell office:value-type="float" office:value="110896.443946687">
                <text:p>110896.443946687</text:p>
              </table:table-cell>
              <table:table-cell office:value-type="float" office:value="74434.3835828932">
                <text:p>74434.38358289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4848.779935335">
                <text:p>164848.779935335</text:p>
              </table:table-cell>
              <table:table-cell office:value-type="float" office:value="114777.819484822">
                <text:p>114777.819484822</text:p>
              </table:table-cell>
              <table:table-cell office:value-type="float" office:value="77039.5870082945">
                <text:p>77039.58700829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0144.833085219">
                <text:p>170144.833085219</text:p>
              </table:table-cell>
              <table:table-cell office:value-type="float" office:value="118795.04316679">
                <text:p>118795.04316679</text:p>
              </table:table-cell>
              <table:table-cell office:value-type="float" office:value="79735.9725535848">
                <text:p>79735.97255358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5611.031068189">
                <text:p>175611.031068189</text:p>
              </table:table-cell>
              <table:table-cell office:value-type="float" office:value="122952.869677628">
                <text:p>122952.869677628</text:p>
              </table:table-cell>
              <table:table-cell office:value-type="float" office:value="82526.7315929603">
                <text:p>82526.73159296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1252.840082226">
                <text:p>181252.840082226</text:p>
              </table:table-cell>
              <table:table-cell office:value-type="float" office:value="127256.220116345">
                <text:p>127256.220116345</text:p>
              </table:table-cell>
              <table:table-cell office:value-type="float" office:value="85415.1671987139">
                <text:p>85415.1671987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7075.901936346">
                <text:p>187075.901936346</text:p>
              </table:table-cell>
              <table:table-cell office:value-type="float" office:value="131710.187820417">
                <text:p>131710.187820417</text:p>
              </table:table-cell>
              <table:table-cell office:value-type="float" office:value="88404.6980506689">
                <text:p>88404.6980506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3086.039692402">
                <text:p>193086.039692402</text:p>
              </table:table-cell>
              <table:table-cell office:value-type="float" office:value="136320.044394132">
                <text:p>136320.044394132</text:p>
              </table:table-cell>
              <table:table-cell office:value-type="float" office:value="91498.8624824423">
                <text:p>91498.86248244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9289.26348815">
                <text:p>199289.26348815</text:p>
              </table:table-cell>
              <table:table-cell office:value-type="float" office:value="141091.245947926">
                <text:p>141091.245947926</text:p>
              </table:table-cell>
              <table:table-cell office:value-type="float" office:value="94701.3226693278">
                <text:p>94701.3226693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5691.776547387">
                <text:p>205691.776547387</text:p>
              </table:table-cell>
              <table:table-cell office:value-type="float" office:value="146029.439556104">
                <text:p>146029.439556104</text:p>
              </table:table-cell>
              <table:table-cell office:value-type="float" office:value="98015.8689627543">
                <text:p>98015.86896275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2299.981383171">
                <text:p>212299.981383171</text:p>
              </table:table-cell>
              <table:table-cell office:value-type="float" office:value="151140.469940567">
                <text:p>151140.469940567</text:p>
              </table:table-cell>
              <table:table-cell office:value-type="float" office:value="101446.424376451">
                <text:p>101446.4243764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9120.486200338">
                <text:p>219120.486200338</text:p>
              </table:table-cell>
              <table:table-cell office:value-type="float" office:value="156430.386388487">
                <text:p>156430.386388487</text:p>
              </table:table-cell>
              <table:table-cell office:value-type="float" office:value="104997.049229627">
                <text:p>104997.0492296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6160.111503705">
                <text:p>226160.111503705</text:p>
              </table:table-cell>
              <table:table-cell office:value-type="float" office:value="161905.449912084">
                <text:p>161905.449912084</text:p>
              </table:table-cell>
              <table:table-cell office:value-type="float" office:value="108671.945952663">
                <text:p>108671.9459526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3425.896918576">
                <text:p>233425.896918576</text:p>
              </table:table-cell>
              <table:table-cell office:value-type="float" office:value="167572.140659007">
                <text:p>167572.140659007</text:p>
              </table:table-cell>
              <table:table-cell office:value-type="float" office:value="112475.464061007">
                <text:p>112475.4640610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0925.108230366">
                <text:p>240925.108230366</text:p>
              </table:table-cell>
              <table:table-cell office:value-type="float" office:value="173437.165582073">
                <text:p>173437.165582073</text:p>
              </table:table-cell>
              <table:table-cell office:value-type="float" office:value="116412.105303142">
                <text:p>116412.1053031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8665.244650386">
                <text:p>248665.244650386</text:p>
              </table:table-cell>
              <table:table-cell office:value-type="float" office:value="179507.466377445">
                <text:p>179507.466377445</text:p>
              </table:table-cell>
              <table:table-cell office:value-type="float" office:value="120486.528988752">
                <text:p>120486.5289887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654.046315056">
                <text:p>256654.046315056</text:p>
              </table:table-cell>
              <table:table-cell office:value-type="float" office:value="185790.227700656">
                <text:p>185790.227700656</text:p>
              </table:table-cell>
              <table:table-cell office:value-type="float" office:value="124703.557503358">
                <text:p>124703.55750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4899.502026041">
                <text:p>264899.502026041</text:p>
              </table:table-cell>
              <table:table-cell office:value-type="float" office:value="192292.885670179">
                <text:p>192292.885670179</text:p>
              </table:table-cell>
              <table:table-cell office:value-type="float" office:value="129068.182015976">
                <text:p>129068.1820159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3409.857239053">
                <text:p>273409.857239053</text:p>
              </table:table-cell>
              <table:table-cell office:value-type="float" office:value="199023.136668635">
                <text:p>199023.136668635</text:p>
              </table:table-cell>
              <table:table-cell office:value-type="float" office:value="133585.568386535">
                <text:p>133585.568386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2193.622309303">
                <text:p>282193.622309303</text:p>
              </table:table-cell>
              <table:table-cell office:value-type="float" office:value="205988.946452037">
                <text:p>205988.946452037</text:p>
              </table:table-cell>
              <table:table-cell office:value-type="float" office:value="138261.063280064">
                <text:p>138261.0632800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1259.581001863">
                <text:p>291259.581001863</text:p>
              </table:table-cell>
              <table:table-cell office:value-type="float" office:value="213198.559577859">
                <text:p>213198.559577859</text:p>
              </table:table-cell>
              <table:table-cell office:value-type="float" office:value="143100.200494866">
                <text:p>143100.2004948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0616.799275424">
                <text:p>300616.799275424</text:p>
              </table:table-cell>
              <table:table-cell office:value-type="float" office:value="220660.509163084">
                <text:p>220660.509163084</text:p>
              </table:table-cell>
              <table:table-cell office:value-type="float" office:value="148108.707512186">
                <text:p>148108.707512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0274.634348261">
                <text:p>310274.634348261</text:p>
              </table:table-cell>
              <table:table-cell office:value-type="float" office:value="228383.626983792">
                <text:p>228383.626983792</text:p>
              </table:table-cell>
              <table:table-cell office:value-type="float" office:value="153292.512275113">
                <text:p>153292.5122751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0242.744055446">
                <text:p>320242.744055446</text:p>
              </table:table-cell>
              <table:table-cell office:value-type="float" office:value="236377.053928224">
                <text:p>236377.053928224</text:p>
              </table:table-cell>
              <table:table-cell office:value-type="float" office:value="158657.750204742">
                <text:p>158657.7502047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0531.096506687">
                <text:p>330531.096506687</text:p>
              </table:table-cell>
              <table:table-cell office:value-type="float" office:value="244650.250815712">
                <text:p>244650.250815712</text:p>
              </table:table-cell>
              <table:table-cell office:value-type="float" office:value="164210.771461908">
                <text:p>164210.7714619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1149.980054434">
                <text:p>341149.980054434</text:p>
              </table:table-cell>
              <table:table-cell office:value-type="float" office:value="253213.009594262">
                <text:p>253213.009594262</text:p>
              </table:table-cell>
              <table:table-cell office:value-type="float" office:value="169958.148463075">
                <text:p>169958.148463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110.013582235">
                <text:p>352110.013582235</text:p>
              </table:table-cell>
              <table:table-cell office:value-type="float" office:value="262075.464930062">
                <text:p>262075.464930062</text:p>
              </table:table-cell>
              <table:table-cell office:value-type="float" office:value="175906.683659282">
                <text:p>175906.6836592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3422.157123619">
                <text:p>363422.157123619</text:p>
              </table:table-cell>
              <table:table-cell office:value-type="float" office:value="271248.106202614">
                <text:p>271248.106202614</text:p>
              </table:table-cell>
              <table:table-cell office:value-type="float" office:value="182063.417587357">
                <text:p>182063.4175873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5097.722822126">
                <text:p>375097.722822126</text:p>
              </table:table-cell>
              <table:table-cell office:value-type="float" office:value="280741.789919705">
                <text:p>280741.789919705</text:p>
              </table:table-cell>
              <table:table-cell office:value-type="float" office:value="188435.637202915">
                <text:p>188435.6372029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7148.386243455">
                <text:p>387148.386243455</text:p>
              </table:table-cell>
              <table:table-cell office:value-type="float" office:value="290567.752566895">
                <text:p>290567.752566895</text:p>
              </table:table-cell>
              <table:table-cell office:value-type="float" office:value="195030.884505017">
                <text:p>195030.884505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9586.198051028">
                <text:p>399586.198051028</text:p>
              </table:table-cell>
              <table:table-cell office:value-type="float" office:value="300737.623906736">
                <text:p>300737.623906736</text:p>
              </table:table-cell>
              <table:table-cell office:value-type="float" office:value="201856.965462692">
                <text:p>201856.9654626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2423.596056652">
                <text:p>412423.596056652</text:p>
              </table:table-cell>
              <table:table-cell office:value-type="float" office:value="311263.440743472">
                <text:p>311263.440743472</text:p>
              </table:table-cell>
              <table:table-cell office:value-type="float" office:value="208921.959253887">
                <text:p>208921.9592538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5673.417658332">
                <text:p>425673.417658332</text:p>
              </table:table-cell>
              <table:table-cell office:value-type="float" office:value="322157.661169494">
                <text:p>322157.661169494</text:p>
              </table:table-cell>
              <table:table-cell office:value-type="float" office:value="216234.227827773">
                <text:p>216234.2278277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9348.912677671">
                <text:p>439348.912677671</text:p>
              </table:table-cell>
              <table:table-cell office:value-type="float" office:value="333433.179310426">
                <text:p>333433.179310426</text:p>
              </table:table-cell>
              <table:table-cell office:value-type="float" office:value="223802.425801745">
                <text:p>223802.4258017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3463.756609687">
                <text:p>453463.756609687</text:p>
              </table:table-cell>
              <table:table-cell office:value-type="float" office:value="345103.340586291">
                <text:p>345103.340586291</text:p>
              </table:table-cell>
              <table:table-cell office:value-type="float" office:value="231635.510704806">
                <text:p>231635.5107048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8032.064298313">
                <text:p>468032.064298313</text:p>
              </table:table-cell>
              <table:table-cell office:value-type="float" office:value="357181.957506811">
                <text:p>357181.957506811</text:p>
              </table:table-cell>
              <table:table-cell office:value-type="float" office:value="239742.753579474">
                <text:p>239742.7535794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3068.404051237">
                <text:p>483068.404051237</text:p>
              </table:table-cell>
              <table:table-cell office:value-type="float" office:value="369683.32601955">
                <text:p>369683.32601955</text:p>
              </table:table-cell>
              <table:table-cell office:value-type="float" office:value="248133.749954756">
                <text:p>248133.7499547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98587.812208213">
                <text:p>498587.812208213</text:p>
              </table:table-cell>
              <table:table-cell office:value-type="float" office:value="382622.242430234">
                <text:p>382622.242430234</text:p>
              </table:table-cell>
              <table:table-cell office:value-type="float" office:value="256818.431203172">
                <text:p>256818.431203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4605.808177396">
                <text:p>514605.808177396</text:p>
              </table:table-cell>
              <table:table-cell office:value-type="float" office:value="396014.020915292">
                <text:p>396014.020915292</text:p>
              </table:table-cell>
              <table:table-cell office:value-type="float" office:value="265807.076295283">
                <text:p>265807.0762952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1138.409954757">
                <text:p>531138.409954757</text:p>
              </table:table-cell>
              <table:table-cell office:value-type="float" office:value="409874.511647328">
                <text:p>409874.511647328</text:p>
              </table:table-cell>
              <table:table-cell office:value-type="float" office:value="275110.323965618">
                <text:p>275110.3239656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48202.150142072">
                <text:p>548202.150142072</text:p>
              </table:table-cell>
              <table:table-cell office:value-type="float" office:value="424220.119554984">
                <text:p>424220.119554984</text:p>
              </table:table-cell>
              <table:table-cell office:value-type="float" office:value="284739.185304415">
                <text:p>284739.1853044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5814.09247953">
                <text:p>565814.09247953</text:p>
              </table:table-cell>
              <table:table-cell office:value-type="float" office:value="439067.823739409">
                <text:p>439067.823739409</text:p>
              </table:table-cell>
              <table:table-cell office:value-type="float" office:value="294705.05679007">
                <text:p>294705.056790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3991.848909467">
                <text:p>583991.848909467</text:p>
              </table:table-cell>
              <table:table-cell office:value-type="float" office:value="454435.197570288">
                <text:p>454435.197570288</text:p>
              </table:table-cell>
              <table:table-cell office:value-type="float" office:value="305019.733777722">
                <text:p>305019.7337777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2753.597188313">
                <text:p>602753.597188313</text:p>
              </table:table-cell>
              <table:table-cell office:value-type="float" office:value="470340.429485248">
                <text:p>470340.429485248</text:p>
              </table:table-cell>
              <table:table-cell office:value-type="float" office:value="315695.424459942">
                <text:p>315695.4244599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2118.099064348">
                <text:p>622118.099064348</text:p>
              </table:table-cell>
              <table:table-cell office:value-type="float" office:value="486802.344517232">
                <text:p>486802.344517232</text:p>
              </table:table-cell>
              <table:table-cell office:value-type="float" office:value="326744.76431604">
                <text:p>326744.764316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42104.719039446">
                <text:p>642104.719039446</text:p>
              </table:table-cell>
              <table:table-cell office:value-type="float" office:value="503840.426575335">
                <text:p>503840.426575335</text:p>
              </table:table-cell>
              <table:table-cell office:value-type="float" office:value="338180.831067102">
                <text:p>338180.8310671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62733.443733585">
                <text:p>662733.443733585</text:p>
              </table:table-cell>
              <table:table-cell office:value-type="float" office:value="521474.841505472">
                <text:p>521474.841505472</text:p>
              </table:table-cell>
              <table:table-cell office:value-type="float" office:value="350017.16015445">
                <text:p>350017.160154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4024.901871456">
                <text:p>684024.901871456</text:p>
              </table:table-cell>
              <table:table-cell office:value-type="float" office:value="539726.460958164">
                <text:p>539726.460958164</text:p>
              </table:table-cell>
              <table:table-cell office:value-type="float" office:value="362267.760759856">
                <text:p>362267.7607598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6000.384911199">
                <text:p>706000.384911199</text:p>
              </table:table-cell>
              <table:table-cell office:value-type="float" office:value="558616.887091699">
                <text:p>558616.887091699</text:p>
              </table:table-cell>
              <table:table-cell office:value-type="float" office:value="374947.132386451">
                <text:p>374947.1323864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8681.868335854">
                <text:p>728681.868335854</text:p>
              </table:table-cell>
              <table:table-cell office:value-type="float" office:value="578168.478139909">
                <text:p>578168.478139909</text:p>
              </table:table-cell>
              <table:table-cell office:value-type="float" office:value="388070.282019977">
                <text:p>388070.282019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2092.033628844">
                <text:p>752092.033628844</text:p>
              </table:table-cell>
              <table:table-cell office:value-type="float" office:value="598404.374874806">
                <text:p>598404.374874806</text:p>
              </table:table-cell>
              <table:table-cell office:value-type="float" office:value="401652.741890676">
                <text:p>401652.7418906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6254.290955462">
                <text:p>776254.290955462</text:p>
              </table:table-cell>
              <table:table-cell office:value-type="float" office:value="619348.527995424">
                <text:p>619348.527995424</text:p>
              </table:table-cell>
              <table:table-cell office:value-type="float" office:value="415710.58785685">
                <text:p>415710.587856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1192.802573036">
                <text:p>801192.802573036</text:p>
              </table:table-cell>
              <table:table-cell office:value-type="float" office:value="641025.726475264">
                <text:p>641025.726475264</text:p>
              </table:table-cell>
              <table:table-cell office:value-type="float" office:value="430260.45843184">
                <text:p>430260.458431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26932.506993184">
                <text:p>826932.506993184</text:p>
              </table:table-cell>
              <table:table-cell office:value-type="float" office:value="663461.626901898">
                <text:p>663461.626901898</text:p>
              </table:table-cell>
              <table:table-cell office:value-type="float" office:value="445319.574476954">
                <text:p>445319.574476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3499.143920324">
                <text:p>853499.143920324</text:p>
              </table:table-cell>
              <table:table-cell office:value-type="float" office:value="686682.783843465">
                <text:p>686682.783843465</text:p>
              </table:table-cell>
              <table:table-cell office:value-type="float" office:value="460905.759583648">
                <text:p>460905.7595836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0919.279991384">
                <text:p>880919.279991384</text:p>
              </table:table-cell>
              <table:table-cell office:value-type="float" office:value="710716.681277986">
                <text:p>710716.681277986</text:p>
              </table:table-cell>
              <table:table-cell office:value-type="float" office:value="477037.461169076">
                <text:p>477037.4611690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9220.335342435">
                <text:p>909220.335342435</text:p>
              </table:table-cell>
              <table:table-cell office:value-type="float" office:value="735591.765122716">
                <text:p>735591.765122716</text:p>
              </table:table-cell>
              <table:table-cell office:value-type="float" office:value="493733.772309993">
                <text:p>493733.7723099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38430.611028829">
                <text:p>938430.611028829</text:p>
              </table:table-cell>
              <table:table-cell office:value-type="float" office:value="761337.476902011">
                <text:p>761337.476902011</text:p>
              </table:table-cell>
              <table:table-cell office:value-type="float" office:value="511014.454340843">
                <text:p>511014.454340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8579.317326252">
                <text:p>968579.317326252</text:p>
              </table:table-cell>
              <table:table-cell office:value-type="float" office:value="787984.288593582">
                <text:p>787984.288593582</text:p>
              </table:table-cell>
              <table:table-cell office:value-type="float" office:value="528899.960242773">
                <text:p>528899.9602427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9696.602941">
                <text:p>999696.602941</text:p>
              </table:table-cell>
              <table:table-cell office:value-type="float" office:value="815563.738694357">
                <text:p>815563.738694357</text:p>
              </table:table-cell>
              <table:table-cell office:value-type="float" office:value="547411.45885127">
                <text:p>547411.45885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31813.58515869">
                <text:p>1031813.58515869</text:p>
              </table:table-cell>
              <table:table-cell office:value-type="float" office:value="844108.46954866">
                <text:p>844108.46954866</text:p>
              </table:table-cell>
              <table:table-cell office:value-type="float" office:value="566570.859911064">
                <text:p>566570.8599110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64962.38096154">
                <text:p>1064962.38096154</text:p>
              </table:table-cell>
              <table:table-cell office:value-type="float" office:value="873652.265982863">
                <text:p>873652.265982863</text:p>
              </table:table-cell>
              <table:table-cell office:value-type="float" office:value="586400.840007952">
                <text:p>586400.840007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99176.13914535">
                <text:p>1099176.13914535</text:p>
              </table:table-cell>
              <table:table-cell office:value-type="float" office:value="904230.095292263">
                <text:p>904230.095292263</text:p>
              </table:table-cell>
              <table:table-cell office:value-type="float" office:value="606924.86940823">
                <text:p>606924.869408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34489.0734683">
                <text:p>1134489.0734683</text:p>
              </table:table-cell>
              <table:table-cell office:value-type="float" office:value="935878.148627493">
                <text:p>935878.148627493</text:p>
              </table:table-cell>
              <table:table-cell office:value-type="float" office:value="628167.239837518">
                <text:p>628167.2398375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70936.49686473">
                <text:p>1170936.49686473</text:p>
              </table:table-cell>
              <table:table-cell office:value-type="float" office:value="968633.883829455">
                <text:p>968633.883829455</text:p>
              </table:table-cell>
              <table:table-cell office:value-type="float" office:value="650153.093231832">
                <text:p>650153.0932318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08554.85675801">
                <text:p>1208554.85675801</text:p>
              </table:table-cell>
              <table:table-cell office:value-type="float" office:value="1002536.06976349">
                <text:p>1002536.06976349</text:p>
              </table:table-cell>
              <table:table-cell office:value-type="float" office:value="672908.451494946">
                <text:p>672908.4514949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47381.77150806">
                <text:p>1247381.77150806</text:p>
              </table:table-cell>
              <table:table-cell office:value-type="float" office:value="1037624.83220521">
                <text:p>1037624.83220521</text:p>
              </table:table-cell>
              <table:table-cell office:value-type="float" office:value="696460.247297269">
                <text:p>696460.2472972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87456.06802961">
                <text:p>1287456.06802961</text:p>
              </table:table-cell>
              <table:table-cell office:value-type="float" office:value="1073941.70133239">
                <text:p>1073941.70133239</text:p>
              </table:table-cell>
              <table:table-cell office:value-type="float" office:value="720836.355952673">
                <text:p>720836.3559526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28817.8206192">
                <text:p>1328817.8206192</text:p>
              </table:table-cell>
              <table:table-cell office:value-type="float" office:value="1111529.66087902">
                <text:p>1111529.66087902</text:p>
              </table:table-cell>
              <table:table-cell office:value-type="float" office:value="746065.628411017">
                <text:p>746065.6284110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71508.3910294">
                <text:p>1371508.3910294</text:p>
              </table:table-cell>
              <table:table-cell office:value-type="float" office:value="1150433.19900979">
                <text:p>1150433.19900979</text:p>
              </table:table-cell>
              <table:table-cell office:value-type="float" office:value="772177.925405403">
                <text:p>772177.9254054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15570.46983063">
                <text:p>1415570.46983063</text:p>
              </table:table-cell>
              <table:table-cell office:value-type="float" office:value="1190698.36097513">
                <text:p>1190698.36097513</text:p>
              </table:table-cell>
              <table:table-cell office:value-type="float" office:value="799204.152794592">
                <text:p>799204.1527945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61048.11910169">
                <text:p>1461048.11910169</text:p>
              </table:table-cell>
              <table:table-cell office:value-type="float" office:value="1232372.80360926">
                <text:p>1232372.80360926</text:p>
              </table:table-cell>
              <table:table-cell office:value-type="float" office:value="827176.298142403">
                <text:p>827176.2981424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7986.81649186">
                <text:p>1507986.81649186</text:p>
              </table:table-cell>
              <table:table-cell office:value-type="float" office:value="1275505.85173559">
                <text:p>1275505.85173559</text:p>
              </table:table-cell>
              <table:table-cell office:value-type="float" office:value="856127.468577387">
                <text:p>856127.4685773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56433.50069851">
                <text:p>1556433.50069851</text:p>
              </table:table-cell>
              <table:table-cell office:value-type="float" office:value="1320148.55654633">
                <text:p>1320148.55654633</text:p>
              </table:table-cell>
              <table:table-cell office:value-type="float" office:value="886091.929977596">
                <text:p>886091.9299775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06436.61840587">
                <text:p>1606436.61840587</text:p>
              </table:table-cell>
              <table:table-cell office:value-type="float" office:value="1366353.75602546">
                <text:p>1366353.75602546</text:p>
              </table:table-cell>
              <table:table-cell office:value-type="float" office:value="917105.147526812">
                <text:p>917105.1475268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8046.17273163">
                <text:p>1658046.17273163</text:p>
              </table:table-cell>
              <table:table-cell office:value-type="float" office:value="1414176.13748635">
                <text:p>1414176.13748635</text:p>
              </table:table-cell>
              <table:table-cell office:value-type="float" office:value="949203.82769025">
                <text:p>949203.82769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11313.77323012">
                <text:p>1711313.77323012</text:p>
              </table:table-cell>
              <table:table-cell office:value-type="float" office:value="1463672.30229837">
                <text:p>1463672.30229837</text:p>
              </table:table-cell>
              <table:table-cell office:value-type="float" office:value="982425.961659409">
                <text:p>982425.9616594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66292.68750184">
                <text:p>1766292.68750184</text:p>
              </table:table-cell>
              <table:table-cell office:value-type="float" office:value="1514900.83287881">
                <text:p>1514900.83287881</text:p>
              </table:table-cell>
              <table:table-cell office:value-type="float" office:value="1016810.87031749">
                <text:p>1016810.870317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23037.89446106">
                <text:p>1823037.89446106</text:p>
              </table:table-cell>
              <table:table-cell office:value-type="float" office:value="1567922.36202957">
                <text:p>1567922.36202957</text:p>
              </table:table-cell>
              <table:table-cell office:value-type="float" office:value="1052399.2507786">
                <text:p>1052399.25077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81606.13931474">
                <text:p>1881606.13931474</text:p>
              </table:table-cell>
              <table:table-cell office:value-type="float" office:value="1622799.64470061">
                <text:p>1622799.64470061</text:p>
              </table:table-cell>
              <table:table-cell office:value-type="float" office:value="1089233.22455585">
                <text:p>1089233.224555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42055.99030774">
                <text:p>1942055.99030774</text:p>
              </table:table-cell>
              <table:table-cell office:value-type="float" office:value="1679597.63226513">
                <text:p>1679597.63226513</text:p>
              </table:table-cell>
              <table:table-cell office:value-type="float" office:value="1127356.38741531">
                <text:p>1127356.387415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4447.89729105">
                <text:p>2004447.89729105</text:p>
              </table:table-cell>
              <table:table-cell office:value-type="float" office:value="1738383.54939441">
                <text:p>1738383.54939441</text:p>
              </table:table-cell>
              <table:table-cell office:value-type="float" office:value="1166813.86097484">
                <text:p>1166813.860974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68844.25217164">
                <text:p>2068844.25217164</text:p>
              </table:table-cell>
              <table:table-cell office:value-type="float" office:value="1799226.97362321">
                <text:p>1799226.97362321</text:p>
              </table:table-cell>
              <table:table-cell office:value-type="float" office:value="1207652.34610896">
                <text:p>1207652.346108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35309.45130441">
                <text:p>2135309.45130441</text:p>
              </table:table-cell>
              <table:table-cell office:value-type="float" office:value="1862199.91770002">
                <text:p>1862199.91770002</text:p>
              </table:table-cell>
              <table:table-cell office:value-type="float" office:value="1249920.17822278">
                <text:p>1249920.178222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03909.95988848">
                <text:p>2203909.95988848</text:p>
              </table:table-cell>
              <table:table-cell office:value-type="float" office:value="1927376.91481953">
                <text:p>1927376.91481953</text:p>
              </table:table-cell>
              <table:table-cell office:value-type="float" office:value="1293667.38446057">
                <text:p>1293667.38446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74714.37843245">
                <text:p>2274714.37843245</text:p>
              </table:table-cell>
              <table:table-cell office:value-type="float" office:value="1994835.10683821">
                <text:p>1994835.10683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47793.51135484">
                <text:p>2347793.51135484</text:p>
              </table:table-cell>
              <table:table-cell office:value-type="float" office:value="2064654.33557755">
                <text:p>2064654.33557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23220.43778858">
                <text:p>2423220.43778858</text:p>
              </table:table-cell>
              <table:table-cell office:value-type="float" office:value="2136917.23732276">
                <text:p>2136917.2373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01070.58466012">
                <text:p>2501070.58466012</text:p>
              </table:table-cell>
              <table:table-cell office:value-type="float" office:value="2211709.34062906">
                <text:p>2211709.3406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81421.80211632">
                <text:p>2581421.80211632</text:p>
              </table:table-cell>
              <table:table-cell office:value-type="float" office:value="2289119.16755108">
                <text:p>2289119.16755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64354.44137463">
                <text:p>2664354.44137463</text:p>
              </table:table-cell>
              <table:table-cell office:value-type="float" office:value="2369238.33841536">
                <text:p>2369238.3384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49951.43507431">
                <text:p>2749951.43507431</text:p>
              </table:table-cell>
              <table:table-cell office:value-type="float" office:value="2452161.6802599">
                <text:p>2452161.680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38298.38020907">
                <text:p>2838298.38020907</text:p>
              </table:table-cell>
              <table:table-cell office:value-type="float" office:value="2537987.339069">
                <text:p>2537987.339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29483.62372404">
                <text:p>2929483.62372404</text:p>
              </table:table-cell>
              <table:table-cell office:value-type="float" office:value="2626816.89593641">
                <text:p>2626816.89593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23598.35086273">
                <text:p>3023598.35086273</text:p>
              </table:table-cell>
              <table:table-cell office:value-type="float" office:value="2718755.48729419">
                <text:p>2718755.48729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20736.67635229">
                <text:p>3120736.67635229</text:p>
              </table:table-cell>
              <table:table-cell office:value-type="float" office:value="2813911.92934949">
                <text:p>2813911.92934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20995.73851819">
                <text:p>3220995.73851819</text:p>
              </table:table-cell>
              <table:table-cell office:value-type="float" office:value="2912398.84687672">
                <text:p>2912398.84687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24475.79642262">
                <text:p>3324475.79642262</text:p>
              </table:table-cell>
              <table:table-cell office:value-type="float" office:value="3014332.8065174">
                <text:p>3014332.8065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31280.33012346">
                <text:p>3431280.33012346</text:p>
              </table:table-cell>
              <table:table-cell office:value-type="float" office:value="3119834.45474551">
                <text:p>3119834.4547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41516.14415443">
                <text:p>3541516.14415443</text:p>
              </table:table-cell>
              <table:table-cell office:value-type="float" office:value="3229028.66066161">
                <text:p>3229028.66066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55293.47432955">
                <text:p>3655293.4743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72726.097979">
                <text:p>3772726.09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93931.44772643">
                <text:p>3893931.4477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19030.72892159">
                <text:p>4019030.7289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48149.04084567">
                <text:p>4148149.04084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281415.50181059">
                <text:p>4281415.5018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18963.37827732">
                <text:p>4418963.3782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60930.21812233">
                <text:p>4560930.2181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07457.98818546">
                <text:p>4707457.9881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858693.21623678">
                <text:p>4858693.2162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14787.13750433">
                <text:p>5014787.1375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75895.84590939">
                <text:p>5175895.8459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342180.45016035">
                <text:p>5342180.4501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13807.23486148">
                <text:p>5513807.2348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690947.82679747">
                <text:p>5690947.82679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73779.36656025">
                <text:p>5873779.3665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062484.68568959">
                <text:p>6062484.68568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57252.48950463">
                <text:p>6257252.4895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458277.54580916">
                <text:p>6458277.54580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65760.87965951">
                <text:p>6665760.8796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79909.97438951">
                <text:p>6879909.97438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100938.9790939">
                <text:p>7100938.9790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29068.92277739">
                <text:p>7329068.9227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564527.93538365">
                <text:p>7564527.93538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07551.47592529">
                <text:p>7807551.4759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058382.56794286">
                <text:p>8058382.5679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317272.04252837">
                <text:p>8317272.0425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584478.7891564">
                <text:p>8584478.789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860270.01457359">
                <text:p>8860270.0145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44921.51000536">
                <text:p>9144921.51000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438717.92694713">
                <text:p>9438717.9269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41953.06181584">
                <text:p>9741953.0618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054930.1497464">
                <text:p>10054930.14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77962.1678266">
                <text:p>10377962.167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711372.1480747">
                <text:p>10711372.148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055493.5004709">
                <text:p>11055493.5004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10670.3463676">
                <text:p>11410670.346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777257.8626106">
                <text:p>11777257.8626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55622.6367162">
                <text:p>12155622.636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546143.0334585">
                <text:p>12546143.0334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949209.5732343">
                <text:p>12949209.573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365225.3225833">
                <text:p>13365225.322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794606.2972549">
                <text:p>13794606.297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237781.8782238">
                <text:p>14237781.8782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695195.2410709">
                <text:p>14695195.241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67303.799159">
                <text:p>15167303.799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654579.6610463">
                <text:p>15654579.6610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157510.1025947">
                <text:p>16157510.102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676598.0542456">
                <text:p>16676598.054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12362.6039508">
                <text:p>17212362.603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765339.5162599">
                <text:p>17765339.516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336081.7680853">
                <text:p>18336081.768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925160.1016788">
                <text:p>18925160.101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533163.595374">
                <text:p>19533163.5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160700.2526645">
                <text:p>20160700.2526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808397.6102077">
                <text:p>20808397.6102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1476903.365361">
                <text:p>21476903.36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166886.0238798">
                <text:p>22166886.023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879035.5684224">
                <text:p>22879035.5684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614064.1485334">
                <text:p>23614064.1485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372706.792793">
                <text:p>24372706.79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155722.1438454">
                <text:p>25155722.1438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963893.2170416">
                <text:p>25963893.2170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798028.1834548">
                <text:p>26798028.183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658961.1780515">
                <text:p>27658961.178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547553.1338263">
                <text:p>28547553.133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464692.6427348">
                <text:p>29464692.642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411296.8442861">
                <text:p>30411296.844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1388312.3426817">
                <text:p>31388312.342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2396716.15342">
                <text:p>32396716.1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437516.6803117">
                <text:p>33437516.680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511754.7238836">
                <text:p>34511754.723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620504.5221795">
                <text:p>35620504.522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6764874.8249975">
                <text:p>36764874.824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7946010.0026406">
                <text:p>37946010.002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165091.1902863">
                <text:p>39165091.190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423337.4691222">
                <text:p>40423337.469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22007.0854273">
                <text:p>41722007.0854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062398.7088178">
                <text:p>43062398.708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445852.7309171">
                <text:p>44445852.730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5873752.6057474">
                <text:p>45873752.6057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7347526.2331833">
                <text:p>47347526.233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868647.3868525">
                <text:p>48868647.386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438637.1879085">
                <text:p>50438637.187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2059065.6261524">
                <text:p>52059065.626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3731553.1300225">
                <text:p>53731553.130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5457772.1870225">
                <text:p>55457772.187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239449.0162096">
                <text:p>57239449.016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9078365.2944129">
                <text:p>59078365.294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976359.9379105">
                <text:p>60976359.937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935330.9413461">
                <text:p>62935330.941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4957237.2757231">
                <text:p>64957237.275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7044100.8473757">
                <text:p>67044100.847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9198008.5198757">
                <text:p>69198008.5198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1421114.2008956">
                <text:p>71421114.200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3715640.9961163">
                <text:p>73715640.996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083883.4323332">
                <text:p>76083883.432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8528209.7519824">
                <text:p>78528209.751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051064.2813835">
                <text:p>81051064.2813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3654969.8750661">
                <text:p>83654969.875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6342530.4386237">
                <text:p>86342530.438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9116433.5326199">
                <text:p>89116433.5326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979453.0601487">
                <text:p>91979453.060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934452.0407376">
                <text:p>94934452.0407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7984385.4733673">
                <text:p>97984385.4733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1132303.29147">
                <text:p>101132303.2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381353.412865">
                <text:p>104381353.412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7734784.887672">
                <text:p>107734784.887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1195951.147367">
                <text:p>111195951.14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4768313.35821">
                <text:p>114768313.35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8455443.88241">
                <text:p>118455443.88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61029.850493">
                <text:p>122261029.8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6188876.848427">
                <text:p>126188876.84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0242912.723209">
                <text:p>130242912.723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4427191.510714">
                <text:p>134427191.51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8745897.489729">
                <text:p>138745897.4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203349.366235">
                <text:p>143203349.36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7804004.592107">
                <text:p>147804004.592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2552463.82257">
                <text:p>152552463.8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7453475.516857">
                <text:p>157453475.516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2511940.68666">
                <text:p>162511940.6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7732917.79715">
                <text:p>167732917.79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3121627.825437">
                <text:p>173121627.82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8683459.481549">
                <text:p>178683459.48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4423974.597143">
                <text:p>184423974.59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0348913.687334">
                <text:p>190348913.687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6464201.691212">
                <text:p>196464201.69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2775953.896782">
                <text:p>202775953.89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9290482.056248">
                <text:p>209290482.05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6014300.697771">
                <text:p>216014300.6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22954133.639991">
                <text:p>222954133.63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0116920.715851">
                <text:p>230116920.715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7509824.712427">
                <text:p>237509824.71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5140238.533716">
                <text:p>245140238.53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3015792.593538">
                <text:p>253015792.59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1144362.445953">
                <text:p>261144362.44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9534076.660815">
                <text:p>269534076.660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8193324.952337">
                <text:p>278193324.952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130766.568812">
                <text:p>287130766.568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6355338.951856">
                <text:p>296355338.95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5876266.673851">
                <text:p>305876266.673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5703070.66252">
                <text:p>315703070.66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25845577.721852">
                <text:p>325845577.72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36313930.358905">
                <text:p>336313930.35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7118596.926318">
                <text:p>347118596.926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58270382.090656">
                <text:p>358270382.09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9780437.637086">
                <text:p>369780437.63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81660273.621152">
                <text:p>381660273.62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93921769.878839">
                <text:p>393921769.878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6577187.906406">
                <text:p>406577187.90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9639183.121878">
                <text:p>419639183.12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3120817.520473">
                <text:p>433120817.520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47035572.736587">
                <text:p>447035572.7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1397363.525439">
                <text:p>461397363.52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6220551.677815">
                <text:p>476220551.677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1519960.38187">
                <text:p>491519960.3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7310889.046306">
                <text:p>507310889.046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3609128.599788">
                <text:p>523609128.59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0430977.28187">
                <text:p>540430977.2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57793256.941234">
                <text:p>557793256.94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